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peed Evaluation</text:p>
          </table:table-cell>
          <table:table-cell table:number-columns-repeated="10"/>
        </table:table-row>
        <table:table-row-group table:display="false">
          <table:table-row table:style-name="ro1" table:visibility="collapse">
            <table:table-cell office:value-type="string" calcext:value-type="string">
              <text:p>Key Encapsulation Schemes</text:p>
            </table:table-cell>
            <table:table-cell table:number-columns-repeated="10"/>
          </table:table-row>
          <table:table-row table:style-name="ro1" table:visibility="collapse">
            <table:table-cell office:value-type="string" calcext:value-type="string">
              <text:p>Scheme</text:p>
            </table:table-cell>
            <table:table-cell office:value-type="string" calcext:value-type="string">
              <text:p>Implementation</text:p>
            </table:table-cell>
            <table:table-cell office:value-type="string" calcext:value-type="string">
              <text:p>Key Generation [cycles] (mean)</text:p>
            </table:table-cell>
            <table:table-cell office:value-type="string" calcext:value-type="string">
              <text:p>Key Generation [cycles] (min)</text:p>
            </table:table-cell>
            <table:table-cell office:value-type="string" calcext:value-type="string">
              <text:p>Key Generation [cycles] (max)</text:p>
            </table:table-cell>
            <table:table-cell office:value-type="string" calcext:value-type="string">
              <text:p>Encapsulation [cycles] (mean)</text:p>
            </table:table-cell>
            <table:table-cell office:value-type="string" calcext:value-type="string">
              <text:p>Encapsulation [cycles] (min)</text:p>
            </table:table-cell>
            <table:table-cell office:value-type="string" calcext:value-type="string">
              <text:p>Encapsulation [cycles] (max)</text:p>
            </table:table-cell>
            <table:table-cell office:value-type="string" calcext:value-type="string">
              <text:p>Decapsulation [cycles] (mean)</text:p>
            </table:table-cell>
            <table:table-cell office:value-type="string" calcext:value-type="string">
              <text:p>Decapsulation [cycles] (min)</text:p>
            </table:table-cell>
            <table:table-cell office:value-type="string" calcext:value-type="string">
              <text:p>Decapsulation [cycles] (max)</text:p>
            </table:table-cell>
          </table:table-row>
          <table:table-row table:style-name="ro1" table:visibility="collapse">
            <table:table-cell office:value-type="string" calcext:value-type="string">
              <text:p>bikel1 (10 executions)</text:p>
            </table:table-cell>
            <table:table-cell office:value-type="string" calcext:value-type="string">
              <text:p>m4f</text:p>
            </table:table-cell>
            <table:table-cell office:value-type="float" office:value="27382389" calcext:value-type="float">
              <text:p>27382389</text:p>
            </table:table-cell>
            <table:table-cell office:value-type="float" office:value="27382366" calcext:value-type="float">
              <text:p>27382366</text:p>
            </table:table-cell>
            <table:table-cell office:value-type="float" office:value="27382406" calcext:value-type="float">
              <text:p>27382406</text:p>
            </table:table-cell>
            <table:table-cell office:value-type="float" office:value="3363252" calcext:value-type="float">
              <text:p>3363252</text:p>
            </table:table-cell>
            <table:table-cell office:value-type="float" office:value="3363238" calcext:value-type="float">
              <text:p>3363238</text:p>
            </table:table-cell>
            <table:table-cell office:value-type="float" office:value="3363291" calcext:value-type="float">
              <text:p>3363291</text:p>
            </table:table-cell>
            <table:table-cell office:value-type="float" office:value="56744036" calcext:value-type="float">
              <text:p>56744036</text:p>
            </table:table-cell>
            <table:table-cell office:value-type="float" office:value="56744013" calcext:value-type="float">
              <text:p>56744013</text:p>
            </table:table-cell>
            <table:table-cell office:value-type="float" office:value="56744062" calcext:value-type="float">
              <text:p>56744062</text:p>
            </table:table-cell>
          </table:table-row>
          <table:table-row table:style-name="ro1" table:visibility="collapse">
            <table:table-cell office:value-type="string" calcext:value-type="string">
              <text:p>bikel1 (10 executions)</text:p>
            </table:table-cell>
            <table:table-cell office:value-type="string" calcext:value-type="string">
              <text:p>opt</text:p>
            </table:table-cell>
            <table:table-cell office:value-type="float" office:value="76272765" calcext:value-type="float">
              <text:p>76272765</text:p>
            </table:table-cell>
            <table:table-cell office:value-type="float" office:value="76272741" calcext:value-type="float">
              <text:p>76272741</text:p>
            </table:table-cell>
            <table:table-cell office:value-type="float" office:value="76272809" calcext:value-type="float">
              <text:p>76272809</text:p>
            </table:table-cell>
            <table:table-cell office:value-type="float" office:value="5295900" calcext:value-type="float">
              <text:p>5295900</text:p>
            </table:table-cell>
            <table:table-cell office:value-type="float" office:value="5295877" calcext:value-type="float">
              <text:p>5295877</text:p>
            </table:table-cell>
            <table:table-cell office:value-type="float" office:value="5295931" calcext:value-type="float">
              <text:p>5295931</text:p>
            </table:table-cell>
            <table:table-cell office:value-type="float" office:value="138514606" calcext:value-type="float">
              <text:p>138514606</text:p>
            </table:table-cell>
            <table:table-cell office:value-type="float" office:value="138514541" calcext:value-type="float">
              <text:p>138514541</text:p>
            </table:table-cell>
            <table:table-cell office:value-type="float" office:value="138514711" calcext:value-type="float">
              <text:p>138514711</text:p>
            </table:table-cell>
          </table:table-row>
          <table:table-row table:style-name="ro1" table:visibility="collapse">
            <table:table-cell office:value-type="string" calcext:value-type="string">
              <text:p>bikel3 (10 executions)</text:p>
            </table:table-cell>
            <table:table-cell office:value-type="string" calcext:value-type="string">
              <text:p>m4f</text:p>
            </table:table-cell>
            <table:table-cell office:value-type="float" office:value="66285221" calcext:value-type="float">
              <text:p>66285221</text:p>
            </table:table-cell>
            <table:table-cell office:value-type="float" office:value="66285184" calcext:value-type="float">
              <text:p>66285184</text:p>
            </table:table-cell>
            <table:table-cell office:value-type="float" office:value="66285235" calcext:value-type="float">
              <text:p>66285235</text:p>
            </table:table-cell>
            <table:table-cell office:value-type="float" office:value="8441498" calcext:value-type="float">
              <text:p>8441498</text:p>
            </table:table-cell>
            <table:table-cell office:value-type="float" office:value="8441478" calcext:value-type="float">
              <text:p>8441478</text:p>
            </table:table-cell>
            <table:table-cell office:value-type="float" office:value="8441521" calcext:value-type="float">
              <text:p>8441521</text:p>
            </table:table-cell>
            <table:table-cell office:value-type="float" office:value="150282952" calcext:value-type="float">
              <text:p>150282952</text:p>
            </table:table-cell>
            <table:table-cell office:value-type="float" office:value="150282849" calcext:value-type="float">
              <text:p>150282849</text:p>
            </table:table-cell>
            <table:table-cell office:value-type="float" office:value="150282974" calcext:value-type="float">
              <text:p>150282974</text:p>
            </table:table-cell>
          </table:table-row>
          <table:table-row table:style-name="ro1" table:visibility="collapse">
            <table:table-cell office:value-type="string" calcext:value-type="string">
              <text:p>bikel3 (10 executions)</text:p>
            </table:table-cell>
            <table:table-cell office:value-type="string" calcext:value-type="string">
              <text:p>opt</text:p>
            </table:table-cell>
            <table:table-cell office:value-type="float" office:value="248083316" calcext:value-type="float">
              <text:p>248083316</text:p>
            </table:table-cell>
            <table:table-cell office:value-type="float" office:value="248083286" calcext:value-type="float">
              <text:p>248083286</text:p>
            </table:table-cell>
            <table:table-cell office:value-type="float" office:value="248083345" calcext:value-type="float">
              <text:p>248083345</text:p>
            </table:table-cell>
            <table:table-cell office:value-type="float" office:value="16405238" calcext:value-type="float">
              <text:p>16405238</text:p>
            </table:table-cell>
            <table:table-cell office:value-type="float" office:value="16405236" calcext:value-type="float">
              <text:p>16405236</text:p>
            </table:table-cell>
            <table:table-cell office:value-type="float" office:value="16405241" calcext:value-type="float">
              <text:p>16405241</text:p>
            </table:table-cell>
            <table:table-cell office:value-type="float" office:value="423262047" calcext:value-type="float">
              <text:p>423262047</text:p>
            </table:table-cell>
            <table:table-cell office:value-type="float" office:value="423261952" calcext:value-type="float">
              <text:p>423261952</text:p>
            </table:table-cell>
            <table:table-cell office:value-type="float" office:value="423262086" calcext:value-type="float">
              <text:p>423262086</text:p>
            </table:table-cell>
          </table:table-row>
          <table:table-row table:style-name="ro1" table:visibility="collapse">
            <table:table-cell office:value-type="string" calcext:value-type="string">
              <text:p>hqc-128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52705201" calcext:value-type="float">
              <text:p>52705201</text:p>
            </table:table-cell>
            <table:table-cell office:value-type="float" office:value="52705180" calcext:value-type="float">
              <text:p>52705180</text:p>
            </table:table-cell>
            <table:table-cell office:value-type="float" office:value="52705224" calcext:value-type="float">
              <text:p>52705224</text:p>
            </table:table-cell>
            <table:table-cell office:value-type="float" office:value="105650897" calcext:value-type="float">
              <text:p>105650897</text:p>
            </table:table-cell>
            <table:table-cell office:value-type="float" office:value="105650877" calcext:value-type="float">
              <text:p>105650877</text:p>
            </table:table-cell>
            <table:table-cell office:value-type="float" office:value="105650927" calcext:value-type="float">
              <text:p>105650927</text:p>
            </table:table-cell>
            <table:table-cell office:value-type="float" office:value="159569179" calcext:value-type="float">
              <text:p>159569179</text:p>
            </table:table-cell>
            <table:table-cell office:value-type="float" office:value="159569176" calcext:value-type="float">
              <text:p>159569176</text:p>
            </table:table-cell>
            <table:table-cell office:value-type="float" office:value="159569183" calcext:value-type="float">
              <text:p>159569183</text:p>
            </table:table-cell>
          </table:table-row>
          <table:table-row table:style-name="ro1" table:visibility="collapse">
            <table:table-cell office:value-type="string" calcext:value-type="string">
              <text:p>hqc-192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161458617" calcext:value-type="float">
              <text:p>161458617</text:p>
            </table:table-cell>
            <table:table-cell office:value-type="float" office:value="161458590" calcext:value-type="float">
              <text:p>161458590</text:p>
            </table:table-cell>
            <table:table-cell office:value-type="float" office:value="161458638" calcext:value-type="float">
              <text:p>161458638</text:p>
            </table:table-cell>
            <table:table-cell office:value-type="float" office:value="323146261" calcext:value-type="float">
              <text:p>323146261</text:p>
            </table:table-cell>
            <table:table-cell office:value-type="float" office:value="323146250" calcext:value-type="float">
              <text:p>323146250</text:p>
            </table:table-cell>
            <table:table-cell office:value-type="float" office:value="323146292" calcext:value-type="float">
              <text:p>323146292</text:p>
            </table:table-cell>
            <table:table-cell office:value-type="float" office:value="486156251" calcext:value-type="float">
              <text:p>486156251</text:p>
            </table:table-cell>
            <table:table-cell office:value-type="float" office:value="486156214" calcext:value-type="float">
              <text:p>486156214</text:p>
            </table:table-cell>
            <table:table-cell office:value-type="float" office:value="486156266" calcext:value-type="float">
              <text:p>486156266</text:p>
            </table:table-cell>
          </table:table-row>
          <table:table-row table:style-name="ro1" table:visibility="collapse">
            <table:table-cell office:value-type="string" calcext:value-type="string">
              <text:p>hqc-256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295934078" calcext:value-type="float">
              <text:p>295934078</text:p>
            </table:table-cell>
            <table:table-cell office:value-type="float" office:value="295934057" calcext:value-type="float">
              <text:p>295934057</text:p>
            </table:table-cell>
            <table:table-cell office:value-type="float" office:value="295934104" calcext:value-type="float">
              <text:p>295934104</text:p>
            </table:table-cell>
            <table:table-cell office:value-type="float" office:value="591853870" calcext:value-type="float">
              <text:p>591853870</text:p>
            </table:table-cell>
            <table:table-cell office:value-type="float" office:value="591853850" calcext:value-type="float">
              <text:p>591853850</text:p>
            </table:table-cell>
            <table:table-cell office:value-type="float" office:value="591853898" calcext:value-type="float">
              <text:p>591853898</text:p>
            </table:table-cell>
            <table:table-cell office:value-type="float" office:value="891163005" calcext:value-type="float">
              <text:p>891163005</text:p>
            </table:table-cell>
            <table:table-cell office:value-type="float" office:value="891162988" calcext:value-type="float">
              <text:p>891162988</text:p>
            </table:table-cell>
            <table:table-cell office:value-type="float" office:value="891163038" calcext:value-type="float">
              <text:p>891163038</text:p>
            </table:table-cell>
          </table:table-row>
          <table:table-row table:style-name="ro1" table:visibility="collapse">
            <table:table-cell office:value-type="string" calcext:value-type="string">
              <text:p>kyber1024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1540378" calcext:value-type="float">
              <text:p>1540378</text:p>
            </table:table-cell>
            <table:table-cell office:value-type="float" office:value="1537672" calcext:value-type="float">
              <text:p>1537672</text:p>
            </table:table-cell>
            <table:table-cell office:value-type="float" office:value="1549497" calcext:value-type="float">
              <text:p>1549497</text:p>
            </table:table-cell>
            <table:table-cell office:value-type="float" office:value="1707203" calcext:value-type="float">
              <text:p>1707203</text:p>
            </table:table-cell>
            <table:table-cell office:value-type="float" office:value="1704498" calcext:value-type="float">
              <text:p>1704498</text:p>
            </table:table-cell>
            <table:table-cell office:value-type="float" office:value="1716319" calcext:value-type="float">
              <text:p>1716319</text:p>
            </table:table-cell>
            <table:table-cell office:value-type="float" office:value="2019461" calcext:value-type="float">
              <text:p>2019461</text:p>
            </table:table-cell>
            <table:table-cell office:value-type="float" office:value="2016781" calcext:value-type="float">
              <text:p>2016781</text:p>
            </table:table-cell>
            <table:table-cell office:value-type="float" office:value="2028566" calcext:value-type="float">
              <text:p>2028566</text:p>
            </table:table-cell>
          </table:table-row>
          <table:table-row table:style-name="ro1" table:visibility="collapse">
            <table:table-cell office:value-type="string" calcext:value-type="string">
              <text:p>kyber1024 (10 executions)</text:p>
            </table:table-cell>
            <table:table-cell office:value-type="string" calcext:value-type="string">
              <text:p>m4fspeed</text:p>
            </table:table-cell>
            <table:table-cell office:value-type="float" office:value="1007332" calcext:value-type="float">
              <text:p>1007332</text:p>
            </table:table-cell>
            <table:table-cell office:value-type="float" office:value="1004620" calcext:value-type="float">
              <text:p>1004620</text:p>
            </table:table-cell>
            <table:table-cell office:value-type="float" office:value="1027834" calcext:value-type="float">
              <text:p>1027834</text:p>
            </table:table-cell>
            <table:table-cell office:value-type="float" office:value="1025692" calcext:value-type="float">
              <text:p>1025692</text:p>
            </table:table-cell>
            <table:table-cell office:value-type="float" office:value="1023006" calcext:value-type="float">
              <text:p>1023006</text:p>
            </table:table-cell>
            <table:table-cell office:value-type="float" office:value="1046169" calcext:value-type="float">
              <text:p>1046169</text:p>
            </table:table-cell>
            <table:table-cell office:value-type="float" office:value="1088140" calcext:value-type="float">
              <text:p>1088140</text:p>
            </table:table-cell>
            <table:table-cell office:value-type="float" office:value="1085497" calcext:value-type="float">
              <text:p>1085497</text:p>
            </table:table-cell>
            <table:table-cell office:value-type="float" office:value="1108618" calcext:value-type="float">
              <text:p>1108618</text:p>
            </table:table-cell>
          </table:table-row>
          <table:table-row table:style-name="ro1" table:visibility="collapse">
            <table:table-cell office:value-type="string" calcext:value-type="string">
              <text:p>kyber1024 (10 executions)</text:p>
            </table:table-cell>
            <table:table-cell office:value-type="string" calcext:value-type="string">
              <text:p>m4fstack</text:p>
            </table:table-cell>
            <table:table-cell office:value-type="float" office:value="1010439" calcext:value-type="float">
              <text:p>1010439</text:p>
            </table:table-cell>
            <table:table-cell office:value-type="float" office:value="1007447" calcext:value-type="float">
              <text:p>1007447</text:p>
            </table:table-cell>
            <table:table-cell office:value-type="float" office:value="1019916" calcext:value-type="float">
              <text:p>1019916</text:p>
            </table:table-cell>
            <table:table-cell office:value-type="float" office:value="1034164" calcext:value-type="float">
              <text:p>1034164</text:p>
            </table:table-cell>
            <table:table-cell office:value-type="float" office:value="1031168" calcext:value-type="float">
              <text:p>1031168</text:p>
            </table:table-cell>
            <table:table-cell office:value-type="float" office:value="1043640" calcext:value-type="float">
              <text:p>1043640</text:p>
            </table:table-cell>
            <table:table-cell office:value-type="float" office:value="1097375" calcext:value-type="float">
              <text:p>1097375</text:p>
            </table:table-cell>
            <table:table-cell office:value-type="float" office:value="1094378" calcext:value-type="float">
              <text:p>1094378</text:p>
            </table:table-cell>
            <table:table-cell office:value-type="float" office:value="1106850" calcext:value-type="float">
              <text:p>1106850</text:p>
            </table:table-cell>
          </table:table-row>
          <table:table-row table:style-name="ro1" table:visibility="collapse">
            <table:table-cell office:value-type="string" calcext:value-type="string">
              <text:p>kyber512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596231" calcext:value-type="float">
              <text:p>596231</text:p>
            </table:table-cell>
            <table:table-cell office:value-type="float" office:value="595868" calcext:value-type="float">
              <text:p>595868</text:p>
            </table:table-cell>
            <table:table-cell office:value-type="float" office:value="596646" calcext:value-type="float">
              <text:p>596646</text:p>
            </table:table-cell>
            <table:table-cell office:value-type="float" office:value="696137" calcext:value-type="float">
              <text:p>696137</text:p>
            </table:table-cell>
            <table:table-cell office:value-type="float" office:value="695809" calcext:value-type="float">
              <text:p>695809</text:p>
            </table:table-cell>
            <table:table-cell office:value-type="float" office:value="696547" calcext:value-type="float">
              <text:p>696547</text:p>
            </table:table-cell>
            <table:table-cell office:value-type="float" office:value="884186" calcext:value-type="float">
              <text:p>884186</text:p>
            </table:table-cell>
            <table:table-cell office:value-type="float" office:value="883823" calcext:value-type="float">
              <text:p>883823</text:p>
            </table:table-cell>
            <table:table-cell office:value-type="float" office:value="884599" calcext:value-type="float">
              <text:p>884599</text:p>
            </table:table-cell>
          </table:table-row>
          <table:table-row table:style-name="ro1" table:visibility="collapse">
            <table:table-cell office:value-type="string" calcext:value-type="string">
              <text:p>kyber512 (10 executions)</text:p>
            </table:table-cell>
            <table:table-cell office:value-type="string" calcext:value-type="string">
              <text:p>m4fspeed</text:p>
            </table:table-cell>
            <table:table-cell office:value-type="float" office:value="387168" calcext:value-type="float">
              <text:p>387168</text:p>
            </table:table-cell>
            <table:table-cell office:value-type="float" office:value="386737" calcext:value-type="float">
              <text:p>386737</text:p>
            </table:table-cell>
            <table:table-cell office:value-type="float" office:value="387669" calcext:value-type="float">
              <text:p>387669</text:p>
            </table:table-cell>
            <table:table-cell office:value-type="float" office:value="386230" calcext:value-type="float">
              <text:p>386230</text:p>
            </table:table-cell>
            <table:table-cell office:value-type="float" office:value="385800" calcext:value-type="float">
              <text:p>385800</text:p>
            </table:table-cell>
            <table:table-cell office:value-type="float" office:value="386729" calcext:value-type="float">
              <text:p>386729</text:p>
            </table:table-cell>
            <table:table-cell office:value-type="float" office:value="423509" calcext:value-type="float">
              <text:p>423509</text:p>
            </table:table-cell>
            <table:table-cell office:value-type="float" office:value="423078" calcext:value-type="float">
              <text:p>423078</text:p>
            </table:table-cell>
            <table:table-cell office:value-type="float" office:value="424010" calcext:value-type="float">
              <text:p>424010</text:p>
            </table:table-cell>
          </table:table-row>
          <table:table-row table:style-name="ro1" table:visibility="collapse">
            <table:table-cell office:value-type="string" calcext:value-type="string">
              <text:p>kyber512 (10 executions)</text:p>
            </table:table-cell>
            <table:table-cell office:value-type="string" calcext:value-type="string">
              <text:p>m4fstack</text:p>
            </table:table-cell>
            <table:table-cell office:value-type="float" office:value="386859" calcext:value-type="float">
              <text:p>386859</text:p>
            </table:table-cell>
            <table:table-cell office:value-type="float" office:value="386551" calcext:value-type="float">
              <text:p>386551</text:p>
            </table:table-cell>
            <table:table-cell office:value-type="float" office:value="387231" calcext:value-type="float">
              <text:p>387231</text:p>
            </table:table-cell>
            <table:table-cell office:value-type="float" office:value="388111" calcext:value-type="float">
              <text:p>388111</text:p>
            </table:table-cell>
            <table:table-cell office:value-type="float" office:value="387802" calcext:value-type="float">
              <text:p>387802</text:p>
            </table:table-cell>
            <table:table-cell office:value-type="float" office:value="388486" calcext:value-type="float">
              <text:p>388486</text:p>
            </table:table-cell>
            <table:table-cell office:value-type="float" office:value="425445" calcext:value-type="float">
              <text:p>425445</text:p>
            </table:table-cell>
            <table:table-cell office:value-type="float" office:value="425136" calcext:value-type="float">
              <text:p>425136</text:p>
            </table:table-cell>
            <table:table-cell office:value-type="float" office:value="425820" calcext:value-type="float">
              <text:p>425820</text:p>
            </table:table-cell>
          </table:table-row>
          <table:table-row table:style-name="ro1" table:visibility="collapse">
            <table:table-cell office:value-type="string" calcext:value-type="string">
              <text:p>kyber768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990392" calcext:value-type="float">
              <text:p>990392</text:p>
            </table:table-cell>
            <table:table-cell office:value-type="float" office:value="988002" calcext:value-type="float">
              <text:p>988002</text:p>
            </table:table-cell>
            <table:table-cell office:value-type="float" office:value="998996" calcext:value-type="float">
              <text:p>998996</text:p>
            </table:table-cell>
            <table:table-cell office:value-type="float" office:value="1134996" calcext:value-type="float">
              <text:p>1134996</text:p>
            </table:table-cell>
            <table:table-cell office:value-type="float" office:value="1132606" calcext:value-type="float">
              <text:p>1132606</text:p>
            </table:table-cell>
            <table:table-cell office:value-type="float" office:value="1143599" calcext:value-type="float">
              <text:p>1143599</text:p>
            </table:table-cell>
            <table:table-cell office:value-type="float" office:value="1384768" calcext:value-type="float">
              <text:p>1384768</text:p>
            </table:table-cell>
            <table:table-cell office:value-type="float" office:value="1382378" calcext:value-type="float">
              <text:p>1382378</text:p>
            </table:table-cell>
            <table:table-cell office:value-type="float" office:value="1393371" calcext:value-type="float">
              <text:p>1393371</text:p>
            </table:table-cell>
          </table:table-row>
          <table:table-row table:style-name="ro1" table:visibility="collapse">
            <table:table-cell office:value-type="string" calcext:value-type="string">
              <text:p>kyber768 (10 executions)</text:p>
            </table:table-cell>
            <table:table-cell office:value-type="string" calcext:value-type="string">
              <text:p>m4fspeed</text:p>
            </table:table-cell>
            <table:table-cell office:value-type="float" office:value="631922" calcext:value-type="float">
              <text:p>631922</text:p>
            </table:table-cell>
            <table:table-cell office:value-type="float" office:value="631406" calcext:value-type="float">
              <text:p>631406</text:p>
            </table:table-cell>
            <table:table-cell office:value-type="float" office:value="632490" calcext:value-type="float">
              <text:p>632490</text:p>
            </table:table-cell>
            <table:table-cell office:value-type="float" office:value="651769" calcext:value-type="float">
              <text:p>651769</text:p>
            </table:table-cell>
            <table:table-cell office:value-type="float" office:value="651258" calcext:value-type="float">
              <text:p>651258</text:p>
            </table:table-cell>
            <table:table-cell office:value-type="float" office:value="652364" calcext:value-type="float">
              <text:p>652364</text:p>
            </table:table-cell>
            <table:table-cell office:value-type="float" office:value="700842" calcext:value-type="float">
              <text:p>700842</text:p>
            </table:table-cell>
            <table:table-cell office:value-type="float" office:value="700331" calcext:value-type="float">
              <text:p>700331</text:p>
            </table:table-cell>
            <table:table-cell office:value-type="float" office:value="701436" calcext:value-type="float">
              <text:p>701436</text:p>
            </table:table-cell>
          </table:table-row>
          <table:table-row table:style-name="ro1" table:visibility="collapse">
            <table:table-cell office:value-type="string" calcext:value-type="string">
              <text:p>kyber768 (10 executions)</text:p>
            </table:table-cell>
            <table:table-cell office:value-type="string" calcext:value-type="string">
              <text:p>m4fstack</text:p>
            </table:table-cell>
            <table:table-cell office:value-type="float" office:value="633057" calcext:value-type="float">
              <text:p>633057</text:p>
            </table:table-cell>
            <table:table-cell office:value-type="float" office:value="632425" calcext:value-type="float">
              <text:p>632425</text:p>
            </table:table-cell>
            <table:table-cell office:value-type="float" office:value="633410" calcext:value-type="float">
              <text:p>633410</text:p>
            </table:table-cell>
            <table:table-cell office:value-type="float" office:value="656716" calcext:value-type="float">
              <text:p>656716</text:p>
            </table:table-cell>
            <table:table-cell office:value-type="float" office:value="656088" calcext:value-type="float">
              <text:p>656088</text:p>
            </table:table-cell>
            <table:table-cell office:value-type="float" office:value="657072" calcext:value-type="float">
              <text:p>657072</text:p>
            </table:table-cell>
            <table:table-cell office:value-type="float" office:value="706247" calcext:value-type="float">
              <text:p>706247</text:p>
            </table:table-cell>
            <table:table-cell office:value-type="float" office:value="705620" calcext:value-type="float">
              <text:p>705620</text:p>
            </table:table-cell>
            <table:table-cell office:value-type="float" office:value="706604" calcext:value-type="float">
              <text:p>706604</text:p>
            </table:table-cell>
          </table:table-row>
          <table:table-row table:style-name="ro1" table:visibility="collapse">
            <table:table-cell office:value-type="string" calcext:value-type="string">
              <text:p>Signature Schemes</text:p>
            </table:table-cell>
            <table:table-cell table:number-columns-repeated="10"/>
          </table:table-row>
          <table:table-row table:style-name="ro1" table:visibility="collapse">
            <table:table-cell office:value-type="string" calcext:value-type="string">
              <text:p>Scheme</text:p>
            </table:table-cell>
            <table:table-cell office:value-type="string" calcext:value-type="string">
              <text:p>Implementation</text:p>
            </table:table-cell>
            <table:table-cell office:value-type="string" calcext:value-type="string">
              <text:p>Key Generation [cycles] (mean)</text:p>
            </table:table-cell>
            <table:table-cell office:value-type="string" calcext:value-type="string">
              <text:p>Key Generation [cycles] (min)</text:p>
            </table:table-cell>
            <table:table-cell office:value-type="string" calcext:value-type="string">
              <text:p>Key Generation [cycles] (max)</text:p>
            </table:table-cell>
            <table:table-cell office:value-type="string" calcext:value-type="string">
              <text:p>Sign [cycles] (mean)</text:p>
            </table:table-cell>
            <table:table-cell office:value-type="string" calcext:value-type="string">
              <text:p>Sign [cycles] (min)</text:p>
            </table:table-cell>
            <table:table-cell office:value-type="string" calcext:value-type="string">
              <text:p>Sign [cycles] (max)</text:p>
            </table:table-cell>
            <table:table-cell office:value-type="string" calcext:value-type="string">
              <text:p>Verify [cycles] (mean)</text:p>
            </table:table-cell>
            <table:table-cell office:value-type="string" calcext:value-type="string">
              <text:p>Verify [cycles] (min)</text:p>
            </table:table-cell>
            <table:table-cell office:value-type="string" calcext:value-type="string">
              <text:p>Verify [cycles] (max)</text:p>
            </table:table-cell>
          </table:table-row>
          <table:table-row table:style-name="ro1" table:visibility="collapse">
            <table:table-cell office:value-type="string" calcext:value-type="string">
              <text:p>aimer-l1-param1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92943" calcext:value-type="float">
              <text:p>392943</text:p>
            </table:table-cell>
            <table:table-cell office:value-type="float" office:value="392938" calcext:value-type="float">
              <text:p>392938</text:p>
            </table:table-cell>
            <table:table-cell office:value-type="float" office:value="392977" calcext:value-type="float">
              <text:p>392977</text:p>
            </table:table-cell>
            <table:table-cell office:value-type="float" office:value="32386301" calcext:value-type="float">
              <text:p>32386301</text:p>
            </table:table-cell>
            <table:table-cell office:value-type="float" office:value="32386203" calcext:value-type="float">
              <text:p>32386203</text:p>
            </table:table-cell>
            <table:table-cell office:value-type="float" office:value="32386424" calcext:value-type="float">
              <text:p>32386424</text:p>
            </table:table-cell>
            <table:table-cell office:value-type="float" office:value="31111672" calcext:value-type="float">
              <text:p>31111672</text:p>
            </table:table-cell>
            <table:table-cell office:value-type="float" office:value="31111588" calcext:value-type="float">
              <text:p>31111588</text:p>
            </table:table-cell>
            <table:table-cell office:value-type="float" office:value="31111782" calcext:value-type="float">
              <text:p>31111782</text:p>
            </table:table-cell>
          </table:table-row>
          <table:table-row table:style-name="ro1" table:visibility="collapse">
            <table:table-cell office:value-type="string" calcext:value-type="string">
              <text:p>aimer-l1-param2 (10 executions)</text:p>
            </table:table-cell>
            <table:table-cell office:value-type="string" calcext:value-type="string">
              <text:p>ref</text:p>
            </table:table-cell>
            <table:table-cell table:number-columns-repeated="2" office:value-type="float" office:value="392938" calcext:value-type="float">
              <text:p>392938</text:p>
            </table:table-cell>
            <table:table-cell office:value-type="float" office:value="392941" calcext:value-type="float">
              <text:p>392941</text:p>
            </table:table-cell>
            <table:table-cell office:value-type="float" office:value="79450721" calcext:value-type="float">
              <text:p>79450721</text:p>
            </table:table-cell>
            <table:table-cell office:value-type="float" office:value="79450349" calcext:value-type="float">
              <text:p>79450349</text:p>
            </table:table-cell>
            <table:table-cell office:value-type="float" office:value="79451595" calcext:value-type="float">
              <text:p>79451595</text:p>
            </table:table-cell>
            <table:table-cell office:value-type="float" office:value="78429263" calcext:value-type="float">
              <text:p>78429263</text:p>
            </table:table-cell>
            <table:table-cell office:value-type="float" office:value="78398061" calcext:value-type="float">
              <text:p>78398061</text:p>
            </table:table-cell>
            <table:table-cell office:value-type="float" office:value="78434987" calcext:value-type="float">
              <text:p>78434987</text:p>
            </table:table-cell>
          </table:table-row>
          <table:table-row table:style-name="ro1" table:visibility="collapse">
            <table:table-cell office:value-type="string" calcext:value-type="string">
              <text:p>aimer-l3-param1 (10 executions)</text:p>
            </table:table-cell>
            <table:table-cell office:value-type="string" calcext:value-type="string">
              <text:p>ref</text:p>
            </table:table-cell>
            <table:table-cell table:number-columns-repeated="2" office:value-type="float" office:value="981288" calcext:value-type="float">
              <text:p>981288</text:p>
            </table:table-cell>
            <table:table-cell office:value-type="float" office:value="981290" calcext:value-type="float">
              <text:p>981290</text:p>
            </table:table-cell>
            <table:table-cell office:value-type="float" office:value="90953716" calcext:value-type="float">
              <text:p>90953716</text:p>
            </table:table-cell>
            <table:table-cell office:value-type="float" office:value="90953603" calcext:value-type="float">
              <text:p>90953603</text:p>
            </table:table-cell>
            <table:table-cell office:value-type="float" office:value="90953763" calcext:value-type="float">
              <text:p>90953763</text:p>
            </table:table-cell>
            <table:table-cell office:value-type="float" office:value="88350755" calcext:value-type="float">
              <text:p>88350755</text:p>
            </table:table-cell>
            <table:table-cell office:value-type="float" office:value="88350600" calcext:value-type="float">
              <text:p>88350600</text:p>
            </table:table-cell>
            <table:table-cell office:value-type="float" office:value="88350906" calcext:value-type="float">
              <text:p>88350906</text:p>
            </table:table-cell>
          </table:table-row>
          <table:table-row table:style-name="ro1" table:visibility="collapse">
            <table:table-cell office:value-type="string" calcext:value-type="string">
              <text:p>ascon-sign-128f-robu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122506162" calcext:value-type="float">
              <text:p>122506162</text:p>
            </table:table-cell>
            <table:table-cell office:value-type="float" office:value="122506099" calcext:value-type="float">
              <text:p>122506099</text:p>
            </table:table-cell>
            <table:table-cell office:value-type="float" office:value="122506254" calcext:value-type="float">
              <text:p>122506254</text:p>
            </table:table-cell>
            <table:table-cell office:value-type="float" office:value="2855797836" calcext:value-type="float">
              <text:p>2855797836</text:p>
            </table:table-cell>
            <table:table-cell office:value-type="float" office:value="2855797243" calcext:value-type="float">
              <text:p>2855797243</text:p>
            </table:table-cell>
            <table:table-cell office:value-type="float" office:value="2855798602" calcext:value-type="float">
              <text:p>2855798602</text:p>
            </table:table-cell>
            <table:table-cell office:value-type="float" office:value="174707763" calcext:value-type="float">
              <text:p>174707763</text:p>
            </table:table-cell>
            <table:table-cell office:value-type="float" office:value="169973472" calcext:value-type="float">
              <text:p>169973472</text:p>
            </table:table-cell>
            <table:table-cell office:value-type="float" office:value="179525137" calcext:value-type="float">
              <text:p>179525137</text:p>
            </table:table-cell>
          </table:table-row>
          <table:table-row table:style-name="ro1" table:visibility="collapse">
            <table:table-cell office:value-type="string" calcext:value-type="string">
              <text:p>ascon-sign-128f-simple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69376878" calcext:value-type="float">
              <text:p>69376878</text:p>
            </table:table-cell>
            <table:table-cell office:value-type="float" office:value="69376875" calcext:value-type="float">
              <text:p>69376875</text:p>
            </table:table-cell>
            <table:table-cell office:value-type="float" office:value="69376883" calcext:value-type="float">
              <text:p>69376883</text:p>
            </table:table-cell>
            <table:table-cell office:value-type="float" office:value="1629111557" calcext:value-type="float">
              <text:p>1629111557</text:p>
            </table:table-cell>
            <table:table-cell office:value-type="float" office:value="1629111334" calcext:value-type="float">
              <text:p>1629111334</text:p>
            </table:table-cell>
            <table:table-cell office:value-type="float" office:value="1629112028" calcext:value-type="float">
              <text:p>1629112028</text:p>
            </table:table-cell>
            <table:table-cell office:value-type="float" office:value="97798317" calcext:value-type="float">
              <text:p>97798317</text:p>
            </table:table-cell>
            <table:table-cell office:value-type="float" office:value="95509050" calcext:value-type="float">
              <text:p>95509050</text:p>
            </table:table-cell>
            <table:table-cell office:value-type="float" office:value="98714007" calcext:value-type="float">
              <text:p>98714007</text:p>
            </table:table-cell>
          </table:table-row>
          <table:table-row table:style-name="ro1" table:visibility="collapse">
            <table:table-cell office:value-type="string" calcext:value-type="string">
              <text:p>ascon-sign-128s-robu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7842366557" calcext:value-type="float">
              <text:p>7842366557</text:p>
            </table:table-cell>
            <table:table-cell office:value-type="float" office:value="7842366432" calcext:value-type="float">
              <text:p>7842366432</text:p>
            </table:table-cell>
            <table:table-cell office:value-type="float" office:value="7842366620" calcext:value-type="float">
              <text:p>7842366620</text:p>
            </table:table-cell>
            <table:table-cell office:value-type="float" office:value="59267552580" calcext:value-type="float">
              <text:p>59267552580</text:p>
            </table:table-cell>
            <table:table-cell office:value-type="float" office:value="59267543517" calcext:value-type="float">
              <text:p>59267543517</text:p>
            </table:table-cell>
            <table:table-cell office:value-type="float" office:value="59267565672" calcext:value-type="float">
              <text:p>59267565672</text:p>
            </table:table-cell>
            <table:table-cell office:value-type="float" office:value="60232378" calcext:value-type="float">
              <text:p>60232378</text:p>
            </table:table-cell>
            <table:table-cell office:value-type="float" office:value="57865239" calcext:value-type="float">
              <text:p>57865239</text:p>
            </table:table-cell>
            <table:table-cell office:value-type="float" office:value="62848708" calcext:value-type="float">
              <text:p>62848708</text:p>
            </table:table-cell>
          </table:table-row>
          <table:table-row table:style-name="ro1" table:visibility="collapse">
            <table:table-cell office:value-type="string" calcext:value-type="string">
              <text:p>ascon-sign-128s-simple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4441129007" calcext:value-type="float">
              <text:p>4441129007</text:p>
            </table:table-cell>
            <table:table-cell office:value-type="float" office:value="4441128624" calcext:value-type="float">
              <text:p>4441128624</text:p>
            </table:table-cell>
            <table:table-cell office:value-type="float" office:value="4441129583" calcext:value-type="float">
              <text:p>4441129583</text:p>
            </table:table-cell>
            <table:table-cell office:value-type="float" office:value="33877719255" calcext:value-type="float">
              <text:p>33877719255</text:p>
            </table:table-cell>
            <table:table-cell office:value-type="float" office:value="33877704467" calcext:value-type="float">
              <text:p>33877704467</text:p>
            </table:table-cell>
            <table:table-cell office:value-type="float" office:value="33877739518" calcext:value-type="float">
              <text:p>33877739518</text:p>
            </table:table-cell>
            <table:table-cell office:value-type="float" office:value="33665713" calcext:value-type="float">
              <text:p>33665713</text:p>
            </table:table-cell>
            <table:table-cell office:value-type="float" office:value="31101669" calcext:value-type="float">
              <text:p>31101669</text:p>
            </table:table-cell>
            <table:table-cell office:value-type="float" office:value="34993483" calcext:value-type="float">
              <text:p>34993483</text:p>
            </table:table-cell>
          </table:table-row>
          <table:table-row table:style-name="ro1" table:visibility="collapse">
            <table:table-cell office:value-type="string" calcext:value-type="string">
              <text:p>ascon-sign-192f-robu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22614206" calcext:value-type="float">
              <text:p>222614206</text:p>
            </table:table-cell>
            <table:table-cell office:value-type="float" office:value="222614156" calcext:value-type="float">
              <text:p>222614156</text:p>
            </table:table-cell>
            <table:table-cell office:value-type="float" office:value="222614345" calcext:value-type="float">
              <text:p>222614345</text:p>
            </table:table-cell>
            <table:table-cell office:value-type="float" office:value="5712962198" calcext:value-type="float">
              <text:p>5712962198</text:p>
            </table:table-cell>
            <table:table-cell office:value-type="float" office:value="5712960682" calcext:value-type="float">
              <text:p>5712960682</text:p>
            </table:table-cell>
            <table:table-cell office:value-type="float" office:value="5712963829" calcext:value-type="float">
              <text:p>5712963829</text:p>
            </table:table-cell>
            <table:table-cell office:value-type="float" office:value="321026499" calcext:value-type="float">
              <text:p>321026499</text:p>
            </table:table-cell>
            <table:table-cell office:value-type="float" office:value="315341414" calcext:value-type="float">
              <text:p>315341414</text:p>
            </table:table-cell>
            <table:table-cell office:value-type="float" office:value="327745233" calcext:value-type="float">
              <text:p>327745233</text:p>
            </table:table-cell>
          </table:table-row>
          <table:table-row table:style-name="ro1" table:visibility="collapse">
            <table:table-cell office:value-type="string" calcext:value-type="string">
              <text:p>ascon-sign-192f-simple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128167067" calcext:value-type="float">
              <text:p>128167067</text:p>
            </table:table-cell>
            <table:table-cell office:value-type="float" office:value="128167038" calcext:value-type="float">
              <text:p>128167038</text:p>
            </table:table-cell>
            <table:table-cell office:value-type="float" office:value="128167083" calcext:value-type="float">
              <text:p>128167083</text:p>
            </table:table-cell>
            <table:table-cell office:value-type="float" office:value="3345487807" calcext:value-type="float">
              <text:p>3345487807</text:p>
            </table:table-cell>
            <table:table-cell office:value-type="float" office:value="3345484178" calcext:value-type="float">
              <text:p>3345484178</text:p>
            </table:table-cell>
            <table:table-cell office:value-type="float" office:value="3345492588" calcext:value-type="float">
              <text:p>3345492588</text:p>
            </table:table-cell>
            <table:table-cell office:value-type="float" office:value="179328421" calcext:value-type="float">
              <text:p>179328421</text:p>
            </table:table-cell>
            <table:table-cell office:value-type="float" office:value="175094665" calcext:value-type="float">
              <text:p>175094665</text:p>
            </table:table-cell>
            <table:table-cell office:value-type="float" office:value="183794127" calcext:value-type="float">
              <text:p>183794127</text:p>
            </table:table-cell>
          </table:table-row>
          <table:table-row table:style-name="ro1" table:visibility="collapse">
            <table:table-cell office:value-type="string" calcext:value-type="string">
              <text:p>ascon-sign-192s-robu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14249838562" calcext:value-type="float">
              <text:p>14249838562</text:p>
            </table:table-cell>
            <table:table-cell office:value-type="float" office:value="14249837693" calcext:value-type="float">
              <text:p>14249837693</text:p>
            </table:table-cell>
            <table:table-cell office:value-type="float" office:value="14249840118" calcext:value-type="float">
              <text:p>14249840118</text:p>
            </table:table-cell>
            <table:table-cell office:value-type="float" office:value="126646612223" calcext:value-type="float">
              <text:p>126646612223</text:p>
            </table:table-cell>
            <table:table-cell office:value-type="float" office:value="126646594160" calcext:value-type="float">
              <text:p>126646594160</text:p>
            </table:table-cell>
            <table:table-cell office:value-type="float" office:value="126646651564" calcext:value-type="float">
              <text:p>126646651564</text:p>
            </table:table-cell>
            <table:table-cell office:value-type="float" office:value="111451290" calcext:value-type="float">
              <text:p>111451290</text:p>
            </table:table-cell>
            <table:table-cell office:value-type="float" office:value="108763808" calcext:value-type="float">
              <text:p>108763808</text:p>
            </table:table-cell>
            <table:table-cell office:value-type="float" office:value="114965691" calcext:value-type="float">
              <text:p>114965691</text:p>
            </table:table-cell>
          </table:table-row>
          <table:table-row table:style-name="ro1" table:visibility="collapse">
            <table:table-cell office:value-type="string" calcext:value-type="string">
              <text:p>ascon-sign-192s-simple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8204011592" calcext:value-type="float">
              <text:p>8204011592</text:p>
            </table:table-cell>
            <table:table-cell office:value-type="float" office:value="8204011246" calcext:value-type="float">
              <text:p>8204011246</text:p>
            </table:table-cell>
            <table:table-cell office:value-type="float" office:value="8204011971" calcext:value-type="float">
              <text:p>8204011971</text:p>
            </table:table-cell>
            <table:table-cell office:value-type="float" office:value="74760768141" calcext:value-type="float">
              <text:p>74760768141</text:p>
            </table:table-cell>
            <table:table-cell office:value-type="float" office:value="74760751354" calcext:value-type="float">
              <text:p>74760751354</text:p>
            </table:table-cell>
            <table:table-cell office:value-type="float" office:value="74760789761" calcext:value-type="float">
              <text:p>74760789761</text:p>
            </table:table-cell>
            <table:table-cell office:value-type="float" office:value="61679880" calcext:value-type="float">
              <text:p>61679880</text:p>
            </table:table-cell>
            <table:table-cell office:value-type="float" office:value="58983014" calcext:value-type="float">
              <text:p>58983014</text:p>
            </table:table-cell>
            <table:table-cell office:value-type="float" office:value="64202741" calcext:value-type="float">
              <text:p>64202741</text:p>
            </table:table-cell>
          </table:table-row>
          <table:table-row table:style-name="ro1" table:visibility="collapse">
            <table:table-cell office:value-type="string" calcext:value-type="string">
              <text:p>biscuit128f (10 executions)</text:p>
            </table:table-cell>
            <table:table-cell office:value-type="string" calcext:value-type="string">
              <text:p>ref</text:p>
            </table:table-cell>
            <table:table-cell table:number-columns-repeated="2" office:value-type="float" office:value="1054719" calcext:value-type="float">
              <text:p>1054719</text:p>
            </table:table-cell>
            <table:table-cell office:value-type="float" office:value="1054720" calcext:value-type="float">
              <text:p>1054720</text:p>
            </table:table-cell>
            <table:table-cell office:value-type="float" office:value="274072426" calcext:value-type="float">
              <text:p>274072426</text:p>
            </table:table-cell>
            <table:table-cell office:value-type="float" office:value="274072411" calcext:value-type="float">
              <text:p>274072411</text:p>
            </table:table-cell>
            <table:table-cell office:value-type="float" office:value="274072461" calcext:value-type="float">
              <text:p>274072461</text:p>
            </table:table-cell>
            <table:table-cell office:value-type="float" office:value="254371114" calcext:value-type="float">
              <text:p>254371114</text:p>
            </table:table-cell>
            <table:table-cell office:value-type="float" office:value="254371087" calcext:value-type="float">
              <text:p>254371087</text:p>
            </table:table-cell>
            <table:table-cell office:value-type="float" office:value="254371140" calcext:value-type="float">
              <text:p>254371140</text:p>
            </table:table-cell>
          </table:table-row>
          <table:table-row table:style-name="ro1" table:visibility="collapse">
            <table:table-cell office:value-type="string" calcext:value-type="string">
              <text:p>biscuit192f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1886203" calcext:value-type="float">
              <text:p>1886203</text:p>
            </table:table-cell>
            <table:table-cell office:value-type="float" office:value="1886199" calcext:value-type="float">
              <text:p>1886199</text:p>
            </table:table-cell>
            <table:table-cell office:value-type="float" office:value="1886238" calcext:value-type="float">
              <text:p>1886238</text:p>
            </table:table-cell>
            <table:table-cell office:value-type="float" office:value="765314258" calcext:value-type="float">
              <text:p>765314258</text:p>
            </table:table-cell>
            <table:table-cell office:value-type="float" office:value="765314227" calcext:value-type="float">
              <text:p>765314227</text:p>
            </table:table-cell>
            <table:table-cell office:value-type="float" office:value="765314291" calcext:value-type="float">
              <text:p>765314291</text:p>
            </table:table-cell>
            <table:table-cell office:value-type="float" office:value="713412502" calcext:value-type="float">
              <text:p>713412502</text:p>
            </table:table-cell>
            <table:table-cell office:value-type="float" office:value="713412394" calcext:value-type="float">
              <text:p>713412394</text:p>
            </table:table-cell>
            <table:table-cell office:value-type="float" office:value="713412608" calcext:value-type="float">
              <text:p>713412608</text:p>
            </table:table-cell>
          </table:table-row>
          <table:table-row table:style-name="ro1" table:visibility="collapse">
            <table:table-cell office:value-type="string" calcext:value-type="string">
              <text:p>biscuit256f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301990" calcext:value-type="float">
              <text:p>3301990</text:p>
            </table:table-cell>
            <table:table-cell office:value-type="float" office:value="3301983" calcext:value-type="float">
              <text:p>3301983</text:p>
            </table:table-cell>
            <table:table-cell office:value-type="float" office:value="3302022" calcext:value-type="float">
              <text:p>3302022</text:p>
            </table:table-cell>
            <table:table-cell office:value-type="float" office:value="1747187940" calcext:value-type="float">
              <text:p>1747187940</text:p>
            </table:table-cell>
            <table:table-cell office:value-type="float" office:value="1747187918" calcext:value-type="float">
              <text:p>1747187918</text:p>
            </table:table-cell>
            <table:table-cell office:value-type="float" office:value="1747187973" calcext:value-type="float">
              <text:p>1747187973</text:p>
            </table:table-cell>
            <table:table-cell office:value-type="float" office:value="1678998604" calcext:value-type="float">
              <text:p>1678998604</text:p>
            </table:table-cell>
            <table:table-cell office:value-type="float" office:value="1678998013" calcext:value-type="float">
              <text:p>1678998013</text:p>
            </table:table-cell>
            <table:table-cell office:value-type="float" office:value="1678998987" calcext:value-type="float">
              <text:p>1678998987</text:p>
            </table:table-cell>
          </table:table-row>
          <table:table-row table:style-name="ro1" table:visibility="collapse">
            <table:table-cell office:value-type="string" calcext:value-type="string">
              <text:p>cross-sha2-r-sdp-1-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5614888" calcext:value-type="float">
              <text:p>5614888</text:p>
            </table:table-cell>
            <table:table-cell office:value-type="float" office:value="5590276" calcext:value-type="float">
              <text:p>5590276</text:p>
            </table:table-cell>
            <table:table-cell office:value-type="float" office:value="5650611" calcext:value-type="float">
              <text:p>5650611</text:p>
            </table:table-cell>
            <table:table-cell office:value-type="float" office:value="216566013" calcext:value-type="float">
              <text:p>216566013</text:p>
            </table:table-cell>
            <table:table-cell office:value-type="float" office:value="215745202" calcext:value-type="float">
              <text:p>215745202</text:p>
            </table:table-cell>
            <table:table-cell office:value-type="float" office:value="217395250" calcext:value-type="float">
              <text:p>217395250</text:p>
            </table:table-cell>
            <table:table-cell office:value-type="float" office:value="143008126" calcext:value-type="float">
              <text:p>143008126</text:p>
            </table:table-cell>
            <table:table-cell office:value-type="float" office:value="141803162" calcext:value-type="float">
              <text:p>141803162</text:p>
            </table:table-cell>
            <table:table-cell office:value-type="float" office:value="144002548" calcext:value-type="float">
              <text:p>144002548</text:p>
            </table:table-cell>
          </table:table-row>
          <table:table-row table:style-name="ro1" table:visibility="collapse">
            <table:table-cell office:value-type="string" calcext:value-type="string">
              <text:p>cross-sha2-r-sdp-3-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8201340" calcext:value-type="float">
              <text:p>8201340</text:p>
            </table:table-cell>
            <table:table-cell office:value-type="float" office:value="8148672" calcext:value-type="float">
              <text:p>8148672</text:p>
            </table:table-cell>
            <table:table-cell office:value-type="float" office:value="8208465" calcext:value-type="float">
              <text:p>8208465</text:p>
            </table:table-cell>
            <table:table-cell office:value-type="float" office:value="241899820" calcext:value-type="float">
              <text:p>241899820</text:p>
            </table:table-cell>
            <table:table-cell office:value-type="float" office:value="241815860" calcext:value-type="float">
              <text:p>241815860</text:p>
            </table:table-cell>
            <table:table-cell office:value-type="float" office:value="242049039" calcext:value-type="float">
              <text:p>242049039</text:p>
            </table:table-cell>
            <table:table-cell office:value-type="float" office:value="123896179" calcext:value-type="float">
              <text:p>123896179</text:p>
            </table:table-cell>
            <table:table-cell office:value-type="float" office:value="123524606" calcext:value-type="float">
              <text:p>123524606</text:p>
            </table:table-cell>
            <table:table-cell office:value-type="float" office:value="124545760" calcext:value-type="float">
              <text:p>124545760</text:p>
            </table:table-cell>
          </table:table-row>
          <table:table-row table:style-name="ro1" table:visibility="collapse">
            <table:table-cell office:value-type="string" calcext:value-type="string">
              <text:p>cross-sha2-r-sdpg-1-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151163" calcext:value-type="float">
              <text:p>2151163</text:p>
            </table:table-cell>
            <table:table-cell office:value-type="float" office:value="2115797" calcext:value-type="float">
              <text:p>2115797</text:p>
            </table:table-cell>
            <table:table-cell office:value-type="float" office:value="2174685" calcext:value-type="float">
              <text:p>2174685</text:p>
            </table:table-cell>
            <table:table-cell office:value-type="float" office:value="116162852" calcext:value-type="float">
              <text:p>116162852</text:p>
            </table:table-cell>
            <table:table-cell office:value-type="float" office:value="116120174" calcext:value-type="float">
              <text:p>116120174</text:p>
            </table:table-cell>
            <table:table-cell office:value-type="float" office:value="116181821" calcext:value-type="float">
              <text:p>116181821</text:p>
            </table:table-cell>
            <table:table-cell office:value-type="float" office:value="87741423" calcext:value-type="float">
              <text:p>87741423</text:p>
            </table:table-cell>
            <table:table-cell office:value-type="float" office:value="87209686" calcext:value-type="float">
              <text:p>87209686</text:p>
            </table:table-cell>
            <table:table-cell office:value-type="float" office:value="88267494" calcext:value-type="float">
              <text:p>88267494</text:p>
            </table:table-cell>
          </table:table-row>
          <table:table-row table:style-name="ro1" table:visibility="collapse">
            <table:table-cell office:value-type="string" calcext:value-type="string">
              <text:p>cross-sha2-r-sdpg-1-small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151212" calcext:value-type="float">
              <text:p>2151212</text:p>
            </table:table-cell>
            <table:table-cell office:value-type="float" office:value="2115845" calcext:value-type="float">
              <text:p>2115845</text:p>
            </table:table-cell>
            <table:table-cell office:value-type="float" office:value="2174734" calcext:value-type="float">
              <text:p>2174734</text:p>
            </table:table-cell>
            <table:table-cell office:value-type="float" office:value="391718680" calcext:value-type="float">
              <text:p>391718680</text:p>
            </table:table-cell>
            <table:table-cell office:value-type="float" office:value="391662566" calcext:value-type="float">
              <text:p>391662566</text:p>
            </table:table-cell>
            <table:table-cell office:value-type="float" office:value="391774957" calcext:value-type="float">
              <text:p>391774957</text:p>
            </table:table-cell>
            <table:table-cell office:value-type="float" office:value="368397996" calcext:value-type="float">
              <text:p>368397996</text:p>
            </table:table-cell>
            <table:table-cell office:value-type="float" office:value="367703173" calcext:value-type="float">
              <text:p>367703173</text:p>
            </table:table-cell>
            <table:table-cell office:value-type="float" office:value="369416443" calcext:value-type="float">
              <text:p>369416443</text:p>
            </table:table-cell>
          </table:table-row>
          <table:table-row table:style-name="ro1" table:visibility="collapse">
            <table:table-cell office:value-type="string" calcext:value-type="string">
              <text:p>cross-sha2-r-sdpg-3-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049185" calcext:value-type="float">
              <text:p>3049185</text:p>
            </table:table-cell>
            <table:table-cell office:value-type="float" office:value="2996960" calcext:value-type="float">
              <text:p>2996960</text:p>
            </table:table-cell>
            <table:table-cell office:value-type="float" office:value="3055381" calcext:value-type="float">
              <text:p>3055381</text:p>
            </table:table-cell>
            <table:table-cell office:value-type="float" office:value="136242875" calcext:value-type="float">
              <text:p>136242875</text:p>
            </table:table-cell>
            <table:table-cell office:value-type="float" office:value="136234139" calcext:value-type="float">
              <text:p>136234139</text:p>
            </table:table-cell>
            <table:table-cell office:value-type="float" office:value="136299163" calcext:value-type="float">
              <text:p>136299163</text:p>
            </table:table-cell>
            <table:table-cell office:value-type="float" office:value="84236165" calcext:value-type="float">
              <text:p>84236165</text:p>
            </table:table-cell>
            <table:table-cell office:value-type="float" office:value="83659318" calcext:value-type="float">
              <text:p>83659318</text:p>
            </table:table-cell>
            <table:table-cell office:value-type="float" office:value="85067521" calcext:value-type="float">
              <text:p>85067521</text:p>
            </table:table-cell>
          </table:table-row>
          <table:table-row table:style-name="ro1" table:visibility="collapse">
            <table:table-cell office:value-type="string" calcext:value-type="string">
              <text:p>cross-sha2-r-sdpg-5-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4302017" calcext:value-type="float">
              <text:p>4302017</text:p>
            </table:table-cell>
            <table:table-cell office:value-type="float" office:value="4249738" calcext:value-type="float">
              <text:p>4249738</text:p>
            </table:table-cell>
            <table:table-cell office:value-type="float" office:value="4308343" calcext:value-type="float">
              <text:p>4308343</text:p>
            </table:table-cell>
            <table:table-cell office:value-type="float" office:value="221761047" calcext:value-type="float">
              <text:p>221761047</text:p>
            </table:table-cell>
            <table:table-cell office:value-type="float" office:value="221758357" calcext:value-type="float">
              <text:p>221758357</text:p>
            </table:table-cell>
            <table:table-cell office:value-type="float" office:value="221762936" calcext:value-type="float">
              <text:p>221762936</text:p>
            </table:table-cell>
            <table:table-cell office:value-type="float" office:value="134821310" calcext:value-type="float">
              <text:p>134821310</text:p>
            </table:table-cell>
            <table:table-cell office:value-type="float" office:value="134547992" calcext:value-type="float">
              <text:p>134547992</text:p>
            </table:table-cell>
            <table:table-cell office:value-type="float" office:value="135025658" calcext:value-type="float">
              <text:p>135025658</text:p>
            </table:table-cell>
          </table:table-row>
          <table:table-row table:style-name="ro1" table:visibility="collapse">
            <table:table-cell office:value-type="string" calcext:value-type="string">
              <text:p>cross-sha3-r-sdp-1-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967965" calcext:value-type="float">
              <text:p>967965</text:p>
            </table:table-cell>
            <table:table-cell office:value-type="float" office:value="963482" calcext:value-type="float">
              <text:p>963482</text:p>
            </table:table-cell>
            <table:table-cell office:value-type="float" office:value="978861" calcext:value-type="float">
              <text:p>978861</text:p>
            </table:table-cell>
            <table:table-cell office:value-type="float" office:value="58864285" calcext:value-type="float">
              <text:p>58864285</text:p>
            </table:table-cell>
            <table:table-cell office:value-type="float" office:value="58853041" calcext:value-type="float">
              <text:p>58853041</text:p>
            </table:table-cell>
            <table:table-cell office:value-type="float" office:value="58876854" calcext:value-type="float">
              <text:p>58876854</text:p>
            </table:table-cell>
            <table:table-cell office:value-type="float" office:value="30641221" calcext:value-type="float">
              <text:p>30641221</text:p>
            </table:table-cell>
            <table:table-cell office:value-type="float" office:value="30631654" calcext:value-type="float">
              <text:p>30631654</text:p>
            </table:table-cell>
            <table:table-cell office:value-type="float" office:value="30661122" calcext:value-type="float">
              <text:p>30661122</text:p>
            </table:table-cell>
          </table:table-row>
          <table:table-row table:style-name="ro1" table:visibility="collapse">
            <table:table-cell office:value-type="string" calcext:value-type="string">
              <text:p>cross-sha3-r-sdp-3-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195040" calcext:value-type="float">
              <text:p>2195040</text:p>
            </table:table-cell>
            <table:table-cell office:value-type="float" office:value="2191401" calcext:value-type="float">
              <text:p>2191401</text:p>
            </table:table-cell>
            <table:table-cell office:value-type="float" office:value="2205040" calcext:value-type="float">
              <text:p>2205040</text:p>
            </table:table-cell>
            <table:table-cell office:value-type="float" office:value="90064203" calcext:value-type="float">
              <text:p>90064203</text:p>
            </table:table-cell>
            <table:table-cell office:value-type="float" office:value="90034522" calcext:value-type="float">
              <text:p>90034522</text:p>
            </table:table-cell>
            <table:table-cell office:value-type="float" office:value="90080511" calcext:value-type="float">
              <text:p>90080511</text:p>
            </table:table-cell>
            <table:table-cell office:value-type="float" office:value="48561804" calcext:value-type="float">
              <text:p>48561804</text:p>
            </table:table-cell>
            <table:table-cell office:value-type="float" office:value="48542657" calcext:value-type="float">
              <text:p>48542657</text:p>
            </table:table-cell>
            <table:table-cell office:value-type="float" office:value="48577008" calcext:value-type="float">
              <text:p>48577008</text:p>
            </table:table-cell>
          </table:table-row>
          <table:table-row table:style-name="ro1" table:visibility="collapse">
            <table:table-cell office:value-type="string" calcext:value-type="string">
              <text:p>cross-sha3-r-sdpg-1-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90136" calcext:value-type="float">
              <text:p>290136</text:p>
            </table:table-cell>
            <table:table-cell office:value-type="float" office:value="287742" calcext:value-type="float">
              <text:p>287742</text:p>
            </table:table-cell>
            <table:table-cell office:value-type="float" office:value="297758" calcext:value-type="float">
              <text:p>297758</text:p>
            </table:table-cell>
            <table:table-cell office:value-type="float" office:value="29963868" calcext:value-type="float">
              <text:p>29963868</text:p>
            </table:table-cell>
            <table:table-cell office:value-type="float" office:value="29960918" calcext:value-type="float">
              <text:p>29960918</text:p>
            </table:table-cell>
            <table:table-cell office:value-type="float" office:value="29974902" calcext:value-type="float">
              <text:p>29974902</text:p>
            </table:table-cell>
            <table:table-cell office:value-type="float" office:value="20093649" calcext:value-type="float">
              <text:p>20093649</text:p>
            </table:table-cell>
            <table:table-cell office:value-type="float" office:value="20078626" calcext:value-type="float">
              <text:p>20078626</text:p>
            </table:table-cell>
            <table:table-cell office:value-type="float" office:value="20103416" calcext:value-type="float">
              <text:p>20103416</text:p>
            </table:table-cell>
          </table:table-row>
          <table:table-row table:style-name="ro1" table:visibility="collapse">
            <table:table-cell office:value-type="string" calcext:value-type="string">
              <text:p>cross-sha3-r-sdpg-1-small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90135" calcext:value-type="float">
              <text:p>290135</text:p>
            </table:table-cell>
            <table:table-cell office:value-type="float" office:value="287741" calcext:value-type="float">
              <text:p>287741</text:p>
            </table:table-cell>
            <table:table-cell office:value-type="float" office:value="297757" calcext:value-type="float">
              <text:p>297757</text:p>
            </table:table-cell>
            <table:table-cell office:value-type="float" office:value="102853622" calcext:value-type="float">
              <text:p>102853622</text:p>
            </table:table-cell>
            <table:table-cell office:value-type="float" office:value="102847774" calcext:value-type="float">
              <text:p>102847774</text:p>
            </table:table-cell>
            <table:table-cell office:value-type="float" office:value="102861948" calcext:value-type="float">
              <text:p>102861948</text:p>
            </table:table-cell>
            <table:table-cell office:value-type="float" office:value="75137510" calcext:value-type="float">
              <text:p>75137510</text:p>
            </table:table-cell>
            <table:table-cell office:value-type="float" office:value="75126803" calcext:value-type="float">
              <text:p>75126803</text:p>
            </table:table-cell>
            <table:table-cell office:value-type="float" office:value="75159685" calcext:value-type="float">
              <text:p>75159685</text:p>
            </table:table-cell>
          </table:table-row>
          <table:table-row table:style-name="ro1" table:visibility="collapse">
            <table:table-cell office:value-type="string" calcext:value-type="string">
              <text:p>cross-sha3-r-sdpg-3-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627948" calcext:value-type="float">
              <text:p>627948</text:p>
            </table:table-cell>
            <table:table-cell office:value-type="float" office:value="625525" calcext:value-type="float">
              <text:p>625525</text:p>
            </table:table-cell>
            <table:table-cell office:value-type="float" office:value="637639" calcext:value-type="float">
              <text:p>637639</text:p>
            </table:table-cell>
            <table:table-cell office:value-type="float" office:value="43573841" calcext:value-type="float">
              <text:p>43573841</text:p>
            </table:table-cell>
            <table:table-cell office:value-type="float" office:value="43565461" calcext:value-type="float">
              <text:p>43565461</text:p>
            </table:table-cell>
            <table:table-cell office:value-type="float" office:value="43582933" calcext:value-type="float">
              <text:p>43582933</text:p>
            </table:table-cell>
            <table:table-cell office:value-type="float" office:value="27513830" calcext:value-type="float">
              <text:p>27513830</text:p>
            </table:table-cell>
            <table:table-cell office:value-type="float" office:value="27493024" calcext:value-type="float">
              <text:p>27493024</text:p>
            </table:table-cell>
            <table:table-cell office:value-type="float" office:value="27525746" calcext:value-type="float">
              <text:p>27525746</text:p>
            </table:table-cell>
          </table:table-row>
          <table:table-row table:style-name="ro1" table:visibility="collapse">
            <table:table-cell office:value-type="string" calcext:value-type="string">
              <text:p>cross-sha3-r-sdpg-5-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1146280" calcext:value-type="float">
              <text:p>1146280</text:p>
            </table:table-cell>
            <table:table-cell office:value-type="float" office:value="1142409" calcext:value-type="float">
              <text:p>1142409</text:p>
            </table:table-cell>
            <table:table-cell office:value-type="float" office:value="1153794" calcext:value-type="float">
              <text:p>1153794</text:p>
            </table:table-cell>
            <table:table-cell office:value-type="float" office:value="93557878" calcext:value-type="float">
              <text:p>93557878</text:p>
            </table:table-cell>
            <table:table-cell office:value-type="float" office:value="93547167" calcext:value-type="float">
              <text:p>93547167</text:p>
            </table:table-cell>
            <table:table-cell office:value-type="float" office:value="93566329" calcext:value-type="float">
              <text:p>93566329</text:p>
            </table:table-cell>
            <table:table-cell office:value-type="float" office:value="59948216" calcext:value-type="float">
              <text:p>59948216</text:p>
            </table:table-cell>
            <table:table-cell office:value-type="float" office:value="59857434" calcext:value-type="float">
              <text:p>59857434</text:p>
            </table:table-cell>
            <table:table-cell office:value-type="float" office:value="60043852" calcext:value-type="float">
              <text:p>60043852</text:p>
            </table:table-cell>
          </table:table-row>
          <table:table-row table:style-name="ro1" table:visibility="collapse">
            <table:table-cell office:value-type="string" calcext:value-type="string">
              <text:p>dilithium2 (100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1874167" calcext:value-type="float">
              <text:p>1874167</text:p>
            </table:table-cell>
            <table:table-cell office:value-type="float" office:value="1827645" calcext:value-type="float">
              <text:p>1827645</text:p>
            </table:table-cell>
            <table:table-cell office:value-type="float" office:value="1914566" calcext:value-type="float">
              <text:p>1914566</text:p>
            </table:table-cell>
            <table:table-cell office:value-type="float" office:value="7493877" calcext:value-type="float">
              <text:p>7493877</text:p>
            </table:table-cell>
            <table:table-cell office:value-type="float" office:value="3321630" calcext:value-type="float">
              <text:p>3321630</text:p>
            </table:table-cell>
            <table:table-cell office:value-type="float" office:value="40762756" calcext:value-type="float">
              <text:p>40762756</text:p>
            </table:table-cell>
            <table:table-cell office:value-type="float" office:value="2062795" calcext:value-type="float">
              <text:p>2062795</text:p>
            </table:table-cell>
            <table:table-cell office:value-type="float" office:value="2062255" calcext:value-type="float">
              <text:p>2062255</text:p>
            </table:table-cell>
            <table:table-cell office:value-type="float" office:value="2063222" calcext:value-type="float">
              <text:p>2063222</text:p>
            </table:table-cell>
          </table:table-row>
          <table:table-row table:style-name="ro1" table:visibility="collapse">
            <table:table-cell office:value-type="string" calcext:value-type="string">
              <text:p>dilithium2 (1000 executions)</text:p>
            </table:table-cell>
            <table:table-cell office:value-type="string" calcext:value-type="string">
              <text:p>m4f</text:p>
            </table:table-cell>
            <table:table-cell office:value-type="float" office:value="1426036" calcext:value-type="float">
              <text:p>1426036</text:p>
            </table:table-cell>
            <table:table-cell office:value-type="float" office:value="1379636" calcext:value-type="float">
              <text:p>1379636</text:p>
            </table:table-cell>
            <table:table-cell office:value-type="float" office:value="1466394" calcext:value-type="float">
              <text:p>1466394</text:p>
            </table:table-cell>
            <table:table-cell office:value-type="float" office:value="3807970" calcext:value-type="float">
              <text:p>3807970</text:p>
            </table:table-cell>
            <table:table-cell office:value-type="float" office:value="1813656" calcext:value-type="float">
              <text:p>1813656</text:p>
            </table:table-cell>
            <table:table-cell office:value-type="float" office:value="18528070" calcext:value-type="float">
              <text:p>18528070</text:p>
            </table:table-cell>
            <table:table-cell office:value-type="float" office:value="1417745" calcext:value-type="float">
              <text:p>1417745</text:p>
            </table:table-cell>
            <table:table-cell office:value-type="float" office:value="1417203" calcext:value-type="float">
              <text:p>1417203</text:p>
            </table:table-cell>
            <table:table-cell office:value-type="float" office:value="1418192" calcext:value-type="float">
              <text:p>1418192</text:p>
            </table:table-cell>
          </table:table-row>
          <table:table-row table:style-name="ro1" table:visibility="collapse">
            <table:table-cell office:value-type="string" calcext:value-type="string">
              <text:p>dilithium2 (1000 executions)</text:p>
            </table:table-cell>
            <table:table-cell office:value-type="string" calcext:value-type="string">
              <text:p>m4fstack</text:p>
            </table:table-cell>
            <table:table-cell office:value-type="float" office:value="1801523" calcext:value-type="float">
              <text:p>1801523</text:p>
            </table:table-cell>
            <table:table-cell office:value-type="float" office:value="1684895" calcext:value-type="float">
              <text:p>1684895</text:p>
            </table:table-cell>
            <table:table-cell office:value-type="float" office:value="1902114" calcext:value-type="float">
              <text:p>1902114</text:p>
            </table:table-cell>
            <table:table-cell office:value-type="float" office:value="12170976" calcext:value-type="float">
              <text:p>12170976</text:p>
            </table:table-cell>
            <table:table-cell office:value-type="float" office:value="3900911" calcext:value-type="float">
              <text:p>3900911</text:p>
            </table:table-cell>
            <table:table-cell office:value-type="float" office:value="86281518" calcext:value-type="float">
              <text:p>86281518</text:p>
            </table:table-cell>
            <table:table-cell office:value-type="float" office:value="3241353" calcext:value-type="float">
              <text:p>3241353</text:p>
            </table:table-cell>
            <table:table-cell office:value-type="float" office:value="3194028" calcext:value-type="float">
              <text:p>3194028</text:p>
            </table:table-cell>
            <table:table-cell office:value-type="float" office:value="3281144" calcext:value-type="float">
              <text:p>3281144</text:p>
            </table:table-cell>
          </table:table-row>
          <table:table-row table:style-name="ro1" table:visibility="collapse">
            <table:table-cell office:value-type="string" calcext:value-type="string">
              <text:p>dilithium3 (100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3205551" calcext:value-type="float">
              <text:p>3205551</text:p>
            </table:table-cell>
            <table:table-cell office:value-type="float" office:value="3204090" calcext:value-type="float">
              <text:p>3204090</text:p>
            </table:table-cell>
            <table:table-cell office:value-type="float" office:value="3207411" calcext:value-type="float">
              <text:p>3207411</text:p>
            </table:table-cell>
            <table:table-cell office:value-type="float" office:value="12696585" calcext:value-type="float">
              <text:p>12696585</text:p>
            </table:table-cell>
            <table:table-cell office:value-type="float" office:value="5097364" calcext:value-type="float">
              <text:p>5097364</text:p>
            </table:table-cell>
            <table:table-cell office:value-type="float" office:value="74392293" calcext:value-type="float">
              <text:p>74392293</text:p>
            </table:table-cell>
            <table:table-cell office:value-type="float" office:value="3376992" calcext:value-type="float">
              <text:p>3376992</text:p>
            </table:table-cell>
            <table:table-cell office:value-type="float" office:value="3376581" calcext:value-type="float">
              <text:p>3376581</text:p>
            </table:table-cell>
            <table:table-cell office:value-type="float" office:value="3377393" calcext:value-type="float">
              <text:p>3377393</text:p>
            </table:table-cell>
          </table:table-row>
          <table:table-row table:style-name="ro1" table:visibility="collapse">
            <table:table-cell office:value-type="string" calcext:value-type="string">
              <text:p>dilithium3 (1000 executions)</text:p>
            </table:table-cell>
            <table:table-cell office:value-type="string" calcext:value-type="string">
              <text:p>m4f</text:p>
            </table:table-cell>
            <table:table-cell office:value-type="float" office:value="2515969" calcext:value-type="float">
              <text:p>2515969</text:p>
            </table:table-cell>
            <table:table-cell office:value-type="float" office:value="2514498" calcext:value-type="float">
              <text:p>2514498</text:p>
            </table:table-cell>
            <table:table-cell office:value-type="float" office:value="2517634" calcext:value-type="float">
              <text:p>2517634</text:p>
            </table:table-cell>
            <table:table-cell office:value-type="float" office:value="5884832" calcext:value-type="float">
              <text:p>5884832</text:p>
            </table:table-cell>
            <table:table-cell office:value-type="float" office:value="2917322" calcext:value-type="float">
              <text:p>2917322</text:p>
            </table:table-cell>
            <table:table-cell office:value-type="float" office:value="25268693" calcext:value-type="float">
              <text:p>25268693</text:p>
            </table:table-cell>
            <table:table-cell office:value-type="float" office:value="2411257" calcext:value-type="float">
              <text:p>2411257</text:p>
            </table:table-cell>
            <table:table-cell office:value-type="float" office:value="2410858" calcext:value-type="float">
              <text:p>2410858</text:p>
            </table:table-cell>
            <table:table-cell office:value-type="float" office:value="2411717" calcext:value-type="float">
              <text:p>2411717</text:p>
            </table:table-cell>
          </table:table-row>
          <table:table-row table:style-name="ro1" table:visibility="collapse">
            <table:table-cell office:value-type="string" calcext:value-type="string">
              <text:p>dilithium3 (1000 executions)</text:p>
            </table:table-cell>
            <table:table-cell office:value-type="string" calcext:value-type="string">
              <text:p>m4fstack</text:p>
            </table:table-cell>
            <table:table-cell office:value-type="float" office:value="3412759" calcext:value-type="float">
              <text:p>3412759</text:p>
            </table:table-cell>
            <table:table-cell office:value-type="float" office:value="3406659" calcext:value-type="float">
              <text:p>3406659</text:p>
            </table:table-cell>
            <table:table-cell office:value-type="float" office:value="3419247" calcext:value-type="float">
              <text:p>3419247</text:p>
            </table:table-cell>
            <table:table-cell office:value-type="float" office:value="23673016" calcext:value-type="float">
              <text:p>23673016</text:p>
            </table:table-cell>
            <table:table-cell office:value-type="float" office:value="6733971" calcext:value-type="float">
              <text:p>6733971</text:p>
            </table:table-cell>
            <table:table-cell office:value-type="float" office:value="145803146" calcext:value-type="float">
              <text:p>145803146</text:p>
            </table:table-cell>
            <table:table-cell office:value-type="float" office:value="5733307" calcext:value-type="float">
              <text:p>5733307</text:p>
            </table:table-cell>
            <table:table-cell office:value-type="float" office:value="5688893" calcext:value-type="float">
              <text:p>5688893</text:p>
            </table:table-cell>
            <table:table-cell office:value-type="float" office:value="5778120" calcext:value-type="float">
              <text:p>5778120</text:p>
            </table:table-cell>
          </table:table-row>
          <table:table-row table:style-name="ro1" table:visibility="collapse">
            <table:table-cell office:value-type="string" calcext:value-type="string">
              <text:p>dilithium5 (100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5341477" calcext:value-type="float">
              <text:p>5341477</text:p>
            </table:table-cell>
            <table:table-cell office:value-type="float" office:value="5286872" calcext:value-type="float">
              <text:p>5286872</text:p>
            </table:table-cell>
            <table:table-cell office:value-type="float" office:value="5395822" calcext:value-type="float">
              <text:p>5395822</text:p>
            </table:table-cell>
            <table:table-cell office:value-type="float" office:value="15710371" calcext:value-type="float">
              <text:p>15710371</text:p>
            </table:table-cell>
            <table:table-cell office:value-type="float" office:value="7953367" calcext:value-type="float">
              <text:p>7953367</text:p>
            </table:table-cell>
            <table:table-cell office:value-type="float" office:value="75940093" calcext:value-type="float">
              <text:p>75940093</text:p>
            </table:table-cell>
            <table:table-cell office:value-type="float" office:value="5609679" calcext:value-type="float">
              <text:p>5609679</text:p>
            </table:table-cell>
            <table:table-cell office:value-type="float" office:value="5609217" calcext:value-type="float">
              <text:p>5609217</text:p>
            </table:table-cell>
            <table:table-cell office:value-type="float" office:value="5610183" calcext:value-type="float">
              <text:p>5610183</text:p>
            </table:table-cell>
          </table:table-row>
          <table:table-row table:style-name="ro1" table:visibility="collapse">
            <table:table-cell office:value-type="string" calcext:value-type="string">
              <text:p>dilithium5 (1000 executions)</text:p>
            </table:table-cell>
            <table:table-cell office:value-type="string" calcext:value-type="string">
              <text:p>m4f</text:p>
            </table:table-cell>
            <table:table-cell office:value-type="float" office:value="4275029" calcext:value-type="float">
              <text:p>4275029</text:p>
            </table:table-cell>
            <table:table-cell office:value-type="float" office:value="4210286" calcext:value-type="float">
              <text:p>4210286</text:p>
            </table:table-cell>
            <table:table-cell office:value-type="float" office:value="4329519" calcext:value-type="float">
              <text:p>4329519</text:p>
            </table:table-cell>
            <table:table-cell office:value-type="float" office:value="7977781" calcext:value-type="float">
              <text:p>7977781</text:p>
            </table:table-cell>
            <table:table-cell office:value-type="float" office:value="4882524" calcext:value-type="float">
              <text:p>4882524</text:p>
            </table:table-cell>
            <table:table-cell office:value-type="float" office:value="25936176" calcext:value-type="float">
              <text:p>25936176</text:p>
            </table:table-cell>
            <table:table-cell office:value-type="float" office:value="4185417" calcext:value-type="float">
              <text:p>4185417</text:p>
            </table:table-cell>
            <table:table-cell office:value-type="float" office:value="4184925" calcext:value-type="float">
              <text:p>4184925</text:p>
            </table:table-cell>
            <table:table-cell office:value-type="float" office:value="4185896" calcext:value-type="float">
              <text:p>4185896</text:p>
            </table:table-cell>
          </table:table-row>
          <table:table-row table:style-name="ro1" table:visibility="collapse">
            <table:table-cell office:value-type="string" calcext:value-type="string">
              <text:p>dilithium5 (1000 executions)</text:p>
            </table:table-cell>
            <table:table-cell office:value-type="string" calcext:value-type="string">
              <text:p>m4fstack</text:p>
            </table:table-cell>
            <table:table-cell office:value-type="float" office:value="5816287" calcext:value-type="float">
              <text:p>5816287</text:p>
            </table:table-cell>
            <table:table-cell office:value-type="float" office:value="5474236" calcext:value-type="float">
              <text:p>5474236</text:p>
            </table:table-cell>
            <table:table-cell office:value-type="float" office:value="6115061" calcext:value-type="float">
              <text:p>6115061</text:p>
            </table:table-cell>
            <table:table-cell office:value-type="float" office:value="33452872" calcext:value-type="float">
              <text:p>33452872</text:p>
            </table:table-cell>
            <table:table-cell office:value-type="float" office:value="11170780" calcext:value-type="float">
              <text:p>11170780</text:p>
            </table:table-cell>
            <table:table-cell office:value-type="float" office:value="185259803" calcext:value-type="float">
              <text:p>185259803</text:p>
            </table:table-cell>
            <table:table-cell office:value-type="float" office:value="9912851" calcext:value-type="float">
              <text:p>9912851</text:p>
            </table:table-cell>
            <table:table-cell office:value-type="float" office:value="9845789" calcext:value-type="float">
              <text:p>9845789</text:p>
            </table:table-cell>
            <table:table-cell office:value-type="float" office:value="9981834" calcext:value-type="float">
              <text:p>9981834</text:p>
            </table:table-cell>
          </table:table-row>
          <table:table-row table:style-name="ro1" table:visibility="collapse">
            <table:table-cell office:value-type="string" calcext:value-type="string">
              <text:p>falcon-1024 (10 executions)</text:p>
            </table:table-cell>
            <table:table-cell office:value-type="string" calcext:value-type="string">
              <text:p>m4-ct</text:p>
            </table:table-cell>
            <table:table-cell office:value-type="float" office:value="354880005" calcext:value-type="float">
              <text:p>354880005</text:p>
            </table:table-cell>
            <table:table-cell office:value-type="float" office:value="284902033" calcext:value-type="float">
              <text:p>284902033</text:p>
            </table:table-cell>
            <table:table-cell office:value-type="float" office:value="635131652" calcext:value-type="float">
              <text:p>635131652</text:p>
            </table:table-cell>
            <table:table-cell office:value-type="float" office:value="87741288" calcext:value-type="float">
              <text:p>87741288</text:p>
            </table:table-cell>
            <table:table-cell office:value-type="float" office:value="87506676" calcext:value-type="float">
              <text:p>87506676</text:p>
            </table:table-cell>
            <table:table-cell office:value-type="float" office:value="87922628" calcext:value-type="float">
              <text:p>87922628</text:p>
            </table:table-cell>
            <table:table-cell office:value-type="float" office:value="991320" calcext:value-type="float">
              <text:p>991320</text:p>
            </table:table-cell>
            <table:table-cell office:value-type="float" office:value="982548" calcext:value-type="float">
              <text:p>982548</text:p>
            </table:table-cell>
            <table:table-cell office:value-type="float" office:value="997219" calcext:value-type="float">
              <text:p>997219</text:p>
            </table:table-cell>
          </table:table-row>
          <table:table-row table:style-name="ro1" table:visibility="collapse">
            <table:table-cell office:value-type="string" calcext:value-type="string">
              <text:p>falcon-1024 (10 executions)</text:p>
            </table:table-cell>
            <table:table-cell office:value-type="string" calcext:value-type="string">
              <text:p>opt-ct</text:p>
            </table:table-cell>
            <table:table-cell office:value-type="float" office:value="555202324" calcext:value-type="float">
              <text:p>555202324</text:p>
            </table:table-cell>
            <table:table-cell office:value-type="float" office:value="284912829" calcext:value-type="float">
              <text:p>284912829</text:p>
            </table:table-cell>
            <table:table-cell office:value-type="float" office:value="1157528581" calcext:value-type="float">
              <text:p>1157528581</text:p>
            </table:table-cell>
            <table:table-cell office:value-type="float" office:value="87710190" calcext:value-type="float">
              <text:p>87710190</text:p>
            </table:table-cell>
            <table:table-cell office:value-type="float" office:value="87606677" calcext:value-type="float">
              <text:p>87606677</text:p>
            </table:table-cell>
            <table:table-cell office:value-type="float" office:value="87841235" calcext:value-type="float">
              <text:p>87841235</text:p>
            </table:table-cell>
            <table:table-cell office:value-type="float" office:value="993584" calcext:value-type="float">
              <text:p>993584</text:p>
            </table:table-cell>
            <table:table-cell office:value-type="float" office:value="983066" calcext:value-type="float">
              <text:p>983066</text:p>
            </table:table-cell>
            <table:table-cell office:value-type="float" office:value="997523" calcext:value-type="float">
              <text:p>997523</text:p>
            </table:table-cell>
          </table:table-row>
          <table:table-row table:style-name="ro1" table:visibility="collapse">
            <table:table-cell office:value-type="string" calcext:value-type="string">
              <text:p>falcon-1024 (10 executions)</text:p>
            </table:table-cell>
            <table:table-cell office:value-type="string" calcext:value-type="string">
              <text:p>opt-leaktime</text:p>
            </table:table-cell>
            <table:table-cell office:value-type="float" office:value="438412062" calcext:value-type="float">
              <text:p>438412062</text:p>
            </table:table-cell>
            <table:table-cell office:value-type="float" office:value="334858742" calcext:value-type="float">
              <text:p>334858742</text:p>
            </table:table-cell>
            <table:table-cell office:value-type="float" office:value="625013074" calcext:value-type="float">
              <text:p>625013074</text:p>
            </table:table-cell>
            <table:table-cell office:value-type="float" office:value="80139483" calcext:value-type="float">
              <text:p>80139483</text:p>
            </table:table-cell>
            <table:table-cell office:value-type="float" office:value="79891200" calcext:value-type="float">
              <text:p>79891200</text:p>
            </table:table-cell>
            <table:table-cell office:value-type="float" office:value="80551967" calcext:value-type="float">
              <text:p>80551967</text:p>
            </table:table-cell>
            <table:table-cell office:value-type="float" office:value="994127" calcext:value-type="float">
              <text:p>994127</text:p>
            </table:table-cell>
            <table:table-cell office:value-type="float" office:value="984891" calcext:value-type="float">
              <text:p>984891</text:p>
            </table:table-cell>
            <table:table-cell office:value-type="float" office:value="997390" calcext:value-type="float">
              <text:p>997390</text:p>
            </table:table-cell>
          </table:table-row>
          <table:table-row table:style-name="ro1" table:visibility="collapse">
            <table:table-cell office:value-type="string" calcext:value-type="string">
              <text:p>falcon-1024-tree (10 executions)</text:p>
            </table:table-cell>
            <table:table-cell office:value-type="string" calcext:value-type="string">
              <text:p>opt-ct</text:p>
            </table:table-cell>
            <table:table-cell office:value-type="float" office:value="500950316" calcext:value-type="float">
              <text:p>500950316</text:p>
            </table:table-cell>
            <table:table-cell office:value-type="float" office:value="327706067" calcext:value-type="float">
              <text:p>327706067</text:p>
            </table:table-cell>
            <table:table-cell office:value-type="float" office:value="969046860" calcext:value-type="float">
              <text:p>969046860</text:p>
            </table:table-cell>
            <table:table-cell office:value-type="float" office:value="39207109" calcext:value-type="float">
              <text:p>39207109</text:p>
            </table:table-cell>
            <table:table-cell office:value-type="float" office:value="39013867" calcext:value-type="float">
              <text:p>39013867</text:p>
            </table:table-cell>
            <table:table-cell office:value-type="float" office:value="39449442" calcext:value-type="float">
              <text:p>39449442</text:p>
            </table:table-cell>
            <table:table-cell office:value-type="float" office:value="992787" calcext:value-type="float">
              <text:p>992787</text:p>
            </table:table-cell>
            <table:table-cell office:value-type="float" office:value="982032" calcext:value-type="float">
              <text:p>982032</text:p>
            </table:table-cell>
            <table:table-cell office:value-type="float" office:value="998080" calcext:value-type="float">
              <text:p>998080</text:p>
            </table:table-cell>
          </table:table-row>
          <table:table-row table:style-name="ro1" table:visibility="collapse">
            <table:table-cell office:value-type="string" calcext:value-type="string">
              <text:p>falcon-1024-tree (10 executions)</text:p>
            </table:table-cell>
            <table:table-cell office:value-type="string" calcext:value-type="string">
              <text:p>opt-leaktime</text:p>
            </table:table-cell>
            <table:table-cell office:value-type="float" office:value="372505822" calcext:value-type="float">
              <text:p>372505822</text:p>
            </table:table-cell>
            <table:table-cell office:value-type="float" office:value="284807343" calcext:value-type="float">
              <text:p>284807343</text:p>
            </table:table-cell>
            <table:table-cell office:value-type="float" office:value="551245131" calcext:value-type="float">
              <text:p>551245131</text:p>
            </table:table-cell>
            <table:table-cell office:value-type="float" office:value="42213136" calcext:value-type="float">
              <text:p>42213136</text:p>
            </table:table-cell>
            <table:table-cell office:value-type="float" office:value="41842229" calcext:value-type="float">
              <text:p>41842229</text:p>
            </table:table-cell>
            <table:table-cell office:value-type="float" office:value="42582424" calcext:value-type="float">
              <text:p>42582424</text:p>
            </table:table-cell>
            <table:table-cell office:value-type="float" office:value="995859" calcext:value-type="float">
              <text:p>995859</text:p>
            </table:table-cell>
            <table:table-cell office:value-type="float" office:value="984960" calcext:value-type="float">
              <text:p>984960</text:p>
            </table:table-cell>
            <table:table-cell office:value-type="float" office:value="998421" calcext:value-type="float">
              <text:p>998421</text:p>
            </table:table-cell>
          </table:table-row>
          <table:table-row table:style-name="ro1" table:visibility="collapse">
            <table:table-cell office:value-type="string" calcext:value-type="string">
              <text:p>falcon-512 (10 executions)</text:p>
            </table:table-cell>
            <table:table-cell office:value-type="string" calcext:value-type="string">
              <text:p>m4-ct</text:p>
            </table:table-cell>
            <table:table-cell office:value-type="float" office:value="161245486" calcext:value-type="float">
              <text:p>161245486</text:p>
            </table:table-cell>
            <table:table-cell office:value-type="float" office:value="110088298" calcext:value-type="float">
              <text:p>110088298</text:p>
            </table:table-cell>
            <table:table-cell office:value-type="float" office:value="279215300" calcext:value-type="float">
              <text:p>279215300</text:p>
            </table:table-cell>
            <table:table-cell office:value-type="float" office:value="40225282" calcext:value-type="float">
              <text:p>40225282</text:p>
            </table:table-cell>
            <table:table-cell office:value-type="float" office:value="40072879" calcext:value-type="float">
              <text:p>40072879</text:p>
            </table:table-cell>
            <table:table-cell office:value-type="float" office:value="40389913" calcext:value-type="float">
              <text:p>40389913</text:p>
            </table:table-cell>
            <table:table-cell office:value-type="float" office:value="478930" calcext:value-type="float">
              <text:p>478930</text:p>
            </table:table-cell>
            <table:table-cell office:value-type="float" office:value="472982" calcext:value-type="float">
              <text:p>472982</text:p>
            </table:table-cell>
            <table:table-cell office:value-type="float" office:value="485577" calcext:value-type="float">
              <text:p>485577</text:p>
            </table:table-cell>
          </table:table-row>
          <table:table-row table:style-name="ro1" table:visibility="collapse">
            <table:table-cell office:value-type="string" calcext:value-type="string">
              <text:p>falcon-512 (10 executions)</text:p>
            </table:table-cell>
            <table:table-cell office:value-type="string" calcext:value-type="string">
              <text:p>opt-ct</text:p>
            </table:table-cell>
            <table:table-cell office:value-type="float" office:value="151650543" calcext:value-type="float">
              <text:p>151650543</text:p>
            </table:table-cell>
            <table:table-cell office:value-type="float" office:value="116181731" calcext:value-type="float">
              <text:p>116181731</text:p>
            </table:table-cell>
            <table:table-cell office:value-type="float" office:value="228216352" calcext:value-type="float">
              <text:p>228216352</text:p>
            </table:table-cell>
            <table:table-cell office:value-type="float" office:value="40147309" calcext:value-type="float">
              <text:p>40147309</text:p>
            </table:table-cell>
            <table:table-cell office:value-type="float" office:value="40003575" calcext:value-type="float">
              <text:p>40003575</text:p>
            </table:table-cell>
            <table:table-cell office:value-type="float" office:value="40360540" calcext:value-type="float">
              <text:p>40360540</text:p>
            </table:table-cell>
            <table:table-cell office:value-type="float" office:value="480990" calcext:value-type="float">
              <text:p>480990</text:p>
            </table:table-cell>
            <table:table-cell office:value-type="float" office:value="472795" calcext:value-type="float">
              <text:p>472795</text:p>
            </table:table-cell>
            <table:table-cell office:value-type="float" office:value="485260" calcext:value-type="float">
              <text:p>485260</text:p>
            </table:table-cell>
          </table:table-row>
          <table:table-row table:style-name="ro1" table:visibility="collapse">
            <table:table-cell office:value-type="string" calcext:value-type="string">
              <text:p>falcon-512 (10 executions)</text:p>
            </table:table-cell>
            <table:table-cell office:value-type="string" calcext:value-type="string">
              <text:p>opt-leaktime</text:p>
            </table:table-cell>
            <table:table-cell office:value-type="float" office:value="159608965" calcext:value-type="float">
              <text:p>159608965</text:p>
            </table:table-cell>
            <table:table-cell office:value-type="float" office:value="111149933" calcext:value-type="float">
              <text:p>111149933</text:p>
            </table:table-cell>
            <table:table-cell office:value-type="float" office:value="301580807" calcext:value-type="float">
              <text:p>301580807</text:p>
            </table:table-cell>
            <table:table-cell office:value-type="float" office:value="37267337" calcext:value-type="float">
              <text:p>37267337</text:p>
            </table:table-cell>
            <table:table-cell office:value-type="float" office:value="36991076" calcext:value-type="float">
              <text:p>36991076</text:p>
            </table:table-cell>
            <table:table-cell office:value-type="float" office:value="37518518" calcext:value-type="float">
              <text:p>37518518</text:p>
            </table:table-cell>
            <table:table-cell office:value-type="float" office:value="478421" calcext:value-type="float">
              <text:p>478421</text:p>
            </table:table-cell>
            <table:table-cell office:value-type="float" office:value="471680" calcext:value-type="float">
              <text:p>471680</text:p>
            </table:table-cell>
            <table:table-cell office:value-type="float" office:value="484872" calcext:value-type="float">
              <text:p>484872</text:p>
            </table:table-cell>
          </table:table-row>
          <table:table-row table:style-name="ro1" table:visibility="collapse">
            <table:table-cell office:value-type="string" calcext:value-type="string">
              <text:p>falcon-512-tree (10 executions)</text:p>
            </table:table-cell>
            <table:table-cell office:value-type="string" calcext:value-type="string">
              <text:p>m4-ct</text:p>
            </table:table-cell>
            <table:table-cell office:value-type="float" office:value="167653515" calcext:value-type="float">
              <text:p>167653515</text:p>
            </table:table-cell>
            <table:table-cell office:value-type="float" office:value="121618919" calcext:value-type="float">
              <text:p>121618919</text:p>
            </table:table-cell>
            <table:table-cell office:value-type="float" office:value="272326714" calcext:value-type="float">
              <text:p>272326714</text:p>
            </table:table-cell>
            <table:table-cell office:value-type="float" office:value="18250061" calcext:value-type="float">
              <text:p>18250061</text:p>
            </table:table-cell>
            <table:table-cell office:value-type="float" office:value="18135371" calcext:value-type="float">
              <text:p>18135371</text:p>
            </table:table-cell>
            <table:table-cell office:value-type="float" office:value="18325579" calcext:value-type="float">
              <text:p>18325579</text:p>
            </table:table-cell>
            <table:table-cell office:value-type="float" office:value="479823" calcext:value-type="float">
              <text:p>479823</text:p>
            </table:table-cell>
            <table:table-cell office:value-type="float" office:value="471774" calcext:value-type="float">
              <text:p>471774</text:p>
            </table:table-cell>
            <table:table-cell office:value-type="float" office:value="485540" calcext:value-type="float">
              <text:p>485540</text:p>
            </table:table-cell>
          </table:table-row>
          <table:table-row table:style-name="ro1" table:visibility="collapse">
            <table:table-cell office:value-type="string" calcext:value-type="string">
              <text:p>falcon-512-tree (10 executions)</text:p>
            </table:table-cell>
            <table:table-cell office:value-type="string" calcext:value-type="string">
              <text:p>opt-ct</text:p>
            </table:table-cell>
            <table:table-cell office:value-type="float" office:value="184949574" calcext:value-type="float">
              <text:p>184949574</text:p>
            </table:table-cell>
            <table:table-cell office:value-type="float" office:value="121623805" calcext:value-type="float">
              <text:p>121623805</text:p>
            </table:table-cell>
            <table:table-cell office:value-type="float" office:value="270290280" calcext:value-type="float">
              <text:p>270290280</text:p>
            </table:table-cell>
            <table:table-cell office:value-type="float" office:value="18248036" calcext:value-type="float">
              <text:p>18248036</text:p>
            </table:table-cell>
            <table:table-cell office:value-type="float" office:value="18069599" calcext:value-type="float">
              <text:p>18069599</text:p>
            </table:table-cell>
            <table:table-cell office:value-type="float" office:value="18462666" calcext:value-type="float">
              <text:p>18462666</text:p>
            </table:table-cell>
            <table:table-cell office:value-type="float" office:value="484565" calcext:value-type="float">
              <text:p>484565</text:p>
            </table:table-cell>
            <table:table-cell office:value-type="float" office:value="484059" calcext:value-type="float">
              <text:p>484059</text:p>
            </table:table-cell>
            <table:table-cell office:value-type="float" office:value="485335" calcext:value-type="float">
              <text:p>485335</text:p>
            </table:table-cell>
          </table:table-row>
          <table:table-row table:style-name="ro1" table:visibility="collapse">
            <table:table-cell office:value-type="string" calcext:value-type="string">
              <text:p>falcon-512-tree (10 executions)</text:p>
            </table:table-cell>
            <table:table-cell office:value-type="string" calcext:value-type="string">
              <text:p>opt-leaktime</text:p>
            </table:table-cell>
            <table:table-cell office:value-type="float" office:value="156710258" calcext:value-type="float">
              <text:p>156710258</text:p>
            </table:table-cell>
            <table:table-cell office:value-type="float" office:value="106732109" calcext:value-type="float">
              <text:p>106732109</text:p>
            </table:table-cell>
            <table:table-cell office:value-type="float" office:value="326634247" calcext:value-type="float">
              <text:p>326634247</text:p>
            </table:table-cell>
            <table:table-cell office:value-type="float" office:value="20050613" calcext:value-type="float">
              <text:p>20050613</text:p>
            </table:table-cell>
            <table:table-cell office:value-type="float" office:value="19891001" calcext:value-type="float">
              <text:p>19891001</text:p>
            </table:table-cell>
            <table:table-cell office:value-type="float" office:value="20227947" calcext:value-type="float">
              <text:p>20227947</text:p>
            </table:table-cell>
            <table:table-cell office:value-type="float" office:value="482101" calcext:value-type="float">
              <text:p>482101</text:p>
            </table:table-cell>
            <table:table-cell office:value-type="float" office:value="472948" calcext:value-type="float">
              <text:p>472948</text:p>
            </table:table-cell>
            <table:table-cell office:value-type="float" office:value="485643" calcext:value-type="float">
              <text:p>485643</text:p>
            </table:table-cell>
          </table:table-row>
          <table:table-row table:style-name="ro1" table:visibility="collapse">
            <table:table-cell office:value-type="string" calcext:value-type="string">
              <text:p>haetae2 (100 executions)</text:p>
            </table:table-cell>
            <table:table-cell office:value-type="string" calcext:value-type="string">
              <text:p>m4f</text:p>
            </table:table-cell>
            <table:table-cell office:value-type="float" office:value="6743278" calcext:value-type="float">
              <text:p>6743278</text:p>
            </table:table-cell>
            <table:table-cell office:value-type="float" office:value="1555292" calcext:value-type="float">
              <text:p>1555292</text:p>
            </table:table-cell>
            <table:table-cell office:value-type="float" office:value="25393506" calcext:value-type="float">
              <text:p>25393506</text:p>
            </table:table-cell>
            <table:table-cell office:value-type="float" office:value="21993963" calcext:value-type="float">
              <text:p>21993963</text:p>
            </table:table-cell>
            <table:table-cell office:value-type="float" office:value="4721290" calcext:value-type="float">
              <text:p>4721290</text:p>
            </table:table-cell>
            <table:table-cell office:value-type="float" office:value="86765689" calcext:value-type="float">
              <text:p>86765689</text:p>
            </table:table-cell>
            <table:table-cell office:value-type="float" office:value="918459" calcext:value-type="float">
              <text:p>918459</text:p>
            </table:table-cell>
            <table:table-cell office:value-type="float" office:value="918244" calcext:value-type="float">
              <text:p>918244</text:p>
            </table:table-cell>
            <table:table-cell office:value-type="float" office:value="918668" calcext:value-type="float">
              <text:p>918668</text:p>
            </table:table-cell>
          </table:table-row>
          <table:table-row table:style-name="ro1" table:visibility="collapse">
            <table:table-cell office:value-type="string" calcext:value-type="string">
              <text:p>haetae2 (100 executions)</text:p>
            </table:table-cell>
            <table:table-cell office:value-type="string" calcext:value-type="string">
              <text:p>ref</text:p>
            </table:table-cell>
            <table:table-cell office:value-type="float" office:value="9363639" calcext:value-type="float">
              <text:p>9363639</text:p>
            </table:table-cell>
            <table:table-cell office:value-type="float" office:value="1716264" calcext:value-type="float">
              <text:p>1716264</text:p>
            </table:table-cell>
            <table:table-cell office:value-type="float" office:value="41895014" calcext:value-type="float">
              <text:p>41895014</text:p>
            </table:table-cell>
            <table:table-cell office:value-type="float" office:value="31631089" calcext:value-type="float">
              <text:p>31631089</text:p>
            </table:table-cell>
            <table:table-cell office:value-type="float" office:value="6247382" calcext:value-type="float">
              <text:p>6247382</text:p>
            </table:table-cell>
            <table:table-cell office:value-type="float" office:value="216853925" calcext:value-type="float">
              <text:p>216853925</text:p>
            </table:table-cell>
            <table:table-cell office:value-type="float" office:value="1104080" calcext:value-type="float">
              <text:p>1104080</text:p>
            </table:table-cell>
            <table:table-cell office:value-type="float" office:value="1103874" calcext:value-type="float">
              <text:p>1103874</text:p>
            </table:table-cell>
            <table:table-cell office:value-type="float" office:value="1104329" calcext:value-type="float">
              <text:p>1104329</text:p>
            </table:table-cell>
          </table:table-row>
          <table:table-row table:style-name="ro1" table:visibility="collapse">
            <table:table-cell office:value-type="string" calcext:value-type="string">
              <text:p>haetae3 (100 executions)</text:p>
            </table:table-cell>
            <table:table-cell office:value-type="string" calcext:value-type="string">
              <text:p>m4f</text:p>
            </table:table-cell>
            <table:table-cell office:value-type="float" office:value="12925388" calcext:value-type="float">
              <text:p>12925388</text:p>
            </table:table-cell>
            <table:table-cell office:value-type="float" office:value="2752846" calcext:value-type="float">
              <text:p>2752846</text:p>
            </table:table-cell>
            <table:table-cell office:value-type="float" office:value="52240529" calcext:value-type="float">
              <text:p>52240529</text:p>
            </table:table-cell>
            <table:table-cell office:value-type="float" office:value="30891994" calcext:value-type="float">
              <text:p>30891994</text:p>
            </table:table-cell>
            <table:table-cell office:value-type="float" office:value="7467529" calcext:value-type="float">
              <text:p>7467529</text:p>
            </table:table-cell>
            <table:table-cell office:value-type="float" office:value="160522018" calcext:value-type="float">
              <text:p>160522018</text:p>
            </table:table-cell>
            <table:table-cell office:value-type="float" office:value="1760745" calcext:value-type="float">
              <text:p>1760745</text:p>
            </table:table-cell>
            <table:table-cell office:value-type="float" office:value="1760408" calcext:value-type="float">
              <text:p>1760408</text:p>
            </table:table-cell>
            <table:table-cell office:value-type="float" office:value="1761081" calcext:value-type="float">
              <text:p>1761081</text:p>
            </table:table-cell>
          </table:table-row>
          <table:table-row table:style-name="ro1" table:visibility="collapse">
            <table:table-cell office:value-type="string" calcext:value-type="string">
              <text:p>haetae3 (100 executions)</text:p>
            </table:table-cell>
            <table:table-cell office:value-type="string" calcext:value-type="string">
              <text:p>ref</text:p>
            </table:table-cell>
            <table:table-cell office:value-type="float" office:value="20247658" calcext:value-type="float">
              <text:p>20247658</text:p>
            </table:table-cell>
            <table:table-cell office:value-type="float" office:value="3023325" calcext:value-type="float">
              <text:p>3023325</text:p>
            </table:table-cell>
            <table:table-cell office:value-type="float" office:value="101863701" calcext:value-type="float">
              <text:p>101863701</text:p>
            </table:table-cell>
            <table:table-cell office:value-type="float" office:value="41078691" calcext:value-type="float">
              <text:p>41078691</text:p>
            </table:table-cell>
            <table:table-cell office:value-type="float" office:value="9771906" calcext:value-type="float">
              <text:p>9771906</text:p>
            </table:table-cell>
            <table:table-cell office:value-type="float" office:value="168213225" calcext:value-type="float">
              <text:p>168213225</text:p>
            </table:table-cell>
            <table:table-cell office:value-type="float" office:value="1998105" calcext:value-type="float">
              <text:p>1998105</text:p>
            </table:table-cell>
            <table:table-cell office:value-type="float" office:value="1997691" calcext:value-type="float">
              <text:p>1997691</text:p>
            </table:table-cell>
            <table:table-cell office:value-type="float" office:value="1998406" calcext:value-type="float">
              <text:p>1998406</text:p>
            </table:table-cell>
          </table:table-row>
          <table:table-row table:style-name="ro1" table:visibility="collapse">
            <table:table-cell office:value-type="string" calcext:value-type="string">
              <text:p>haetae5 (100 executions)</text:p>
            </table:table-cell>
            <table:table-cell office:value-type="string" calcext:value-type="string">
              <text:p>m4f</text:p>
            </table:table-cell>
            <table:table-cell office:value-type="float" office:value="19064310" calcext:value-type="float">
              <text:p>19064310</text:p>
            </table:table-cell>
            <table:table-cell office:value-type="float" office:value="3530778" calcext:value-type="float">
              <text:p>3530778</text:p>
            </table:table-cell>
            <table:table-cell office:value-type="float" office:value="94189003" calcext:value-type="float">
              <text:p>94189003</text:p>
            </table:table-cell>
            <table:table-cell office:value-type="float" office:value="44679058" calcext:value-type="float">
              <text:p>44679058</text:p>
            </table:table-cell>
            <table:table-cell office:value-type="float" office:value="9277906" calcext:value-type="float">
              <text:p>9277906</text:p>
            </table:table-cell>
            <table:table-cell office:value-type="float" office:value="182948586" calcext:value-type="float">
              <text:p>182948586</text:p>
            </table:table-cell>
            <table:table-cell office:value-type="float" office:value="2323830" calcext:value-type="float">
              <text:p>2323830</text:p>
            </table:table-cell>
            <table:table-cell office:value-type="float" office:value="2323454" calcext:value-type="float">
              <text:p>2323454</text:p>
            </table:table-cell>
            <table:table-cell office:value-type="float" office:value="2324229" calcext:value-type="float">
              <text:p>2324229</text:p>
            </table:table-cell>
          </table:table-row>
          <table:table-row table:style-name="ro1" table:visibility="collapse">
            <table:table-cell office:value-type="string" calcext:value-type="string">
              <text:p>haetae5 (100 executions)</text:p>
            </table:table-cell>
            <table:table-cell office:value-type="string" calcext:value-type="string">
              <text:p>ref</text:p>
            </table:table-cell>
            <table:table-cell office:value-type="float" office:value="18169623" calcext:value-type="float">
              <text:p>18169623</text:p>
            </table:table-cell>
            <table:table-cell office:value-type="float" office:value="3864921" calcext:value-type="float">
              <text:p>3864921</text:p>
            </table:table-cell>
            <table:table-cell office:value-type="float" office:value="64304046" calcext:value-type="float">
              <text:p>64304046</text:p>
            </table:table-cell>
            <table:table-cell office:value-type="float" office:value="63180459" calcext:value-type="float">
              <text:p>63180459</text:p>
            </table:table-cell>
            <table:table-cell office:value-type="float" office:value="12011324" calcext:value-type="float">
              <text:p>12011324</text:p>
            </table:table-cell>
            <table:table-cell office:value-type="float" office:value="264538555" calcext:value-type="float">
              <text:p>264538555</text:p>
            </table:table-cell>
            <table:table-cell office:value-type="float" office:value="2461679" calcext:value-type="float">
              <text:p>2461679</text:p>
            </table:table-cell>
            <table:table-cell office:value-type="float" office:value="2461294" calcext:value-type="float">
              <text:p>2461294</text:p>
            </table:table-cell>
            <table:table-cell office:value-type="float" office:value="2462068" calcext:value-type="float">
              <text:p>2462068</text:p>
            </table:table-cell>
          </table:table-row>
          <table:table-row table:style-name="ro1" table:visibility="collapse">
            <table:table-cell office:value-type="string" calcext:value-type="string">
              <text:p>hawk1024 (100 executions)</text:p>
            </table:table-cell>
            <table:table-cell office:value-type="string" calcext:value-type="string">
              <text:p>ref</text:p>
            </table:table-cell>
            <table:table-cell office:value-type="float" office:value="246017495" calcext:value-type="float">
              <text:p>246017495</text:p>
            </table:table-cell>
            <table:table-cell office:value-type="float" office:value="183762252" calcext:value-type="float">
              <text:p>183762252</text:p>
            </table:table-cell>
            <table:table-cell office:value-type="float" office:value="662190563" calcext:value-type="float">
              <text:p>662190563</text:p>
            </table:table-cell>
            <table:table-cell office:value-type="float" office:value="4309675" calcext:value-type="float">
              <text:p>4309675</text:p>
            </table:table-cell>
            <table:table-cell office:value-type="float" office:value="4309595" calcext:value-type="float">
              <text:p>4309595</text:p>
            </table:table-cell>
            <table:table-cell office:value-type="float" office:value="4309759" calcext:value-type="float">
              <text:p>4309759</text:p>
            </table:table-cell>
            <table:table-cell office:value-type="float" office:value="2782441" calcext:value-type="float">
              <text:p>2782441</text:p>
            </table:table-cell>
            <table:table-cell office:value-type="float" office:value="2780257" calcext:value-type="float">
              <text:p>2780257</text:p>
            </table:table-cell>
            <table:table-cell office:value-type="float" office:value="2784348" calcext:value-type="float">
              <text:p>2784348</text:p>
            </table:table-cell>
          </table:table-row>
          <table:table-row table:style-name="ro1" table:visibility="collapse">
            <table:table-cell office:value-type="string" calcext:value-type="string">
              <text:p>hawk256 (100 executions)</text:p>
            </table:table-cell>
            <table:table-cell office:value-type="string" calcext:value-type="string">
              <text:p>ref</text:p>
            </table:table-cell>
            <table:table-cell office:value-type="float" office:value="15758436" calcext:value-type="float">
              <text:p>15758436</text:p>
            </table:table-cell>
            <table:table-cell office:value-type="float" office:value="11600791" calcext:value-type="float">
              <text:p>11600791</text:p>
            </table:table-cell>
            <table:table-cell office:value-type="float" office:value="35345186" calcext:value-type="float">
              <text:p>35345186</text:p>
            </table:table-cell>
            <table:table-cell office:value-type="float" office:value="1042002" calcext:value-type="float">
              <text:p>1042002</text:p>
            </table:table-cell>
            <table:table-cell office:value-type="float" office:value="954957" calcext:value-type="float">
              <text:p>954957</text:p>
            </table:table-cell>
            <table:table-cell office:value-type="float" office:value="2294025" calcext:value-type="float">
              <text:p>2294025</text:p>
            </table:table-cell>
            <table:table-cell office:value-type="float" office:value="627815" calcext:value-type="float">
              <text:p>627815</text:p>
            </table:table-cell>
            <table:table-cell office:value-type="float" office:value="627480" calcext:value-type="float">
              <text:p>627480</text:p>
            </table:table-cell>
            <table:table-cell office:value-type="float" office:value="628077" calcext:value-type="float">
              <text:p>628077</text:p>
            </table:table-cell>
          </table:table-row>
          <table:table-row table:style-name="ro1" table:visibility="collapse">
            <table:table-cell office:value-type="string" calcext:value-type="string">
              <text:p>hawk512 (100 executions)</text:p>
            </table:table-cell>
            <table:table-cell office:value-type="string" calcext:value-type="string">
              <text:p>ref</text:p>
            </table:table-cell>
            <table:table-cell office:value-type="float" office:value="53733289" calcext:value-type="float">
              <text:p>53733289</text:p>
            </table:table-cell>
            <table:table-cell office:value-type="float" office:value="45271209" calcext:value-type="float">
              <text:p>45271209</text:p>
            </table:table-cell>
            <table:table-cell office:value-type="float" office:value="174603165" calcext:value-type="float">
              <text:p>174603165</text:p>
            </table:table-cell>
            <table:table-cell office:value-type="float" office:value="1972051" calcext:value-type="float">
              <text:p>1972051</text:p>
            </table:table-cell>
            <table:table-cell office:value-type="float" office:value="1971984" calcext:value-type="float">
              <text:p>1971984</text:p>
            </table:table-cell>
            <table:table-cell office:value-type="float" office:value="1972127" calcext:value-type="float">
              <text:p>1972127</text:p>
            </table:table-cell>
            <table:table-cell office:value-type="float" office:value="1293829" calcext:value-type="float">
              <text:p>1293829</text:p>
            </table:table-cell>
            <table:table-cell office:value-type="float" office:value="1292946" calcext:value-type="float">
              <text:p>1292946</text:p>
            </table:table-cell>
            <table:table-cell office:value-type="float" office:value="1294494" calcext:value-type="float">
              <text:p>1294494</text:p>
            </table:table-cell>
          </table:table-row>
          <table:table-row table:style-name="ro1" table:visibility="collapse">
            <table:table-cell office:value-type="string" calcext:value-type="string">
              <text:p>mayo1 (10 executions)</text:p>
            </table:table-cell>
            <table:table-cell office:value-type="string" calcext:value-type="string">
              <text:p>m4f</text:p>
            </table:table-cell>
            <table:table-cell office:value-type="float" office:value="5242008" calcext:value-type="float">
              <text:p>5242008</text:p>
            </table:table-cell>
            <table:table-cell office:value-type="float" office:value="5241998" calcext:value-type="float">
              <text:p>5241998</text:p>
            </table:table-cell>
            <table:table-cell office:value-type="float" office:value="5242042" calcext:value-type="float">
              <text:p>5242042</text:p>
            </table:table-cell>
            <table:table-cell office:value-type="float" office:value="9100704" calcext:value-type="float">
              <text:p>9100704</text:p>
            </table:table-cell>
            <table:table-cell office:value-type="float" office:value="9100681" calcext:value-type="float">
              <text:p>9100681</text:p>
            </table:table-cell>
            <table:table-cell office:value-type="float" office:value="9100722" calcext:value-type="float">
              <text:p>9100722</text:p>
            </table:table-cell>
            <table:table-cell office:value-type="float" office:value="4952860" calcext:value-type="float">
              <text:p>4952860</text:p>
            </table:table-cell>
            <table:table-cell office:value-type="float" office:value="4952848" calcext:value-type="float">
              <text:p>4952848</text:p>
            </table:table-cell>
            <table:table-cell office:value-type="float" office:value="4952890" calcext:value-type="float">
              <text:p>4952890</text:p>
            </table:table-cell>
          </table:table-row>
          <table:table-row table:style-name="ro1" table:visibility="collapse">
            <table:table-cell office:value-type="string" calcext:value-type="string">
              <text:p>mayo1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7977004" calcext:value-type="float">
              <text:p>7977004</text:p>
            </table:table-cell>
            <table:table-cell office:value-type="float" office:value="7976973" calcext:value-type="float">
              <text:p>7976973</text:p>
            </table:table-cell>
            <table:table-cell office:value-type="float" office:value="7977015" calcext:value-type="float">
              <text:p>7977015</text:p>
            </table:table-cell>
            <table:table-cell office:value-type="float" office:value="18005446" calcext:value-type="float">
              <text:p>18005446</text:p>
            </table:table-cell>
            <table:table-cell office:value-type="float" office:value="18005440" calcext:value-type="float">
              <text:p>18005440</text:p>
            </table:table-cell>
            <table:table-cell office:value-type="float" office:value="18005487" calcext:value-type="float">
              <text:p>18005487</text:p>
            </table:table-cell>
            <table:table-cell office:value-type="float" office:value="6294480" calcext:value-type="float">
              <text:p>6294480</text:p>
            </table:table-cell>
            <table:table-cell office:value-type="float" office:value="6294464" calcext:value-type="float">
              <text:p>6294464</text:p>
            </table:table-cell>
            <table:table-cell office:value-type="float" office:value="6294503" calcext:value-type="float">
              <text:p>6294503</text:p>
            </table:table-cell>
          </table:table-row>
          <table:table-row table:style-name="ro1" table:visibility="collapse">
            <table:table-cell office:value-type="string" calcext:value-type="string">
              <text:p>mayo2 (10 executions)</text:p>
            </table:table-cell>
            <table:table-cell office:value-type="string" calcext:value-type="string">
              <text:p>m4f</text:p>
            </table:table-cell>
            <table:table-cell office:value-type="float" office:value="11917959" calcext:value-type="float">
              <text:p>11917959</text:p>
            </table:table-cell>
            <table:table-cell office:value-type="float" office:value="11917940" calcext:value-type="float">
              <text:p>11917940</text:p>
            </table:table-cell>
            <table:table-cell office:value-type="float" office:value="11917980" calcext:value-type="float">
              <text:p>11917980</text:p>
            </table:table-cell>
            <table:table-cell office:value-type="float" office:value="11979613" calcext:value-type="float">
              <text:p>11979613</text:p>
            </table:table-cell>
            <table:table-cell office:value-type="float" office:value="11979582" calcext:value-type="float">
              <text:p>11979582</text:p>
            </table:table-cell>
            <table:table-cell office:value-type="float" office:value="11979624" calcext:value-type="float">
              <text:p>11979624</text:p>
            </table:table-cell>
            <table:table-cell office:value-type="float" office:value="5130148" calcext:value-type="float">
              <text:p>5130148</text:p>
            </table:table-cell>
            <table:table-cell office:value-type="float" office:value="5130131" calcext:value-type="float">
              <text:p>5130131</text:p>
            </table:table-cell>
            <table:table-cell office:value-type="float" office:value="5130180" calcext:value-type="float">
              <text:p>5130180</text:p>
            </table:table-cell>
          </table:table-row>
          <table:table-row table:style-name="ro1" table:visibility="collapse">
            <table:table-cell office:value-type="string" calcext:value-type="string">
              <text:p>mayo2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18432706" calcext:value-type="float">
              <text:p>18432706</text:p>
            </table:table-cell>
            <table:table-cell office:value-type="float" office:value="18432701" calcext:value-type="float">
              <text:p>18432701</text:p>
            </table:table-cell>
            <table:table-cell office:value-type="float" office:value="18432740" calcext:value-type="float">
              <text:p>18432740</text:p>
            </table:table-cell>
            <table:table-cell office:value-type="float" office:value="23546659" calcext:value-type="float">
              <text:p>23546659</text:p>
            </table:table-cell>
            <table:table-cell office:value-type="float" office:value="23546640" calcext:value-type="float">
              <text:p>23546640</text:p>
            </table:table-cell>
            <table:table-cell office:value-type="float" office:value="23546680" calcext:value-type="float">
              <text:p>23546680</text:p>
            </table:table-cell>
            <table:table-cell office:value-type="float" office:value="5494246" calcext:value-type="float">
              <text:p>5494246</text:p>
            </table:table-cell>
            <table:table-cell office:value-type="float" office:value="5494236" calcext:value-type="float">
              <text:p>5494236</text:p>
            </table:table-cell>
            <table:table-cell office:value-type="float" office:value="5494276" calcext:value-type="float">
              <text:p>5494276</text:p>
            </table:table-cell>
          </table:table-row>
          <table:table-row table:style-name="ro1" table:visibility="collapse">
            <table:table-cell office:value-type="string" calcext:value-type="string">
              <text:p>mayo3 (10 executions)</text:p>
            </table:table-cell>
            <table:table-cell office:value-type="string" calcext:value-type="string">
              <text:p>m4f</text:p>
            </table:table-cell>
            <table:table-cell office:value-type="float" office:value="18946738" calcext:value-type="float">
              <text:p>18946738</text:p>
            </table:table-cell>
            <table:table-cell office:value-type="float" office:value="18946737" calcext:value-type="float">
              <text:p>18946737</text:p>
            </table:table-cell>
            <table:table-cell office:value-type="float" office:value="18946740" calcext:value-type="float">
              <text:p>18946740</text:p>
            </table:table-cell>
            <table:table-cell office:value-type="float" office:value="32477408" calcext:value-type="float">
              <text:p>32477408</text:p>
            </table:table-cell>
            <table:table-cell office:value-type="float" office:value="32477407" calcext:value-type="float">
              <text:p>32477407</text:p>
            </table:table-cell>
            <table:table-cell office:value-type="float" office:value="32477411" calcext:value-type="float">
              <text:p>32477411</text:p>
            </table:table-cell>
            <table:table-cell office:value-type="float" office:value="16852927" calcext:value-type="float">
              <text:p>16852927</text:p>
            </table:table-cell>
            <table:table-cell office:value-type="float" office:value="16852799" calcext:value-type="float">
              <text:p>16852799</text:p>
            </table:table-cell>
            <table:table-cell office:value-type="float" office:value="16853047" calcext:value-type="float">
              <text:p>16853047</text:p>
            </table:table-cell>
          </table:table-row>
          <table:table-row table:style-name="ro1" table:visibility="collapse">
            <table:table-cell office:value-type="string" calcext:value-type="string">
              <text:p>meds13220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47801890" calcext:value-type="float">
              <text:p>47801890</text:p>
            </table:table-cell>
            <table:table-cell office:value-type="float" office:value="47796259" calcext:value-type="float">
              <text:p>47796259</text:p>
            </table:table-cell>
            <table:table-cell office:value-type="float" office:value="47805424" calcext:value-type="float">
              <text:p>47805424</text:p>
            </table:table-cell>
            <table:table-cell office:value-type="float" office:value="1774401869" calcext:value-type="float">
              <text:p>1774401869</text:p>
            </table:table-cell>
            <table:table-cell office:value-type="float" office:value="1773011038" calcext:value-type="float">
              <text:p>1773011038</text:p>
            </table:table-cell>
            <table:table-cell office:value-type="float" office:value="1779733959" calcext:value-type="float">
              <text:p>1779733959</text:p>
            </table:table-cell>
            <table:table-cell office:value-type="float" office:value="1767764521" calcext:value-type="float">
              <text:p>1767764521</text:p>
            </table:table-cell>
            <table:table-cell office:value-type="float" office:value="1766326468" calcext:value-type="float">
              <text:p>1766326468</text:p>
            </table:table-cell>
            <table:table-cell office:value-type="float" office:value="1773152168" calcext:value-type="float">
              <text:p>1773152168</text:p>
            </table:table-cell>
          </table:table-row>
          <table:table-row table:style-name="ro1" table:visibility="collapse">
            <table:table-cell office:value-type="string" calcext:value-type="string">
              <text:p>meds55604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53603604" calcext:value-type="float">
              <text:p>253603604</text:p>
            </table:table-cell>
            <table:table-cell office:value-type="float" office:value="253590695" calcext:value-type="float">
              <text:p>253590695</text:p>
            </table:table-cell>
            <table:table-cell office:value-type="float" office:value="253615749" calcext:value-type="float">
              <text:p>253615749</text:p>
            </table:table-cell>
            <table:table-cell office:value-type="float" office:value="8009948412" calcext:value-type="float">
              <text:p>8009948412</text:p>
            </table:table-cell>
            <table:table-cell office:value-type="float" office:value="8009909000" calcext:value-type="float">
              <text:p>8009909000</text:p>
            </table:table-cell>
            <table:table-cell office:value-type="float" office:value="8009995748" calcext:value-type="float">
              <text:p>8009995748</text:p>
            </table:table-cell>
            <table:table-cell office:value-type="float" office:value="8320756990" calcext:value-type="float">
              <text:p>8320756990</text:p>
            </table:table-cell>
            <table:table-cell office:value-type="float" office:value="8320682364" calcext:value-type="float">
              <text:p>8320682364</text:p>
            </table:table-cell>
            <table:table-cell office:value-type="float" office:value="8320835448" calcext:value-type="float">
              <text:p>8320835448</text:p>
            </table:table-cell>
          </table:table-row>
          <table:table-row table:style-name="ro1" table:visibility="collapse">
            <table:table-cell office:value-type="string" calcext:value-type="string">
              <text:p>mirith_IIIa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009088" calcext:value-type="float">
              <text:p>3009088</text:p>
            </table:table-cell>
            <table:table-cell office:value-type="float" office:value="3009084" calcext:value-type="float">
              <text:p>3009084</text:p>
            </table:table-cell>
            <table:table-cell office:value-type="float" office:value="3009123" calcext:value-type="float">
              <text:p>3009123</text:p>
            </table:table-cell>
            <table:table-cell office:value-type="float" office:value="891195817" calcext:value-type="float">
              <text:p>891195817</text:p>
            </table:table-cell>
            <table:table-cell office:value-type="float" office:value="891191657" calcext:value-type="float">
              <text:p>891191657</text:p>
            </table:table-cell>
            <table:table-cell office:value-type="float" office:value="891198221" calcext:value-type="float">
              <text:p>891198221</text:p>
            </table:table-cell>
            <table:table-cell office:value-type="float" office:value="831725932" calcext:value-type="float">
              <text:p>831725932</text:p>
            </table:table-cell>
            <table:table-cell office:value-type="float" office:value="831697264" calcext:value-type="float">
              <text:p>831697264</text:p>
            </table:table-cell>
            <table:table-cell office:value-type="float" office:value="831742620" calcext:value-type="float">
              <text:p>831742620</text:p>
            </table:table-cell>
          </table:table-row>
          <table:table-row table:style-name="ro1" table:visibility="collapse">
            <table:table-cell office:value-type="string" calcext:value-type="string">
              <text:p>mirith_IIIb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4565011" calcext:value-type="float">
              <text:p>4565011</text:p>
            </table:table-cell>
            <table:table-cell office:value-type="float" office:value="4565007" calcext:value-type="float">
              <text:p>4565007</text:p>
            </table:table-cell>
            <table:table-cell office:value-type="float" office:value="4565046" calcext:value-type="float">
              <text:p>4565046</text:p>
            </table:table-cell>
            <table:table-cell office:value-type="float" office:value="1298812706" calcext:value-type="float">
              <text:p>1298812706</text:p>
            </table:table-cell>
            <table:table-cell office:value-type="float" office:value="1298810546" calcext:value-type="float">
              <text:p>1298810546</text:p>
            </table:table-cell>
            <table:table-cell office:value-type="float" office:value="1298815343" calcext:value-type="float">
              <text:p>1298815343</text:p>
            </table:table-cell>
            <table:table-cell office:value-type="float" office:value="1214260655" calcext:value-type="float">
              <text:p>1214260655</text:p>
            </table:table-cell>
            <table:table-cell office:value-type="float" office:value="1214247570" calcext:value-type="float">
              <text:p>1214247570</text:p>
            </table:table-cell>
            <table:table-cell office:value-type="float" office:value="1214277229" calcext:value-type="float">
              <text:p>1214277229</text:p>
            </table:table-cell>
          </table:table-row>
          <table:table-row table:style-name="ro1" table:visibility="collapse">
            <table:table-cell office:value-type="string" calcext:value-type="string">
              <text:p>mirith_Ia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1303728" calcext:value-type="float">
              <text:p>1303728</text:p>
            </table:table-cell>
            <table:table-cell office:value-type="float" office:value="1303721" calcext:value-type="float">
              <text:p>1303721</text:p>
            </table:table-cell>
            <table:table-cell office:value-type="float" office:value="1303764" calcext:value-type="float">
              <text:p>1303764</text:p>
            </table:table-cell>
            <table:table-cell office:value-type="float" office:value="296732107" calcext:value-type="float">
              <text:p>296732107</text:p>
            </table:table-cell>
            <table:table-cell office:value-type="float" office:value="296728990" calcext:value-type="float">
              <text:p>296728990</text:p>
            </table:table-cell>
            <table:table-cell office:value-type="float" office:value="296734109" calcext:value-type="float">
              <text:p>296734109</text:p>
            </table:table-cell>
            <table:table-cell office:value-type="float" office:value="276059526" calcext:value-type="float">
              <text:p>276059526</text:p>
            </table:table-cell>
            <table:table-cell office:value-type="float" office:value="276031297" calcext:value-type="float">
              <text:p>276031297</text:p>
            </table:table-cell>
            <table:table-cell office:value-type="float" office:value="276080171" calcext:value-type="float">
              <text:p>276080171</text:p>
            </table:table-cell>
          </table:table-row>
          <table:table-row table:style-name="ro1" table:visibility="collapse">
            <table:table-cell office:value-type="string" calcext:value-type="string">
              <text:p>mirith_Ib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514924" calcext:value-type="float">
              <text:p>2514924</text:p>
            </table:table-cell>
            <table:table-cell office:value-type="float" office:value="2514920" calcext:value-type="float">
              <text:p>2514920</text:p>
            </table:table-cell>
            <table:table-cell office:value-type="float" office:value="2514964" calcext:value-type="float">
              <text:p>2514964</text:p>
            </table:table-cell>
            <table:table-cell office:value-type="float" office:value="565778762" calcext:value-type="float">
              <text:p>565778762</text:p>
            </table:table-cell>
            <table:table-cell office:value-type="float" office:value="565776437" calcext:value-type="float">
              <text:p>565776437</text:p>
            </table:table-cell>
            <table:table-cell office:value-type="float" office:value="565781372" calcext:value-type="float">
              <text:p>565781372</text:p>
            </table:table-cell>
            <table:table-cell office:value-type="float" office:value="528408968" calcext:value-type="float">
              <text:p>528408968</text:p>
            </table:table-cell>
            <table:table-cell office:value-type="float" office:value="528400758" calcext:value-type="float">
              <text:p>528400758</text:p>
            </table:table-cell>
            <table:table-cell office:value-type="float" office:value="528415550" calcext:value-type="float">
              <text:p>528415550</text:p>
            </table:table-cell>
          </table:table-row>
          <table:table-row table:style-name="ro1" table:visibility="collapse">
            <table:table-cell office:value-type="string" calcext:value-type="string">
              <text:p>mirith_Va_fast (10 executions)</text:p>
            </table:table-cell>
            <table:table-cell office:value-type="string" calcext:value-type="string">
              <text:p>ref</text:p>
            </table:table-cell>
            <table:table-cell table:number-columns-repeated="2" office:value-type="float" office:value="6254885" calcext:value-type="float">
              <text:p>6254885</text:p>
            </table:table-cell>
            <table:table-cell office:value-type="float" office:value="6254887" calcext:value-type="float">
              <text:p>6254887</text:p>
            </table:table-cell>
            <table:table-cell office:value-type="float" office:value="2373353150" calcext:value-type="float">
              <text:p>2373353150</text:p>
            </table:table-cell>
            <table:table-cell office:value-type="float" office:value="2373347664" calcext:value-type="float">
              <text:p>2373347664</text:p>
            </table:table-cell>
            <table:table-cell office:value-type="float" office:value="2373358665" calcext:value-type="float">
              <text:p>2373358665</text:p>
            </table:table-cell>
            <table:table-cell office:value-type="float" office:value="2233960878" calcext:value-type="float">
              <text:p>2233960878</text:p>
            </table:table-cell>
            <table:table-cell office:value-type="float" office:value="2233908923" calcext:value-type="float">
              <text:p>2233908923</text:p>
            </table:table-cell>
            <table:table-cell office:value-type="float" office:value="2234010721" calcext:value-type="float">
              <text:p>2234010721</text:p>
            </table:table-cell>
          </table:table-row>
          <table:table-row table:style-name="ro1" table:visibility="collapse">
            <table:table-cell office:value-type="string" calcext:value-type="string">
              <text:p>mirith_Vb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8807561" calcext:value-type="float">
              <text:p>8807561</text:p>
            </table:table-cell>
            <table:table-cell office:value-type="float" office:value="8807538" calcext:value-type="float">
              <text:p>8807538</text:p>
            </table:table-cell>
            <table:table-cell office:value-type="float" office:value="8807580" calcext:value-type="float">
              <text:p>8807580</text:p>
            </table:table-cell>
            <table:table-cell office:value-type="float" office:value="3406388587" calcext:value-type="float">
              <text:p>3406388587</text:p>
            </table:table-cell>
            <table:table-cell office:value-type="float" office:value="3406385114" calcext:value-type="float">
              <text:p>3406385114</text:p>
            </table:table-cell>
            <table:table-cell office:value-type="float" office:value="3406391954" calcext:value-type="float">
              <text:p>3406391954</text:p>
            </table:table-cell>
            <table:table-cell office:value-type="float" office:value="3205119426" calcext:value-type="float">
              <text:p>3205119426</text:p>
            </table:table-cell>
            <table:table-cell office:value-type="float" office:value="3205069724" calcext:value-type="float">
              <text:p>3205069724</text:p>
            </table:table-cell>
            <table:table-cell office:value-type="float" office:value="3205181151" calcext:value-type="float">
              <text:p>3205181151</text:p>
            </table:table-cell>
          </table:table-row>
          <table:table-row table:style-name="ro1" table:visibility="collapse">
            <table:table-cell office:value-type="string" calcext:value-type="string">
              <text:p>mirith_hypercube_IIIa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009085" calcext:value-type="float">
              <text:p>3009085</text:p>
            </table:table-cell>
            <table:table-cell office:value-type="float" office:value="3009081" calcext:value-type="float">
              <text:p>3009081</text:p>
            </table:table-cell>
            <table:table-cell office:value-type="float" office:value="3009121" calcext:value-type="float">
              <text:p>3009121</text:p>
            </table:table-cell>
            <table:table-cell office:value-type="float" office:value="323235292" calcext:value-type="float">
              <text:p>323235292</text:p>
            </table:table-cell>
            <table:table-cell office:value-type="float" office:value="323169167" calcext:value-type="float">
              <text:p>323169167</text:p>
            </table:table-cell>
            <table:table-cell office:value-type="float" office:value="323309072" calcext:value-type="float">
              <text:p>323309072</text:p>
            </table:table-cell>
            <table:table-cell office:value-type="float" office:value="313483184" calcext:value-type="float">
              <text:p>313483184</text:p>
            </table:table-cell>
            <table:table-cell office:value-type="float" office:value="313455293" calcext:value-type="float">
              <text:p>313455293</text:p>
            </table:table-cell>
            <table:table-cell office:value-type="float" office:value="313507476" calcext:value-type="float">
              <text:p>313507476</text:p>
            </table:table-cell>
          </table:table-row>
          <table:table-row table:style-name="ro1" table:visibility="collapse">
            <table:table-cell office:value-type="string" calcext:value-type="string">
              <text:p>mirith_hypercube_IIIa_shor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009092" calcext:value-type="float">
              <text:p>3009092</text:p>
            </table:table-cell>
            <table:table-cell office:value-type="float" office:value="3009084" calcext:value-type="float">
              <text:p>3009084</text:p>
            </table:table-cell>
            <table:table-cell office:value-type="float" office:value="3009125" calcext:value-type="float">
              <text:p>3009125</text:p>
            </table:table-cell>
            <table:table-cell office:value-type="float" office:value="718708882" calcext:value-type="float">
              <text:p>718708882</text:p>
            </table:table-cell>
            <table:table-cell office:value-type="float" office:value="718706940" calcext:value-type="float">
              <text:p>718706940</text:p>
            </table:table-cell>
            <table:table-cell office:value-type="float" office:value="718725922" calcext:value-type="float">
              <text:p>718725922</text:p>
            </table:table-cell>
            <table:table-cell office:value-type="float" office:value="730959561" calcext:value-type="float">
              <text:p>730959561</text:p>
            </table:table-cell>
            <table:table-cell office:value-type="float" office:value="730953898" calcext:value-type="float">
              <text:p>730953898</text:p>
            </table:table-cell>
            <table:table-cell office:value-type="float" office:value="730965347" calcext:value-type="float">
              <text:p>730965347</text:p>
            </table:table-cell>
          </table:table-row>
          <table:table-row table:style-name="ro1" table:visibility="collapse">
            <table:table-cell office:value-type="string" calcext:value-type="string">
              <text:p>mirith_hypercube_IIIb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4565028" calcext:value-type="float">
              <text:p>4565028</text:p>
            </table:table-cell>
            <table:table-cell office:value-type="float" office:value="4565013" calcext:value-type="float">
              <text:p>4565013</text:p>
            </table:table-cell>
            <table:table-cell office:value-type="float" office:value="4565053" calcext:value-type="float">
              <text:p>4565053</text:p>
            </table:table-cell>
            <table:table-cell office:value-type="float" office:value="450970203" calcext:value-type="float">
              <text:p>450970203</text:p>
            </table:table-cell>
            <table:table-cell office:value-type="float" office:value="450912625" calcext:value-type="float">
              <text:p>450912625</text:p>
            </table:table-cell>
            <table:table-cell office:value-type="float" office:value="451011870" calcext:value-type="float">
              <text:p>451011870</text:p>
            </table:table-cell>
            <table:table-cell office:value-type="float" office:value="441590516" calcext:value-type="float">
              <text:p>441590516</text:p>
            </table:table-cell>
            <table:table-cell office:value-type="float" office:value="441574663" calcext:value-type="float">
              <text:p>441574663</text:p>
            </table:table-cell>
            <table:table-cell office:value-type="float" office:value="441613045" calcext:value-type="float">
              <text:p>441613045</text:p>
            </table:table-cell>
          </table:table-row>
          <table:table-row table:style-name="ro1" table:visibility="collapse">
            <table:table-cell office:value-type="string" calcext:value-type="string">
              <text:p>mirith_hypercube_IIIb_shor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4565027" calcext:value-type="float">
              <text:p>4565027</text:p>
            </table:table-cell>
            <table:table-cell office:value-type="float" office:value="4565008" calcext:value-type="float">
              <text:p>4565008</text:p>
            </table:table-cell>
            <table:table-cell office:value-type="float" office:value="4565047" calcext:value-type="float">
              <text:p>4565047</text:p>
            </table:table-cell>
            <table:table-cell office:value-type="float" office:value="845096869" calcext:value-type="float">
              <text:p>845096869</text:p>
            </table:table-cell>
            <table:table-cell office:value-type="float" office:value="845094881" calcext:value-type="float">
              <text:p>845094881</text:p>
            </table:table-cell>
            <table:table-cell office:value-type="float" office:value="845114293" calcext:value-type="float">
              <text:p>845114293</text:p>
            </table:table-cell>
            <table:table-cell office:value-type="float" office:value="860321543" calcext:value-type="float">
              <text:p>860321543</text:p>
            </table:table-cell>
            <table:table-cell office:value-type="float" office:value="860312205" calcext:value-type="float">
              <text:p>860312205</text:p>
            </table:table-cell>
            <table:table-cell office:value-type="float" office:value="860325520" calcext:value-type="float">
              <text:p>860325520</text:p>
            </table:table-cell>
          </table:table-row>
          <table:table-row table:style-name="ro1" table:visibility="collapse">
            <table:table-cell office:value-type="string" calcext:value-type="string">
              <text:p>mirith_hypercube_Ia_fast (10 executions)</text:p>
            </table:table-cell>
            <table:table-cell office:value-type="string" calcext:value-type="string">
              <text:p>opt</text:p>
            </table:table-cell>
            <table:table-cell office:value-type="float" office:value="995563" calcext:value-type="float">
              <text:p>995563</text:p>
            </table:table-cell>
            <table:table-cell office:value-type="float" office:value="995419" calcext:value-type="float">
              <text:p>995419</text:p>
            </table:table-cell>
            <table:table-cell office:value-type="float" office:value="995752" calcext:value-type="float">
              <text:p>995752</text:p>
            </table:table-cell>
            <table:table-cell office:value-type="float" office:value="58999862" calcext:value-type="float">
              <text:p>58999862</text:p>
            </table:table-cell>
            <table:table-cell office:value-type="float" office:value="58972041" calcext:value-type="float">
              <text:p>58972041</text:p>
            </table:table-cell>
            <table:table-cell office:value-type="float" office:value="59042031" calcext:value-type="float">
              <text:p>59042031</text:p>
            </table:table-cell>
            <table:table-cell office:value-type="float" office:value="53599779" calcext:value-type="float">
              <text:p>53599779</text:p>
            </table:table-cell>
            <table:table-cell office:value-type="float" office:value="53565299" calcext:value-type="float">
              <text:p>53565299</text:p>
            </table:table-cell>
            <table:table-cell office:value-type="float" office:value="53623234" calcext:value-type="float">
              <text:p>53623234</text:p>
            </table:table-cell>
          </table:table-row>
          <table:table-row table:style-name="ro1" table:visibility="collapse">
            <table:table-cell office:value-type="string" calcext:value-type="string">
              <text:p>mirith_hypercube_Ia_fast (10 executions)</text:p>
            </table:table-cell>
            <table:table-cell office:value-type="string" calcext:value-type="string">
              <text:p>ref</text:p>
            </table:table-cell>
            <table:table-cell table:number-columns-repeated="2" office:value-type="float" office:value="1303715" calcext:value-type="float">
              <text:p>1303715</text:p>
            </table:table-cell>
            <table:table-cell office:value-type="float" office:value="1303718" calcext:value-type="float">
              <text:p>1303718</text:p>
            </table:table-cell>
            <table:table-cell office:value-type="float" office:value="116964064" calcext:value-type="float">
              <text:p>116964064</text:p>
            </table:table-cell>
            <table:table-cell office:value-type="float" office:value="116941316" calcext:value-type="float">
              <text:p>116941316</text:p>
            </table:table-cell>
            <table:table-cell office:value-type="float" office:value="116990779" calcext:value-type="float">
              <text:p>116990779</text:p>
            </table:table-cell>
            <table:table-cell office:value-type="float" office:value="111505597" calcext:value-type="float">
              <text:p>111505597</text:p>
            </table:table-cell>
            <table:table-cell office:value-type="float" office:value="111482197" calcext:value-type="float">
              <text:p>111482197</text:p>
            </table:table-cell>
            <table:table-cell office:value-type="float" office:value="111525936" calcext:value-type="float">
              <text:p>111525936</text:p>
            </table:table-cell>
          </table:table-row>
          <table:table-row table:style-name="ro1" table:visibility="collapse">
            <table:table-cell office:value-type="string" calcext:value-type="string">
              <text:p>mirith_hypercube_Ia_shor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1303722" calcext:value-type="float">
              <text:p>1303722</text:p>
            </table:table-cell>
            <table:table-cell office:value-type="float" office:value="1303721" calcext:value-type="float">
              <text:p>1303721</text:p>
            </table:table-cell>
            <table:table-cell office:value-type="float" office:value="1303724" calcext:value-type="float">
              <text:p>1303724</text:p>
            </table:table-cell>
            <table:table-cell office:value-type="float" office:value="370999431" calcext:value-type="float">
              <text:p>370999431</text:p>
            </table:table-cell>
            <table:table-cell office:value-type="float" office:value="370999393" calcext:value-type="float">
              <text:p>370999393</text:p>
            </table:table-cell>
            <table:table-cell office:value-type="float" office:value="370999483" calcext:value-type="float">
              <text:p>370999483</text:p>
            </table:table-cell>
            <table:table-cell office:value-type="float" office:value="364000112" calcext:value-type="float">
              <text:p>364000112</text:p>
            </table:table-cell>
            <table:table-cell office:value-type="float" office:value="363996085" calcext:value-type="float">
              <text:p>363996085</text:p>
            </table:table-cell>
            <table:table-cell office:value-type="float" office:value="364002214" calcext:value-type="float">
              <text:p>364002214</text:p>
            </table:table-cell>
          </table:table-row>
          <table:table-row table:style-name="ro1" table:visibility="collapse">
            <table:table-cell office:value-type="string" calcext:value-type="string">
              <text:p>mirith_hypercube_Ib_fast (10 executions)</text:p>
            </table:table-cell>
            <table:table-cell office:value-type="string" calcext:value-type="string">
              <text:p>opt</text:p>
            </table:table-cell>
            <table:table-cell office:value-type="float" office:value="1879815" calcext:value-type="float">
              <text:p>1879815</text:p>
            </table:table-cell>
            <table:table-cell office:value-type="float" office:value="1879488" calcext:value-type="float">
              <text:p>1879488</text:p>
            </table:table-cell>
            <table:table-cell office:value-type="float" office:value="1880127" calcext:value-type="float">
              <text:p>1880127</text:p>
            </table:table-cell>
            <table:table-cell office:value-type="float" office:value="83825209" calcext:value-type="float">
              <text:p>83825209</text:p>
            </table:table-cell>
            <table:table-cell office:value-type="float" office:value="83797728" calcext:value-type="float">
              <text:p>83797728</text:p>
            </table:table-cell>
            <table:table-cell office:value-type="float" office:value="83857763" calcext:value-type="float">
              <text:p>83857763</text:p>
            </table:table-cell>
            <table:table-cell office:value-type="float" office:value="78145476" calcext:value-type="float">
              <text:p>78145476</text:p>
            </table:table-cell>
            <table:table-cell office:value-type="float" office:value="78137727" calcext:value-type="float">
              <text:p>78137727</text:p>
            </table:table-cell>
            <table:table-cell office:value-type="float" office:value="78153192" calcext:value-type="float">
              <text:p>78153192</text:p>
            </table:table-cell>
          </table:table-row>
          <table:table-row table:style-name="ro1" table:visibility="collapse">
            <table:table-cell office:value-type="string" calcext:value-type="string">
              <text:p>mirith_hypercube_Ib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514929" calcext:value-type="float">
              <text:p>2514929</text:p>
            </table:table-cell>
            <table:table-cell office:value-type="float" office:value="2514917" calcext:value-type="float">
              <text:p>2514917</text:p>
            </table:table-cell>
            <table:table-cell office:value-type="float" office:value="2514959" calcext:value-type="float">
              <text:p>2514959</text:p>
            </table:table-cell>
            <table:table-cell office:value-type="float" office:value="205510181" calcext:value-type="float">
              <text:p>205510181</text:p>
            </table:table-cell>
            <table:table-cell office:value-type="float" office:value="205497961" calcext:value-type="float">
              <text:p>205497961</text:p>
            </table:table-cell>
            <table:table-cell office:value-type="float" office:value="205547801" calcext:value-type="float">
              <text:p>205547801</text:p>
            </table:table-cell>
            <table:table-cell office:value-type="float" office:value="199772762" calcext:value-type="float">
              <text:p>199772762</text:p>
            </table:table-cell>
            <table:table-cell office:value-type="float" office:value="199769009" calcext:value-type="float">
              <text:p>199769009</text:p>
            </table:table-cell>
            <table:table-cell office:value-type="float" office:value="199782994" calcext:value-type="float">
              <text:p>199782994</text:p>
            </table:table-cell>
          </table:table-row>
          <table:table-row table:style-name="ro1" table:visibility="collapse">
            <table:table-cell office:value-type="string" calcext:value-type="string">
              <text:p>mirith_hypercube_Ib_short (10 executions)</text:p>
            </table:table-cell>
            <table:table-cell office:value-type="string" calcext:value-type="string">
              <text:p>ref</text:p>
            </table:table-cell>
            <table:table-cell table:number-columns-repeated="2" office:value-type="float" office:value="2514920" calcext:value-type="float">
              <text:p>2514920</text:p>
            </table:table-cell>
            <table:table-cell office:value-type="float" office:value="2514923" calcext:value-type="float">
              <text:p>2514923</text:p>
            </table:table-cell>
            <table:table-cell office:value-type="float" office:value="447351952" calcext:value-type="float">
              <text:p>447351952</text:p>
            </table:table-cell>
            <table:table-cell office:value-type="float" office:value="447351902" calcext:value-type="float">
              <text:p>447351902</text:p>
            </table:table-cell>
            <table:table-cell office:value-type="float" office:value="447351992" calcext:value-type="float">
              <text:p>447351992</text:p>
            </table:table-cell>
            <table:table-cell office:value-type="float" office:value="440279587" calcext:value-type="float">
              <text:p>440279587</text:p>
            </table:table-cell>
            <table:table-cell office:value-type="float" office:value="440278101" calcext:value-type="float">
              <text:p>440278101</text:p>
            </table:table-cell>
            <table:table-cell office:value-type="float" office:value="440281382" calcext:value-type="float">
              <text:p>440281382</text:p>
            </table:table-cell>
          </table:table-row>
          <table:table-row table:style-name="ro1" table:visibility="collapse">
            <table:table-cell office:value-type="string" calcext:value-type="string">
              <text:p>mirith_hypercube_Va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6254896" calcext:value-type="float">
              <text:p>6254896</text:p>
            </table:table-cell>
            <table:table-cell office:value-type="float" office:value="6254886" calcext:value-type="float">
              <text:p>6254886</text:p>
            </table:table-cell>
            <table:table-cell office:value-type="float" office:value="6254922" calcext:value-type="float">
              <text:p>6254922</text:p>
            </table:table-cell>
            <table:table-cell office:value-type="float" office:value="808070687" calcext:value-type="float">
              <text:p>808070687</text:p>
            </table:table-cell>
            <table:table-cell office:value-type="float" office:value="808007911" calcext:value-type="float">
              <text:p>808007911</text:p>
            </table:table-cell>
            <table:table-cell office:value-type="float" office:value="808157180" calcext:value-type="float">
              <text:p>808157180</text:p>
            </table:table-cell>
            <table:table-cell office:value-type="float" office:value="792058628" calcext:value-type="float">
              <text:p>792058628</text:p>
            </table:table-cell>
            <table:table-cell office:value-type="float" office:value="792006360" calcext:value-type="float">
              <text:p>792006360</text:p>
            </table:table-cell>
            <table:table-cell office:value-type="float" office:value="792098565" calcext:value-type="float">
              <text:p>792098565</text:p>
            </table:table-cell>
          </table:table-row>
          <table:table-row table:style-name="ro1" table:visibility="collapse">
            <table:table-cell office:value-type="string" calcext:value-type="string">
              <text:p>mirith_hypercube_Vb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8807565" calcext:value-type="float">
              <text:p>8807565</text:p>
            </table:table-cell>
            <table:table-cell office:value-type="float" office:value="8807542" calcext:value-type="float">
              <text:p>8807542</text:p>
            </table:table-cell>
            <table:table-cell office:value-type="float" office:value="8807583" calcext:value-type="float">
              <text:p>8807583</text:p>
            </table:table-cell>
            <table:table-cell office:value-type="float" office:value="1134272446" calcext:value-type="float">
              <text:p>1134272446</text:p>
            </table:table-cell>
            <table:table-cell office:value-type="float" office:value="1134201632" calcext:value-type="float">
              <text:p>1134201632</text:p>
            </table:table-cell>
            <table:table-cell office:value-type="float" office:value="1134368110" calcext:value-type="float">
              <text:p>1134368110</text:p>
            </table:table-cell>
            <table:table-cell office:value-type="float" office:value="1117085816" calcext:value-type="float">
              <text:p>1117085816</text:p>
            </table:table-cell>
            <table:table-cell office:value-type="float" office:value="1117059819" calcext:value-type="float">
              <text:p>1117059819</text:p>
            </table:table-cell>
            <table:table-cell office:value-type="float" office:value="1117104354" calcext:value-type="float">
              <text:p>1117104354</text:p>
            </table:table-cell>
          </table:table-row>
          <table:table-row table:style-name="ro1" table:visibility="collapse">
            <table:table-cell office:value-type="string" calcext:value-type="string">
              <text:p>mqom_cat1_gf251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7780082" calcext:value-type="float">
              <text:p>7780082</text:p>
            </table:table-cell>
            <table:table-cell office:value-type="float" office:value="7761398" calcext:value-type="float">
              <text:p>7761398</text:p>
            </table:table-cell>
            <table:table-cell office:value-type="float" office:value="7795766" calcext:value-type="float">
              <text:p>7795766</text:p>
            </table:table-cell>
            <table:table-cell office:value-type="float" office:value="149063790" calcext:value-type="float">
              <text:p>149063790</text:p>
            </table:table-cell>
            <table:table-cell office:value-type="float" office:value="149045955" calcext:value-type="float">
              <text:p>149045955</text:p>
            </table:table-cell>
            <table:table-cell office:value-type="float" office:value="149079787" calcext:value-type="float">
              <text:p>149079787</text:p>
            </table:table-cell>
            <table:table-cell office:value-type="float" office:value="136742778" calcext:value-type="float">
              <text:p>136742778</text:p>
            </table:table-cell>
            <table:table-cell office:value-type="float" office:value="136613266" calcext:value-type="float">
              <text:p>136613266</text:p>
            </table:table-cell>
            <table:table-cell office:value-type="float" office:value="136821602" calcext:value-type="float">
              <text:p>136821602</text:p>
            </table:table-cell>
          </table:table-row>
          <table:table-row table:style-name="ro1" table:visibility="collapse">
            <table:table-cell office:value-type="string" calcext:value-type="string">
              <text:p>mqom_cat1_gf31_fast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8472628" calcext:value-type="float">
              <text:p>8472628</text:p>
            </table:table-cell>
            <table:table-cell office:value-type="float" office:value="8471619" calcext:value-type="float">
              <text:p>8471619</text:p>
            </table:table-cell>
            <table:table-cell office:value-type="float" office:value="8473585" calcext:value-type="float">
              <text:p>8473585</text:p>
            </table:table-cell>
            <table:table-cell office:value-type="float" office:value="243796920" calcext:value-type="float">
              <text:p>243796920</text:p>
            </table:table-cell>
            <table:table-cell office:value-type="float" office:value="243782136" calcext:value-type="float">
              <text:p>243782136</text:p>
            </table:table-cell>
            <table:table-cell office:value-type="float" office:value="243811088" calcext:value-type="float">
              <text:p>243811088</text:p>
            </table:table-cell>
            <table:table-cell office:value-type="float" office:value="244346110" calcext:value-type="float">
              <text:p>244346110</text:p>
            </table:table-cell>
            <table:table-cell office:value-type="float" office:value="244239828" calcext:value-type="float">
              <text:p>244239828</text:p>
            </table:table-cell>
            <table:table-cell office:value-type="float" office:value="244424317" calcext:value-type="float">
              <text:p>244424317</text:p>
            </table:table-cell>
          </table:table-row>
          <table:table-row table:style-name="ro1" table:visibility="collapse">
            <table:table-cell office:value-type="string" calcext:value-type="string">
              <text:p>ov-Ip (10 executions)</text:p>
            </table:table-cell>
            <table:table-cell office:value-type="string" calcext:value-type="string">
              <text:p>m4f</text:p>
            </table:table-cell>
            <table:table-cell office:value-type="float" office:value="139186121" calcext:value-type="float">
              <text:p>139186121</text:p>
            </table:table-cell>
            <table:table-cell office:value-type="float" office:value="139186115" calcext:value-type="float">
              <text:p>139186115</text:p>
            </table:table-cell>
            <table:table-cell office:value-type="float" office:value="139186154" calcext:value-type="float">
              <text:p>139186154</text:p>
            </table:table-cell>
            <table:table-cell office:value-type="float" office:value="2465106" calcext:value-type="float">
              <text:p>2465106</text:p>
            </table:table-cell>
            <table:table-cell office:value-type="float" office:value="2465096" calcext:value-type="float">
              <text:p>2465096</text:p>
            </table:table-cell>
            <table:table-cell office:value-type="float" office:value="2465133" calcext:value-type="float">
              <text:p>2465133</text:p>
            </table:table-cell>
            <table:table-cell office:value-type="float" office:value="993538" calcext:value-type="float">
              <text:p>993538</text:p>
            </table:table-cell>
            <table:table-cell office:value-type="float" office:value="979943" calcext:value-type="float">
              <text:p>979943</text:p>
            </table:table-cell>
            <table:table-cell office:value-type="float" office:value="997098" calcext:value-type="float">
              <text:p>997098</text:p>
            </table:table-cell>
          </table:table-row>
          <table:table-row table:style-name="ro1" table:visibility="collapse">
            <table:table-cell office:value-type="string" calcext:value-type="string">
              <text:p>ov-Ip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50783613" calcext:value-type="float">
              <text:p>350783613</text:p>
            </table:table-cell>
            <table:table-cell office:value-type="float" office:value="350783583" calcext:value-type="float">
              <text:p>350783583</text:p>
            </table:table-cell>
            <table:table-cell office:value-type="float" office:value="350783641" calcext:value-type="float">
              <text:p>350783641</text:p>
            </table:table-cell>
            <table:table-cell office:value-type="float" office:value="6479343" calcext:value-type="float">
              <text:p>6479343</text:p>
            </table:table-cell>
            <table:table-cell office:value-type="float" office:value="6479329" calcext:value-type="float">
              <text:p>6479329</text:p>
            </table:table-cell>
            <table:table-cell office:value-type="float" office:value="6479364" calcext:value-type="float">
              <text:p>6479364</text:p>
            </table:table-cell>
            <table:table-cell table:number-columns-repeated="2" office:value-type="float" office:value="1301328" calcext:value-type="float">
              <text:p>1301328</text:p>
            </table:table-cell>
            <table:table-cell office:value-type="float" office:value="1301329" calcext:value-type="float">
              <text:p>1301329</text:p>
            </table:table-cell>
          </table:table-row>
          <table:table-row table:style-name="ro1" table:visibility="collapse">
            <table:table-cell office:value-type="string" calcext:value-type="string">
              <text:p>ov-Ip-pkc (10 executions)</text:p>
            </table:table-cell>
            <table:table-cell office:value-type="string" calcext:value-type="string">
              <text:p>m4fspeed</text:p>
            </table:table-cell>
            <table:table-cell office:value-type="float" office:value="175417340" calcext:value-type="float">
              <text:p>175417340</text:p>
            </table:table-cell>
            <table:table-cell office:value-type="float" office:value="175417323" calcext:value-type="float">
              <text:p>175417323</text:p>
            </table:table-cell>
            <table:table-cell office:value-type="float" office:value="175417366" calcext:value-type="float">
              <text:p>175417366</text:p>
            </table:table-cell>
            <table:table-cell office:value-type="float" office:value="2484348" calcext:value-type="float">
              <text:p>2484348</text:p>
            </table:table-cell>
            <table:table-cell office:value-type="float" office:value="2484345" calcext:value-type="float">
              <text:p>2484345</text:p>
            </table:table-cell>
            <table:table-cell office:value-type="float" office:value="2484383" calcext:value-type="float">
              <text:p>2484383</text:p>
            </table:table-cell>
            <table:table-cell office:value-type="float" office:value="11197952" calcext:value-type="float">
              <text:p>11197952</text:p>
            </table:table-cell>
            <table:table-cell office:value-type="float" office:value="11185489" calcext:value-type="float">
              <text:p>11185489</text:p>
            </table:table-cell>
            <table:table-cell office:value-type="float" office:value="11202816" calcext:value-type="float">
              <text:p>11202816</text:p>
            </table:table-cell>
          </table:table-row>
          <table:table-row table:style-name="ro1" table:visibility="collapse">
            <table:table-cell office:value-type="string" calcext:value-type="string">
              <text:p>ov-Ip-pkc (10 executions)</text:p>
            </table:table-cell>
            <table:table-cell office:value-type="string" calcext:value-type="string">
              <text:p>m4fstack</text:p>
            </table:table-cell>
            <table:table-cell office:value-type="float" office:value="175417332" calcext:value-type="float">
              <text:p>175417332</text:p>
            </table:table-cell>
            <table:table-cell office:value-type="float" office:value="175417319" calcext:value-type="float">
              <text:p>175417319</text:p>
            </table:table-cell>
            <table:table-cell office:value-type="float" office:value="175417363" calcext:value-type="float">
              <text:p>175417363</text:p>
            </table:table-cell>
            <table:table-cell office:value-type="float" office:value="2484355" calcext:value-type="float">
              <text:p>2484355</text:p>
            </table:table-cell>
            <table:table-cell office:value-type="float" office:value="2484351" calcext:value-type="float">
              <text:p>2484351</text:p>
            </table:table-cell>
            <table:table-cell office:value-type="float" office:value="2484391" calcext:value-type="float">
              <text:p>2484391</text:p>
            </table:table-cell>
            <table:table-cell office:value-type="float" office:value="12047546" calcext:value-type="float">
              <text:p>12047546</text:p>
            </table:table-cell>
            <table:table-cell office:value-type="float" office:value="12033622" calcext:value-type="float">
              <text:p>12033622</text:p>
            </table:table-cell>
            <table:table-cell office:value-type="float" office:value="12049099" calcext:value-type="float">
              <text:p>12049099</text:p>
            </table:table-cell>
          </table:table-row>
          <table:table-row table:style-name="ro1" table:visibility="collapse">
            <table:table-cell office:value-type="string" calcext:value-type="string">
              <text:p>ov-Ip-pkc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75129899" calcext:value-type="float">
              <text:p>375129899</text:p>
            </table:table-cell>
            <table:table-cell office:value-type="float" office:value="375129876" calcext:value-type="float">
              <text:p>375129876</text:p>
            </table:table-cell>
            <table:table-cell office:value-type="float" office:value="375129925" calcext:value-type="float">
              <text:p>375129925</text:p>
            </table:table-cell>
            <table:table-cell office:value-type="float" office:value="6924383" calcext:value-type="float">
              <text:p>6924383</text:p>
            </table:table-cell>
            <table:table-cell office:value-type="float" office:value="6924364" calcext:value-type="float">
              <text:p>6924364</text:p>
            </table:table-cell>
            <table:table-cell office:value-type="float" office:value="6924403" calcext:value-type="float">
              <text:p>6924403</text:p>
            </table:table-cell>
            <table:table-cell office:value-type="float" office:value="11429702" calcext:value-type="float">
              <text:p>11429702</text:p>
            </table:table-cell>
            <table:table-cell office:value-type="float" office:value="11429685" calcext:value-type="float">
              <text:p>11429685</text:p>
            </table:table-cell>
            <table:table-cell office:value-type="float" office:value="11429720" calcext:value-type="float">
              <text:p>11429720</text:p>
            </table:table-cell>
          </table:table-row>
          <table:table-row table:style-name="ro1" table:visibility="collapse">
            <table:table-cell office:value-type="string" calcext:value-type="string">
              <text:p>ov-Ip-pkc-skc (10 executions)</text:p>
            </table:table-cell>
            <table:table-cell office:value-type="string" calcext:value-type="string">
              <text:p>m4fspeed</text:p>
            </table:table-cell>
            <table:table-cell office:value-type="float" office:value="175417478" calcext:value-type="float">
              <text:p>175417478</text:p>
            </table:table-cell>
            <table:table-cell office:value-type="float" office:value="175417464" calcext:value-type="float">
              <text:p>175417464</text:p>
            </table:table-cell>
            <table:table-cell office:value-type="float" office:value="175417508" calcext:value-type="float">
              <text:p>175417508</text:p>
            </table:table-cell>
            <table:table-cell office:value-type="float" office:value="89193259" calcext:value-type="float">
              <text:p>89193259</text:p>
            </table:table-cell>
            <table:table-cell office:value-type="float" office:value="89193250" calcext:value-type="float">
              <text:p>89193250</text:p>
            </table:table-cell>
            <table:table-cell office:value-type="float" office:value="89193291" calcext:value-type="float">
              <text:p>89193291</text:p>
            </table:table-cell>
            <table:table-cell office:value-type="float" office:value="11987533" calcext:value-type="float">
              <text:p>11987533</text:p>
            </table:table-cell>
            <table:table-cell office:value-type="float" office:value="11972791" calcext:value-type="float">
              <text:p>11972791</text:p>
            </table:table-cell>
            <table:table-cell office:value-type="float" office:value="11991175" calcext:value-type="float">
              <text:p>11991175</text:p>
            </table:table-cell>
          </table:table-row>
          <table:table-row table:style-name="ro1" table:visibility="collapse">
            <table:table-cell office:value-type="string" calcext:value-type="string">
              <text:p>ov-Ip-pkc-skc (10 executions)</text:p>
            </table:table-cell>
            <table:table-cell office:value-type="string" calcext:value-type="string">
              <text:p>m4fstack</text:p>
            </table:table-cell>
            <table:table-cell office:value-type="float" office:value="175417481" calcext:value-type="float">
              <text:p>175417481</text:p>
            </table:table-cell>
            <table:table-cell office:value-type="float" office:value="175417467" calcext:value-type="float">
              <text:p>175417467</text:p>
            </table:table-cell>
            <table:table-cell office:value-type="float" office:value="175417513" calcext:value-type="float">
              <text:p>175417513</text:p>
            </table:table-cell>
            <table:table-cell office:value-type="float" office:value="89193257" calcext:value-type="float">
              <text:p>89193257</text:p>
            </table:table-cell>
            <table:table-cell office:value-type="float" office:value="89193252" calcext:value-type="float">
              <text:p>89193252</text:p>
            </table:table-cell>
            <table:table-cell office:value-type="float" office:value="89193294" calcext:value-type="float">
              <text:p>89193294</text:p>
            </table:table-cell>
            <table:table-cell office:value-type="float" office:value="12046865" calcext:value-type="float">
              <text:p>12046865</text:p>
            </table:table-cell>
            <table:table-cell office:value-type="float" office:value="12036910" calcext:value-type="float">
              <text:p>12036910</text:p>
            </table:table-cell>
            <table:table-cell office:value-type="float" office:value="12049102" calcext:value-type="float">
              <text:p>12049102</text:p>
            </table:table-cell>
          </table:table-row>
          <table:table-row table:style-name="ro1" table:visibility="collapse">
            <table:table-cell office:value-type="string" calcext:value-type="string">
              <text:p>ov-Ip-pkc-skc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75129970" calcext:value-type="float">
              <text:p>375129970</text:p>
            </table:table-cell>
            <table:table-cell office:value-type="float" office:value="375129961" calcext:value-type="float">
              <text:p>375129961</text:p>
            </table:table-cell>
            <table:table-cell office:value-type="float" office:value="375129979" calcext:value-type="float">
              <text:p>375129979</text:p>
            </table:table-cell>
            <table:table-cell office:value-type="float" office:value="241521035" calcext:value-type="float">
              <text:p>241521035</text:p>
            </table:table-cell>
            <table:table-cell office:value-type="float" office:value="241521010" calcext:value-type="float">
              <text:p>241521010</text:p>
            </table:table-cell>
            <table:table-cell office:value-type="float" office:value="241521062" calcext:value-type="float">
              <text:p>241521062</text:p>
            </table:table-cell>
            <table:table-cell office:value-type="float" office:value="12160652" calcext:value-type="float">
              <text:p>12160652</text:p>
            </table:table-cell>
            <table:table-cell office:value-type="float" office:value="12160649" calcext:value-type="float">
              <text:p>12160649</text:p>
            </table:table-cell>
            <table:table-cell office:value-type="float" office:value="12160655" calcext:value-type="float">
              <text:p>12160655</text:p>
            </table:table-cell>
          </table:table-row>
          <table:table-row table:style-name="ro1" table:visibility="collapse">
            <table:table-cell office:value-type="string" calcext:value-type="string">
              <text:p>perk-128-fast-3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600370" calcext:value-type="float">
              <text:p>600370</text:p>
            </table:table-cell>
            <table:table-cell office:value-type="float" office:value="588589" calcext:value-type="float">
              <text:p>588589</text:p>
            </table:table-cell>
            <table:table-cell office:value-type="float" office:value="617172" calcext:value-type="float">
              <text:p>617172</text:p>
            </table:table-cell>
            <table:table-cell office:value-type="float" office:value="176603058" calcext:value-type="float">
              <text:p>176603058</text:p>
            </table:table-cell>
            <table:table-cell office:value-type="float" office:value="172398218" calcext:value-type="float">
              <text:p>172398218</text:p>
            </table:table-cell>
            <table:table-cell office:value-type="float" office:value="179515947" calcext:value-type="float">
              <text:p>179515947</text:p>
            </table:table-cell>
            <table:table-cell office:value-type="float" office:value="80954403" calcext:value-type="float">
              <text:p>80954403</text:p>
            </table:table-cell>
            <table:table-cell office:value-type="float" office:value="80639115" calcext:value-type="float">
              <text:p>80639115</text:p>
            </table:table-cell>
            <table:table-cell office:value-type="float" office:value="81369755" calcext:value-type="float">
              <text:p>81369755</text:p>
            </table:table-cell>
          </table:table-row>
          <table:table-row table:style-name="ro1" table:visibility="collapse">
            <table:table-cell office:value-type="string" calcext:value-type="string">
              <text:p>perk-128-fast-3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704259" calcext:value-type="float">
              <text:p>704259</text:p>
            </table:table-cell>
            <table:table-cell office:value-type="float" office:value="693368" calcext:value-type="float">
              <text:p>693368</text:p>
            </table:table-cell>
            <table:table-cell office:value-type="float" office:value="736117" calcext:value-type="float">
              <text:p>736117</text:p>
            </table:table-cell>
            <table:table-cell office:value-type="float" office:value="217778838" calcext:value-type="float">
              <text:p>217778838</text:p>
            </table:table-cell>
            <table:table-cell office:value-type="float" office:value="217461187" calcext:value-type="float">
              <text:p>217461187</text:p>
            </table:table-cell>
            <table:table-cell office:value-type="float" office:value="218268228" calcext:value-type="float">
              <text:p>218268228</text:p>
            </table:table-cell>
            <table:table-cell office:value-type="float" office:value="96466250" calcext:value-type="float">
              <text:p>96466250</text:p>
            </table:table-cell>
            <table:table-cell office:value-type="float" office:value="96183326" calcext:value-type="float">
              <text:p>96183326</text:p>
            </table:table-cell>
            <table:table-cell office:value-type="float" office:value="96888788" calcext:value-type="float">
              <text:p>96888788</text:p>
            </table:table-cell>
          </table:table-row>
          <table:table-row table:style-name="ro1" table:visibility="collapse">
            <table:table-cell office:value-type="string" calcext:value-type="string">
              <text:p>perk-128-fast-5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731441" calcext:value-type="float">
              <text:p>731441</text:p>
            </table:table-cell>
            <table:table-cell office:value-type="float" office:value="731364" calcext:value-type="float">
              <text:p>731364</text:p>
            </table:table-cell>
            <table:table-cell office:value-type="float" office:value="731540" calcext:value-type="float">
              <text:p>731540</text:p>
            </table:table-cell>
            <table:table-cell office:value-type="float" office:value="169489946" calcext:value-type="float">
              <text:p>169489946</text:p>
            </table:table-cell>
            <table:table-cell office:value-type="float" office:value="165666000" calcext:value-type="float">
              <text:p>165666000</text:p>
            </table:table-cell>
            <table:table-cell office:value-type="float" office:value="172125278" calcext:value-type="float">
              <text:p>172125278</text:p>
            </table:table-cell>
            <table:table-cell office:value-type="float" office:value="78073374" calcext:value-type="float">
              <text:p>78073374</text:p>
            </table:table-cell>
            <table:table-cell office:value-type="float" office:value="77727738" calcext:value-type="float">
              <text:p>77727738</text:p>
            </table:table-cell>
            <table:table-cell office:value-type="float" office:value="78357997" calcext:value-type="float">
              <text:p>78357997</text:p>
            </table:table-cell>
          </table:table-row>
          <table:table-row table:style-name="ro1" table:visibility="collapse">
            <table:table-cell office:value-type="string" calcext:value-type="string">
              <text:p>perk-128-fast-5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913665" calcext:value-type="float">
              <text:p>913665</text:p>
            </table:table-cell>
            <table:table-cell office:value-type="float" office:value="909095" calcext:value-type="float">
              <text:p>909095</text:p>
            </table:table-cell>
            <table:table-cell office:value-type="float" office:value="954075" calcext:value-type="float">
              <text:p>954075</text:p>
            </table:table-cell>
            <table:table-cell office:value-type="float" office:value="215313534" calcext:value-type="float">
              <text:p>215313534</text:p>
            </table:table-cell>
            <table:table-cell office:value-type="float" office:value="214778346" calcext:value-type="float">
              <text:p>214778346</text:p>
            </table:table-cell>
            <table:table-cell office:value-type="float" office:value="215586755" calcext:value-type="float">
              <text:p>215586755</text:p>
            </table:table-cell>
            <table:table-cell office:value-type="float" office:value="93670132" calcext:value-type="float">
              <text:p>93670132</text:p>
            </table:table-cell>
            <table:table-cell office:value-type="float" office:value="93146285" calcext:value-type="float">
              <text:p>93146285</text:p>
            </table:table-cell>
            <table:table-cell office:value-type="float" office:value="93977473" calcext:value-type="float">
              <text:p>93977473</text:p>
            </table:table-cell>
          </table:table-row>
          <table:table-row table:style-name="ro1" table:visibility="collapse">
            <table:table-cell office:value-type="string" calcext:value-type="string">
              <text:p>perk-128-short-3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590902" calcext:value-type="float">
              <text:p>590902</text:p>
            </table:table-cell>
            <table:table-cell office:value-type="float" office:value="588605" calcext:value-type="float">
              <text:p>588605</text:p>
            </table:table-cell>
            <table:table-cell office:value-type="float" office:value="599700" calcext:value-type="float">
              <text:p>599700</text:p>
            </table:table-cell>
            <table:table-cell office:value-type="float" office:value="953694810" calcext:value-type="float">
              <text:p>953694810</text:p>
            </table:table-cell>
            <table:table-cell office:value-type="float" office:value="909659772" calcext:value-type="float">
              <text:p>909659772</text:p>
            </table:table-cell>
            <table:table-cell office:value-type="float" office:value="990039092" calcext:value-type="float">
              <text:p>990039092</text:p>
            </table:table-cell>
            <table:table-cell office:value-type="float" office:value="460190199" calcext:value-type="float">
              <text:p>460190199</text:p>
            </table:table-cell>
            <table:table-cell office:value-type="float" office:value="458863203" calcext:value-type="float">
              <text:p>458863203</text:p>
            </table:table-cell>
            <table:table-cell office:value-type="float" office:value="461050669" calcext:value-type="float">
              <text:p>461050669</text:p>
            </table:table-cell>
          </table:table-row>
          <table:table-row table:style-name="ro1" table:visibility="collapse">
            <table:table-cell office:value-type="string" calcext:value-type="string">
              <text:p>perk-128-short-5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731445" calcext:value-type="float">
              <text:p>731445</text:p>
            </table:table-cell>
            <table:table-cell office:value-type="float" office:value="731335" calcext:value-type="float">
              <text:p>731335</text:p>
            </table:table-cell>
            <table:table-cell office:value-type="float" office:value="731531" calcext:value-type="float">
              <text:p>731531</text:p>
            </table:table-cell>
            <table:table-cell office:value-type="float" office:value="897819203" calcext:value-type="float">
              <text:p>897819203</text:p>
            </table:table-cell>
            <table:table-cell office:value-type="float" office:value="874104462" calcext:value-type="float">
              <text:p>874104462</text:p>
            </table:table-cell>
            <table:table-cell office:value-type="float" office:value="910961959" calcext:value-type="float">
              <text:p>910961959</text:p>
            </table:table-cell>
            <table:table-cell office:value-type="float" office:value="428108291" calcext:value-type="float">
              <text:p>428108291</text:p>
            </table:table-cell>
            <table:table-cell office:value-type="float" office:value="426956727" calcext:value-type="float">
              <text:p>426956727</text:p>
            </table:table-cell>
            <table:table-cell office:value-type="float" office:value="428829873" calcext:value-type="float">
              <text:p>428829873</text:p>
            </table:table-cell>
          </table:table-row>
          <table:table-row table:style-name="ro1" table:visibility="collapse">
            <table:table-cell office:value-type="string" calcext:value-type="string">
              <text:p>perk-192-fast-3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1417042" calcext:value-type="float">
              <text:p>1417042</text:p>
            </table:table-cell>
            <table:table-cell office:value-type="float" office:value="1416960" calcext:value-type="float">
              <text:p>1416960</text:p>
            </table:table-cell>
            <table:table-cell office:value-type="float" office:value="1417171" calcext:value-type="float">
              <text:p>1417171</text:p>
            </table:table-cell>
            <table:table-cell office:value-type="float" office:value="417178570" calcext:value-type="float">
              <text:p>417178570</text:p>
            </table:table-cell>
            <table:table-cell office:value-type="float" office:value="409941430" calcext:value-type="float">
              <text:p>409941430</text:p>
            </table:table-cell>
            <table:table-cell office:value-type="float" office:value="430893116" calcext:value-type="float">
              <text:p>430893116</text:p>
            </table:table-cell>
            <table:table-cell office:value-type="float" office:value="194559724" calcext:value-type="float">
              <text:p>194559724</text:p>
            </table:table-cell>
            <table:table-cell office:value-type="float" office:value="193854854" calcext:value-type="float">
              <text:p>193854854</text:p>
            </table:table-cell>
            <table:table-cell office:value-type="float" office:value="195157065" calcext:value-type="float">
              <text:p>195157065</text:p>
            </table:table-cell>
          </table:table-row>
          <table:table-row table:style-name="ro1" table:visibility="collapse">
            <table:table-cell office:value-type="string" calcext:value-type="string">
              <text:p>perk-192-fast-5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1674275" calcext:value-type="float">
              <text:p>1674275</text:p>
            </table:table-cell>
            <table:table-cell office:value-type="float" office:value="1664390" calcext:value-type="float">
              <text:p>1664390</text:p>
            </table:table-cell>
            <table:table-cell office:value-type="float" office:value="1675499" calcext:value-type="float">
              <text:p>1675499</text:p>
            </table:table-cell>
            <table:table-cell office:value-type="float" office:value="398534166" calcext:value-type="float">
              <text:p>398534166</text:p>
            </table:table-cell>
            <table:table-cell office:value-type="float" office:value="393310316" calcext:value-type="float">
              <text:p>393310316</text:p>
            </table:table-cell>
            <table:table-cell office:value-type="float" office:value="407792875" calcext:value-type="float">
              <text:p>407792875</text:p>
            </table:table-cell>
            <table:table-cell office:value-type="float" office:value="186556828" calcext:value-type="float">
              <text:p>186556828</text:p>
            </table:table-cell>
            <table:table-cell office:value-type="float" office:value="185719616" calcext:value-type="float">
              <text:p>185719616</text:p>
            </table:table-cell>
            <table:table-cell office:value-type="float" office:value="187993601" calcext:value-type="float">
              <text:p>187993601</text:p>
            </table:table-cell>
          </table:table-row>
          <table:table-row table:style-name="ro1" table:visibility="collapse">
            <table:table-cell office:value-type="string" calcext:value-type="string">
              <text:p>perk-192-short-3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1421844" calcext:value-type="float">
              <text:p>1421844</text:p>
            </table:table-cell>
            <table:table-cell office:value-type="float" office:value="1416962" calcext:value-type="float">
              <text:p>1416962</text:p>
            </table:table-cell>
            <table:table-cell office:value-type="float" office:value="1464701" calcext:value-type="float">
              <text:p>1464701</text:p>
            </table:table-cell>
            <table:table-cell office:value-type="float" office:value="2361914331" calcext:value-type="float">
              <text:p>2361914331</text:p>
            </table:table-cell>
            <table:table-cell office:value-type="float" office:value="2294967247" calcext:value-type="float">
              <text:p>2294967247</text:p>
            </table:table-cell>
            <table:table-cell office:value-type="float" office:value="2446192375" calcext:value-type="float">
              <text:p>2446192375</text:p>
            </table:table-cell>
            <table:table-cell office:value-type="float" office:value="1177027799" calcext:value-type="float">
              <text:p>1177027799</text:p>
            </table:table-cell>
            <table:table-cell office:value-type="float" office:value="1172107658" calcext:value-type="float">
              <text:p>1172107658</text:p>
            </table:table-cell>
            <table:table-cell office:value-type="float" office:value="1180352563" calcext:value-type="float">
              <text:p>1180352563</text:p>
            </table:table-cell>
          </table:table-row>
          <table:table-row table:style-name="ro1" table:visibility="collapse">
            <table:table-cell office:value-type="string" calcext:value-type="string">
              <text:p>perk-192-short-5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1675264" calcext:value-type="float">
              <text:p>1675264</text:p>
            </table:table-cell>
            <table:table-cell office:value-type="float" office:value="1674747" calcext:value-type="float">
              <text:p>1674747</text:p>
            </table:table-cell>
            <table:table-cell office:value-type="float" office:value="1675426" calcext:value-type="float">
              <text:p>1675426</text:p>
            </table:table-cell>
            <table:table-cell office:value-type="float" office:value="2199500885" calcext:value-type="float">
              <text:p>2199500885</text:p>
            </table:table-cell>
            <table:table-cell office:value-type="float" office:value="2155317947" calcext:value-type="float">
              <text:p>2155317947</text:p>
            </table:table-cell>
            <table:table-cell office:value-type="float" office:value="2244259412" calcext:value-type="float">
              <text:p>2244259412</text:p>
            </table:table-cell>
            <table:table-cell office:value-type="float" office:value="1098396172" calcext:value-type="float">
              <text:p>1098396172</text:p>
            </table:table-cell>
            <table:table-cell office:value-type="float" office:value="1096382473" calcext:value-type="float">
              <text:p>1096382473</text:p>
            </table:table-cell>
            <table:table-cell office:value-type="float" office:value="1100817952" calcext:value-type="float">
              <text:p>1100817952</text:p>
            </table:table-cell>
          </table:table-row>
          <table:table-row table:style-name="ro1" table:visibility="collapse">
            <table:table-cell office:value-type="string" calcext:value-type="string">
              <text:p>perk-256-fast-3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2473015" calcext:value-type="float">
              <text:p>2473015</text:p>
            </table:table-cell>
            <table:table-cell office:value-type="float" office:value="2472888" calcext:value-type="float">
              <text:p>2472888</text:p>
            </table:table-cell>
            <table:table-cell office:value-type="float" office:value="2473216" calcext:value-type="float">
              <text:p>2473216</text:p>
            </table:table-cell>
            <table:table-cell office:value-type="float" office:value="878427616" calcext:value-type="float">
              <text:p>878427616</text:p>
            </table:table-cell>
            <table:table-cell office:value-type="float" office:value="863486856" calcext:value-type="float">
              <text:p>863486856</text:p>
            </table:table-cell>
            <table:table-cell office:value-type="float" office:value="896605165" calcext:value-type="float">
              <text:p>896605165</text:p>
            </table:table-cell>
            <table:table-cell office:value-type="float" office:value="418401493" calcext:value-type="float">
              <text:p>418401493</text:p>
            </table:table-cell>
            <table:table-cell office:value-type="float" office:value="416315010" calcext:value-type="float">
              <text:p>416315010</text:p>
            </table:table-cell>
            <table:table-cell office:value-type="float" office:value="421403946" calcext:value-type="float">
              <text:p>421403946</text:p>
            </table:table-cell>
          </table:table-row>
          <table:table-row table:style-name="ro1" table:visibility="collapse">
            <table:table-cell office:value-type="string" calcext:value-type="string">
              <text:p>perk-256-fast-5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2885058" calcext:value-type="float">
              <text:p>2885058</text:p>
            </table:table-cell>
            <table:table-cell office:value-type="float" office:value="2878858" calcext:value-type="float">
              <text:p>2878858</text:p>
            </table:table-cell>
            <table:table-cell office:value-type="float" office:value="2939569" calcext:value-type="float">
              <text:p>2939569</text:p>
            </table:table-cell>
            <table:table-cell office:value-type="float" office:value="826739240" calcext:value-type="float">
              <text:p>826739240</text:p>
            </table:table-cell>
            <table:table-cell office:value-type="float" office:value="816655441" calcext:value-type="float">
              <text:p>816655441</text:p>
            </table:table-cell>
            <table:table-cell office:value-type="float" office:value="839215281" calcext:value-type="float">
              <text:p>839215281</text:p>
            </table:table-cell>
            <table:table-cell office:value-type="float" office:value="397855320" calcext:value-type="float">
              <text:p>397855320</text:p>
            </table:table-cell>
            <table:table-cell office:value-type="float" office:value="396898494" calcext:value-type="float">
              <text:p>396898494</text:p>
            </table:table-cell>
            <table:table-cell office:value-type="float" office:value="398693053" calcext:value-type="float">
              <text:p>398693053</text:p>
            </table:table-cell>
          </table:table-row>
          <table:table-row table:style-name="ro1" table:visibility="collapse">
            <table:table-cell office:value-type="string" calcext:value-type="string">
              <text:p>perk-256-short-3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2478803" calcext:value-type="float">
              <text:p>2478803</text:p>
            </table:table-cell>
            <table:table-cell office:value-type="float" office:value="2472893" calcext:value-type="float">
              <text:p>2472893</text:p>
            </table:table-cell>
            <table:table-cell office:value-type="float" office:value="2531188" calcext:value-type="float">
              <text:p>2531188</text:p>
            </table:table-cell>
            <table:table-cell office:value-type="float" office:value="5056839759" calcext:value-type="float">
              <text:p>5056839759</text:p>
            </table:table-cell>
            <table:table-cell office:value-type="float" office:value="5015570985" calcext:value-type="float">
              <text:p>5015570985</text:p>
            </table:table-cell>
            <table:table-cell office:value-type="float" office:value="5098913929" calcext:value-type="float">
              <text:p>5098913929</text:p>
            </table:table-cell>
            <table:table-cell office:value-type="float" office:value="2638814692" calcext:value-type="float">
              <text:p>2638814692</text:p>
            </table:table-cell>
            <table:table-cell office:value-type="float" office:value="2626576274" calcext:value-type="float">
              <text:p>2626576274</text:p>
            </table:table-cell>
            <table:table-cell office:value-type="float" office:value="2645713279" calcext:value-type="float">
              <text:p>2645713279</text:p>
            </table:table-cell>
          </table:table-row>
          <table:table-row table:style-name="ro1" table:visibility="collapse">
            <table:table-cell office:value-type="string" calcext:value-type="string">
              <text:p>perk-256-short-5 (10 executions)</text:p>
            </table:table-cell>
            <table:table-cell office:value-type="string" calcext:value-type="string">
              <text:p>m4</text:p>
            </table:table-cell>
            <table:table-cell office:value-type="float" office:value="2889949" calcext:value-type="float">
              <text:p>2889949</text:p>
            </table:table-cell>
            <table:table-cell office:value-type="float" office:value="2878822" calcext:value-type="float">
              <text:p>2878822</text:p>
            </table:table-cell>
            <table:table-cell office:value-type="float" office:value="2988248" calcext:value-type="float">
              <text:p>2988248</text:p>
            </table:table-cell>
            <table:table-cell office:value-type="float" office:value="4678162399" calcext:value-type="float">
              <text:p>4678162399</text:p>
            </table:table-cell>
            <table:table-cell office:value-type="float" office:value="4520673553" calcext:value-type="float">
              <text:p>4520673553</text:p>
            </table:table-cell>
            <table:table-cell office:value-type="float" office:value="4740505898" calcext:value-type="float">
              <text:p>4740505898</text:p>
            </table:table-cell>
            <table:table-cell office:value-type="float" office:value="2453866153" calcext:value-type="float">
              <text:p>2453866153</text:p>
            </table:table-cell>
            <table:table-cell office:value-type="float" office:value="2446870524" calcext:value-type="float">
              <text:p>2446870524</text:p>
            </table:table-cell>
            <table:table-cell office:value-type="float" office:value="2460260204" calcext:value-type="float">
              <text:p>2460260204</text:p>
            </table:table-cell>
          </table:table-row>
          <table:table-row table:style-name="ro1" table:visibility="collapse">
            <table:table-cell office:value-type="string" calcext:value-type="string">
              <text:p>snova-24-5-16-4-esk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4840838" calcext:value-type="float">
              <text:p>24840838</text:p>
            </table:table-cell>
            <table:table-cell office:value-type="float" office:value="24840391" calcext:value-type="float">
              <text:p>24840391</text:p>
            </table:table-cell>
            <table:table-cell office:value-type="float" office:value="24841191" calcext:value-type="float">
              <text:p>24841191</text:p>
            </table:table-cell>
            <table:table-cell office:value-type="float" office:value="139251354" calcext:value-type="float">
              <text:p>139251354</text:p>
            </table:table-cell>
            <table:table-cell office:value-type="float" office:value="139235721" calcext:value-type="float">
              <text:p>139235721</text:p>
            </table:table-cell>
            <table:table-cell office:value-type="float" office:value="139274512" calcext:value-type="float">
              <text:p>139274512</text:p>
            </table:table-cell>
            <table:table-cell office:value-type="float" office:value="88454046" calcext:value-type="float">
              <text:p>88454046</text:p>
            </table:table-cell>
            <table:table-cell office:value-type="float" office:value="88453528" calcext:value-type="float">
              <text:p>88453528</text:p>
            </table:table-cell>
            <table:table-cell office:value-type="float" office:value="88454429" calcext:value-type="float">
              <text:p>88454429</text:p>
            </table:table-cell>
          </table:table-row>
          <table:table-row table:style-name="ro1" table:visibility="collapse">
            <table:table-cell office:value-type="string" calcext:value-type="string">
              <text:p>snova-24-5-16-4-ssk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4772323" calcext:value-type="float">
              <text:p>24772323</text:p>
            </table:table-cell>
            <table:table-cell office:value-type="float" office:value="24771821" calcext:value-type="float">
              <text:p>24771821</text:p>
            </table:table-cell>
            <table:table-cell office:value-type="float" office:value="24772994" calcext:value-type="float">
              <text:p>24772994</text:p>
            </table:table-cell>
            <table:table-cell office:value-type="float" office:value="174094748" calcext:value-type="float">
              <text:p>174094748</text:p>
            </table:table-cell>
            <table:table-cell office:value-type="float" office:value="160180156" calcext:value-type="float">
              <text:p>160180156</text:p>
            </table:table-cell>
            <table:table-cell office:value-type="float" office:value="299202162" calcext:value-type="float">
              <text:p>299202162</text:p>
            </table:table-cell>
            <table:table-cell office:value-type="float" office:value="88453756" calcext:value-type="float">
              <text:p>88453756</text:p>
            </table:table-cell>
            <table:table-cell office:value-type="float" office:value="88453293" calcext:value-type="float">
              <text:p>88453293</text:p>
            </table:table-cell>
            <table:table-cell office:value-type="float" office:value="88454408" calcext:value-type="float">
              <text:p>88454408</text:p>
            </table:table-cell>
          </table:table-row>
          <table:table-row table:style-name="ro1" table:visibility="collapse">
            <table:table-cell office:value-type="string" calcext:value-type="string">
              <text:p>snova-25-8-16-3-esk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5280792" calcext:value-type="float">
              <text:p>35280792</text:p>
            </table:table-cell>
            <table:table-cell office:value-type="float" office:value="35280693" calcext:value-type="float">
              <text:p>35280693</text:p>
            </table:table-cell>
            <table:table-cell office:value-type="float" office:value="35280867" calcext:value-type="float">
              <text:p>35280867</text:p>
            </table:table-cell>
            <table:table-cell office:value-type="float" office:value="71674196" calcext:value-type="float">
              <text:p>71674196</text:p>
            </table:table-cell>
            <table:table-cell office:value-type="float" office:value="65171606" calcext:value-type="float">
              <text:p>65171606</text:p>
            </table:table-cell>
            <table:table-cell office:value-type="float" office:value="130098735" calcext:value-type="float">
              <text:p>130098735</text:p>
            </table:table-cell>
            <table:table-cell office:value-type="float" office:value="42542485" calcext:value-type="float">
              <text:p>42542485</text:p>
            </table:table-cell>
            <table:table-cell office:value-type="float" office:value="42542403" calcext:value-type="float">
              <text:p>42542403</text:p>
            </table:table-cell>
            <table:table-cell office:value-type="float" office:value="42542553" calcext:value-type="float">
              <text:p>42542553</text:p>
            </table:table-cell>
          </table:table-row>
          <table:table-row table:style-name="ro1" table:visibility="collapse">
            <table:table-cell office:value-type="string" calcext:value-type="string">
              <text:p>snova-25-8-16-3-ssk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5195324" calcext:value-type="float">
              <text:p>35195324</text:p>
            </table:table-cell>
            <table:table-cell office:value-type="float" office:value="35195216" calcext:value-type="float">
              <text:p>35195216</text:p>
            </table:table-cell>
            <table:table-cell office:value-type="float" office:value="35195579" calcext:value-type="float">
              <text:p>35195579</text:p>
            </table:table-cell>
            <table:table-cell office:value-type="float" office:value="112654217" calcext:value-type="float">
              <text:p>112654217</text:p>
            </table:table-cell>
            <table:table-cell office:value-type="float" office:value="93165980" calcext:value-type="float">
              <text:p>93165980</text:p>
            </table:table-cell>
            <table:table-cell office:value-type="float" office:value="158103540" calcext:value-type="float">
              <text:p>158103540</text:p>
            </table:table-cell>
            <table:table-cell office:value-type="float" office:value="42542507" calcext:value-type="float">
              <text:p>42542507</text:p>
            </table:table-cell>
            <table:table-cell office:value-type="float" office:value="42542396" calcext:value-type="float">
              <text:p>42542396</text:p>
            </table:table-cell>
            <table:table-cell office:value-type="float" office:value="42542732" calcext:value-type="float">
              <text:p>42542732</text:p>
            </table:table-cell>
          </table:table-row>
          <table:table-row table:style-name="ro1" table:visibility="collapse">
            <table:table-cell office:value-type="string" calcext:value-type="string">
              <text:p>snova-28-17-16-2-esk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51177590" calcext:value-type="float">
              <text:p>51177590</text:p>
            </table:table-cell>
            <table:table-cell office:value-type="float" office:value="51177548" calcext:value-type="float">
              <text:p>51177548</text:p>
            </table:table-cell>
            <table:table-cell office:value-type="float" office:value="51177647" calcext:value-type="float">
              <text:p>51177647</text:p>
            </table:table-cell>
            <table:table-cell office:value-type="float" office:value="23387139" calcext:value-type="float">
              <text:p>23387139</text:p>
            </table:table-cell>
            <table:table-cell office:value-type="float" office:value="21270788" calcext:value-type="float">
              <text:p>21270788</text:p>
            </table:table-cell>
            <table:table-cell office:value-type="float" office:value="42311786" calcext:value-type="float">
              <text:p>42311786</text:p>
            </table:table-cell>
            <table:table-cell office:value-type="float" office:value="19180389" calcext:value-type="float">
              <text:p>19180389</text:p>
            </table:table-cell>
            <table:table-cell office:value-type="float" office:value="19180360" calcext:value-type="float">
              <text:p>19180360</text:p>
            </table:table-cell>
            <table:table-cell office:value-type="float" office:value="19180440" calcext:value-type="float">
              <text:p>19180440</text:p>
            </table:table-cell>
          </table:table-row>
          <table:table-row table:style-name="ro1" table:visibility="collapse">
            <table:table-cell office:value-type="string" calcext:value-type="string">
              <text:p>snova-28-17-16-2-ssk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51065038" calcext:value-type="float">
              <text:p>51065038</text:p>
            </table:table-cell>
            <table:table-cell office:value-type="float" office:value="51064999" calcext:value-type="float">
              <text:p>51064999</text:p>
            </table:table-cell>
            <table:table-cell office:value-type="float" office:value="51065086" calcext:value-type="float">
              <text:p>51065086</text:p>
            </table:table-cell>
            <table:table-cell office:value-type="float" office:value="52865514" calcext:value-type="float">
              <text:p>52865514</text:p>
            </table:table-cell>
            <table:table-cell office:value-type="float" office:value="50757388" calcext:value-type="float">
              <text:p>50757388</text:p>
            </table:table-cell>
            <table:table-cell office:value-type="float" office:value="71788606" calcext:value-type="float">
              <text:p>71788606</text:p>
            </table:table-cell>
            <table:table-cell office:value-type="float" office:value="19180379" calcext:value-type="float">
              <text:p>19180379</text:p>
            </table:table-cell>
            <table:table-cell office:value-type="float" office:value="19180357" calcext:value-type="float">
              <text:p>19180357</text:p>
            </table:table-cell>
            <table:table-cell office:value-type="float" office:value="19180425" calcext:value-type="float">
              <text:p>19180425</text:p>
            </table:table-cell>
          </table:table-row>
          <table:table-row table:style-name="ro1" table:visibility="collapse">
            <table:table-cell office:value-type="string" calcext:value-type="string">
              <text:p>snova-37-8-16-4-ssk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122023801" calcext:value-type="float">
              <text:p>122023801</text:p>
            </table:table-cell>
            <table:table-cell office:value-type="float" office:value="122023399" calcext:value-type="float">
              <text:p>122023399</text:p>
            </table:table-cell>
            <table:table-cell office:value-type="float" office:value="122024216" calcext:value-type="float">
              <text:p>122024216</text:p>
            </table:table-cell>
            <table:table-cell office:value-type="float" office:value="533063912" calcext:value-type="float">
              <text:p>533063912</text:p>
            </table:table-cell>
            <table:table-cell office:value-type="float" office:value="533033960" calcext:value-type="float">
              <text:p>533033960</text:p>
            </table:table-cell>
            <table:table-cell office:value-type="float" office:value="533090127" calcext:value-type="float">
              <text:p>533090127</text:p>
            </table:table-cell>
            <table:table-cell office:value-type="float" office:value="335806349" calcext:value-type="float">
              <text:p>335806349</text:p>
            </table:table-cell>
            <table:table-cell office:value-type="float" office:value="335805890" calcext:value-type="float">
              <text:p>335805890</text:p>
            </table:table-cell>
            <table:table-cell office:value-type="float" office:value="335806820" calcext:value-type="float">
              <text:p>335806820</text:p>
            </table:table-cell>
          </table:table-row>
          <table:table-row table:style-name="ro1" table:visibility="collapse">
            <table:table-cell office:value-type="string" calcext:value-type="string">
              <text:p>sphincs-a-sha2-128f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30278936" calcext:value-type="float">
              <text:p>30278936</text:p>
            </table:table-cell>
            <table:table-cell office:value-type="float" office:value="30278762" calcext:value-type="float">
              <text:p>30278762</text:p>
            </table:table-cell>
            <table:table-cell office:value-type="float" office:value="30279211" calcext:value-type="float">
              <text:p>30279211</text:p>
            </table:table-cell>
            <table:table-cell office:value-type="float" office:value="382270810" calcext:value-type="float">
              <text:p>382270810</text:p>
            </table:table-cell>
            <table:table-cell office:value-type="float" office:value="382269421" calcext:value-type="float">
              <text:p>382269421</text:p>
            </table:table-cell>
            <table:table-cell office:value-type="float" office:value="382271497" calcext:value-type="float">
              <text:p>382271497</text:p>
            </table:table-cell>
            <table:table-cell office:value-type="float" office:value="35695646" calcext:value-type="float">
              <text:p>35695646</text:p>
            </table:table-cell>
            <table:table-cell office:value-type="float" office:value="35693840" calcext:value-type="float">
              <text:p>35693840</text:p>
            </table:table-cell>
            <table:table-cell office:value-type="float" office:value="35698828" calcext:value-type="float">
              <text:p>35698828</text:p>
            </table:table-cell>
          </table:table-row>
          <table:table-row table:style-name="ro1" table:visibility="collapse">
            <table:table-cell office:value-type="string" calcext:value-type="string">
              <text:p>sphincs-a-sha2-128s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814836852" calcext:value-type="float">
              <text:p>814836852</text:p>
            </table:table-cell>
            <table:table-cell office:value-type="float" office:value="814834574" calcext:value-type="float">
              <text:p>814834574</text:p>
            </table:table-cell>
            <table:table-cell office:value-type="float" office:value="814838039" calcext:value-type="float">
              <text:p>814838039</text:p>
            </table:table-cell>
            <table:table-cell office:value-type="float" office:value="6981930727" calcext:value-type="float">
              <text:p>6981930727</text:p>
            </table:table-cell>
            <table:table-cell office:value-type="float" office:value="6981924687" calcext:value-type="float">
              <text:p>6981924687</text:p>
            </table:table-cell>
            <table:table-cell office:value-type="float" office:value="6981936443" calcext:value-type="float">
              <text:p>6981936443</text:p>
            </table:table-cell>
            <table:table-cell office:value-type="float" office:value="187090082" calcext:value-type="float">
              <text:p>187090082</text:p>
            </table:table-cell>
            <table:table-cell office:value-type="float" office:value="187087928" calcext:value-type="float">
              <text:p>187087928</text:p>
            </table:table-cell>
            <table:table-cell office:value-type="float" office:value="187093600" calcext:value-type="float">
              <text:p>187093600</text:p>
            </table:table-cell>
          </table:table-row>
          <table:table-row table:style-name="ro1" table:visibility="collapse">
            <table:table-cell office:value-type="string" calcext:value-type="string">
              <text:p>sphincs-a-sha2-192f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45930664" calcext:value-type="float">
              <text:p>45930664</text:p>
            </table:table-cell>
            <table:table-cell office:value-type="float" office:value="45930481" calcext:value-type="float">
              <text:p>45930481</text:p>
            </table:table-cell>
            <table:table-cell office:value-type="float" office:value="45930983" calcext:value-type="float">
              <text:p>45930983</text:p>
            </table:table-cell>
            <table:table-cell office:value-type="float" office:value="634374072" calcext:value-type="float">
              <text:p>634374072</text:p>
            </table:table-cell>
            <table:table-cell office:value-type="float" office:value="634373011" calcext:value-type="float">
              <text:p>634373011</text:p>
            </table:table-cell>
            <table:table-cell office:value-type="float" office:value="634375225" calcext:value-type="float">
              <text:p>634375225</text:p>
            </table:table-cell>
            <table:table-cell office:value-type="float" office:value="35145783" calcext:value-type="float">
              <text:p>35145783</text:p>
            </table:table-cell>
            <table:table-cell office:value-type="float" office:value="35144266" calcext:value-type="float">
              <text:p>35144266</text:p>
            </table:table-cell>
            <table:table-cell office:value-type="float" office:value="35146607" calcext:value-type="float">
              <text:p>35146607</text:p>
            </table:table-cell>
          </table:table-row>
          <table:table-row table:style-name="ro1" table:visibility="collapse">
            <table:table-cell office:value-type="string" calcext:value-type="string">
              <text:p>sphincs-a-shake-128f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61578406" calcext:value-type="float">
              <text:p>61578406</text:p>
            </table:table-cell>
            <table:table-cell office:value-type="float" office:value="61578107" calcext:value-type="float">
              <text:p>61578107</text:p>
            </table:table-cell>
            <table:table-cell office:value-type="float" office:value="61578885" calcext:value-type="float">
              <text:p>61578885</text:p>
            </table:table-cell>
            <table:table-cell office:value-type="float" office:value="1188147363" calcext:value-type="float">
              <text:p>1188147363</text:p>
            </table:table-cell>
            <table:table-cell office:value-type="float" office:value="1188146489" calcext:value-type="float">
              <text:p>1188146489</text:p>
            </table:table-cell>
            <table:table-cell office:value-type="float" office:value="1188148063" calcext:value-type="float">
              <text:p>1188148063</text:p>
            </table:table-cell>
            <table:table-cell office:value-type="float" office:value="76330135" calcext:value-type="float">
              <text:p>76330135</text:p>
            </table:table-cell>
            <table:table-cell office:value-type="float" office:value="76328602" calcext:value-type="float">
              <text:p>76328602</text:p>
            </table:table-cell>
            <table:table-cell office:value-type="float" office:value="76331478" calcext:value-type="float">
              <text:p>76331478</text:p>
            </table:table-cell>
          </table:table-row>
          <table:table-row table:style-name="ro1" table:visibility="collapse">
            <table:table-cell office:value-type="string" calcext:value-type="string">
              <text:p>sphincs-a-shake-128s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2342298427" calcext:value-type="float">
              <text:p>2342298427</text:p>
            </table:table-cell>
            <table:table-cell office:value-type="float" office:value="2342296403" calcext:value-type="float">
              <text:p>2342296403</text:p>
            </table:table-cell>
            <table:table-cell office:value-type="float" office:value="2342299607" calcext:value-type="float">
              <text:p>2342299607</text:p>
            </table:table-cell>
            <table:table-cell office:value-type="float" office:value="22926754899" calcext:value-type="float">
              <text:p>22926754899</text:p>
            </table:table-cell>
            <table:table-cell office:value-type="float" office:value="22926752978" calcext:value-type="float">
              <text:p>22926752978</text:p>
            </table:table-cell>
            <table:table-cell office:value-type="float" office:value="22926758555" calcext:value-type="float">
              <text:p>22926758555</text:p>
            </table:table-cell>
            <table:table-cell office:value-type="float" office:value="241835141" calcext:value-type="float">
              <text:p>241835141</text:p>
            </table:table-cell>
            <table:table-cell office:value-type="float" office:value="241830735" calcext:value-type="float">
              <text:p>241830735</text:p>
            </table:table-cell>
            <table:table-cell office:value-type="float" office:value="241838908" calcext:value-type="float">
              <text:p>241838908</text:p>
            </table:table-cell>
          </table:table-row>
          <table:table-row table:style-name="ro1" table:visibility="collapse">
            <table:table-cell office:value-type="string" calcext:value-type="string">
              <text:p>sphincs-a-shake-192f (10 executions)</text:p>
            </table:table-cell>
            <table:table-cell office:value-type="string" calcext:value-type="string">
              <text:p>ref</text:p>
            </table:table-cell>
            <table:table-cell office:value-type="float" office:value="110027677" calcext:value-type="float">
              <text:p>110027677</text:p>
            </table:table-cell>
            <table:table-cell office:value-type="float" office:value="110027323" calcext:value-type="float">
              <text:p>110027323</text:p>
            </table:table-cell>
            <table:table-cell office:value-type="float" office:value="110027950" calcext:value-type="float">
              <text:p>110027950</text:p>
            </table:table-cell>
            <table:table-cell office:value-type="float" office:value="1814954350" calcext:value-type="float">
              <text:p>1814954350</text:p>
            </table:table-cell>
            <table:table-cell office:value-type="float" office:value="1814953585" calcext:value-type="float">
              <text:p>1814953585</text:p>
            </table:table-cell>
            <table:table-cell office:value-type="float" office:value="1814955913" calcext:value-type="float">
              <text:p>1814955913</text:p>
            </table:table-cell>
            <table:table-cell office:value-type="float" office:value="64022276" calcext:value-type="float">
              <text:p>64022276</text:p>
            </table:table-cell>
            <table:table-cell office:value-type="float" office:value="64020853" calcext:value-type="float">
              <text:p>64020853</text:p>
            </table:table-cell>
            <table:table-cell office:value-type="float" office:value="64023988" calcext:value-type="float">
              <text:p>64023988</text:p>
            </table:table-cell>
          </table:table-row>
          <table:table-row table:style-name="ro1" table:visibility="collapse">
            <table:table-cell office:value-type="string" calcext:value-type="string">
              <text:p>sphincs-sha2-128f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15742990" calcext:value-type="float">
              <text:p>15742990</text:p>
            </table:table-cell>
            <table:table-cell office:value-type="float" office:value="15742958" calcext:value-type="float">
              <text:p>15742958</text:p>
            </table:table-cell>
            <table:table-cell office:value-type="float" office:value="15742996" calcext:value-type="float">
              <text:p>15742996</text:p>
            </table:table-cell>
            <table:table-cell office:value-type="float" office:value="368575228" calcext:value-type="float">
              <text:p>368575228</text:p>
            </table:table-cell>
            <table:table-cell office:value-type="float" office:value="368575193" calcext:value-type="float">
              <text:p>368575193</text:p>
            </table:table-cell>
            <table:table-cell office:value-type="float" office:value="368575246" calcext:value-type="float">
              <text:p>368575246</text:p>
            </table:table-cell>
            <table:table-cell office:value-type="float" office:value="21923628" calcext:value-type="float">
              <text:p>21923628</text:p>
            </table:table-cell>
            <table:table-cell office:value-type="float" office:value="21369867" calcext:value-type="float">
              <text:p>21369867</text:p>
            </table:table-cell>
            <table:table-cell office:value-type="float" office:value="22456717" calcext:value-type="float">
              <text:p>22456717</text:p>
            </table:table-cell>
          </table:table-row>
          <table:table-row table:style-name="ro1" table:visibility="collapse">
            <table:table-cell office:value-type="string" calcext:value-type="string">
              <text:p>sphincs-sha2-128s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1007731522" calcext:value-type="float">
              <text:p>1007731522</text:p>
            </table:table-cell>
            <table:table-cell office:value-type="float" office:value="1007731504" calcext:value-type="float">
              <text:p>1007731504</text:p>
            </table:table-cell>
            <table:table-cell office:value-type="float" office:value="1007731551" calcext:value-type="float">
              <text:p>1007731551</text:p>
            </table:table-cell>
            <table:table-cell office:value-type="float" office:value="7657558168" calcext:value-type="float">
              <text:p>7657558168</text:p>
            </table:table-cell>
            <table:table-cell office:value-type="float" office:value="7657558117" calcext:value-type="float">
              <text:p>7657558117</text:p>
            </table:table-cell>
            <table:table-cell office:value-type="float" office:value="7657558212" calcext:value-type="float">
              <text:p>7657558212</text:p>
            </table:table-cell>
            <table:table-cell office:value-type="float" office:value="7471794" calcext:value-type="float">
              <text:p>7471794</text:p>
            </table:table-cell>
            <table:table-cell office:value-type="float" office:value="7228491" calcext:value-type="float">
              <text:p>7228491</text:p>
            </table:table-cell>
            <table:table-cell office:value-type="float" office:value="7797915" calcext:value-type="float">
              <text:p>7797915</text:p>
            </table:table-cell>
          </table:table-row>
          <table:table-row table:style-name="ro1" table:visibility="collapse">
            <table:table-cell office:value-type="string" calcext:value-type="string">
              <text:p>sphincs-sha2-192f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23570224" calcext:value-type="float">
              <text:p>23570224</text:p>
            </table:table-cell>
            <table:table-cell office:value-type="float" office:value="23570214" calcext:value-type="float">
              <text:p>23570214</text:p>
            </table:table-cell>
            <table:table-cell office:value-type="float" office:value="23570257" calcext:value-type="float">
              <text:p>23570257</text:p>
            </table:table-cell>
            <table:table-cell office:value-type="float" office:value="666398438" calcext:value-type="float">
              <text:p>666398438</text:p>
            </table:table-cell>
            <table:table-cell office:value-type="float" office:value="666398401" calcext:value-type="float">
              <text:p>666398401</text:p>
            </table:table-cell>
            <table:table-cell office:value-type="float" office:value="666398468" calcext:value-type="float">
              <text:p>666398468</text:p>
            </table:table-cell>
            <table:table-cell office:value-type="float" office:value="35457937" calcext:value-type="float">
              <text:p>35457937</text:p>
            </table:table-cell>
            <table:table-cell office:value-type="float" office:value="35087854" calcext:value-type="float">
              <text:p>35087854</text:p>
            </table:table-cell>
            <table:table-cell office:value-type="float" office:value="35973969" calcext:value-type="float">
              <text:p>35973969</text:p>
            </table:table-cell>
          </table:table-row>
          <table:table-row table:style-name="ro1" table:visibility="collapse">
            <table:table-cell office:value-type="string" calcext:value-type="string">
              <text:p>sphincs-sha2-192s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1509654951" calcext:value-type="float">
              <text:p>1509654951</text:p>
            </table:table-cell>
            <table:table-cell office:value-type="float" office:value="1509654914" calcext:value-type="float">
              <text:p>1509654914</text:p>
            </table:table-cell>
            <table:table-cell office:value-type="float" office:value="1509654968" calcext:value-type="float">
              <text:p>1509654968</text:p>
            </table:table-cell>
            <table:table-cell office:value-type="float" office:value="15452089990" calcext:value-type="float">
              <text:p>15452089990</text:p>
            </table:table-cell>
            <table:table-cell office:value-type="float" office:value="15452089934" calcext:value-type="float">
              <text:p>15452089934</text:p>
            </table:table-cell>
            <table:table-cell office:value-type="float" office:value="15452090071" calcext:value-type="float">
              <text:p>15452090071</text:p>
            </table:table-cell>
            <table:table-cell office:value-type="float" office:value="13494855" calcext:value-type="float">
              <text:p>13494855</text:p>
            </table:table-cell>
            <table:table-cell office:value-type="float" office:value="12947211" calcext:value-type="float">
              <text:p>12947211</text:p>
            </table:table-cell>
            <table:table-cell office:value-type="float" office:value="14303224" calcext:value-type="float">
              <text:p>14303224</text:p>
            </table:table-cell>
          </table:table-row>
          <table:table-row table:style-name="ro1" table:visibility="collapse">
            <table:table-cell office:value-type="string" calcext:value-type="string">
              <text:p>sphincs-sha2-256f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62583556" calcext:value-type="float">
              <text:p>62583556</text:p>
            </table:table-cell>
            <table:table-cell office:value-type="float" office:value="62583533" calcext:value-type="float">
              <text:p>62583533</text:p>
            </table:table-cell>
            <table:table-cell office:value-type="float" office:value="62583577" calcext:value-type="float">
              <text:p>62583577</text:p>
            </table:table-cell>
            <table:table-cell office:value-type="float" office:value="1377768608" calcext:value-type="float">
              <text:p>1377768608</text:p>
            </table:table-cell>
            <table:table-cell office:value-type="float" office:value="1377768561" calcext:value-type="float">
              <text:p>1377768561</text:p>
            </table:table-cell>
            <table:table-cell office:value-type="float" office:value="1377768713" calcext:value-type="float">
              <text:p>1377768713</text:p>
            </table:table-cell>
            <table:table-cell office:value-type="float" office:value="37302611" calcext:value-type="float">
              <text:p>37302611</text:p>
            </table:table-cell>
            <table:table-cell office:value-type="float" office:value="36599268" calcext:value-type="float">
              <text:p>36599268</text:p>
            </table:table-cell>
            <table:table-cell office:value-type="float" office:value="38058007" calcext:value-type="float">
              <text:p>38058007</text:p>
            </table:table-cell>
          </table:table-row>
          <table:table-row table:style-name="ro1" table:visibility="collapse">
            <table:table-cell office:value-type="string" calcext:value-type="string">
              <text:p>sphincs-sha2-256s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1001040810" calcext:value-type="float">
              <text:p>1001040810</text:p>
            </table:table-cell>
            <table:table-cell office:value-type="float" office:value="1001040779" calcext:value-type="float">
              <text:p>1001040779</text:p>
            </table:table-cell>
            <table:table-cell office:value-type="float" office:value="1001040845" calcext:value-type="float">
              <text:p>1001040845</text:p>
            </table:table-cell>
            <table:table-cell office:value-type="float" office:value="14326202444" calcext:value-type="float">
              <text:p>14326202444</text:p>
            </table:table-cell>
            <table:table-cell office:value-type="float" office:value="14326202404" calcext:value-type="float">
              <text:p>14326202404</text:p>
            </table:table-cell>
            <table:table-cell office:value-type="float" office:value="14326202506" calcext:value-type="float">
              <text:p>14326202506</text:p>
            </table:table-cell>
            <table:table-cell office:value-type="float" office:value="19637153" calcext:value-type="float">
              <text:p>19637153</text:p>
            </table:table-cell>
            <table:table-cell office:value-type="float" office:value="18985943" calcext:value-type="float">
              <text:p>18985943</text:p>
            </table:table-cell>
            <table:table-cell office:value-type="float" office:value="20132079" calcext:value-type="float">
              <text:p>20132079</text:p>
            </table:table-cell>
          </table:table-row>
          <table:table-row table:style-name="ro1" table:visibility="collapse">
            <table:table-cell office:value-type="string" calcext:value-type="string">
              <text:p>sphincs-shake-128f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50505025" calcext:value-type="float">
              <text:p>50505025</text:p>
            </table:table-cell>
            <table:table-cell office:value-type="float" office:value="50505022" calcext:value-type="float">
              <text:p>50505022</text:p>
            </table:table-cell>
            <table:table-cell office:value-type="float" office:value="50505030" calcext:value-type="float">
              <text:p>50505030</text:p>
            </table:table-cell>
            <table:table-cell office:value-type="float" office:value="1182422563" calcext:value-type="float">
              <text:p>1182422563</text:p>
            </table:table-cell>
            <table:table-cell office:value-type="float" office:value="1182422491" calcext:value-type="float">
              <text:p>1182422491</text:p>
            </table:table-cell>
            <table:table-cell office:value-type="float" office:value="1182422621" calcext:value-type="float">
              <text:p>1182422621</text:p>
            </table:table-cell>
            <table:table-cell office:value-type="float" office:value="70501834" calcext:value-type="float">
              <text:p>70501834</text:p>
            </table:table-cell>
            <table:table-cell office:value-type="float" office:value="68595319" calcext:value-type="float">
              <text:p>68595319</text:p>
            </table:table-cell>
            <table:table-cell office:value-type="float" office:value="71605565" calcext:value-type="float">
              <text:p>71605565</text:p>
            </table:table-cell>
          </table:table-row>
          <table:table-row table:style-name="ro1" table:visibility="collapse">
            <table:table-cell office:value-type="string" calcext:value-type="string">
              <text:p>sphincs-shake-128s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3231401965" calcext:value-type="float">
              <text:p>3231401965</text:p>
            </table:table-cell>
            <table:table-cell office:value-type="float" office:value="3231401936" calcext:value-type="float">
              <text:p>3231401936</text:p>
            </table:table-cell>
            <table:table-cell office:value-type="float" office:value="3231402005" calcext:value-type="float">
              <text:p>3231402005</text:p>
            </table:table-cell>
            <table:table-cell office:value-type="float" office:value="24553696412" calcext:value-type="float">
              <text:p>24553696412</text:p>
            </table:table-cell>
            <table:table-cell office:value-type="float" office:value="24553696311" calcext:value-type="float">
              <text:p>24553696311</text:p>
            </table:table-cell>
            <table:table-cell office:value-type="float" office:value="24553696516" calcext:value-type="float">
              <text:p>24553696516</text:p>
            </table:table-cell>
            <table:table-cell office:value-type="float" office:value="24366771" calcext:value-type="float">
              <text:p>24366771</text:p>
            </table:table-cell>
            <table:table-cell office:value-type="float" office:value="22962144" calcext:value-type="float">
              <text:p>22962144</text:p>
            </table:table-cell>
            <table:table-cell office:value-type="float" office:value="25470425" calcext:value-type="float">
              <text:p>25470425</text:p>
            </table:table-cell>
          </table:table-row>
          <table:table-row table:style-name="ro1" table:visibility="collapse">
            <table:table-cell office:value-type="string" calcext:value-type="string">
              <text:p>sphincs-shake-192f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74890591" calcext:value-type="float">
              <text:p>74890591</text:p>
            </table:table-cell>
            <table:table-cell office:value-type="float" office:value="74890566" calcext:value-type="float">
              <text:p>74890566</text:p>
            </table:table-cell>
            <table:table-cell office:value-type="float" office:value="74890617" calcext:value-type="float">
              <text:p>74890617</text:p>
            </table:table-cell>
            <table:table-cell office:value-type="float" office:value="1937690056" calcext:value-type="float">
              <text:p>1937690056</text:p>
            </table:table-cell>
            <table:table-cell office:value-type="float" office:value="1937690000" calcext:value-type="float">
              <text:p>1937690000</text:p>
            </table:table-cell>
            <table:table-cell office:value-type="float" office:value="1937690169" calcext:value-type="float">
              <text:p>1937690169</text:p>
            </table:table-cell>
            <table:table-cell office:value-type="float" office:value="103305801" calcext:value-type="float">
              <text:p>103305801</text:p>
            </table:table-cell>
            <table:table-cell office:value-type="float" office:value="101234011" calcext:value-type="float">
              <text:p>101234011</text:p>
            </table:table-cell>
            <table:table-cell office:value-type="float" office:value="104969964" calcext:value-type="float">
              <text:p>104969964</text:p>
            </table:table-cell>
          </table:table-row>
          <table:table-row table:style-name="ro1" table:visibility="collapse">
            <table:table-cell office:value-type="string" calcext:value-type="string">
              <text:p>sphincs-shake-192s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4793551013" calcext:value-type="float">
              <text:p>4793551013</text:p>
            </table:table-cell>
            <table:table-cell office:value-type="float" office:value="4793550980" calcext:value-type="float">
              <text:p>4793550980</text:p>
            </table:table-cell>
            <table:table-cell office:value-type="float" office:value="4793551045" calcext:value-type="float">
              <text:p>4793551045</text:p>
            </table:table-cell>
            <table:table-cell office:value-type="float" office:value="43114327277" calcext:value-type="float">
              <text:p>43114327277</text:p>
            </table:table-cell>
            <table:table-cell office:value-type="float" office:value="43114327182" calcext:value-type="float">
              <text:p>43114327182</text:p>
            </table:table-cell>
            <table:table-cell office:value-type="float" office:value="43114327407" calcext:value-type="float">
              <text:p>43114327407</text:p>
            </table:table-cell>
            <table:table-cell office:value-type="float" office:value="35026412" calcext:value-type="float">
              <text:p>35026412</text:p>
            </table:table-cell>
            <table:table-cell office:value-type="float" office:value="33413152" calcext:value-type="float">
              <text:p>33413152</text:p>
            </table:table-cell>
            <table:table-cell office:value-type="float" office:value="36300013" calcext:value-type="float">
              <text:p>36300013</text:p>
            </table:table-cell>
          </table:table-row>
          <table:table-row table:style-name="ro1" table:visibility="collapse">
            <table:table-cell office:value-type="string" calcext:value-type="string">
              <text:p>sphincs-shake-256f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200110912" calcext:value-type="float">
              <text:p>200110912</text:p>
            </table:table-cell>
            <table:table-cell office:value-type="float" office:value="200110878" calcext:value-type="float">
              <text:p>200110878</text:p>
            </table:table-cell>
            <table:table-cell office:value-type="float" office:value="200110926" calcext:value-type="float">
              <text:p>200110926</text:p>
            </table:table-cell>
            <table:table-cell office:value-type="float" office:value="4026533198" calcext:value-type="float">
              <text:p>4026533198</text:p>
            </table:table-cell>
            <table:table-cell office:value-type="float" office:value="4026533128" calcext:value-type="float">
              <text:p>4026533128</text:p>
            </table:table-cell>
            <table:table-cell office:value-type="float" office:value="4026533250" calcext:value-type="float">
              <text:p>4026533250</text:p>
            </table:table-cell>
            <table:table-cell office:value-type="float" office:value="108394619" calcext:value-type="float">
              <text:p>108394619</text:p>
            </table:table-cell>
            <table:table-cell office:value-type="float" office:value="106138946" calcext:value-type="float">
              <text:p>106138946</text:p>
            </table:table-cell>
            <table:table-cell office:value-type="float" office:value="111648895" calcext:value-type="float">
              <text:p>111648895</text:p>
            </table:table-cell>
          </table:table-row>
          <table:table-row table:style-name="ro1" table:visibility="collapse">
            <table:table-cell office:value-type="string" calcext:value-type="string">
              <text:p>sphincs-shake-256s-simple (10 executions)</text:p>
            </table:table-cell>
            <table:table-cell office:value-type="string" calcext:value-type="string">
              <text:p>clean</text:p>
            </table:table-cell>
            <table:table-cell office:value-type="float" office:value="3201898694" calcext:value-type="float">
              <text:p>3201898694</text:p>
            </table:table-cell>
            <table:table-cell office:value-type="float" office:value="3201898656" calcext:value-type="float">
              <text:p>3201898656</text:p>
            </table:table-cell>
            <table:table-cell office:value-type="float" office:value="3201898741" calcext:value-type="float">
              <text:p>3201898741</text:p>
            </table:table-cell>
            <table:table-cell office:value-type="float" office:value="38175697620" calcext:value-type="float">
              <text:p>38175697620</text:p>
            </table:table-cell>
            <table:table-cell office:value-type="float" office:value="38175697525" calcext:value-type="float">
              <text:p>38175697525</text:p>
            </table:table-cell>
            <table:table-cell office:value-type="float" office:value="38175697766" calcext:value-type="float">
              <text:p>38175697766</text:p>
            </table:table-cell>
            <table:table-cell office:value-type="float" office:value="52912174" calcext:value-type="float">
              <text:p>52912174</text:p>
            </table:table-cell>
            <table:table-cell office:value-type="float" office:value="51224772" calcext:value-type="float">
              <text:p>51224772</text:p>
            </table:table-cell>
            <table:table-cell office:value-type="float" office:value="53979746" calcext:value-type="float">
              <text:p>53979746</text:p>
            </table:table-cell>
          </table:table-row>
        </table:table-row-group>
        <table:table-row table:style-name="ro1">
          <table:table-cell office:value-type="string" calcext:value-type="string">
            <text:p>Memory Evaluation</text:p>
          </table:table-cell>
          <table:table-cell table:number-columns-repeated="10"/>
        </table:table-row>
        <table:table-row-group>
          <table:table-row table:style-name="ro1">
            <table:table-cell office:value-type="string" calcext:value-type="string">
              <text:p>Key Encapsulation Schemes</text:p>
            </table:table-cell>
            <table:table-cell table:number-columns-repeated="10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Scheme</text:p>
              </table:table-cell>
              <table:table-cell office:value-type="string" calcext:value-type="string">
                <text:p>Implementation</text:p>
              </table:table-cell>
              <table:table-cell office:value-type="string" calcext:value-type="string">
                <text:p>Key Generation [bytes]</text:p>
              </table:table-cell>
              <table:table-cell office:value-type="string" calcext:value-type="string">
                <text:p>Encapsulation [bytes]</text:p>
              </table:table-cell>
              <table:table-cell office:value-type="string" calcext:value-type="string">
                <text:p>Decapsulation [bytes]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bikel1</text:p>
              </table:table-cell>
              <table:table-cell office:value-type="string" calcext:value-type="string">
                <text:p>m4f</text:p>
              </table:table-cell>
              <table:table-cell office:value-type="float" office:value="43976" calcext:value-type="float">
                <text:p>43976</text:p>
              </table:table-cell>
              <table:table-cell office:value-type="float" office:value="32192" calcext:value-type="float">
                <text:p>32192</text:p>
              </table:table-cell>
              <table:table-cell office:value-type="float" office:value="91372" calcext:value-type="float">
                <text:p>91372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bikel1</text:p>
              </table:table-cell>
              <table:table-cell office:value-type="string" calcext:value-type="string">
                <text:p>opt</text:p>
              </table:table-cell>
              <table:table-cell office:value-type="float" office:value="35748" calcext:value-type="float">
                <text:p>35748</text:p>
              </table:table-cell>
              <table:table-cell office:value-type="float" office:value="25836" calcext:value-type="float">
                <text:p>25836</text:p>
              </table:table-cell>
              <table:table-cell office:value-type="float" office:value="78540" calcext:value-type="float">
                <text:p>78540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bikel3</text:p>
              </table:table-cell>
              <table:table-cell office:value-type="string" calcext:value-type="string">
                <text:p>m4f</text:p>
              </table:table-cell>
              <table:table-cell office:value-type="float" office:value="85744" calcext:value-type="float">
                <text:p>85744</text:p>
              </table:table-cell>
              <table:table-cell office:value-type="float" office:value="62944" calcext:value-type="float">
                <text:p>62944</text:p>
              </table:table-cell>
              <table:table-cell office:value-type="float" office:value="175128" calcext:value-type="float">
                <text:p>175128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bikel3</text:p>
              </table:table-cell>
              <table:table-cell office:value-type="string" calcext:value-type="string">
                <text:p>opt</text:p>
              </table:table-cell>
              <table:table-cell office:value-type="float" office:value="69444" calcext:value-type="float">
                <text:p>69444</text:p>
              </table:table-cell>
              <table:table-cell office:value-type="float" office:value="50556" calcext:value-type="float">
                <text:p>50556</text:p>
              </table:table-cell>
              <table:table-cell office:value-type="float" office:value="155388" calcext:value-type="float">
                <text:p>155388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hqc-128</text:p>
              </table:table-cell>
              <table:table-cell office:value-type="string" calcext:value-type="string">
                <text:p>clean</text:p>
              </table:table-cell>
              <table:table-cell office:value-type="float" office:value="33644" calcext:value-type="float">
                <text:p>33644</text:p>
              </table:table-cell>
              <table:table-cell office:value-type="float" office:value="51428" calcext:value-type="float">
                <text:p>51428</text:p>
              </table:table-cell>
              <table:table-cell office:value-type="float" office:value="55892" calcext:value-type="float">
                <text:p>55892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hqc-192</text:p>
              </table:table-cell>
              <table:table-cell office:value-type="string" calcext:value-type="string">
                <text:p>clean</text:p>
              </table:table-cell>
              <table:table-cell office:value-type="float" office:value="65668" calcext:value-type="float">
                <text:p>65668</text:p>
              </table:table-cell>
              <table:table-cell office:value-type="float" office:value="101636" calcext:value-type="float">
                <text:p>101636</text:p>
              </table:table-cell>
              <table:table-cell office:value-type="float" office:value="110660" calcext:value-type="float">
                <text:p>110660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hqc-256</text:p>
              </table:table-cell>
              <table:table-cell office:value-type="string" calcext:value-type="string">
                <text:p>clean</text:p>
              </table:table-cell>
              <table:table-cell office:value-type="float" office:value="103756" calcext:value-type="float">
                <text:p>103756</text:p>
              </table:table-cell>
              <table:table-cell office:value-type="float" office:value="161508" calcext:value-type="float">
                <text:p>161508</text:p>
              </table:table-cell>
              <table:table-cell office:value-type="float" office:value="175972" calcext:value-type="float">
                <text:p>175972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kyber1024</text:p>
              </table:table-cell>
              <table:table-cell office:value-type="string" calcext:value-type="string">
                <text:p>clean</text:p>
              </table:table-cell>
              <table:table-cell office:value-type="float" office:value="15136" calcext:value-type="float">
                <text:p>15136</text:p>
              </table:table-cell>
              <table:table-cell office:value-type="float" office:value="18784" calcext:value-type="float">
                <text:p>18784</text:p>
              </table:table-cell>
              <table:table-cell office:value-type="float" office:value="20360" calcext:value-type="float">
                <text:p>20360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kyber1024</text:p>
              </table:table-cell>
              <table:table-cell office:value-type="string" calcext:value-type="string">
                <text:p>m4fspeed</text:p>
              </table:table-cell>
              <table:table-cell office:value-type="float" office:value="6436" calcext:value-type="float">
                <text:p>6436</text:p>
              </table:table-cell>
              <table:table-cell office:value-type="float" office:value="7500" calcext:value-type="float">
                <text:p>7500</text:p>
              </table:table-cell>
              <table:table-cell office:value-type="float" office:value="7484" calcext:value-type="float">
                <text:p>7484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kyber1024</text:p>
              </table:table-cell>
              <table:table-cell office:value-type="string" calcext:value-type="string">
                <text:p>m4fstack</text:p>
              </table:table-cell>
              <table:table-cell office:value-type="float" office:value="3332" calcext:value-type="float">
                <text:p>3332</text:p>
              </table:table-cell>
              <table:table-cell office:value-type="float" office:value="3372" calcext:value-type="float">
                <text:p>3372</text:p>
              </table:table-cell>
              <table:table-cell office:value-type="float" office:value="3356" calcext:value-type="float">
                <text:p>3356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kyber512</text:p>
              </table:table-cell>
              <table:table-cell office:value-type="string" calcext:value-type="string">
                <text:p>clean</text:p>
              </table:table-cell>
              <table:table-cell office:value-type="float" office:value="6168" calcext:value-type="float">
                <text:p>6168</text:p>
              </table:table-cell>
              <table:table-cell office:value-type="float" office:value="8800" calcext:value-type="float">
                <text:p>8800</text:p>
              </table:table-cell>
              <table:table-cell office:value-type="float" office:value="9576" calcext:value-type="float">
                <text:p>9576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kyber512</text:p>
              </table:table-cell>
              <table:table-cell office:value-type="string" calcext:value-type="string">
                <text:p>m4fspeed</text:p>
              </table:table-cell>
              <table:table-cell office:value-type="float" office:value="4364" calcext:value-type="float">
                <text:p>4364</text:p>
              </table:table-cell>
              <table:table-cell office:value-type="float" office:value="5436" calcext:value-type="float">
                <text:p>5436</text:p>
              </table:table-cell>
              <table:table-cell office:value-type="float" office:value="5412" calcext:value-type="float">
                <text:p>5412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kyber512</text:p>
              </table:table-cell>
              <table:table-cell office:value-type="string" calcext:value-type="string">
                <text:p>m4fstack</text:p>
              </table:table-cell>
              <table:table-cell office:value-type="float" office:value="2292" calcext:value-type="float">
                <text:p>2292</text:p>
              </table:table-cell>
              <table:table-cell office:value-type="float" office:value="2348" calcext:value-type="float">
                <text:p>2348</text:p>
              </table:table-cell>
              <table:table-cell office:value-type="float" office:value="2332" calcext:value-type="float">
                <text:p>2332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kyber768</text:p>
              </table:table-cell>
              <table:table-cell office:value-type="string" calcext:value-type="string">
                <text:p>clean</text:p>
              </table:table-cell>
              <table:table-cell office:value-type="float" office:value="10272" calcext:value-type="float">
                <text:p>10272</text:p>
              </table:table-cell>
              <table:table-cell office:value-type="float" office:value="13408" calcext:value-type="float">
                <text:p>13408</text:p>
              </table:table-cell>
              <table:table-cell office:value-type="float" office:value="14504" calcext:value-type="float">
                <text:p>14504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kyber768</text:p>
              </table:table-cell>
              <table:table-cell office:value-type="string" calcext:value-type="string">
                <text:p>m4fspeed</text:p>
              </table:table-cell>
              <table:table-cell office:value-type="float" office:value="5396" calcext:value-type="float">
                <text:p>5396</text:p>
              </table:table-cell>
              <table:table-cell office:value-type="float" office:value="6468" calcext:value-type="float">
                <text:p>6468</text:p>
              </table:table-cell>
              <table:table-cell office:value-type="float" office:value="6452" calcext:value-type="float">
                <text:p>6452</text:p>
              </table:table-cell>
              <table:table-cell table:number-columns-repeated="6"/>
            </table:table-row>
            <table:table-row table:style-name="ro1" table:visibility="collapse">
              <table:table-cell office:value-type="string" calcext:value-type="string">
                <text:p>kyber768</text:p>
              </table:table-cell>
              <table:table-cell office:value-type="string" calcext:value-type="string">
                <text:p>m4fstack</text:p>
              </table:table-cell>
              <table:table-cell office:value-type="float" office:value="2820" calcext:value-type="float">
                <text:p>2820</text:p>
              </table:table-cell>
              <table:table-cell office:value-type="float" office:value="2860" calcext:value-type="float">
                <text:p>2860</text:p>
              </table:table-cell>
              <table:table-cell office:value-type="float" office:value="2844" calcext:value-type="float">
                <text:p>2844</text:p>
              </table:table-cell>
              <table:table-cell table:number-columns-repeated="6"/>
            </table:table-row>
          </table:table-row-group>
          <table:table-row table:style-name="ro1">
            <table:table-cell office:value-type="string" calcext:value-type="string">
              <text:p>Signature Schemes</text:p>
            </table:table-cell>
            <table:table-cell table:number-columns-repeated="10"/>
          </table:table-row>
          <table:table-row table:style-name="ro1">
            <table:table-cell office:value-type="string" calcext:value-type="string">
              <text:p>Scheme</text:p>
            </table:table-cell>
            <table:table-cell office:value-type="string" calcext:value-type="string">
              <text:p>Implementation</text:p>
            </table:table-cell>
            <table:table-cell office:value-type="string" calcext:value-type="string">
              <text:p>Key Generation [bytes]</text:p>
            </table:table-cell>
            <table:table-cell office:value-type="string" calcext:value-type="string">
              <text:p>Sign [bytes]</text:p>
            </table:table-cell>
            <table:table-cell office:value-type="string" calcext:value-type="string">
              <text:p>Verify [bytes]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aimer-l1-param1</text:p>
            </table:table-cell>
            <table:table-cell office:value-type="string" calcext:value-type="string">
              <text:p>ref</text:p>
            </table:table-cell>
            <table:table-cell office:value-type="float" office:value="10952" calcext:value-type="float">
              <text:p>10952</text:p>
            </table:table-cell>
            <table:table-cell office:value-type="float" office:value="187724" calcext:value-type="float">
              <text:p>187724</text:p>
            </table:table-cell>
            <table:table-cell office:value-type="float" office:value="196728" calcext:value-type="float">
              <text:p>19672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aimer-l1-param2</text:p>
            </table:table-cell>
            <table:table-cell office:value-type="string" calcext:value-type="string">
              <text:p>ref</text:p>
            </table:table-cell>
            <table:table-cell office:value-type="float" office:value="10952" calcext:value-type="float">
              <text:p>10952</text:p>
            </table:table-cell>
            <table:table-cell office:value-type="float" office:value="442668" calcext:value-type="float">
              <text:p>442668</text:p>
            </table:table-cell>
            <table:table-cell office:value-type="float" office:value="451672" calcext:value-type="float">
              <text:p>45167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aimer-l3-param1</text:p>
            </table:table-cell>
            <table:table-cell office:value-type="string" calcext:value-type="string">
              <text:p>ref</text:p>
            </table:table-cell>
            <table:table-cell office:value-type="float" office:value="23864" calcext:value-type="float">
              <text:p>23864</text:p>
            </table:table-cell>
            <table:table-cell office:value-type="float" office:value="413940" calcext:value-type="float">
              <text:p>413940</text:p>
            </table:table-cell>
            <table:table-cell office:value-type="float" office:value="435640" calcext:value-type="float">
              <text:p>43564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ascon-sign-128f-robust</text:p>
            </table:table-cell>
            <table:table-cell office:value-type="string" calcext:value-type="string">
              <text:p>ref</text:p>
            </table:table-cell>
            <table:table-cell office:value-type="float" office:value="3260" calcext:value-type="float">
              <text:p>3260</text:p>
            </table:table-cell>
            <table:table-cell office:value-type="float" office:value="2772" calcext:value-type="float">
              <text:p>2772</text:p>
            </table:table-cell>
            <table:table-cell office:value-type="float" office:value="2992" calcext:value-type="float">
              <text:p>299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ascon-sign-128f-simple</text:p>
            </table:table-cell>
            <table:table-cell office:value-type="string" calcext:value-type="string">
              <text:p>ref</text:p>
            </table:table-cell>
            <table:table-cell office:value-type="float" office:value="2632" calcext:value-type="float">
              <text:p>2632</text:p>
            </table:table-cell>
            <table:table-cell office:value-type="float" office:value="2144" calcext:value-type="float">
              <text:p>2144</text:p>
            </table:table-cell>
            <table:table-cell office:value-type="float" office:value="2448" calcext:value-type="float">
              <text:p>244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ascon-sign-128s-robust</text:p>
            </table:table-cell>
            <table:table-cell office:value-type="string" calcext:value-type="string">
              <text:p>ref</text:p>
            </table:table-cell>
            <table:table-cell office:value-type="float" office:value="3452" calcext:value-type="float">
              <text:p>3452</text:p>
            </table:table-cell>
            <table:table-cell office:value-type="float" office:value="2916" calcext:value-type="float">
              <text:p>2916</text:p>
            </table:table-cell>
            <table:table-cell office:value-type="float" office:value="2240" calcext:value-type="float">
              <text:p>224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ascon-sign-128s-simple</text:p>
            </table:table-cell>
            <table:table-cell office:value-type="string" calcext:value-type="string">
              <text:p>ref</text:p>
            </table:table-cell>
            <table:table-cell office:value-type="float" office:value="2824" calcext:value-type="float">
              <text:p>2824</text:p>
            </table:table-cell>
            <table:table-cell office:value-type="float" office:value="2268" calcext:value-type="float">
              <text:p>2268</text:p>
            </table:table-cell>
            <table:table-cell office:value-type="float" office:value="1752" calcext:value-type="float">
              <text:p>175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ascon-sign-192f-robust</text:p>
            </table:table-cell>
            <table:table-cell office:value-type="string" calcext:value-type="string">
              <text:p>ref</text:p>
            </table:table-cell>
            <table:table-cell office:value-type="float" office:value="6092" calcext:value-type="float">
              <text:p>6092</text:p>
            </table:table-cell>
            <table:table-cell office:value-type="float" office:value="4924" calcext:value-type="float">
              <text:p>4924</text:p>
            </table:table-cell>
            <table:table-cell office:value-type="float" office:value="4504" calcext:value-type="float">
              <text:p>450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ascon-sign-192f-simple</text:p>
            </table:table-cell>
            <table:table-cell office:value-type="string" calcext:value-type="string">
              <text:p>ref</text:p>
            </table:table-cell>
            <table:table-cell office:value-type="float" office:value="4808" calcext:value-type="float">
              <text:p>4808</text:p>
            </table:table-cell>
            <table:table-cell office:value-type="float" office:value="3640" calcext:value-type="float">
              <text:p>3640</text:p>
            </table:table-cell>
            <table:table-cell office:value-type="float" office:value="3704" calcext:value-type="float">
              <text:p>370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ascon-sign-192s-robust</text:p>
            </table:table-cell>
            <table:table-cell office:value-type="string" calcext:value-type="string">
              <text:p>ref</text:p>
            </table:table-cell>
            <table:table-cell office:value-type="float" office:value="6380" calcext:value-type="float">
              <text:p>6380</text:p>
            </table:table-cell>
            <table:table-cell office:value-type="float" office:value="5116" calcext:value-type="float">
              <text:p>5116</text:p>
            </table:table-cell>
            <table:table-cell office:value-type="float" office:value="4332" calcext:value-type="float">
              <text:p>433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ascon-sign-192s-simple</text:p>
            </table:table-cell>
            <table:table-cell office:value-type="string" calcext:value-type="string">
              <text:p>ref</text:p>
            </table:table-cell>
            <table:table-cell office:value-type="float" office:value="5096" calcext:value-type="float">
              <text:p>5096</text:p>
            </table:table-cell>
            <table:table-cell office:value-type="float" office:value="3812" calcext:value-type="float">
              <text:p>3812</text:p>
            </table:table-cell>
            <table:table-cell office:value-type="float" office:value="3048" calcext:value-type="float">
              <text:p>304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biscuit128f</text:p>
            </table:table-cell>
            <table:table-cell office:value-type="string" calcext:value-type="string">
              <text:p>ref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137348" calcext:value-type="float">
              <text:p>137348</text:p>
            </table:table-cell>
            <table:table-cell office:value-type="float" office:value="14560" calcext:value-type="float">
              <text:p>1456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biscuit192f</text:p>
            </table:table-cell>
            <table:table-cell office:value-type="string" calcext:value-type="string">
              <text:p>ref</text:p>
            </table:table-cell>
            <table:table-cell office:value-type="float" office:value="640" calcext:value-type="float">
              <text:p>640</text:p>
            </table:table-cell>
            <table:table-cell office:value-type="float" office:value="265964" calcext:value-type="float">
              <text:p>265964</text:p>
            </table:table-cell>
            <table:table-cell office:value-type="float" office:value="20796" calcext:value-type="float">
              <text:p>2079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biscuit256f</text:p>
            </table:table-cell>
            <table:table-cell office:value-type="string" calcext:value-type="string">
              <text:p>ref</text:p>
            </table:table-cell>
            <table:table-cell office:value-type="float" office:value="720" calcext:value-type="float">
              <text:p>720</text:p>
            </table:table-cell>
            <table:table-cell office:value-type="float" office:value="477468" calcext:value-type="float">
              <text:p>477468</text:p>
            </table:table-cell>
            <table:table-cell office:value-type="float" office:value="33108" calcext:value-type="float">
              <text:p>3310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2-r-sdp-1-fast</text:p>
            </table:table-cell>
            <table:table-cell office:value-type="string" calcext:value-type="string">
              <text:p>ref</text:p>
            </table:table-cell>
            <table:table-cell office:value-type="float" office:value="5200" calcext:value-type="float">
              <text:p>5200</text:p>
            </table:table-cell>
            <table:table-cell office:value-type="float" office:value="218304" calcext:value-type="float">
              <text:p>218304</text:p>
            </table:table-cell>
            <table:table-cell office:value-type="float" office:value="105604" calcext:value-type="float">
              <text:p>10560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2-r-sdp-3-fast</text:p>
            </table:table-cell>
            <table:table-cell office:value-type="string" calcext:value-type="string">
              <text:p>ref</text:p>
            </table:table-cell>
            <table:table-cell office:value-type="float" office:value="9920" calcext:value-type="float">
              <text:p>9920</text:p>
            </table:table-cell>
            <table:table-cell office:value-type="float" office:value="324764" calcext:value-type="float">
              <text:p>324764</text:p>
            </table:table-cell>
            <table:table-cell office:value-type="float" office:value="158132" calcext:value-type="float">
              <text:p>15813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2-r-sdpg-1-fast</text:p>
            </table:table-cell>
            <table:table-cell office:value-type="string" calcext:value-type="string">
              <text:p>ref</text:p>
            </table:table-cell>
            <table:table-cell office:value-type="float" office:value="2760" calcext:value-type="float">
              <text:p>2760</text:p>
            </table:table-cell>
            <table:table-cell office:value-type="float" office:value="130824" calcext:value-type="float">
              <text:p>130824</text:p>
            </table:table-cell>
            <table:table-cell office:value-type="float" office:value="69536" calcext:value-type="float">
              <text:p>6953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2-r-sdpg-1-small</text:p>
            </table:table-cell>
            <table:table-cell office:value-type="string" calcext:value-type="string">
              <text:p>ref</text:p>
            </table:table-cell>
            <table:table-cell office:value-type="float" office:value="2760" calcext:value-type="float">
              <text:p>2760</text:p>
            </table:table-cell>
            <table:table-cell office:value-type="float" office:value="466288" calcext:value-type="float">
              <text:p>466288</text:p>
            </table:table-cell>
            <table:table-cell office:value-type="float" office:value="245480" calcext:value-type="float">
              <text:p>24548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2-r-sdpg-3-fast</text:p>
            </table:table-cell>
            <table:table-cell office:value-type="string" calcext:value-type="string">
              <text:p>ref</text:p>
            </table:table-cell>
            <table:table-cell office:value-type="float" office:value="4536" calcext:value-type="float">
              <text:p>4536</text:p>
            </table:table-cell>
            <table:table-cell office:value-type="float" office:value="205148" calcext:value-type="float">
              <text:p>205148</text:p>
            </table:table-cell>
            <table:table-cell office:value-type="float" office:value="108452" calcext:value-type="float">
              <text:p>10845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2-r-sdpg-5-fast</text:p>
            </table:table-cell>
            <table:table-cell office:value-type="string" calcext:value-type="string">
              <text:p>ref</text:p>
            </table:table-cell>
            <table:table-cell office:value-type="float" office:value="7408" calcext:value-type="float">
              <text:p>7408</text:p>
            </table:table-cell>
            <table:table-cell office:value-type="float" office:value="398612" calcext:value-type="float">
              <text:p>398612</text:p>
            </table:table-cell>
            <table:table-cell office:value-type="float" office:value="213684" calcext:value-type="float">
              <text:p>21368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3-r-sdp-1-fast</text:p>
            </table:table-cell>
            <table:table-cell office:value-type="string" calcext:value-type="string">
              <text:p>ref</text:p>
            </table:table-cell>
            <table:table-cell office:value-type="float" office:value="4672" calcext:value-type="float">
              <text:p>4672</text:p>
            </table:table-cell>
            <table:table-cell office:value-type="float" office:value="218400" calcext:value-type="float">
              <text:p>218400</text:p>
            </table:table-cell>
            <table:table-cell office:value-type="float" office:value="105576" calcext:value-type="float">
              <text:p>1055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3-r-sdp-3-fast</text:p>
            </table:table-cell>
            <table:table-cell office:value-type="string" calcext:value-type="string">
              <text:p>ref</text:p>
            </table:table-cell>
            <table:table-cell office:value-type="float" office:value="9336" calcext:value-type="float">
              <text:p>9336</text:p>
            </table:table-cell>
            <table:table-cell office:value-type="float" office:value="324688" calcext:value-type="float">
              <text:p>324688</text:p>
            </table:table-cell>
            <table:table-cell office:value-type="float" office:value="157792" calcext:value-type="float">
              <text:p>15779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3-r-sdpg-1-fast</text:p>
            </table:table-cell>
            <table:table-cell office:value-type="string" calcext:value-type="string">
              <text:p>ref</text:p>
            </table:table-cell>
            <table:table-cell office:value-type="float" office:value="2328" calcext:value-type="float">
              <text:p>2328</text:p>
            </table:table-cell>
            <table:table-cell office:value-type="float" office:value="130928" calcext:value-type="float">
              <text:p>130928</text:p>
            </table:table-cell>
            <table:table-cell office:value-type="float" office:value="69560" calcext:value-type="float">
              <text:p>6956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3-r-sdpg-1-small</text:p>
            </table:table-cell>
            <table:table-cell office:value-type="string" calcext:value-type="string">
              <text:p>ref</text:p>
            </table:table-cell>
            <table:table-cell office:value-type="float" office:value="2328" calcext:value-type="float">
              <text:p>2328</text:p>
            </table:table-cell>
            <table:table-cell office:value-type="float" office:value="466400" calcext:value-type="float">
              <text:p>466400</text:p>
            </table:table-cell>
            <table:table-cell office:value-type="float" office:value="245512" calcext:value-type="float">
              <text:p>24551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3-r-sdpg-3-fast</text:p>
            </table:table-cell>
            <table:table-cell office:value-type="string" calcext:value-type="string">
              <text:p>ref</text:p>
            </table:table-cell>
            <table:table-cell office:value-type="float" office:value="4032" calcext:value-type="float">
              <text:p>4032</text:p>
            </table:table-cell>
            <table:table-cell office:value-type="float" office:value="205080" calcext:value-type="float">
              <text:p>205080</text:p>
            </table:table-cell>
            <table:table-cell office:value-type="float" office:value="108236" calcext:value-type="float">
              <text:p>10823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cross-sha3-r-sdpg-5-fast</text:p>
            </table:table-cell>
            <table:table-cell office:value-type="string" calcext:value-type="string">
              <text:p>ref</text:p>
            </table:table-cell>
            <table:table-cell office:value-type="float" office:value="6824" calcext:value-type="float">
              <text:p>6824</text:p>
            </table:table-cell>
            <table:table-cell office:value-type="float" office:value="398600" calcext:value-type="float">
              <text:p>398600</text:p>
            </table:table-cell>
            <table:table-cell office:value-type="float" office:value="213436" calcext:value-type="float">
              <text:p>21343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dilithium2</text:p>
            </table:table-cell>
            <table:table-cell office:value-type="string" calcext:value-type="string">
              <text:p>clean</text:p>
            </table:table-cell>
            <table:table-cell office:value-type="float" office:value="38304" calcext:value-type="float">
              <text:p>38304</text:p>
            </table:table-cell>
            <table:table-cell office:value-type="float" office:value="51968" calcext:value-type="float">
              <text:p>51968</text:p>
            </table:table-cell>
            <table:table-cell office:value-type="float" office:value="36192" calcext:value-type="float">
              <text:p>3619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dilithium2</text:p>
            </table:table-cell>
            <table:table-cell office:value-type="string" calcext:value-type="string">
              <text:p>m4f</text:p>
            </table:table-cell>
            <table:table-cell office:value-type="float" office:value="38296" calcext:value-type="float">
              <text:p>38296</text:p>
            </table:table-cell>
            <table:table-cell office:value-type="float" office:value="49416" calcext:value-type="float">
              <text:p>49416</text:p>
            </table:table-cell>
            <table:table-cell office:value-type="float" office:value="36220" calcext:value-type="float">
              <text:p>3622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dilithium2</text:p>
            </table:table-cell>
            <table:table-cell office:value-type="string" calcext:value-type="string">
              <text:p>m4fstack</text:p>
            </table:table-cell>
            <table:table-cell office:value-type="float" office:value="4408" calcext:value-type="float">
              <text:p>4408</text:p>
            </table:table-cell>
            <table:table-cell office:value-type="float" office:value="5072" calcext:value-type="float">
              <text:p>5072</text:p>
            </table:table-cell>
            <table:table-cell office:value-type="float" office:value="2704" calcext:value-type="float">
              <text:p>270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dilithium3</text:p>
            </table:table-cell>
            <table:table-cell office:value-type="string" calcext:value-type="string">
              <text:p>clean</text:p>
            </table:table-cell>
            <table:table-cell office:value-type="float" office:value="60832" calcext:value-type="float">
              <text:p>60832</text:p>
            </table:table-cell>
            <table:table-cell office:value-type="float" office:value="79616" calcext:value-type="float">
              <text:p>79616</text:p>
            </table:table-cell>
            <table:table-cell office:value-type="float" office:value="57728" calcext:value-type="float">
              <text:p>5772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dilithium3</text:p>
            </table:table-cell>
            <table:table-cell office:value-type="string" calcext:value-type="string">
              <text:p>m4f</text:p>
            </table:table-cell>
            <table:table-cell office:value-type="float" office:value="60824" calcext:value-type="float">
              <text:p>60824</text:p>
            </table:table-cell>
            <table:table-cell office:value-type="float" office:value="68864" calcext:value-type="float">
              <text:p>68864</text:p>
            </table:table-cell>
            <table:table-cell office:value-type="float" office:value="57720" calcext:value-type="float">
              <text:p>5772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dilithium3</text:p>
            </table:table-cell>
            <table:table-cell office:value-type="string" calcext:value-type="string">
              <text:p>m4fstack</text:p>
            </table:table-cell>
            <table:table-cell office:value-type="float" office:value="4408" calcext:value-type="float">
              <text:p>4408</text:p>
            </table:table-cell>
            <table:table-cell office:value-type="float" office:value="6608" calcext:value-type="float">
              <text:p>6608</text:p>
            </table:table-cell>
            <table:table-cell office:value-type="float" office:value="2704" calcext:value-type="float">
              <text:p>270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dilithium5</text:p>
            </table:table-cell>
            <table:table-cell office:value-type="string" calcext:value-type="string">
              <text:p>clean</text:p>
            </table:table-cell>
            <table:table-cell office:value-type="float" office:value="97696" calcext:value-type="float">
              <text:p>97696</text:p>
            </table:table-cell>
            <table:table-cell office:value-type="float" office:value="122724" calcext:value-type="float">
              <text:p>122724</text:p>
            </table:table-cell>
            <table:table-cell office:value-type="float" office:value="92940" calcext:value-type="float">
              <text:p>9294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dilithium5</text:p>
            </table:table-cell>
            <table:table-cell office:value-type="string" calcext:value-type="string">
              <text:p>m4f</text:p>
            </table:table-cell>
            <table:table-cell office:value-type="float" office:value="97688" calcext:value-type="float">
              <text:p>97688</text:p>
            </table:table-cell>
            <table:table-cell office:value-type="float" office:value="116076" calcext:value-type="float">
              <text:p>116076</text:p>
            </table:table-cell>
            <table:table-cell office:value-type="float" office:value="92932" calcext:value-type="float">
              <text:p>9293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dilithium5</text:p>
            </table:table-cell>
            <table:table-cell office:value-type="string" calcext:value-type="string">
              <text:p>m4fstack</text:p>
            </table:table-cell>
            <table:table-cell office:value-type="float" office:value="4408" calcext:value-type="float">
              <text:p>4408</text:p>
            </table:table-cell>
            <table:table-cell office:value-type="float" office:value="8136" calcext:value-type="float">
              <text:p>8136</text:p>
            </table:table-cell>
            <table:table-cell office:value-type="float" office:value="2712" calcext:value-type="float">
              <text:p>271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1024</text:p>
            </table:table-cell>
            <table:table-cell office:value-type="string" calcext:value-type="string">
              <text:p>clean</text:p>
            </table:table-cell>
            <table:table-cell office:value-type="float" office:value="34988" calcext:value-type="float">
              <text:p>34988</text:p>
            </table:table-cell>
            <table:table-cell office:value-type="float" office:value="84604" calcext:value-type="float">
              <text:p>84604</text:p>
            </table:table-cell>
            <table:table-cell office:value-type="float" office:value="8784" calcext:value-type="float">
              <text:p>878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1024</text:p>
            </table:table-cell>
            <table:table-cell office:value-type="string" calcext:value-type="string">
              <text:p>m4-ct</text:p>
            </table:table-cell>
            <table:table-cell office:value-type="float" office:value="1156" calcext:value-type="float">
              <text:p>1156</text:p>
            </table:table-cell>
            <table:table-cell office:value-type="float" office:value="2508" calcext:value-type="float">
              <text:p>2508</text:p>
            </table:table-cell>
            <table:table-cell office:value-type="float" office:value="376" calcext:value-type="float">
              <text:p>3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1024</text:p>
            </table:table-cell>
            <table:table-cell office:value-type="string" calcext:value-type="string">
              <text:p>opt-ct</text:p>
            </table:table-cell>
            <table:table-cell office:value-type="float" office:value="1156" calcext:value-type="float">
              <text:p>1156</text:p>
            </table:table-cell>
            <table:table-cell office:value-type="float" office:value="2508" calcext:value-type="float">
              <text:p>2508</text:p>
            </table:table-cell>
            <table:table-cell office:value-type="float" office:value="376" calcext:value-type="float">
              <text:p>3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1024</text:p>
            </table:table-cell>
            <table:table-cell office:value-type="string" calcext:value-type="string">
              <text:p>opt-leaktime</text:p>
            </table:table-cell>
            <table:table-cell office:value-type="float" office:value="1212" calcext:value-type="float">
              <text:p>1212</text:p>
            </table:table-cell>
            <table:table-cell office:value-type="float" office:value="2580" calcext:value-type="float">
              <text:p>2580</text:p>
            </table:table-cell>
            <table:table-cell office:value-type="float" office:value="376" calcext:value-type="float">
              <text:p>3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1024-tree</text:p>
            </table:table-cell>
            <table:table-cell office:value-type="string" calcext:value-type="string">
              <text:p>opt-ct</text:p>
            </table:table-cell>
            <table:table-cell office:value-type="float" office:value="1252" calcext:value-type="float">
              <text:p>1252</text:p>
            </table:table-cell>
            <table:table-cell office:value-type="float" office:value="2772" calcext:value-type="float">
              <text:p>2772</text:p>
            </table:table-cell>
            <table:table-cell office:value-type="float" office:value="376" calcext:value-type="float">
              <text:p>3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1024-tree</text:p>
            </table:table-cell>
            <table:table-cell office:value-type="string" calcext:value-type="string">
              <text:p>opt-leaktime</text:p>
            </table:table-cell>
            <table:table-cell office:value-type="float" office:value="1212" calcext:value-type="float">
              <text:p>1212</text:p>
            </table:table-cell>
            <table:table-cell office:value-type="float" office:value="2988" calcext:value-type="float">
              <text:p>2988</text:p>
            </table:table-cell>
            <table:table-cell office:value-type="float" office:value="376" calcext:value-type="float">
              <text:p>3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512</text:p>
            </table:table-cell>
            <table:table-cell office:value-type="string" calcext:value-type="string">
              <text:p>clean</text:p>
            </table:table-cell>
            <table:table-cell office:value-type="float" office:value="18092" calcext:value-type="float">
              <text:p>18092</text:p>
            </table:table-cell>
            <table:table-cell office:value-type="float" office:value="43548" calcext:value-type="float">
              <text:p>43548</text:p>
            </table:table-cell>
            <table:table-cell office:value-type="float" office:value="4688" calcext:value-type="float">
              <text:p>468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512</text:p>
            </table:table-cell>
            <table:table-cell office:value-type="string" calcext:value-type="string">
              <text:p>m4-ct</text:p>
            </table:table-cell>
            <table:table-cell office:value-type="float" office:value="1156" calcext:value-type="float">
              <text:p>1156</text:p>
            </table:table-cell>
            <table:table-cell office:value-type="float" office:value="2428" calcext:value-type="float">
              <text:p>2428</text:p>
            </table:table-cell>
            <table:table-cell office:value-type="float" office:value="376" calcext:value-type="float">
              <text:p>3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512</text:p>
            </table:table-cell>
            <table:table-cell office:value-type="string" calcext:value-type="string">
              <text:p>opt-ct</text:p>
            </table:table-cell>
            <table:table-cell office:value-type="float" office:value="1156" calcext:value-type="float">
              <text:p>1156</text:p>
            </table:table-cell>
            <table:table-cell office:value-type="float" office:value="2428" calcext:value-type="float">
              <text:p>2428</text:p>
            </table:table-cell>
            <table:table-cell office:value-type="float" office:value="376" calcext:value-type="float">
              <text:p>3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512</text:p>
            </table:table-cell>
            <table:table-cell office:value-type="string" calcext:value-type="string">
              <text:p>opt-leaktime</text:p>
            </table:table-cell>
            <table:table-cell office:value-type="float" office:value="1156" calcext:value-type="float">
              <text:p>1156</text:p>
            </table:table-cell>
            <table:table-cell office:value-type="float" office:value="2492" calcext:value-type="float">
              <text:p>2492</text:p>
            </table:table-cell>
            <table:table-cell office:value-type="float" office:value="376" calcext:value-type="float">
              <text:p>3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512-tree</text:p>
            </table:table-cell>
            <table:table-cell office:value-type="string" calcext:value-type="string">
              <text:p>m4-ct</text:p>
            </table:table-cell>
            <table:table-cell office:value-type="float" office:value="1212" calcext:value-type="float">
              <text:p>1212</text:p>
            </table:table-cell>
            <table:table-cell office:value-type="float" office:value="2636" calcext:value-type="float">
              <text:p>2636</text:p>
            </table:table-cell>
            <table:table-cell office:value-type="float" office:value="376" calcext:value-type="float">
              <text:p>3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512-tree</text:p>
            </table:table-cell>
            <table:table-cell office:value-type="string" calcext:value-type="string">
              <text:p>opt-ct</text:p>
            </table:table-cell>
            <table:table-cell office:value-type="float" office:value="1156" calcext:value-type="float">
              <text:p>1156</text:p>
            </table:table-cell>
            <table:table-cell office:value-type="float" office:value="2636" calcext:value-type="float">
              <text:p>2636</text:p>
            </table:table-cell>
            <table:table-cell office:value-type="float" office:value="376" calcext:value-type="float">
              <text:p>3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falcon-512-tree</text:p>
            </table:table-cell>
            <table:table-cell office:value-type="string" calcext:value-type="string">
              <text:p>opt-leaktime</text:p>
            </table:table-cell>
            <table:table-cell office:value-type="float" office:value="1212" calcext:value-type="float">
              <text:p>1212</text:p>
            </table:table-cell>
            <table:table-cell office:value-type="float" office:value="2828" calcext:value-type="float">
              <text:p>2828</text:p>
            </table:table-cell>
            <table:table-cell office:value-type="float" office:value="376" calcext:value-type="float">
              <text:p>3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haetae2</text:p>
            </table:table-cell>
            <table:table-cell office:value-type="string" calcext:value-type="string">
              <text:p>m4f</text:p>
            </table:table-cell>
            <table:table-cell office:value-type="float" office:value="19756" calcext:value-type="float">
              <text:p>19756</text:p>
            </table:table-cell>
            <table:table-cell office:value-type="float" office:value="55568" calcext:value-type="float">
              <text:p>55568</text:p>
            </table:table-cell>
            <table:table-cell office:value-type="float" office:value="23296" calcext:value-type="float">
              <text:p>2329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haetae2</text:p>
            </table:table-cell>
            <table:table-cell office:value-type="string" calcext:value-type="string">
              <text:p>ref</text:p>
            </table:table-cell>
            <table:table-cell office:value-type="float" office:value="26092" calcext:value-type="float">
              <text:p>26092</text:p>
            </table:table-cell>
            <table:table-cell office:value-type="float" office:value="54444" calcext:value-type="float">
              <text:p>54444</text:p>
            </table:table-cell>
            <table:table-cell office:value-type="float" office:value="29696" calcext:value-type="float">
              <text:p>2969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haetae3</text:p>
            </table:table-cell>
            <table:table-cell office:value-type="string" calcext:value-type="string">
              <text:p>m4f</text:p>
            </table:table-cell>
            <table:table-cell office:value-type="float" office:value="29596" calcext:value-type="float">
              <text:p>29596</text:p>
            </table:table-cell>
            <table:table-cell office:value-type="float" office:value="83420" calcext:value-type="float">
              <text:p>83420</text:p>
            </table:table-cell>
            <table:table-cell office:value-type="float" office:value="31784" calcext:value-type="float">
              <text:p>3178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haetae3</text:p>
            </table:table-cell>
            <table:table-cell office:value-type="string" calcext:value-type="string">
              <text:p>ref</text:p>
            </table:table-cell>
            <table:table-cell office:value-type="float" office:value="43492" calcext:value-type="float">
              <text:p>43492</text:p>
            </table:table-cell>
            <table:table-cell office:value-type="float" office:value="80428" calcext:value-type="float">
              <text:p>80428</text:p>
            </table:table-cell>
            <table:table-cell office:value-type="float" office:value="48424" calcext:value-type="float">
              <text:p>4842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haetae5</text:p>
            </table:table-cell>
            <table:table-cell office:value-type="string" calcext:value-type="string">
              <text:p>m4f</text:p>
            </table:table-cell>
            <table:table-cell office:value-type="float" office:value="34084" calcext:value-type="float">
              <text:p>34084</text:p>
            </table:table-cell>
            <table:table-cell office:value-type="float" office:value="103964" calcext:value-type="float">
              <text:p>103964</text:p>
            </table:table-cell>
            <table:table-cell office:value-type="float" office:value="37300" calcext:value-type="float">
              <text:p>3730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haetae5</text:p>
            </table:table-cell>
            <table:table-cell office:value-type="string" calcext:value-type="string">
              <text:p>ref</text:p>
            </table:table-cell>
            <table:table-cell office:value-type="float" office:value="54868" calcext:value-type="float">
              <text:p>54868</text:p>
            </table:table-cell>
            <table:table-cell office:value-type="float" office:value="100228" calcext:value-type="float">
              <text:p>100228</text:p>
            </table:table-cell>
            <table:table-cell office:value-type="float" office:value="62024" calcext:value-type="float">
              <text:p>6202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hawk1024</text:p>
            </table:table-cell>
            <table:table-cell office:value-type="string" calcext:value-type="string">
              <text:p>ref</text:p>
            </table:table-cell>
            <table:table-cell office:value-type="float" office:value="27972" calcext:value-type="float">
              <text:p>27972</text:p>
            </table:table-cell>
            <table:table-cell office:value-type="float" office:value="7980" calcext:value-type="float">
              <text:p>7980</text:p>
            </table:table-cell>
            <table:table-cell office:value-type="float" office:value="11468" calcext:value-type="float">
              <text:p>1146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hawk256</text:p>
            </table:table-cell>
            <table:table-cell office:value-type="string" calcext:value-type="string">
              <text:p>ref</text:p>
            </table:table-cell>
            <table:table-cell office:value-type="float" office:value="7900" calcext:value-type="float">
              <text:p>7900</text:p>
            </table:table-cell>
            <table:table-cell office:value-type="float" office:value="3320" calcext:value-type="float">
              <text:p>3320</text:p>
            </table:table-cell>
            <table:table-cell office:value-type="float" office:value="3712" calcext:value-type="float">
              <text:p>371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hawk512</text:p>
            </table:table-cell>
            <table:table-cell office:value-type="string" calcext:value-type="string">
              <text:p>ref</text:p>
            </table:table-cell>
            <table:table-cell office:value-type="float" office:value="14580" calcext:value-type="float">
              <text:p>14580</text:p>
            </table:table-cell>
            <table:table-cell office:value-type="float" office:value="4856" calcext:value-type="float">
              <text:p>4856</text:p>
            </table:table-cell>
            <table:table-cell office:value-type="float" office:value="6272" calcext:value-type="float">
              <text:p>627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ayo1</text:p>
            </table:table-cell>
            <table:table-cell office:value-type="string" calcext:value-type="string">
              <text:p>m4f</text:p>
            </table:table-cell>
            <table:table-cell office:value-type="float" office:value="74444" calcext:value-type="float">
              <text:p>74444</text:p>
            </table:table-cell>
            <table:table-cell office:value-type="float" office:value="113468" calcext:value-type="float">
              <text:p>113468</text:p>
            </table:table-cell>
            <table:table-cell office:value-type="float" office:value="440676" calcext:value-type="float">
              <text:p>44067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ayo1</text:p>
            </table:table-cell>
            <table:table-cell office:value-type="string" calcext:value-type="string">
              <text:p>ref</text:p>
            </table:table-cell>
            <table:table-cell office:value-type="float" office:value="74444" calcext:value-type="float">
              <text:p>74444</text:p>
            </table:table-cell>
            <table:table-cell office:value-type="float" office:value="218644" calcext:value-type="float">
              <text:p>218644</text:p>
            </table:table-cell>
            <table:table-cell office:value-type="float" office:value="399348" calcext:value-type="float">
              <text:p>39934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ayo2</text:p>
            </table:table-cell>
            <table:table-cell office:value-type="string" calcext:value-type="string">
              <text:p>m4f</text:p>
            </table:table-cell>
            <table:table-cell office:value-type="float" office:value="111532" calcext:value-type="float">
              <text:p>111532</text:p>
            </table:table-cell>
            <table:table-cell office:value-type="float" office:value="124644" calcext:value-type="float">
              <text:p>124644</text:p>
            </table:table-cell>
            <table:table-cell office:value-type="float" office:value="278444" calcext:value-type="float">
              <text:p>27844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ayo2</text:p>
            </table:table-cell>
            <table:table-cell office:value-type="string" calcext:value-type="string">
              <text:p>ref</text:p>
            </table:table-cell>
            <table:table-cell office:value-type="float" office:value="111532" calcext:value-type="float">
              <text:p>111532</text:p>
            </table:table-cell>
            <table:table-cell office:value-type="float" office:value="238324" calcext:value-type="float">
              <text:p>238324</text:p>
            </table:table-cell>
            <table:table-cell office:value-type="float" office:value="270260" calcext:value-type="float">
              <text:p>27026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ayo3</text:p>
            </table:table-cell>
            <table:table-cell office:value-type="string" calcext:value-type="string">
              <text:p>m4f</text:p>
            </table:table-cell>
            <table:table-cell office:value-type="float" office:value="244748" calcext:value-type="float">
              <text:p>244748</text:p>
            </table:table-cell>
            <table:table-cell office:value-type="float" office:value="340668" calcext:value-type="float">
              <text:p>340668</text:p>
            </table:table-cell>
            <table:table-cell office:value-type="float" office:value="469780" calcext:value-type="float">
              <text:p>46978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eds13220</text:p>
            </table:table-cell>
            <table:table-cell office:value-type="string" calcext:value-type="string">
              <text:p>ref</text:p>
            </table:table-cell>
            <table:table-cell office:value-type="float" office:value="44000" calcext:value-type="float">
              <text:p>44000</text:p>
            </table:table-cell>
            <table:table-cell office:value-type="float" office:value="180404" calcext:value-type="float">
              <text:p>180404</text:p>
            </table:table-cell>
            <table:table-cell office:value-type="float" office:value="47716" calcext:value-type="float">
              <text:p>4771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eds55604</text:p>
            </table:table-cell>
            <table:table-cell office:value-type="string" calcext:value-type="string">
              <text:p>ref</text:p>
            </table:table-cell>
            <table:table-cell office:value-type="float" office:value="162196" calcext:value-type="float">
              <text:p>162196</text:p>
            </table:table-cell>
            <table:table-cell office:value-type="float" office:value="392852" calcext:value-type="float">
              <text:p>392852</text:p>
            </table:table-cell>
            <table:table-cell office:value-type="float" office:value="160324" calcext:value-type="float">
              <text:p>16032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IIIa_fast</text:p>
            </table:table-cell>
            <table:table-cell office:value-type="string" calcext:value-type="string">
              <text:p>ref</text:p>
            </table:table-cell>
            <table:table-cell office:value-type="float" office:value="21832" calcext:value-type="float">
              <text:p>21832</text:p>
            </table:table-cell>
            <table:table-cell office:value-type="float" office:value="266480" calcext:value-type="float">
              <text:p>266480</text:p>
            </table:table-cell>
            <table:table-cell office:value-type="float" office:value="46156" calcext:value-type="float">
              <text:p>4615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IIIb_fast</text:p>
            </table:table-cell>
            <table:table-cell office:value-type="string" calcext:value-type="string">
              <text:p>ref</text:p>
            </table:table-cell>
            <table:table-cell office:value-type="float" office:value="32872" calcext:value-type="float">
              <text:p>32872</text:p>
            </table:table-cell>
            <table:table-cell office:value-type="float" office:value="298208" calcext:value-type="float">
              <text:p>298208</text:p>
            </table:table-cell>
            <table:table-cell office:value-type="float" office:value="59172" calcext:value-type="float">
              <text:p>5917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Ia_fast</text:p>
            </table:table-cell>
            <table:table-cell office:value-type="string" calcext:value-type="string">
              <text:p>ref</text:p>
            </table:table-cell>
            <table:table-cell office:value-type="float" office:value="10208" calcext:value-type="float">
              <text:p>10208</text:p>
            </table:table-cell>
            <table:table-cell office:value-type="float" office:value="122424" calcext:value-type="float">
              <text:p>122424</text:p>
            </table:table-cell>
            <table:table-cell office:value-type="float" office:value="22836" calcext:value-type="float">
              <text:p>2283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Ib_fast</text:p>
            </table:table-cell>
            <table:table-cell office:value-type="string" calcext:value-type="string">
              <text:p>ref</text:p>
            </table:table-cell>
            <table:table-cell office:value-type="float" office:value="19064" calcext:value-type="float">
              <text:p>19064</text:p>
            </table:table-cell>
            <table:table-cell office:value-type="float" office:value="151016" calcext:value-type="float">
              <text:p>151016</text:p>
            </table:table-cell>
            <table:table-cell office:value-type="float" office:value="33764" calcext:value-type="float">
              <text:p>3376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Va_fast</text:p>
            </table:table-cell>
            <table:table-cell office:value-type="string" calcext:value-type="string">
              <text:p>ref</text:p>
            </table:table-cell>
            <table:table-cell office:value-type="float" office:value="45000" calcext:value-type="float">
              <text:p>45000</text:p>
            </table:table-cell>
            <table:table-cell office:value-type="float" office:value="484464" calcext:value-type="float">
              <text:p>484464</text:p>
            </table:table-cell>
            <table:table-cell office:value-type="float" office:value="85252" calcext:value-type="float">
              <text:p>8525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Vb_fast</text:p>
            </table:table-cell>
            <table:table-cell office:value-type="string" calcext:value-type="string">
              <text:p>ref</text:p>
            </table:table-cell>
            <table:table-cell office:value-type="float" office:value="62864" calcext:value-type="float">
              <text:p>62864</text:p>
            </table:table-cell>
            <table:table-cell office:value-type="float" office:value="535176" calcext:value-type="float">
              <text:p>535176</text:p>
            </table:table-cell>
            <table:table-cell office:value-type="float" office:value="106004" calcext:value-type="float">
              <text:p>10600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IIIa_fast</text:p>
            </table:table-cell>
            <table:table-cell office:value-type="string" calcext:value-type="string">
              <text:p>ref</text:p>
            </table:table-cell>
            <table:table-cell office:value-type="float" office:value="21832" calcext:value-type="float">
              <text:p>21832</text:p>
            </table:table-cell>
            <table:table-cell office:value-type="float" office:value="167024" calcext:value-type="float">
              <text:p>167024</text:p>
            </table:table-cell>
            <table:table-cell office:value-type="float" office:value="42692" calcext:value-type="float">
              <text:p>4269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IIIa_short</text:p>
            </table:table-cell>
            <table:table-cell office:value-type="string" calcext:value-type="string">
              <text:p>ref</text:p>
            </table:table-cell>
            <table:table-cell office:value-type="float" office:value="21832" calcext:value-type="float">
              <text:p>21832</text:p>
            </table:table-cell>
            <table:table-cell office:value-type="float" office:value="486448" calcext:value-type="float">
              <text:p>486448</text:p>
            </table:table-cell>
            <table:table-cell office:value-type="float" office:value="56596" calcext:value-type="float">
              <text:p>5659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IIIb_fast</text:p>
            </table:table-cell>
            <table:table-cell office:value-type="string" calcext:value-type="string">
              <text:p>ref</text:p>
            </table:table-cell>
            <table:table-cell office:value-type="float" office:value="32872" calcext:value-type="float">
              <text:p>32872</text:p>
            </table:table-cell>
            <table:table-cell office:value-type="float" office:value="189520" calcext:value-type="float">
              <text:p>189520</text:p>
            </table:table-cell>
            <table:table-cell office:value-type="float" office:value="55244" calcext:value-type="float">
              <text:p>5524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IIIb_short</text:p>
            </table:table-cell>
            <table:table-cell office:value-type="string" calcext:value-type="string">
              <text:p>ref</text:p>
            </table:table-cell>
            <table:table-cell office:value-type="float" office:value="32872" calcext:value-type="float">
              <text:p>32872</text:p>
            </table:table-cell>
            <table:table-cell office:value-type="float" office:value="509056" calcext:value-type="float">
              <text:p>509056</text:p>
            </table:table-cell>
            <table:table-cell office:value-type="float" office:value="68632" calcext:value-type="float">
              <text:p>6863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Ia_fast</text:p>
            </table:table-cell>
            <table:table-cell office:value-type="string" calcext:value-type="string">
              <text:p>opt</text:p>
            </table:table-cell>
            <table:table-cell office:value-type="float" office:value="10216" calcext:value-type="float">
              <text:p>10216</text:p>
            </table:table-cell>
            <table:table-cell office:value-type="float" office:value="76944" calcext:value-type="float">
              <text:p>76944</text:p>
            </table:table-cell>
            <table:table-cell office:value-type="float" office:value="20864" calcext:value-type="float">
              <text:p>2086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Ia_fast</text:p>
            </table:table-cell>
            <table:table-cell office:value-type="string" calcext:value-type="string">
              <text:p>ref</text:p>
            </table:table-cell>
            <table:table-cell office:value-type="float" office:value="10208" calcext:value-type="float">
              <text:p>10208</text:p>
            </table:table-cell>
            <table:table-cell office:value-type="float" office:value="76944" calcext:value-type="float">
              <text:p>76944</text:p>
            </table:table-cell>
            <table:table-cell office:value-type="float" office:value="20864" calcext:value-type="float">
              <text:p>2086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Ia_short</text:p>
            </table:table-cell>
            <table:table-cell office:value-type="string" calcext:value-type="string">
              <text:p>ref</text:p>
            </table:table-cell>
            <table:table-cell office:value-type="float" office:value="10208" calcext:value-type="float">
              <text:p>10208</text:p>
            </table:table-cell>
            <table:table-cell office:value-type="float" office:value="217624" calcext:value-type="float">
              <text:p>217624</text:p>
            </table:table-cell>
            <table:table-cell office:value-type="float" office:value="31212" calcext:value-type="float">
              <text:p>3121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Ib_fast</text:p>
            </table:table-cell>
            <table:table-cell office:value-type="string" calcext:value-type="string">
              <text:p>opt</text:p>
            </table:table-cell>
            <table:table-cell office:value-type="float" office:value="19072" calcext:value-type="float">
              <text:p>19072</text:p>
            </table:table-cell>
            <table:table-cell office:value-type="float" office:value="96928" calcext:value-type="float">
              <text:p>96928</text:p>
            </table:table-cell>
            <table:table-cell office:value-type="float" office:value="31316" calcext:value-type="float">
              <text:p>3131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Ib_fast</text:p>
            </table:table-cell>
            <table:table-cell office:value-type="string" calcext:value-type="string">
              <text:p>ref</text:p>
            </table:table-cell>
            <table:table-cell office:value-type="float" office:value="19064" calcext:value-type="float">
              <text:p>19064</text:p>
            </table:table-cell>
            <table:table-cell office:value-type="float" office:value="96928" calcext:value-type="float">
              <text:p>96928</text:p>
            </table:table-cell>
            <table:table-cell office:value-type="float" office:value="31316" calcext:value-type="float">
              <text:p>3131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Ib_short</text:p>
            </table:table-cell>
            <table:table-cell office:value-type="string" calcext:value-type="string">
              <text:p>ref</text:p>
            </table:table-cell>
            <table:table-cell office:value-type="float" office:value="19064" calcext:value-type="float">
              <text:p>19064</text:p>
            </table:table-cell>
            <table:table-cell office:value-type="float" office:value="237408" calcext:value-type="float">
              <text:p>237408</text:p>
            </table:table-cell>
            <table:table-cell office:value-type="float" office:value="41220" calcext:value-type="float">
              <text:p>4122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Va_fast</text:p>
            </table:table-cell>
            <table:table-cell office:value-type="string" calcext:value-type="string">
              <text:p>ref</text:p>
            </table:table-cell>
            <table:table-cell office:value-type="float" office:value="45000" calcext:value-type="float">
              <text:p>45000</text:p>
            </table:table-cell>
            <table:table-cell office:value-type="float" office:value="308440" calcext:value-type="float">
              <text:p>308440</text:p>
            </table:table-cell>
            <table:table-cell office:value-type="float" office:value="81056" calcext:value-type="float">
              <text:p>8105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irith_hypercube_Vb_fast</text:p>
            </table:table-cell>
            <table:table-cell office:value-type="string" calcext:value-type="string">
              <text:p>ref</text:p>
            </table:table-cell>
            <table:table-cell office:value-type="float" office:value="62864" calcext:value-type="float">
              <text:p>62864</text:p>
            </table:table-cell>
            <table:table-cell office:value-type="float" office:value="344832" calcext:value-type="float">
              <text:p>344832</text:p>
            </table:table-cell>
            <table:table-cell office:value-type="float" office:value="101220" calcext:value-type="float">
              <text:p>10122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qom_cat1_gf251_fast</text:p>
            </table:table-cell>
            <table:table-cell office:value-type="string" calcext:value-type="string">
              <text:p>ref</text:p>
            </table:table-cell>
            <table:table-cell office:value-type="float" office:value="184356" calcext:value-type="float">
              <text:p>184356</text:p>
            </table:table-cell>
            <table:table-cell office:value-type="float" office:value="399396" calcext:value-type="float">
              <text:p>399396</text:p>
            </table:table-cell>
            <table:table-cell office:value-type="float" office:value="252684" calcext:value-type="float">
              <text:p>25268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mqom_cat1_gf31_fast</text:p>
            </table:table-cell>
            <table:table-cell office:value-type="string" calcext:value-type="string">
              <text:p>ref</text:p>
            </table:table-cell>
            <table:table-cell office:value-type="float" office:value="262888" calcext:value-type="float">
              <text:p>262888</text:p>
            </table:table-cell>
            <table:table-cell office:value-type="float" office:value="612816" calcext:value-type="float">
              <text:p>612816</text:p>
            </table:table-cell>
            <table:table-cell office:value-type="float" office:value="421596" calcext:value-type="float">
              <text:p>42159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ov-Ip</text:p>
            </table:table-cell>
            <table:table-cell office:value-type="string" calcext:value-type="string">
              <text:p>m4f</text:p>
            </table:table-cell>
            <table:table-cell office:value-type="float" office:value="15676" calcext:value-type="float">
              <text:p>15676</text:p>
            </table:table-cell>
            <table:table-cell office:value-type="float" office:value="5216" calcext:value-type="float">
              <text:p>5216</text:p>
            </table:table-cell>
            <table:table-cell office:value-type="float" office:value="2512" calcext:value-type="float">
              <text:p>251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ov-Ip</text:p>
            </table:table-cell>
            <table:table-cell office:value-type="string" calcext:value-type="string">
              <text:p>ref</text:p>
            </table:table-cell>
            <table:table-cell office:value-type="float" office:value="15724" calcext:value-type="float">
              <text:p>15724</text:p>
            </table:table-cell>
            <table:table-cell office:value-type="float" office:value="12728" calcext:value-type="float">
              <text:p>12728</text:p>
            </table:table-cell>
            <table:table-cell office:value-type="float" office:value="6236" calcext:value-type="float">
              <text:p>623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ov-Ip-pkc</text:p>
            </table:table-cell>
            <table:table-cell office:value-type="string" calcext:value-type="string">
              <text:p>m4fspeed</text:p>
            </table:table-cell>
            <table:table-cell office:value-type="float" office:value="142244" calcext:value-type="float">
              <text:p>142244</text:p>
            </table:table-cell>
            <table:table-cell office:value-type="float" office:value="5216" calcext:value-type="float">
              <text:p>5216</text:p>
            </table:table-cell>
            <table:table-cell office:value-type="float" office:value="280944" calcext:value-type="float">
              <text:p>28094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ov-Ip-pkc</text:p>
            </table:table-cell>
            <table:table-cell office:value-type="string" calcext:value-type="string">
              <text:p>m4fstack</text:p>
            </table:table-cell>
            <table:table-cell office:value-type="float" office:value="142244" calcext:value-type="float">
              <text:p>142244</text:p>
            </table:table-cell>
            <table:table-cell office:value-type="float" office:value="5216" calcext:value-type="float">
              <text:p>5216</text:p>
            </table:table-cell>
            <table:table-cell office:value-type="float" office:value="6548" calcext:value-type="float">
              <text:p>654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ov-Ip-pkc</text:p>
            </table:table-cell>
            <table:table-cell office:value-type="string" calcext:value-type="string">
              <text:p>ref</text:p>
            </table:table-cell>
            <table:table-cell office:value-type="float" office:value="15724" calcext:value-type="float">
              <text:p>15724</text:p>
            </table:table-cell>
            <table:table-cell office:value-type="float" office:value="12728" calcext:value-type="float">
              <text:p>12728</text:p>
            </table:table-cell>
            <table:table-cell office:value-type="float" office:value="284560" calcext:value-type="float">
              <text:p>28456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ov-Ip-pkc-skc</text:p>
            </table:table-cell>
            <table:table-cell office:value-type="string" calcext:value-type="string">
              <text:p>m4fspeed</text:p>
            </table:table-cell>
            <table:table-cell office:value-type="float" office:value="380164" calcext:value-type="float">
              <text:p>380164</text:p>
            </table:table-cell>
            <table:table-cell office:value-type="float" office:value="243128" calcext:value-type="float">
              <text:p>243128</text:p>
            </table:table-cell>
            <table:table-cell office:value-type="float" office:value="281028" calcext:value-type="float">
              <text:p>28102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ov-Ip-pkc-skc</text:p>
            </table:table-cell>
            <table:table-cell office:value-type="string" calcext:value-type="string">
              <text:p>m4fstack</text:p>
            </table:table-cell>
            <table:table-cell office:value-type="float" office:value="380164" calcext:value-type="float">
              <text:p>380164</text:p>
            </table:table-cell>
            <table:table-cell office:value-type="float" office:value="243128" calcext:value-type="float">
              <text:p>243128</text:p>
            </table:table-cell>
            <table:table-cell office:value-type="float" office:value="6548" calcext:value-type="float">
              <text:p>654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ov-Ip-pkc-skc</text:p>
            </table:table-cell>
            <table:table-cell office:value-type="string" calcext:value-type="string">
              <text:p>ref</text:p>
            </table:table-cell>
            <table:table-cell office:value-type="float" office:value="253628" calcext:value-type="float">
              <text:p>253628</text:p>
            </table:table-cell>
            <table:table-cell office:value-type="float" office:value="253580" calcext:value-type="float">
              <text:p>253580</text:p>
            </table:table-cell>
            <table:table-cell office:value-type="float" office:value="284560" calcext:value-type="float">
              <text:p>28456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128-fast-3</text:p>
            </table:table-cell>
            <table:table-cell office:value-type="string" calcext:value-type="string">
              <text:p>m4</text:p>
            </table:table-cell>
            <table:table-cell office:value-type="float" office:value="7696" calcext:value-type="float">
              <text:p>7696</text:p>
            </table:table-cell>
            <table:table-cell office:value-type="float" office:value="24020" calcext:value-type="float">
              <text:p>24020</text:p>
            </table:table-cell>
            <table:table-cell office:value-type="float" office:value="20684" calcext:value-type="float">
              <text:p>2068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128-fast-3</text:p>
            </table:table-cell>
            <table:table-cell office:value-type="string" calcext:value-type="string">
              <text:p>ref</text:p>
            </table:table-cell>
            <table:table-cell office:value-type="float" office:value="7728" calcext:value-type="float">
              <text:p>7728</text:p>
            </table:table-cell>
            <table:table-cell office:value-type="float" office:value="313412" calcext:value-type="float">
              <text:p>313412</text:p>
            </table:table-cell>
            <table:table-cell office:value-type="float" office:value="313284" calcext:value-type="float">
              <text:p>31328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128-fast-5</text:p>
            </table:table-cell>
            <table:table-cell office:value-type="string" calcext:value-type="string">
              <text:p>m4</text:p>
            </table:table-cell>
            <table:table-cell office:value-type="float" office:value="9032" calcext:value-type="float">
              <text:p>9032</text:p>
            </table:table-cell>
            <table:table-cell office:value-type="float" office:value="25160" calcext:value-type="float">
              <text:p>25160</text:p>
            </table:table-cell>
            <table:table-cell office:value-type="float" office:value="21752" calcext:value-type="float">
              <text:p>2175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128-fast-5</text:p>
            </table:table-cell>
            <table:table-cell office:value-type="string" calcext:value-type="string">
              <text:p>ref</text:p>
            </table:table-cell>
            <table:table-cell office:value-type="float" office:value="9032" calcext:value-type="float">
              <text:p>9032</text:p>
            </table:table-cell>
            <table:table-cell office:value-type="float" office:value="305688" calcext:value-type="float">
              <text:p>305688</text:p>
            </table:table-cell>
            <table:table-cell office:value-type="float" office:value="305480" calcext:value-type="float">
              <text:p>30548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128-short-3</text:p>
            </table:table-cell>
            <table:table-cell office:value-type="string" calcext:value-type="string">
              <text:p>m4</text:p>
            </table:table-cell>
            <table:table-cell office:value-type="float" office:value="7696" calcext:value-type="float">
              <text:p>7696</text:p>
            </table:table-cell>
            <table:table-cell office:value-type="float" office:value="27780" calcext:value-type="float">
              <text:p>27780</text:p>
            </table:table-cell>
            <table:table-cell office:value-type="float" office:value="25228" calcext:value-type="float">
              <text:p>2522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128-short-5</text:p>
            </table:table-cell>
            <table:table-cell office:value-type="string" calcext:value-type="string">
              <text:p>m4</text:p>
            </table:table-cell>
            <table:table-cell office:value-type="float" office:value="9032" calcext:value-type="float">
              <text:p>9032</text:p>
            </table:table-cell>
            <table:table-cell office:value-type="float" office:value="28616" calcext:value-type="float">
              <text:p>28616</text:p>
            </table:table-cell>
            <table:table-cell office:value-type="float" office:value="26056" calcext:value-type="float">
              <text:p>2605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192-fast-3</text:p>
            </table:table-cell>
            <table:table-cell office:value-type="string" calcext:value-type="string">
              <text:p>m4</text:p>
            </table:table-cell>
            <table:table-cell office:value-type="float" office:value="14952" calcext:value-type="float">
              <text:p>14952</text:p>
            </table:table-cell>
            <table:table-cell office:value-type="float" office:value="47720" calcext:value-type="float">
              <text:p>47720</text:p>
            </table:table-cell>
            <table:table-cell office:value-type="float" office:value="41352" calcext:value-type="float">
              <text:p>4135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192-fast-5</text:p>
            </table:table-cell>
            <table:table-cell office:value-type="string" calcext:value-type="string">
              <text:p>m4</text:p>
            </table:table-cell>
            <table:table-cell office:value-type="float" office:value="16864" calcext:value-type="float">
              <text:p>16864</text:p>
            </table:table-cell>
            <table:table-cell office:value-type="float" office:value="48776" calcext:value-type="float">
              <text:p>48776</text:p>
            </table:table-cell>
            <table:table-cell office:value-type="float" office:value="42416" calcext:value-type="float">
              <text:p>4241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192-short-3</text:p>
            </table:table-cell>
            <table:table-cell office:value-type="string" calcext:value-type="string">
              <text:p>m4</text:p>
            </table:table-cell>
            <table:table-cell office:value-type="float" office:value="14952" calcext:value-type="float">
              <text:p>14952</text:p>
            </table:table-cell>
            <table:table-cell office:value-type="float" office:value="51344" calcext:value-type="float">
              <text:p>51344</text:p>
            </table:table-cell>
            <table:table-cell office:value-type="float" office:value="46656" calcext:value-type="float">
              <text:p>4665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192-short-5</text:p>
            </table:table-cell>
            <table:table-cell office:value-type="string" calcext:value-type="string">
              <text:p>m4</text:p>
            </table:table-cell>
            <table:table-cell office:value-type="float" office:value="16864" calcext:value-type="float">
              <text:p>16864</text:p>
            </table:table-cell>
            <table:table-cell office:value-type="float" office:value="51888" calcext:value-type="float">
              <text:p>51888</text:p>
            </table:table-cell>
            <table:table-cell office:value-type="float" office:value="47256" calcext:value-type="float">
              <text:p>4725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256-fast-3</text:p>
            </table:table-cell>
            <table:table-cell office:value-type="string" calcext:value-type="string">
              <text:p>m4</text:p>
            </table:table-cell>
            <table:table-cell office:value-type="float" office:value="25504" calcext:value-type="float">
              <text:p>25504</text:p>
            </table:table-cell>
            <table:table-cell office:value-type="float" office:value="80304" calcext:value-type="float">
              <text:p>80304</text:p>
            </table:table-cell>
            <table:table-cell office:value-type="float" office:value="69912" calcext:value-type="float">
              <text:p>6991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256-fast-5</text:p>
            </table:table-cell>
            <table:table-cell office:value-type="string" calcext:value-type="string">
              <text:p>m4</text:p>
            </table:table-cell>
            <table:table-cell office:value-type="float" office:value="28064" calcext:value-type="float">
              <text:p>28064</text:p>
            </table:table-cell>
            <table:table-cell office:value-type="float" office:value="80896" calcext:value-type="float">
              <text:p>80896</text:p>
            </table:table-cell>
            <table:table-cell office:value-type="float" office:value="70640" calcext:value-type="float">
              <text:p>7064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256-short-3</text:p>
            </table:table-cell>
            <table:table-cell office:value-type="string" calcext:value-type="string">
              <text:p>m4</text:p>
            </table:table-cell>
            <table:table-cell office:value-type="float" office:value="25504" calcext:value-type="float">
              <text:p>25504</text:p>
            </table:table-cell>
            <table:table-cell office:value-type="float" office:value="82264" calcext:value-type="float">
              <text:p>82264</text:p>
            </table:table-cell>
            <table:table-cell office:value-type="float" office:value="74784" calcext:value-type="float">
              <text:p>7478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perk-256-short-5</text:p>
            </table:table-cell>
            <table:table-cell office:value-type="string" calcext:value-type="string">
              <text:p>m4</text:p>
            </table:table-cell>
            <table:table-cell office:value-type="float" office:value="28064" calcext:value-type="float">
              <text:p>28064</text:p>
            </table:table-cell>
            <table:table-cell office:value-type="float" office:value="82056" calcext:value-type="float">
              <text:p>82056</text:p>
            </table:table-cell>
            <table:table-cell office:value-type="float" office:value="74808" calcext:value-type="float">
              <text:p>7480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nova-24-5-16-4-esk</text:p>
            </table:table-cell>
            <table:table-cell office:value-type="string" calcext:value-type="string">
              <text:p>ref</text:p>
            </table:table-cell>
            <table:table-cell office:value-type="float" office:value="169008" calcext:value-type="float">
              <text:p>169008</text:p>
            </table:table-cell>
            <table:table-cell office:value-type="float" office:value="89984" calcext:value-type="float">
              <text:p>89984</text:p>
            </table:table-cell>
            <table:table-cell office:value-type="float" office:value="118152" calcext:value-type="float">
              <text:p>11815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nova-24-5-16-4-ssk</text:p>
            </table:table-cell>
            <table:table-cell office:value-type="string" calcext:value-type="string">
              <text:p>ref</text:p>
            </table:table-cell>
            <table:table-cell office:value-type="float" office:value="169008" calcext:value-type="float">
              <text:p>169008</text:p>
            </table:table-cell>
            <table:table-cell office:value-type="float" office:value="169104" calcext:value-type="float">
              <text:p>169104</text:p>
            </table:table-cell>
            <table:table-cell office:value-type="float" office:value="118152" calcext:value-type="float">
              <text:p>11815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nova-25-8-16-3-esk</text:p>
            </table:table-cell>
            <table:table-cell office:value-type="string" calcext:value-type="string">
              <text:p>ref</text:p>
            </table:table-cell>
            <table:table-cell office:value-type="float" office:value="190696" calcext:value-type="float">
              <text:p>190696</text:p>
            </table:table-cell>
            <table:table-cell office:value-type="float" office:value="87400" calcext:value-type="float">
              <text:p>87400</text:p>
            </table:table-cell>
            <table:table-cell office:value-type="float" office:value="122656" calcext:value-type="float">
              <text:p>12265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nova-25-8-16-3-ssk</text:p>
            </table:table-cell>
            <table:table-cell office:value-type="string" calcext:value-type="string">
              <text:p>ref</text:p>
            </table:table-cell>
            <table:table-cell office:value-type="float" office:value="190696" calcext:value-type="float">
              <text:p>190696</text:p>
            </table:table-cell>
            <table:table-cell office:value-type="float" office:value="190836" calcext:value-type="float">
              <text:p>190836</text:p>
            </table:table-cell>
            <table:table-cell office:value-type="float" office:value="122656" calcext:value-type="float">
              <text:p>12265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nova-28-17-16-2-esk</text:p>
            </table:table-cell>
            <table:table-cell office:value-type="string" calcext:value-type="string">
              <text:p>ref</text:p>
            </table:table-cell>
            <table:table-cell office:value-type="float" office:value="309216" calcext:value-type="float">
              <text:p>309216</text:p>
            </table:table-cell>
            <table:table-cell office:value-type="float" office:value="127232" calcext:value-type="float">
              <text:p>127232</text:p>
            </table:table-cell>
            <table:table-cell office:value-type="float" office:value="199684" calcext:value-type="float">
              <text:p>19968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nova-28-17-16-2-ssk</text:p>
            </table:table-cell>
            <table:table-cell office:value-type="string" calcext:value-type="string">
              <text:p>ref</text:p>
            </table:table-cell>
            <table:table-cell office:value-type="float" office:value="309216" calcext:value-type="float">
              <text:p>309216</text:p>
            </table:table-cell>
            <table:table-cell office:value-type="float" office:value="309356" calcext:value-type="float">
              <text:p>309356</text:p>
            </table:table-cell>
            <table:table-cell office:value-type="float" office:value="199684" calcext:value-type="float">
              <text:p>19968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nova-37-8-16-4-ssk</text:p>
            </table:table-cell>
            <table:table-cell office:value-type="string" calcext:value-type="string">
              <text:p>ref</text:p>
            </table:table-cell>
            <table:table-cell office:value-type="float" office:value="640324" calcext:value-type="float">
              <text:p>640324</text:p>
            </table:table-cell>
            <table:table-cell office:value-type="float" office:value="640428" calcext:value-type="float">
              <text:p>640428</text:p>
            </table:table-cell>
            <table:table-cell office:value-type="float" office:value="411516" calcext:value-type="float">
              <text:p>41151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a-sha2-128f</text:p>
            </table:table-cell>
            <table:table-cell office:value-type="string" calcext:value-type="string">
              <text:p>ref</text:p>
            </table:table-cell>
            <table:table-cell office:value-type="float" office:value="281168" calcext:value-type="float">
              <text:p>281168</text:p>
            </table:table-cell>
            <table:table-cell office:value-type="float" office:value="280772" calcext:value-type="float">
              <text:p>280772</text:p>
            </table:table-cell>
            <table:table-cell office:value-type="float" office:value="280656" calcext:value-type="float">
              <text:p>28065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a-sha2-128s</text:p>
            </table:table-cell>
            <table:table-cell office:value-type="string" calcext:value-type="string">
              <text:p>ref</text:p>
            </table:table-cell>
            <table:table-cell office:value-type="float" office:value="585984" calcext:value-type="float">
              <text:p>585984</text:p>
            </table:table-cell>
            <table:table-cell office:value-type="float" office:value="585732" calcext:value-type="float">
              <text:p>585732</text:p>
            </table:table-cell>
            <table:table-cell office:value-type="float" office:value="585396" calcext:value-type="float">
              <text:p>58539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a-sha2-192f</text:p>
            </table:table-cell>
            <table:table-cell office:value-type="string" calcext:value-type="string">
              <text:p>ref</text:p>
            </table:table-cell>
            <table:table-cell office:value-type="float" office:value="504084" calcext:value-type="float">
              <text:p>504084</text:p>
            </table:table-cell>
            <table:table-cell office:value-type="float" office:value="502636" calcext:value-type="float">
              <text:p>502636</text:p>
            </table:table-cell>
            <table:table-cell office:value-type="float" office:value="502356" calcext:value-type="float">
              <text:p>50235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a-shake-128f</text:p>
            </table:table-cell>
            <table:table-cell office:value-type="string" calcext:value-type="string">
              <text:p>ref</text:p>
            </table:table-cell>
            <table:table-cell office:value-type="float" office:value="281072" calcext:value-type="float">
              <text:p>281072</text:p>
            </table:table-cell>
            <table:table-cell office:value-type="float" office:value="280676" calcext:value-type="float">
              <text:p>280676</text:p>
            </table:table-cell>
            <table:table-cell office:value-type="float" office:value="280560" calcext:value-type="float">
              <text:p>28056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a-shake-128s</text:p>
            </table:table-cell>
            <table:table-cell office:value-type="string" calcext:value-type="string">
              <text:p>ref</text:p>
            </table:table-cell>
            <table:table-cell office:value-type="float" office:value="585888" calcext:value-type="float">
              <text:p>585888</text:p>
            </table:table-cell>
            <table:table-cell office:value-type="float" office:value="585636" calcext:value-type="float">
              <text:p>585636</text:p>
            </table:table-cell>
            <table:table-cell office:value-type="float" office:value="585264" calcext:value-type="float">
              <text:p>58526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a-shake-192f</text:p>
            </table:table-cell>
            <table:table-cell office:value-type="string" calcext:value-type="string">
              <text:p>ref</text:p>
            </table:table-cell>
            <table:table-cell office:value-type="float" office:value="503544" calcext:value-type="float">
              <text:p>503544</text:p>
            </table:table-cell>
            <table:table-cell office:value-type="float" office:value="502092" calcext:value-type="float">
              <text:p>502092</text:p>
            </table:table-cell>
            <table:table-cell office:value-type="float" office:value="501816" calcext:value-type="float">
              <text:p>50181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2-128f-simple</text:p>
            </table:table-cell>
            <table:table-cell office:value-type="string" calcext:value-type="string">
              <text:p>clean</text:p>
            </table:table-cell>
            <table:table-cell office:value-type="float" office:value="2856" calcext:value-type="float">
              <text:p>2856</text:p>
            </table:table-cell>
            <table:table-cell office:value-type="float" office:value="2468" calcext:value-type="float">
              <text:p>2468</text:p>
            </table:table-cell>
            <table:table-cell office:value-type="float" office:value="2664" calcext:value-type="float">
              <text:p>2664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2-128s-simple</text:p>
            </table:table-cell>
            <table:table-cell office:value-type="string" calcext:value-type="string">
              <text:p>clean</text:p>
            </table:table-cell>
            <table:table-cell office:value-type="float" office:value="3084" calcext:value-type="float">
              <text:p>3084</text:p>
            </table:table-cell>
            <table:table-cell office:value-type="float" office:value="2556" calcext:value-type="float">
              <text:p>2556</text:p>
            </table:table-cell>
            <table:table-cell office:value-type="float" office:value="1968" calcext:value-type="float">
              <text:p>196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2-192f-simple</text:p>
            </table:table-cell>
            <table:table-cell office:value-type="string" calcext:value-type="string">
              <text:p>clean</text:p>
            </table:table-cell>
            <table:table-cell office:value-type="float" office:value="5468" calcext:value-type="float">
              <text:p>5468</text:p>
            </table:table-cell>
            <table:table-cell office:value-type="float" office:value="4404" calcext:value-type="float">
              <text:p>4404</text:p>
            </table:table-cell>
            <table:table-cell office:value-type="float" office:value="4356" calcext:value-type="float">
              <text:p>435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2-192s-simple</text:p>
            </table:table-cell>
            <table:table-cell office:value-type="string" calcext:value-type="string">
              <text:p>clean</text:p>
            </table:table-cell>
            <table:table-cell office:value-type="float" office:value="5796" calcext:value-type="float">
              <text:p>5796</text:p>
            </table:table-cell>
            <table:table-cell office:value-type="float" office:value="4540" calcext:value-type="float">
              <text:p>4540</text:p>
            </table:table-cell>
            <table:table-cell office:value-type="float" office:value="3700" calcext:value-type="float">
              <text:p>370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2-256f-simple</text:p>
            </table:table-cell>
            <table:table-cell office:value-type="string" calcext:value-type="string">
              <text:p>clean</text:p>
            </table:table-cell>
            <table:table-cell office:value-type="float" office:value="8460" calcext:value-type="float">
              <text:p>8460</text:p>
            </table:table-cell>
            <table:table-cell office:value-type="float" office:value="6412" calcext:value-type="float">
              <text:p>6412</text:p>
            </table:table-cell>
            <table:table-cell office:value-type="float" office:value="5980" calcext:value-type="float">
              <text:p>598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2-256s-simple</text:p>
            </table:table-cell>
            <table:table-cell office:value-type="string" calcext:value-type="string">
              <text:p>clean</text:p>
            </table:table-cell>
            <table:table-cell office:value-type="float" office:value="8756" calcext:value-type="float">
              <text:p>8756</text:p>
            </table:table-cell>
            <table:table-cell office:value-type="float" office:value="6540" calcext:value-type="float">
              <text:p>6540</text:p>
            </table:table-cell>
            <table:table-cell office:value-type="float" office:value="5580" calcext:value-type="float">
              <text:p>558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ke-128f-simple</text:p>
            </table:table-cell>
            <table:table-cell office:value-type="string" calcext:value-type="string">
              <text:p>clean</text:p>
            </table:table-cell>
            <table:table-cell office:value-type="float" office:value="2760" calcext:value-type="float">
              <text:p>2760</text:p>
            </table:table-cell>
            <table:table-cell office:value-type="float" office:value="2372" calcext:value-type="float">
              <text:p>2372</text:p>
            </table:table-cell>
            <table:table-cell office:value-type="float" office:value="2568" calcext:value-type="float">
              <text:p>256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ke-128s-simple</text:p>
            </table:table-cell>
            <table:table-cell office:value-type="string" calcext:value-type="string">
              <text:p>clean</text:p>
            </table:table-cell>
            <table:table-cell office:value-type="float" office:value="2988" calcext:value-type="float">
              <text:p>2988</text:p>
            </table:table-cell>
            <table:table-cell office:value-type="float" office:value="2460" calcext:value-type="float">
              <text:p>2460</text:p>
            </table:table-cell>
            <table:table-cell office:value-type="float" office:value="1872" calcext:value-type="float">
              <text:p>187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ke-192f-simple</text:p>
            </table:table-cell>
            <table:table-cell office:value-type="string" calcext:value-type="string">
              <text:p>clean</text:p>
            </table:table-cell>
            <table:table-cell office:value-type="float" office:value="4928" calcext:value-type="float">
              <text:p>4928</text:p>
            </table:table-cell>
            <table:table-cell office:value-type="float" office:value="3860" calcext:value-type="float">
              <text:p>3860</text:p>
            </table:table-cell>
            <table:table-cell office:value-type="float" office:value="3816" calcext:value-type="float">
              <text:p>3816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ke-192s-simple</text:p>
            </table:table-cell>
            <table:table-cell office:value-type="string" calcext:value-type="string">
              <text:p>clean</text:p>
            </table:table-cell>
            <table:table-cell office:value-type="float" office:value="5252" calcext:value-type="float">
              <text:p>5252</text:p>
            </table:table-cell>
            <table:table-cell office:value-type="float" office:value="3996" calcext:value-type="float">
              <text:p>3996</text:p>
            </table:table-cell>
            <table:table-cell office:value-type="float" office:value="3160" calcext:value-type="float">
              <text:p>3160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ke-256f-simple</text:p>
            </table:table-cell>
            <table:table-cell office:value-type="string" calcext:value-type="string">
              <text:p>clean</text:p>
            </table:table-cell>
            <table:table-cell office:value-type="float" office:value="7928" calcext:value-type="float">
              <text:p>7928</text:p>
            </table:table-cell>
            <table:table-cell office:value-type="float" office:value="5876" calcext:value-type="float">
              <text:p>5876</text:p>
            </table:table-cell>
            <table:table-cell office:value-type="float" office:value="5448" calcext:value-type="float">
              <text:p>544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sphincs-shake-256s-simple</text:p>
            </table:table-cell>
            <table:table-cell office:value-type="string" calcext:value-type="string">
              <text:p>clean</text:p>
            </table:table-cell>
            <table:table-cell office:value-type="float" office:value="8220" calcext:value-type="float">
              <text:p>8220</text:p>
            </table:table-cell>
            <table:table-cell office:value-type="float" office:value="6004" calcext:value-type="float">
              <text:p>6004</text:p>
            </table:table-cell>
            <table:table-cell office:value-type="float" office:value="5048" calcext:value-type="float">
              <text:p>5048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tuov_v</text:p>
            </table:table-cell>
            <table:table-cell office:value-type="string" calcext:value-type="string">
              <text:p>ref</text:p>
            </table:table-cell>
            <table:table-cell office:value-type="float" office:value="503544" calcext:value-type="float">
              <text:p>503544</text:p>
            </table:table-cell>
            <table:table-cell office:value-type="float" office:value="502092" calcext:value-type="float">
              <text:p>502092</text:p>
            </table:table-cell>
            <table:table-cell office:value-type="float" office:value="501816" calcext:value-type="float">
              <text:p>501816</text:p>
            </table:table-cell>
            <table:table-cell table:number-columns-repeated="6"/>
          </table:table-row>
        </table:table-row-group>
        <table:table-row table:style-name="ro1">
          <table:table-cell office:value-type="string" calcext:value-type="string">
            <text:p>Hashing Evaluation</text:p>
          </table:table-cell>
          <table:table-cell table:number-columns-repeated="10"/>
        </table:table-row>
        <table:table-row-group table:display="false">
          <table:table-row table:style-name="ro1" table:visibility="collapse">
            <table:table-cell office:value-type="string" calcext:value-type="string">
              <text:p>Key Encapsulation Schemes</text:p>
            </table:table-cell>
            <table:table-cell table:number-columns-repeated="10"/>
          </table:table-row>
          <table:table-row table:style-name="ro1" table:visibility="collapse">
            <table:table-cell office:value-type="string" calcext:value-type="string">
              <text:p>Scheme</text:p>
            </table:table-cell>
            <table:table-cell office:value-type="string" calcext:value-type="string">
              <text:p>Implementation</text:p>
            </table:table-cell>
            <table:table-cell office:value-type="string" calcext:value-type="string">
              <text:p>Key Generation [%]</text:p>
            </table:table-cell>
            <table:table-cell office:value-type="string" calcext:value-type="string">
              <text:p>Encapsulation [%]</text:p>
            </table:table-cell>
            <table:table-cell office:value-type="string" calcext:value-type="string">
              <text:p>Decapsulation [%]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bikel1</text:p>
            </table:table-cell>
            <table:table-cell office:value-type="string" calcext:value-type="string">
              <text:p>m4f</text:p>
            </table:table-cell>
            <table:table-cell office:value-type="float" office:value="0.2" calcext:value-type="float">
              <text:p>0.2</text:p>
            </table:table-cell>
            <table:table-cell office:value-type="float" office:value="15.9" calcext:value-type="float">
              <text:p>15.9</text:p>
            </table:table-cell>
            <table:table-cell office:value-type="float" office:value="0.9" calcext:value-type="float">
              <text:p>0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bikel1</text:p>
            </table:table-cell>
            <table:table-cell office:value-type="string" calcext:value-type="string">
              <text:p>opt</text:p>
            </table:table-cell>
            <table:table-cell office:value-type="float" office:value="0.1" calcext:value-type="float">
              <text:p>0.1</text:p>
            </table:table-cell>
            <table:table-cell office:value-type="float" office:value="10.1" calcext:value-type="float">
              <text:p>10.1</text:p>
            </table:table-cell>
            <table:table-cell office:value-type="float" office:value="0.4" calcext:value-type="float">
              <text:p>0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bikel3</text:p>
            </table:table-cell>
            <table:table-cell office:value-type="string" calcext:value-type="string">
              <text:p>m4f</text:p>
            </table:table-cell>
            <table:table-cell office:value-type="float" office:value="0.1" calcext:value-type="float">
              <text:p>0.1</text:p>
            </table:table-cell>
            <table:table-cell office:value-type="float" office:value="12.2" calcext:value-type="float">
              <text:p>12.2</text:p>
            </table:table-cell>
            <table:table-cell office:value-type="float" office:value="0.7" calcext:value-type="float">
              <text:p>0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bikel3</text:p>
            </table:table-cell>
            <table:table-cell office:value-type="string" calcext:value-type="string">
              <text:p>opt</text:p>
            </table:table-cell>
            <table:table-cell office:value-type="float" office:value="0" calcext:value-type="float">
              <text:p>0</text:p>
            </table:table-cell>
            <table:table-cell office:value-type="float" office:value="6.3" calcext:value-type="float">
              <text:p>6.3</text:p>
            </table:table-cell>
            <table:table-cell office:value-type="float" office:value="0.2" calcext:value-type="float">
              <text:p>0.2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qc-128</text:p>
            </table:table-cell>
            <table:table-cell office:value-type="string" calcext:value-type="string">
              <text:p>clean</text:p>
            </table:table-cell>
            <table:table-cell office:value-type="float" office:value="0.4" calcext:value-type="float">
              <text:p>0.4</text:p>
            </table:table-cell>
            <table:table-cell office:value-type="float" office:value="0.8" calcext:value-type="float">
              <text:p>0.8</text:p>
            </table:table-cell>
            <table:table-cell office:value-type="float" office:value="0.5" calcext:value-type="float">
              <text:p>0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qc-192</text:p>
            </table:table-cell>
            <table:table-cell office:value-type="string" calcext:value-type="string">
              <text:p>clean</text:p>
            </table:table-cell>
            <table:table-cell office:value-type="float" office:value="0.3" calcext:value-type="float">
              <text:p>0.3</text:p>
            </table:table-cell>
            <table:table-cell office:value-type="float" office:value="0.5" calcext:value-type="float">
              <text:p>0.5</text:p>
            </table:table-cell>
            <table:table-cell office:value-type="float" office:value="0.3" calcext:value-type="float">
              <text:p>0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qc-256</text:p>
            </table:table-cell>
            <table:table-cell office:value-type="string" calcext:value-type="string">
              <text:p>clean</text:p>
            </table:table-cell>
            <table:table-cell office:value-type="float" office:value="0.2" calcext:value-type="float">
              <text:p>0.2</text:p>
            </table:table-cell>
            <table:table-cell office:value-type="float" office:value="0.4" calcext:value-type="float">
              <text:p>0.4</text:p>
            </table:table-cell>
            <table:table-cell office:value-type="float" office:value="0.3" calcext:value-type="float">
              <text:p>0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kyber1024</text:p>
            </table:table-cell>
            <table:table-cell office:value-type="string" calcext:value-type="string">
              <text:p>clean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45.8" calcext:value-type="float">
              <text:p>45.8</text:p>
            </table:table-cell>
            <table:table-cell office:value-type="float" office:value="38.7" calcext:value-type="float">
              <text:p>38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kyber1024</text:p>
            </table:table-cell>
            <table:table-cell office:value-type="string" calcext:value-type="string">
              <text:p>m4fspeed</text:p>
            </table:table-cell>
            <table:table-cell office:value-type="float" office:value="76" calcext:value-type="float">
              <text:p>76</text:p>
            </table:table-cell>
            <table:table-cell office:value-type="float" office:value="75.8" calcext:value-type="float">
              <text:p>75.8</text:p>
            </table:table-cell>
            <table:table-cell office:value-type="float" office:value="71.5" calcext:value-type="float">
              <text:p>71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kyber1024</text:p>
            </table:table-cell>
            <table:table-cell office:value-type="string" calcext:value-type="string">
              <text:p>m4fstack</text:p>
            </table:table-cell>
            <table:table-cell office:value-type="float" office:value="75.9" calcext:value-type="float">
              <text:p>75.9</text:p>
            </table:table-cell>
            <table:table-cell office:value-type="float" office:value="75.3" calcext:value-type="float">
              <text:p>75.3</text:p>
            </table:table-cell>
            <table:table-cell office:value-type="float" office:value="71" calcext:value-type="float">
              <text:p>7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kyber512</text:p>
            </table:table-cell>
            <table:table-cell office:value-type="string" calcext:value-type="string">
              <text:p>clean</text:p>
            </table:table-cell>
            <table:table-cell office:value-type="float" office:value="49.8" calcext:value-type="float">
              <text:p>49.8</text:p>
            </table:table-cell>
            <table:table-cell office:value-type="float" office:value="41.4" calcext:value-type="float">
              <text:p>41.4</text:p>
            </table:table-cell>
            <table:table-cell office:value-type="float" office:value="32.6" calcext:value-type="float">
              <text:p>32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kyber512</text:p>
            </table:table-cell>
            <table:table-cell office:value-type="string" calcext:value-type="string">
              <text:p>m4fspeed</text:p>
            </table:table-cell>
            <table:table-cell office:value-type="float" office:value="76.6" calcext:value-type="float">
              <text:p>76.6</text:p>
            </table:table-cell>
            <table:table-cell office:value-type="float" office:value="74.4" calcext:value-type="float">
              <text:p>74.4</text:p>
            </table:table-cell>
            <table:table-cell office:value-type="float" office:value="68" calcext:value-type="float">
              <text:p>6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kyber512</text:p>
            </table:table-cell>
            <table:table-cell office:value-type="string" calcext:value-type="string">
              <text:p>m4fstack</text:p>
            </table:table-cell>
            <table:table-cell office:value-type="float" office:value="76.6" calcext:value-type="float">
              <text:p>76.6</text:p>
            </table:table-cell>
            <table:table-cell office:value-type="float" office:value="74" calcext:value-type="float">
              <text:p>74</text:p>
            </table:table-cell>
            <table:table-cell office:value-type="float" office:value="67.6" calcext:value-type="float">
              <text:p>67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kyber768</text:p>
            </table:table-cell>
            <table:table-cell office:value-type="string" calcext:value-type="string">
              <text:p>clean</text:p>
            </table:table-cell>
            <table:table-cell office:value-type="float" office:value="48.4" calcext:value-type="float">
              <text:p>48.4</text:p>
            </table:table-cell>
            <table:table-cell office:value-type="float" office:value="43.3" calcext:value-type="float">
              <text:p>43.3</text:p>
            </table:table-cell>
            <table:table-cell office:value-type="float" office:value="35.5" calcext:value-type="float">
              <text:p>35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kyber768</text:p>
            </table:table-cell>
            <table:table-cell office:value-type="string" calcext:value-type="string">
              <text:p>m4fspeed</text:p>
            </table:table-cell>
            <table:table-cell office:value-type="float" office:value="75.4" calcext:value-type="float">
              <text:p>75.4</text:p>
            </table:table-cell>
            <table:table-cell office:value-type="float" office:value="74.9" calcext:value-type="float">
              <text:p>74.9</text:p>
            </table:table-cell>
            <table:table-cell office:value-type="float" office:value="69.6" calcext:value-type="float">
              <text:p>69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kyber768</text:p>
            </table:table-cell>
            <table:table-cell office:value-type="string" calcext:value-type="string">
              <text:p>m4fstack</text:p>
            </table:table-cell>
            <table:table-cell office:value-type="float" office:value="75.4" calcext:value-type="float">
              <text:p>75.4</text:p>
            </table:table-cell>
            <table:table-cell office:value-type="float" office:value="74.5" calcext:value-type="float">
              <text:p>74.5</text:p>
            </table:table-cell>
            <table:table-cell office:value-type="float" office:value="69.3" calcext:value-type="float">
              <text:p>69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ignature Schemes</text:p>
            </table:table-cell>
            <table:table-cell table:number-columns-repeated="10"/>
          </table:table-row>
          <table:table-row table:style-name="ro1" table:visibility="collapse">
            <table:table-cell office:value-type="string" calcext:value-type="string">
              <text:p>Scheme</text:p>
            </table:table-cell>
            <table:table-cell office:value-type="string" calcext:value-type="string">
              <text:p>Implementation</text:p>
            </table:table-cell>
            <table:table-cell office:value-type="string" calcext:value-type="string">
              <text:p>Key Generation [%]</text:p>
            </table:table-cell>
            <table:table-cell office:value-type="string" calcext:value-type="string">
              <text:p>Sign [%]</text:p>
            </table:table-cell>
            <table:table-cell office:value-type="string" calcext:value-type="string">
              <text:p>Verify [%]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aimer-l1-param1</text:p>
            </table:table-cell>
            <table:table-cell office:value-type="string" calcext:value-type="string">
              <text:p>ref</text:p>
            </table:table-cell>
            <table:table-cell office:value-type="float" office:value="72" calcext:value-type="float">
              <text:p>72</text:p>
            </table:table-cell>
            <table:table-cell office:value-type="float" office:value="47.2" calcext:value-type="float">
              <text:p>47.2</text:p>
            </table:table-cell>
            <table:table-cell office:value-type="float" office:value="46.7" calcext:value-type="float">
              <text:p>46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aimer-l1-param2</text:p>
            </table:table-cell>
            <table:table-cell office:value-type="string" calcext:value-type="string">
              <text:p>ref</text:p>
            </table:table-cell>
            <table:table-cell office:value-type="float" office:value="72" calcext:value-type="float">
              <text:p>72</text:p>
            </table:table-cell>
            <table:table-cell table:number-columns-repeated="2" office:value-type="float" office:value="48.7" calcext:value-type="float">
              <text:p>48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aimer-l3-param1</text:p>
            </table:table-cell>
            <table:table-cell office:value-type="string" calcext:value-type="string">
              <text:p>ref</text:p>
            </table:table-cell>
            <table:table-cell office:value-type="float" office:value="77.4" calcext:value-type="float">
              <text:p>77.4</text:p>
            </table:table-cell>
            <table:table-cell office:value-type="float" office:value="41.7" calcext:value-type="float">
              <text:p>41.7</text:p>
            </table:table-cell>
            <table:table-cell office:value-type="float" office:value="41.6" calcext:value-type="float">
              <text:p>41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ascon-sign-128f-robust</text:p>
            </table:table-cell>
            <table:table-cell office:value-type="string" calcext:value-type="string">
              <text:p>ref</text:p>
            </table:table-cell>
            <table:table-cell table:number-columns-repeated="3" office:value-type="float" office:value="0" calcext:value-type="float">
              <text:p>0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ascon-sign-128f-simple</text:p>
            </table:table-cell>
            <table:table-cell office:value-type="string" calcext:value-type="string">
              <text:p>ref</text:p>
            </table:table-cell>
            <table:table-cell table:number-columns-repeated="3" office:value-type="float" office:value="0" calcext:value-type="float">
              <text:p>0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ascon-sign-128s-robust</text:p>
            </table:table-cell>
            <table:table-cell office:value-type="string" calcext:value-type="string">
              <text:p>ref</text:p>
            </table:table-cell>
            <table:table-cell table:number-columns-repeated="3" office:value-type="float" office:value="0" calcext:value-type="float">
              <text:p>0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ascon-sign-128s-simple</text:p>
            </table:table-cell>
            <table:table-cell office:value-type="string" calcext:value-type="string">
              <text:p>ref</text:p>
            </table:table-cell>
            <table:table-cell table:number-columns-repeated="3" office:value-type="float" office:value="0" calcext:value-type="float">
              <text:p>0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ascon-sign-192f-robust</text:p>
            </table:table-cell>
            <table:table-cell office:value-type="string" calcext:value-type="string">
              <text:p>ref</text:p>
            </table:table-cell>
            <table:table-cell table:number-columns-repeated="3" office:value-type="float" office:value="0" calcext:value-type="float">
              <text:p>0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ascon-sign-192f-simple</text:p>
            </table:table-cell>
            <table:table-cell office:value-type="string" calcext:value-type="string">
              <text:p>ref</text:p>
            </table:table-cell>
            <table:table-cell table:number-columns-repeated="3" office:value-type="float" office:value="0" calcext:value-type="float">
              <text:p>0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ascon-sign-192s-robust</text:p>
            </table:table-cell>
            <table:table-cell office:value-type="string" calcext:value-type="string">
              <text:p>ref</text:p>
            </table:table-cell>
            <table:table-cell table:number-columns-repeated="3" office:value-type="float" office:value="0" calcext:value-type="float">
              <text:p>0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ascon-sign-192s-simple</text:p>
            </table:table-cell>
            <table:table-cell office:value-type="string" calcext:value-type="string">
              <text:p>ref</text:p>
            </table:table-cell>
            <table:table-cell table:number-columns-repeated="3" office:value-type="float" office:value="0" calcext:value-type="float">
              <text:p>0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biscuit128f</text:p>
            </table:table-cell>
            <table:table-cell office:value-type="string" calcext:value-type="string">
              <text:p>ref</text:p>
            </table:table-cell>
            <table:table-cell office:value-type="float" office:value="54.3" calcext:value-type="float">
              <text:p>54.3</text:p>
            </table:table-cell>
            <table:table-cell office:value-type="float" office:value="9.7" calcext:value-type="float">
              <text:p>9.7</text:p>
            </table:table-cell>
            <table:table-cell office:value-type="float" office:value="8.9" calcext:value-type="float">
              <text:p>8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biscuit192f</text:p>
            </table:table-cell>
            <table:table-cell office:value-type="string" calcext:value-type="string">
              <text:p>ref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6" calcext:value-type="float">
              <text:p>6</text:p>
            </table:table-cell>
            <table:table-cell office:value-type="float" office:value="5.5" calcext:value-type="float">
              <text:p>5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biscuit256f</text:p>
            </table:table-cell>
            <table:table-cell office:value-type="string" calcext:value-type="string">
              <text:p>ref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4.4" calcext:value-type="float">
              <text:p>4.4</text:p>
            </table:table-cell>
            <table:table-cell office:value-type="float" office:value="4.2" calcext:value-type="float">
              <text:p>4.2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2-r-sdp-1-fast</text:p>
            </table:table-cell>
            <table:table-cell office:value-type="string" calcext:value-type="string">
              <text:p>ref</text:p>
            </table:table-cell>
            <table:table-cell office:value-type="float" office:value="90.2" calcext:value-type="float">
              <text:p>90.2</text:p>
            </table:table-cell>
            <table:table-cell office:value-type="float" office:value="86.3" calcext:value-type="float">
              <text:p>86.3</text:p>
            </table:table-cell>
            <table:table-cell office:value-type="float" office:value="91" calcext:value-type="float">
              <text:p>9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2-r-sdp-3-fast</text:p>
            </table:table-cell>
            <table:table-cell office:value-type="string" calcext:value-type="string">
              <text:p>ref</text:p>
            </table:table-cell>
            <table:table-cell office:value-type="float" office:value="86.5" calcext:value-type="float">
              <text:p>86.5</text:p>
            </table:table-cell>
            <table:table-cell office:value-type="float" office:value="79.8" calcext:value-type="float">
              <text:p>79.8</text:p>
            </table:table-cell>
            <table:table-cell office:value-type="float" office:value="81.7" calcext:value-type="float">
              <text:p>81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2-r-sdpg-1-fast</text:p>
            </table:table-cell>
            <table:table-cell office:value-type="string" calcext:value-type="string">
              <text:p>ref</text:p>
            </table:table-cell>
            <table:table-cell office:value-type="float" office:value="92.9" calcext:value-type="float">
              <text:p>92.9</text:p>
            </table:table-cell>
            <table:table-cell office:value-type="float" office:value="90.9" calcext:value-type="float">
              <text:p>90.9</text:p>
            </table:table-cell>
            <table:table-cell office:value-type="float" office:value="92.1" calcext:value-type="float">
              <text:p>92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2-r-sdpg-1-small</text:p>
            </table:table-cell>
            <table:table-cell office:value-type="string" calcext:value-type="string">
              <text:p>ref</text:p>
            </table:table-cell>
            <table:table-cell office:value-type="float" office:value="92.9" calcext:value-type="float">
              <text:p>92.9</text:p>
            </table:table-cell>
            <table:table-cell office:value-type="float" office:value="90.6" calcext:value-type="float">
              <text:p>90.6</text:p>
            </table:table-cell>
            <table:table-cell office:value-type="float" office:value="92.9" calcext:value-type="float">
              <text:p>92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2-r-sdpg-3-fast</text:p>
            </table:table-cell>
            <table:table-cell office:value-type="string" calcext:value-type="string">
              <text:p>ref</text:p>
            </table:table-cell>
            <table:table-cell office:value-type="float" office:value="90.5" calcext:value-type="float">
              <text:p>90.5</text:p>
            </table:table-cell>
            <table:table-cell office:value-type="float" office:value="87.2" calcext:value-type="float">
              <text:p>87.2</text:p>
            </table:table-cell>
            <table:table-cell office:value-type="float" office:value="86.9" calcext:value-type="float">
              <text:p>86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2-r-sdpg-5-fast</text:p>
            </table:table-cell>
            <table:table-cell office:value-type="string" calcext:value-type="string">
              <text:p>ref</text:p>
            </table:table-cell>
            <table:table-cell office:value-type="float" office:value="88" calcext:value-type="float">
              <text:p>88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82.4" calcext:value-type="float">
              <text:p>82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3-r-sdp-1-fast</text:p>
            </table:table-cell>
            <table:table-cell office:value-type="string" calcext:value-type="string">
              <text:p>ref</text:p>
            </table:table-cell>
            <table:table-cell office:value-type="float" office:value="67.1" calcext:value-type="float">
              <text:p>67.1</text:p>
            </table:table-cell>
            <table:table-cell office:value-type="float" office:value="61.2" calcext:value-type="float">
              <text:p>61.2</text:p>
            </table:table-cell>
            <table:table-cell office:value-type="float" office:value="72" calcext:value-type="float">
              <text:p>72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3-r-sdp-3-fast</text:p>
            </table:table-cell>
            <table:table-cell office:value-type="string" calcext:value-type="string">
              <text:p>ref</text:p>
            </table:table-cell>
            <table:table-cell office:value-type="float" office:value="67.7" calcext:value-type="float">
              <text:p>67.7</text:p>
            </table:table-cell>
            <table:table-cell office:value-type="float" office:value="57.5" calcext:value-type="float">
              <text:p>57.5</text:p>
            </table:table-cell>
            <table:table-cell office:value-type="float" office:value="62.4" calcext:value-type="float">
              <text:p>62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3-r-sdpg-1-fast</text:p>
            </table:table-cell>
            <table:table-cell office:value-type="string" calcext:value-type="string">
              <text:p>ref</text:p>
            </table:table-cell>
            <table:table-cell office:value-type="float" office:value="71.8" calcext:value-type="float">
              <text:p>71.8</text:p>
            </table:table-cell>
            <table:table-cell office:value-type="float" office:value="74.8" calcext:value-type="float">
              <text:p>74.8</text:p>
            </table:table-cell>
            <table:table-cell office:value-type="float" office:value="77.1" calcext:value-type="float">
              <text:p>77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3-r-sdpg-1-small</text:p>
            </table:table-cell>
            <table:table-cell office:value-type="string" calcext:value-type="string">
              <text:p>ref</text:p>
            </table:table-cell>
            <table:table-cell office:value-type="float" office:value="71.8" calcext:value-type="float">
              <text:p>71.8</text:p>
            </table:table-cell>
            <table:table-cell office:value-type="float" office:value="74.7" calcext:value-type="float">
              <text:p>74.7</text:p>
            </table:table-cell>
            <table:table-cell office:value-type="float" office:value="78.4" calcext:value-type="float">
              <text:p>78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3-r-sdpg-3-fast</text:p>
            </table:table-cell>
            <table:table-cell office:value-type="string" calcext:value-type="string">
              <text:p>ref</text:p>
            </table:table-cell>
            <table:table-cell office:value-type="float" office:value="71.7" calcext:value-type="float">
              <text:p>71.7</text:p>
            </table:table-cell>
            <table:table-cell office:value-type="float" office:value="68.2" calcext:value-type="float">
              <text:p>68.2</text:p>
            </table:table-cell>
            <table:table-cell office:value-type="float" office:value="68.7" calcext:value-type="float">
              <text:p>68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cross-sha3-r-sdpg-5-fast</text:p>
            </table:table-cell>
            <table:table-cell office:value-type="string" calcext:value-type="string">
              <text:p>ref</text:p>
            </table:table-cell>
            <table:table-cell office:value-type="float" office:value="71.1" calcext:value-type="float">
              <text:p>71.1</text:p>
            </table:table-cell>
            <table:table-cell office:value-type="float" office:value="66.1" calcext:value-type="float">
              <text:p>66.1</text:p>
            </table:table-cell>
            <table:table-cell office:value-type="float" office:value="66.8" calcext:value-type="float">
              <text:p>66.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dilithium2</text:p>
            </table:table-cell>
            <table:table-cell office:value-type="string" calcext:value-type="string">
              <text:p>clean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30.9" calcext:value-type="float">
              <text:p>30.9</text:p>
            </table:table-cell>
            <table:table-cell office:value-type="float" office:value="52.9" calcext:value-type="float">
              <text:p>52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dilithium2</text:p>
            </table:table-cell>
            <table:table-cell office:value-type="string" calcext:value-type="string">
              <text:p>m4f</text:p>
            </table:table-cell>
            <table:table-cell office:value-type="float" office:value="79.9" calcext:value-type="float">
              <text:p>79.9</text:p>
            </table:table-cell>
            <table:table-cell office:value-type="float" office:value="60.6" calcext:value-type="float">
              <text:p>60.6</text:p>
            </table:table-cell>
            <table:table-cell office:value-type="float" office:value="76.8" calcext:value-type="float">
              <text:p>76.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dilithium2</text:p>
            </table:table-cell>
            <table:table-cell office:value-type="string" calcext:value-type="string">
              <text:p>m4fstack</text:p>
            </table:table-cell>
            <table:table-cell office:value-type="float" office:value="74.8" calcext:value-type="float">
              <text:p>74.8</text:p>
            </table:table-cell>
            <table:table-cell office:value-type="float" office:value="55.2" calcext:value-type="float">
              <text:p>55.2</text:p>
            </table:table-cell>
            <table:table-cell office:value-type="float" office:value="40.8" calcext:value-type="float">
              <text:p>40.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dilithium3</text:p>
            </table:table-cell>
            <table:table-cell office:value-type="string" calcext:value-type="string">
              <text:p>clean</text:p>
            </table:table-cell>
            <table:table-cell office:value-type="float" office:value="64.7" calcext:value-type="float">
              <text:p>64.7</text:p>
            </table:table-cell>
            <table:table-cell office:value-type="float" office:value="31.3" calcext:value-type="float">
              <text:p>31.3</text:p>
            </table:table-cell>
            <table:table-cell office:value-type="float" office:value="56.8" calcext:value-type="float">
              <text:p>56.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dilithium3</text:p>
            </table:table-cell>
            <table:table-cell office:value-type="string" calcext:value-type="string">
              <text:p>m4f</text:p>
            </table:table-cell>
            <table:table-cell office:value-type="float" office:value="82.3" calcext:value-type="float">
              <text:p>82.3</text:p>
            </table:table-cell>
            <table:table-cell office:value-type="float" office:value="60.3" calcext:value-type="float">
              <text:p>60.3</text:p>
            </table:table-cell>
            <table:table-cell office:value-type="float" office:value="79.4" calcext:value-type="float">
              <text:p>79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dilithium3</text:p>
            </table:table-cell>
            <table:table-cell office:value-type="string" calcext:value-type="string">
              <text:p>m4fstack</text:p>
            </table:table-cell>
            <table:table-cell office:value-type="float" office:value="77.1" calcext:value-type="float">
              <text:p>77.1</text:p>
            </table:table-cell>
            <table:table-cell office:value-type="float" office:value="54.6" calcext:value-type="float">
              <text:p>54.6</text:p>
            </table:table-cell>
            <table:table-cell office:value-type="float" office:value="41" calcext:value-type="float">
              <text:p>4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dilithium5</text:p>
            </table:table-cell>
            <table:table-cell office:value-type="string" calcext:value-type="string">
              <text:p>clean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35.7" calcext:value-type="float">
              <text:p>35.7</text:p>
            </table:table-cell>
            <table:table-cell office:value-type="float" office:value="61.1" calcext:value-type="float">
              <text:p>61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dilithium5</text:p>
            </table:table-cell>
            <table:table-cell office:value-type="string" calcext:value-type="string">
              <text:p>m4f</text:p>
            </table:table-cell>
            <table:table-cell office:value-type="float" office:value="83.5" calcext:value-type="float">
              <text:p>83.5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81.7" calcext:value-type="float">
              <text:p>81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dilithium5</text:p>
            </table:table-cell>
            <table:table-cell office:value-type="string" calcext:value-type="string">
              <text:p>m4fstack</text:p>
            </table:table-cell>
            <table:table-cell office:value-type="float" office:value="76.1" calcext:value-type="float">
              <text:p>76.1</text:p>
            </table:table-cell>
            <table:table-cell office:value-type="float" office:value="54.5" calcext:value-type="float">
              <text:p>54.5</text:p>
            </table:table-cell>
            <table:table-cell office:value-type="float" office:value="42.6" calcext:value-type="float">
              <text:p>42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1024</text:p>
            </table:table-cell>
            <table:table-cell office:value-type="string" calcext:value-type="string">
              <text:p>clean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0.3" calcext:value-type="float">
              <text:p>0.3</text:p>
            </table:table-cell>
            <table:table-cell office:value-type="float" office:value="23.7" calcext:value-type="float">
              <text:p>23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1024</text:p>
            </table:table-cell>
            <table:table-cell office:value-type="string" calcext:value-type="string">
              <text:p>m4-ct</text:p>
            </table:table-cell>
            <table:table-cell office:value-type="float" office:value="7.4" calcext:value-type="float">
              <text:p>7.4</text:p>
            </table:table-cell>
            <table:table-cell office:value-type="float" office:value="0.4" calcext:value-type="float">
              <text:p>0.4</text:p>
            </table:table-cell>
            <table:table-cell office:value-type="float" office:value="32.4" calcext:value-type="float">
              <text:p>32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1024</text:p>
            </table:table-cell>
            <table:table-cell office:value-type="string" calcext:value-type="string">
              <text:p>opt-ct</text:p>
            </table:table-cell>
            <table:table-cell office:value-type="float" office:value="11.7" calcext:value-type="float">
              <text:p>11.7</text:p>
            </table:table-cell>
            <table:table-cell office:value-type="float" office:value="0.4" calcext:value-type="float">
              <text:p>0.4</text:p>
            </table:table-cell>
            <table:table-cell office:value-type="float" office:value="32.2" calcext:value-type="float">
              <text:p>32.2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1024</text:p>
            </table:table-cell>
            <table:table-cell office:value-type="string" calcext:value-type="string">
              <text:p>opt-leaktime</text:p>
            </table:table-cell>
            <table:table-cell office:value-type="float" office:value="12.3" calcext:value-type="float">
              <text:p>12.3</text:p>
            </table:table-cell>
            <table:table-cell office:value-type="float" office:value="0.5" calcext:value-type="float">
              <text:p>0.5</text:p>
            </table:table-cell>
            <table:table-cell office:value-type="float" office:value="32.4" calcext:value-type="float">
              <text:p>32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1024-tree</text:p>
            </table:table-cell>
            <table:table-cell office:value-type="string" calcext:value-type="string">
              <text:p>opt-ct</text:p>
            </table:table-cell>
            <table:table-cell office:value-type="float" office:value="5.2" calcext:value-type="float">
              <text:p>5.2</text:p>
            </table:table-cell>
            <table:table-cell office:value-type="float" office:value="0.9" calcext:value-type="float">
              <text:p>0.9</text:p>
            </table:table-cell>
            <table:table-cell office:value-type="float" office:value="32.3" calcext:value-type="float">
              <text:p>32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1024-tree</text:p>
            </table:table-cell>
            <table:table-cell office:value-type="string" calcext:value-type="string">
              <text:p>opt-leaktime</text:p>
            </table:table-cell>
            <table:table-cell office:value-type="float" office:value="11.9" calcext:value-type="float">
              <text:p>11.9</text:p>
            </table:table-cell>
            <table:table-cell office:value-type="float" office:value="0.9" calcext:value-type="float">
              <text:p>0.9</text:p>
            </table:table-cell>
            <table:table-cell office:value-type="float" office:value="32.4" calcext:value-type="float">
              <text:p>32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512</text:p>
            </table:table-cell>
            <table:table-cell office:value-type="string" calcext:value-type="string">
              <text:p>clean</text:p>
            </table:table-cell>
            <table:table-cell office:value-type="float" office:value="10.9" calcext:value-type="float">
              <text:p>10.9</text:p>
            </table:table-cell>
            <table:table-cell office:value-type="float" office:value="0.4" calcext:value-type="float">
              <text:p>0.4</text:p>
            </table:table-cell>
            <table:table-cell office:value-type="float" office:value="26" calcext:value-type="float">
              <text:p>2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512</text:p>
            </table:table-cell>
            <table:table-cell office:value-type="string" calcext:value-type="string">
              <text:p>m4-ct</text:p>
            </table:table-cell>
            <table:table-cell office:value-type="float" office:value="15.3" calcext:value-type="float">
              <text:p>15.3</text:p>
            </table:table-cell>
            <table:table-cell office:value-type="float" office:value="0.5" calcext:value-type="float">
              <text:p>0.5</text:p>
            </table:table-cell>
            <table:table-cell office:value-type="float" office:value="34.3" calcext:value-type="float">
              <text:p>34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512</text:p>
            </table:table-cell>
            <table:table-cell office:value-type="string" calcext:value-type="string">
              <text:p>opt-ct</text:p>
            </table:table-cell>
            <table:table-cell office:value-type="float" office:value="17.2" calcext:value-type="float">
              <text:p>17.2</text:p>
            </table:table-cell>
            <table:table-cell office:value-type="float" office:value="0.5" calcext:value-type="float">
              <text:p>0.5</text:p>
            </table:table-cell>
            <table:table-cell office:value-type="float" office:value="33.6" calcext:value-type="float">
              <text:p>33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512</text:p>
            </table:table-cell>
            <table:table-cell office:value-type="string" calcext:value-type="string">
              <text:p>opt-leaktime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0.5" calcext:value-type="float">
              <text:p>0.5</text:p>
            </table:table-cell>
            <table:table-cell office:value-type="float" office:value="33.8" calcext:value-type="float">
              <text:p>33.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512-tree</text:p>
            </table:table-cell>
            <table:table-cell office:value-type="string" calcext:value-type="string">
              <text:p>m4-ct</text:p>
            </table:table-cell>
            <table:table-cell office:value-type="float" office:value="18.4" calcext:value-type="float">
              <text:p>18.4</text:p>
            </table:table-cell>
            <table:table-cell office:value-type="float" office:value="1.1" calcext:value-type="float">
              <text:p>1.1</text:p>
            </table:table-cell>
            <table:table-cell office:value-type="float" office:value="33.9" calcext:value-type="float">
              <text:p>33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512-tree</text:p>
            </table:table-cell>
            <table:table-cell office:value-type="string" calcext:value-type="string">
              <text:p>opt-ct</text:p>
            </table:table-cell>
            <table:table-cell office:value-type="float" office:value="14.5" calcext:value-type="float">
              <text:p>14.5</text:p>
            </table:table-cell>
            <table:table-cell office:value-type="float" office:value="1.1" calcext:value-type="float">
              <text:p>1.1</text:p>
            </table:table-cell>
            <table:table-cell office:value-type="float" office:value="33.9" calcext:value-type="float">
              <text:p>33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falcon-512-tree</text:p>
            </table:table-cell>
            <table:table-cell office:value-type="string" calcext:value-type="string">
              <text:p>opt-leaktime</text:p>
            </table:table-cell>
            <table:table-cell office:value-type="float" office:value="18.7" calcext:value-type="float">
              <text:p>18.7</text:p>
            </table:table-cell>
            <table:table-cell office:value-type="float" office:value="1" calcext:value-type="float">
              <text:p>1</text:p>
            </table:table-cell>
            <table:table-cell office:value-type="float" office:value="33.9" calcext:value-type="float">
              <text:p>33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aetae2</text:p>
            </table:table-cell>
            <table:table-cell office:value-type="string" calcext:value-type="string">
              <text:p>m4f</text:p>
            </table:table-cell>
            <table:table-cell office:value-type="float" office:value="12.4" calcext:value-type="float">
              <text:p>12.4</text:p>
            </table:table-cell>
            <table:table-cell office:value-type="float" office:value="56.7" calcext:value-type="float">
              <text:p>56.7</text:p>
            </table:table-cell>
            <table:table-cell office:value-type="float" office:value="54.1" calcext:value-type="float">
              <text:p>54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aetae2</text:p>
            </table:table-cell>
            <table:table-cell office:value-type="string" calcext:value-type="string">
              <text:p>ref</text:p>
            </table:table-cell>
            <table:table-cell office:value-type="float" office:value="10.6" calcext:value-type="float">
              <text:p>10.6</text:p>
            </table:table-cell>
            <table:table-cell office:value-type="float" office:value="42.4" calcext:value-type="float">
              <text:p>42.4</text:p>
            </table:table-cell>
            <table:table-cell office:value-type="float" office:value="45.1" calcext:value-type="float">
              <text:p>45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aetae3</text:p>
            </table:table-cell>
            <table:table-cell office:value-type="string" calcext:value-type="string">
              <text:p>m4f</text:p>
            </table:table-cell>
            <table:table-cell office:value-type="float" office:value="14.6" calcext:value-type="float">
              <text:p>14.6</text:p>
            </table:table-cell>
            <table:table-cell office:value-type="float" office:value="56.6" calcext:value-type="float">
              <text:p>56.6</text:p>
            </table:table-cell>
            <table:table-cell office:value-type="float" office:value="57.1" calcext:value-type="float">
              <text:p>57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aetae3</text:p>
            </table:table-cell>
            <table:table-cell office:value-type="string" calcext:value-type="string">
              <text:p>ref</text:p>
            </table:table-cell>
            <table:table-cell office:value-type="float" office:value="14.4" calcext:value-type="float">
              <text:p>14.4</text:p>
            </table:table-cell>
            <table:table-cell office:value-type="float" office:value="42.4" calcext:value-type="float">
              <text:p>42.4</text:p>
            </table:table-cell>
            <table:table-cell office:value-type="float" office:value="50.3" calcext:value-type="float">
              <text:p>50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aetae5</text:p>
            </table:table-cell>
            <table:table-cell office:value-type="string" calcext:value-type="string">
              <text:p>m4f</text:p>
            </table:table-cell>
            <table:table-cell office:value-type="float" office:value="15.7" calcext:value-type="float">
              <text:p>15.7</text:p>
            </table:table-cell>
            <table:table-cell office:value-type="float" office:value="56.6" calcext:value-type="float">
              <text:p>56.6</text:p>
            </table:table-cell>
            <table:table-cell office:value-type="float" office:value="57.5" calcext:value-type="float">
              <text:p>57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aetae5</text:p>
            </table:table-cell>
            <table:table-cell office:value-type="string" calcext:value-type="string">
              <text:p>ref</text:p>
            </table:table-cell>
            <table:table-cell office:value-type="float" office:value="15.7" calcext:value-type="float">
              <text:p>15.7</text:p>
            </table:table-cell>
            <table:table-cell office:value-type="float" office:value="42.8" calcext:value-type="float">
              <text:p>42.8</text:p>
            </table:table-cell>
            <table:table-cell office:value-type="float" office:value="54.3" calcext:value-type="float">
              <text:p>54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awk1024</text:p>
            </table:table-cell>
            <table:table-cell office:value-type="string" calcext:value-type="string">
              <text:p>ref</text:p>
            </table:table-cell>
            <table:table-cell office:value-type="float" office:value="1.7" calcext:value-type="float">
              <text:p>1.7</text:p>
            </table:table-cell>
            <table:table-cell office:value-type="float" office:value="49.3" calcext:value-type="float">
              <text:p>49.3</text:p>
            </table:table-cell>
            <table:table-cell office:value-type="float" office:value="8.3" calcext:value-type="float">
              <text:p>8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awk256</text:p>
            </table:table-cell>
            <table:table-cell office:value-type="string" calcext:value-type="string">
              <text:p>ref</text:p>
            </table:table-cell>
            <table:table-cell office:value-type="float" office:value="32.8" calcext:value-type="float">
              <text:p>32.8</text:p>
            </table:table-cell>
            <table:table-cell office:value-type="float" office:value="54.6" calcext:value-type="float">
              <text:p>54.6</text:p>
            </table:table-cell>
            <table:table-cell office:value-type="float" office:value="10.7" calcext:value-type="float">
              <text:p>10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hawk512</text:p>
            </table:table-cell>
            <table:table-cell office:value-type="string" calcext:value-type="string">
              <text:p>ref</text:p>
            </table:table-cell>
            <table:table-cell office:value-type="float" office:value="2.6" calcext:value-type="float">
              <text:p>2.6</text:p>
            </table:table-cell>
            <table:table-cell office:value-type="float" office:value="48.7" calcext:value-type="float">
              <text:p>48.7</text:p>
            </table:table-cell>
            <table:table-cell office:value-type="float" office:value="8.6" calcext:value-type="float">
              <text:p>8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ayo1</text:p>
            </table:table-cell>
            <table:table-cell office:value-type="string" calcext:value-type="string">
              <text:p>m4f</text:p>
            </table:table-cell>
            <table:table-cell office:value-type="float" office:value="59.5" calcext:value-type="float">
              <text:p>59.5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63" calcext:value-type="float">
              <text:p>6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ayo1</text:p>
            </table:table-cell>
            <table:table-cell office:value-type="string" calcext:value-type="string">
              <text:p>ref</text:p>
            </table:table-cell>
            <table:table-cell office:value-type="float" office:value="39.1" calcext:value-type="float">
              <text:p>39.1</text:p>
            </table:table-cell>
            <table:table-cell office:value-type="float" office:value="17.7" calcext:value-type="float">
              <text:p>17.7</text:p>
            </table:table-cell>
            <table:table-cell office:value-type="float" office:value="49.6" calcext:value-type="float">
              <text:p>49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ayo2</text:p>
            </table:table-cell>
            <table:table-cell office:value-type="string" calcext:value-type="string">
              <text:p>m4f</text:p>
            </table:table-cell>
            <table:table-cell office:value-type="float" office:value="35.2" calcext:value-type="float">
              <text:p>35.2</text:p>
            </table:table-cell>
            <table:table-cell office:value-type="float" office:value="35.5" calcext:value-type="float">
              <text:p>35.5</text:p>
            </table:table-cell>
            <table:table-cell office:value-type="float" office:value="81.2" calcext:value-type="float">
              <text:p>81.2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ayo2</text:p>
            </table:table-cell>
            <table:table-cell office:value-type="string" calcext:value-type="string">
              <text:p>ref</text:p>
            </table:table-cell>
            <table:table-cell office:value-type="float" office:value="22.8" calcext:value-type="float">
              <text:p>22.8</text:p>
            </table:table-cell>
            <table:table-cell office:value-type="float" office:value="18.1" calcext:value-type="float">
              <text:p>18.1</text:p>
            </table:table-cell>
            <table:table-cell office:value-type="float" office:value="75.8" calcext:value-type="float">
              <text:p>75.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ayo3</text:p>
            </table:table-cell>
            <table:table-cell office:value-type="string" calcext:value-type="string">
              <text:p>m4f</text:p>
            </table:table-cell>
            <table:table-cell office:value-type="float" office:value="55.4" calcext:value-type="float">
              <text:p>55.4</text:p>
            </table:table-cell>
            <table:table-cell office:value-type="float" office:value="32.6" calcext:value-type="float">
              <text:p>32.6</text:p>
            </table:table-cell>
            <table:table-cell office:value-type="float" office:value="62.2" calcext:value-type="float">
              <text:p>62.2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eds13220</text:p>
            </table:table-cell>
            <table:table-cell office:value-type="string" calcext:value-type="string">
              <text:p>ref</text:p>
            </table:table-cell>
            <table:table-cell office:value-type="float" office:value="2.5" calcext:value-type="float">
              <text:p>2.5</text:p>
            </table:table-cell>
            <table:table-cell office:value-type="float" office:value="5.1" calcext:value-type="float">
              <text:p>5.1</text:p>
            </table:table-cell>
            <table:table-cell office:value-type="float" office:value="4.8" calcext:value-type="float">
              <text:p>4.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eds55604</text:p>
            </table:table-cell>
            <table:table-cell office:value-type="string" calcext:value-type="string">
              <text:p>ref</text:p>
            </table:table-cell>
            <table:table-cell office:value-type="float" office:value="1.6" calcext:value-type="float">
              <text:p>1.6</text:p>
            </table:table-cell>
            <table:table-cell office:value-type="float" office:value="3" calcext:value-type="float">
              <text:p>3</text:p>
            </table:table-cell>
            <table:table-cell office:value-type="float" office:value="2.9" calcext:value-type="float">
              <text:p>2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IIIa_fast</text:p>
            </table:table-cell>
            <table:table-cell office:value-type="string" calcext:value-type="string">
              <text:p>ref</text:p>
            </table:table-cell>
            <table:table-cell office:value-type="float" office:value="64.3" calcext:value-type="float">
              <text:p>64.3</text:p>
            </table:table-cell>
            <table:table-cell office:value-type="float" office:value="6.7" calcext:value-type="float">
              <text:p>6.7</text:p>
            </table:table-cell>
            <table:table-cell office:value-type="float" office:value="6.5" calcext:value-type="float">
              <text:p>6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IIIb_fast</text:p>
            </table:table-cell>
            <table:table-cell office:value-type="string" calcext:value-type="string">
              <text:p>ref</text:p>
            </table:table-cell>
            <table:table-cell office:value-type="float" office:value="64.5" calcext:value-type="float">
              <text:p>64.5</text:p>
            </table:table-cell>
            <table:table-cell office:value-type="float" office:value="4.7" calcext:value-type="float">
              <text:p>4.7</text:p>
            </table:table-cell>
            <table:table-cell office:value-type="float" office:value="4.6" calcext:value-type="float">
              <text:p>4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Ia_fast</text:p>
            </table:table-cell>
            <table:table-cell office:value-type="string" calcext:value-type="string">
              <text:p>ref</text:p>
            </table:table-cell>
            <table:table-cell office:value-type="float" office:value="61.4" calcext:value-type="float">
              <text:p>61.4</text:p>
            </table:table-cell>
            <table:table-cell office:value-type="float" office:value="10.1" calcext:value-type="float">
              <text:p>10.1</text:p>
            </table:table-cell>
            <table:table-cell office:value-type="float" office:value="9.7" calcext:value-type="float">
              <text:p>9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Ib_fast</text:p>
            </table:table-cell>
            <table:table-cell office:value-type="string" calcext:value-type="string">
              <text:p>ref</text:p>
            </table:table-cell>
            <table:table-cell office:value-type="float" office:value="61.2" calcext:value-type="float">
              <text:p>61.2</text:p>
            </table:table-cell>
            <table:table-cell office:value-type="float" office:value="6.6" calcext:value-type="float">
              <text:p>6.6</text:p>
            </table:table-cell>
            <table:table-cell office:value-type="float" office:value="6.4" calcext:value-type="float">
              <text:p>6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Va_fast</text:p>
            </table:table-cell>
            <table:table-cell office:value-type="string" calcext:value-type="string">
              <text:p>ref</text:p>
            </table:table-cell>
            <table:table-cell office:value-type="float" office:value="64.8" calcext:value-type="float">
              <text:p>64.8</text:p>
            </table:table-cell>
            <table:table-cell office:value-type="float" office:value="4.3" calcext:value-type="float">
              <text:p>4.3</text:p>
            </table:table-cell>
            <table:table-cell office:value-type="float" office:value="4.4" calcext:value-type="float">
              <text:p>4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Vb_fast</text:p>
            </table:table-cell>
            <table:table-cell office:value-type="string" calcext:value-type="string">
              <text:p>ref</text:p>
            </table:table-cell>
            <table:table-cell office:value-type="float" office:value="64.5" calcext:value-type="float">
              <text:p>64.5</text:p>
            </table:table-cell>
            <table:table-cell office:value-type="float" office:value="3.1" calcext:value-type="float">
              <text:p>3.1</text:p>
            </table:table-cell>
            <table:table-cell office:value-type="float" office:value="3.2" calcext:value-type="float">
              <text:p>3.2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IIIa_fast</text:p>
            </table:table-cell>
            <table:table-cell office:value-type="string" calcext:value-type="string">
              <text:p>ref</text:p>
            </table:table-cell>
            <table:table-cell office:value-type="float" office:value="64.3" calcext:value-type="float">
              <text:p>64.3</text:p>
            </table:table-cell>
            <table:table-cell office:value-type="float" office:value="18.7" calcext:value-type="float">
              <text:p>18.7</text:p>
            </table:table-cell>
            <table:table-cell office:value-type="float" office:value="17.1" calcext:value-type="float">
              <text:p>17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IIIa_short</text:p>
            </table:table-cell>
            <table:table-cell office:value-type="string" calcext:value-type="string">
              <text:p>ref</text:p>
            </table:table-cell>
            <table:table-cell office:value-type="float" office:value="64.3" calcext:value-type="float">
              <text:p>64.3</text:p>
            </table:table-cell>
            <table:table-cell office:value-type="float" office:value="54.7" calcext:value-type="float">
              <text:p>54.7</text:p>
            </table:table-cell>
            <table:table-cell office:value-type="float" office:value="56.1" calcext:value-type="float">
              <text:p>56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IIIb_fast</text:p>
            </table:table-cell>
            <table:table-cell office:value-type="string" calcext:value-type="string">
              <text:p>ref</text:p>
            </table:table-cell>
            <table:table-cell office:value-type="float" office:value="64.5" calcext:value-type="float">
              <text:p>64.5</text:p>
            </table:table-cell>
            <table:table-cell office:value-type="float" office:value="13.7" calcext:value-type="float">
              <text:p>13.7</text:p>
            </table:table-cell>
            <table:table-cell office:value-type="float" office:value="12.4" calcext:value-type="float">
              <text:p>12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IIIb_short</text:p>
            </table:table-cell>
            <table:table-cell office:value-type="string" calcext:value-type="string">
              <text:p>ref</text:p>
            </table:table-cell>
            <table:table-cell office:value-type="float" office:value="64.5" calcext:value-type="float">
              <text:p>64.5</text:p>
            </table:table-cell>
            <table:table-cell office:value-type="float" office:value="47.3" calcext:value-type="float">
              <text:p>47.3</text:p>
            </table:table-cell>
            <table:table-cell office:value-type="float" office:value="48.4" calcext:value-type="float">
              <text:p>48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Ia_fast</text:p>
            </table:table-cell>
            <table:table-cell office:value-type="string" calcext:value-type="string">
              <text:p>opt</text:p>
            </table:table-cell>
            <table:table-cell office:value-type="float" office:value="78.1" calcext:value-type="float">
              <text:p>78.1</text:p>
            </table:table-cell>
            <table:table-cell office:value-type="float" office:value="51.5" calcext:value-type="float">
              <text:p>51.5</text:p>
            </table:table-cell>
            <table:table-cell office:value-type="float" office:value="49.1" calcext:value-type="float">
              <text:p>49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Ia_fast</text:p>
            </table:table-cell>
            <table:table-cell office:value-type="string" calcext:value-type="string">
              <text:p>ref</text:p>
            </table:table-cell>
            <table:table-cell office:value-type="float" office:value="61.4" calcext:value-type="float">
              <text:p>61.4</text:p>
            </table:table-cell>
            <table:table-cell office:value-type="float" office:value="26.7" calcext:value-type="float">
              <text:p>26.7</text:p>
            </table:table-cell>
            <table:table-cell office:value-type="float" office:value="24.3" calcext:value-type="float">
              <text:p>24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Ia_short</text:p>
            </table:table-cell>
            <table:table-cell office:value-type="string" calcext:value-type="string">
              <text:p>ref</text:p>
            </table:table-cell>
            <table:table-cell office:value-type="float" office:value="61.4" calcext:value-type="float">
              <text:p>61.4</text:p>
            </table:table-cell>
            <table:table-cell office:value-type="float" office:value="66.7" calcext:value-type="float">
              <text:p>66.7</text:p>
            </table:table-cell>
            <table:table-cell office:value-type="float" office:value="67.1" calcext:value-type="float">
              <text:p>67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Ib_fast</text:p>
            </table:table-cell>
            <table:table-cell office:value-type="string" calcext:value-type="string">
              <text:p>opt</text:p>
            </table:table-cell>
            <table:table-cell office:value-type="float" office:value="79.5" calcext:value-type="float">
              <text:p>79.5</text:p>
            </table:table-cell>
            <table:table-cell office:value-type="float" office:value="44.8" calcext:value-type="float">
              <text:p>44.8</text:p>
            </table:table-cell>
            <table:table-cell office:value-type="float" office:value="42.3" calcext:value-type="float">
              <text:p>42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Ib_fast</text:p>
            </table:table-cell>
            <table:table-cell office:value-type="string" calcext:value-type="string">
              <text:p>ref</text:p>
            </table:table-cell>
            <table:table-cell office:value-type="float" office:value="61.2" calcext:value-type="float">
              <text:p>61.2</text:p>
            </table:table-cell>
            <table:table-cell office:value-type="float" office:value="18.7" calcext:value-type="float">
              <text:p>18.7</text:p>
            </table:table-cell>
            <table:table-cell office:value-type="float" office:value="17" calcext:value-type="float">
              <text:p>1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Ib_short</text:p>
            </table:table-cell>
            <table:table-cell office:value-type="string" calcext:value-type="string">
              <text:p>ref</text:p>
            </table:table-cell>
            <table:table-cell office:value-type="float" office:value="61.2" calcext:value-type="float">
              <text:p>61.2</text:p>
            </table:table-cell>
            <table:table-cell office:value-type="float" office:value="56.6" calcext:value-type="float">
              <text:p>56.6</text:p>
            </table:table-cell>
            <table:table-cell office:value-type="float" office:value="56.8" calcext:value-type="float">
              <text:p>56.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Va_fast</text:p>
            </table:table-cell>
            <table:table-cell office:value-type="string" calcext:value-type="string">
              <text:p>ref</text:p>
            </table:table-cell>
            <table:table-cell office:value-type="float" office:value="64.8" calcext:value-type="float">
              <text:p>64.8</text:p>
            </table:table-cell>
            <table:table-cell office:value-type="float" office:value="13.4" calcext:value-type="float">
              <text:p>13.4</text:p>
            </table:table-cell>
            <table:table-cell office:value-type="float" office:value="12.3" calcext:value-type="float">
              <text:p>12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irith_hypercube_Vb_fast</text:p>
            </table:table-cell>
            <table:table-cell office:value-type="string" calcext:value-type="string">
              <text:p>ref</text:p>
            </table:table-cell>
            <table:table-cell office:value-type="float" office:value="64.5" calcext:value-type="float">
              <text:p>64.5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0.1" calcext:value-type="float">
              <text:p>10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qom_cat1_gf251_fast</text:p>
            </table:table-cell>
            <table:table-cell office:value-type="string" calcext:value-type="string">
              <text:p>ref</text:p>
            </table:table-cell>
            <table:table-cell office:value-type="float" office:value="73.5" calcext:value-type="float">
              <text:p>73.5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3.1" calcext:value-type="float">
              <text:p>33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mqom_cat1_gf31_fast</text:p>
            </table:table-cell>
            <table:table-cell office:value-type="string" calcext:value-type="string">
              <text:p>ref</text:p>
            </table:table-cell>
            <table:table-cell office:value-type="float" office:value="64.6" calcext:value-type="float">
              <text:p>64.6</text:p>
            </table:table-cell>
            <table:table-cell office:value-type="float" office:value="19.8" calcext:value-type="float">
              <text:p>19.8</text:p>
            </table:table-cell>
            <table:table-cell office:value-type="float" office:value="19.2" calcext:value-type="float">
              <text:p>19.2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ov-Ip</text:p>
            </table:table-cell>
            <table:table-cell office:value-type="string" calcext:value-type="string">
              <text:p>m4f</text:p>
            </table:table-cell>
            <table:table-cell office:value-type="float" office:value="7.5" calcext:value-type="float">
              <text:p>7.5</text:p>
            </table:table-cell>
            <table:table-cell office:value-type="float" office:value="0.9" calcext:value-type="float">
              <text:p>0.9</text:p>
            </table:table-cell>
            <table:table-cell office:value-type="float" office:value="1.1" calcext:value-type="float">
              <text:p>1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ov-Ip</text:p>
            </table:table-cell>
            <table:table-cell office:value-type="string" calcext:value-type="string">
              <text:p>ref</text:p>
            </table:table-cell>
            <table:table-cell office:value-type="float" office:value="3" calcext:value-type="float">
              <text:p>3</text:p>
            </table:table-cell>
            <table:table-cell office:value-type="float" office:value="0.3" calcext:value-type="float">
              <text:p>0.3</text:p>
            </table:table-cell>
            <table:table-cell office:value-type="float" office:value="0.9" calcext:value-type="float">
              <text:p>0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ov-Ip-pkc</text:p>
            </table:table-cell>
            <table:table-cell office:value-type="string" calcext:value-type="string">
              <text:p>m4fspeed</text:p>
            </table:table-cell>
            <table:table-cell office:value-type="float" office:value="6.4" calcext:value-type="float">
              <text:p>6.4</text:p>
            </table:table-cell>
            <table:table-cell office:value-type="float" office:value="0.9" calcext:value-type="float">
              <text:p>0.9</text:p>
            </table:table-cell>
            <table:table-cell office:value-type="float" office:value="81.5" calcext:value-type="float">
              <text:p>81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ov-Ip-pkc</text:p>
            </table:table-cell>
            <table:table-cell office:value-type="string" calcext:value-type="string">
              <text:p>m4fstack</text:p>
            </table:table-cell>
            <table:table-cell office:value-type="float" office:value="6.4" calcext:value-type="float">
              <text:p>6.4</text:p>
            </table:table-cell>
            <table:table-cell office:value-type="float" office:value="0.9" calcext:value-type="float">
              <text:p>0.9</text:p>
            </table:table-cell>
            <table:table-cell office:value-type="float" office:value="81.4" calcext:value-type="float">
              <text:p>81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ov-Ip-pkc</text:p>
            </table:table-cell>
            <table:table-cell office:value-type="string" calcext:value-type="string">
              <text:p>ref</text:p>
            </table:table-cell>
            <table:table-cell office:value-type="float" office:value="3" calcext:value-type="float">
              <text:p>3</text:p>
            </table:table-cell>
            <table:table-cell office:value-type="float" office:value="0.3" calcext:value-type="float">
              <text:p>0.3</text:p>
            </table:table-cell>
            <table:table-cell office:value-type="float" office:value="80" calcext:value-type="float">
              <text:p>80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ov-Ip-pkc-skc</text:p>
            </table:table-cell>
            <table:table-cell office:value-type="string" calcext:value-type="string">
              <text:p>m4fspeed</text:p>
            </table:table-cell>
            <table:table-cell office:value-type="float" office:value="6.4" calcext:value-type="float">
              <text:p>6.4</text:p>
            </table:table-cell>
            <table:table-cell office:value-type="float" office:value="12.5" calcext:value-type="float">
              <text:p>12.5</text:p>
            </table:table-cell>
            <table:table-cell office:value-type="float" office:value="81.7" calcext:value-type="float">
              <text:p>81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ov-Ip-pkc-skc</text:p>
            </table:table-cell>
            <table:table-cell office:value-type="string" calcext:value-type="string">
              <text:p>m4fstack</text:p>
            </table:table-cell>
            <table:table-cell office:value-type="float" office:value="6.4" calcext:value-type="float">
              <text:p>6.4</text:p>
            </table:table-cell>
            <table:table-cell office:value-type="float" office:value="12.5" calcext:value-type="float">
              <text:p>12.5</text:p>
            </table:table-cell>
            <table:table-cell office:value-type="float" office:value="81.4" calcext:value-type="float">
              <text:p>81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ov-Ip-pkc-skc</text:p>
            </table:table-cell>
            <table:table-cell office:value-type="string" calcext:value-type="string">
              <text:p>ref</text:p>
            </table:table-cell>
            <table:table-cell office:value-type="float" office:value="3" calcext:value-type="float">
              <text:p>3</text:p>
            </table:table-cell>
            <table:table-cell office:value-type="float" office:value="4.7" calcext:value-type="float">
              <text:p>4.7</text:p>
            </table:table-cell>
            <table:table-cell office:value-type="float" office:value="80.7" calcext:value-type="float">
              <text:p>80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128-fast-3</text:p>
            </table:table-cell>
            <table:table-cell office:value-type="string" calcext:value-type="string">
              <text:p>m4</text:p>
            </table:table-cell>
            <table:table-cell office:value-type="float" office:value="68.9" calcext:value-type="float">
              <text:p>68.9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71.6" calcext:value-type="float">
              <text:p>71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128-fast-3</text:p>
            </table:table-cell>
            <table:table-cell office:value-type="string" calcext:value-type="string">
              <text:p>ref</text:p>
            </table:table-cell>
            <table:table-cell office:value-type="float" office:value="58.8" calcext:value-type="float">
              <text:p>58.8</text:p>
            </table:table-cell>
            <table:table-cell office:value-type="float" office:value="28.4" calcext:value-type="float">
              <text:p>28.4</text:p>
            </table:table-cell>
            <table:table-cell office:value-type="float" office:value="61.5" calcext:value-type="float">
              <text:p>61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128-fast-5</text:p>
            </table:table-cell>
            <table:table-cell office:value-type="string" calcext:value-type="string">
              <text:p>m4</text:p>
            </table:table-cell>
            <table:table-cell office:value-type="float" office:value="62.8" calcext:value-type="float">
              <text:p>62.8</text:p>
            </table:table-cell>
            <table:table-cell office:value-type="float" office:value="65.8" calcext:value-type="float">
              <text:p>65.8</text:p>
            </table:table-cell>
            <table:table-cell office:value-type="float" office:value="70.6" calcext:value-type="float">
              <text:p>70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128-fast-5</text:p>
            </table:table-cell>
            <table:table-cell office:value-type="string" calcext:value-type="string">
              <text:p>ref</text:p>
            </table:table-cell>
            <table:table-cell office:value-type="float" office:value="50.5" calcext:value-type="float">
              <text:p>50.5</text:p>
            </table:table-cell>
            <table:table-cell office:value-type="float" office:value="27.2" calcext:value-type="float">
              <text:p>27.2</text:p>
            </table:table-cell>
            <table:table-cell office:value-type="float" office:value="60.1" calcext:value-type="float">
              <text:p>60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128-short-3</text:p>
            </table:table-cell>
            <table:table-cell office:value-type="string" calcext:value-type="string">
              <text:p>m4</text:p>
            </table:table-cell>
            <table:table-cell office:value-type="float" office:value="68.8" calcext:value-type="float">
              <text:p>68.8</text:p>
            </table:table-cell>
            <table:table-cell office:value-type="float" office:value="65.7" calcext:value-type="float">
              <text:p>65.7</text:p>
            </table:table-cell>
            <table:table-cell office:value-type="float" office:value="69.8" calcext:value-type="float">
              <text:p>69.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128-short-5</text:p>
            </table:table-cell>
            <table:table-cell office:value-type="string" calcext:value-type="string">
              <text:p>m4</text:p>
            </table:table-cell>
            <table:table-cell office:value-type="float" office:value="62.7" calcext:value-type="float">
              <text:p>62.7</text:p>
            </table:table-cell>
            <table:table-cell office:value-type="float" office:value="64.6" calcext:value-type="float">
              <text:p>64.6</text:p>
            </table:table-cell>
            <table:table-cell office:value-type="float" office:value="68.6" calcext:value-type="float">
              <text:p>68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192-fast-3</text:p>
            </table:table-cell>
            <table:table-cell office:value-type="string" calcext:value-type="string">
              <text:p>m4</text:p>
            </table:table-cell>
            <table:table-cell office:value-type="float" office:value="73.2" calcext:value-type="float">
              <text:p>73.2</text:p>
            </table:table-cell>
            <table:table-cell office:value-type="float" office:value="67.4" calcext:value-type="float">
              <text:p>67.4</text:p>
            </table:table-cell>
            <table:table-cell office:value-type="float" office:value="72.2" calcext:value-type="float">
              <text:p>72.2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192-fast-5</text:p>
            </table:table-cell>
            <table:table-cell office:value-type="string" calcext:value-type="string">
              <text:p>m4</text:p>
            </table:table-cell>
            <table:table-cell office:value-type="float" office:value="67.7" calcext:value-type="float">
              <text:p>67.7</text:p>
            </table:table-cell>
            <table:table-cell office:value-type="float" office:value="66.5" calcext:value-type="float">
              <text:p>66.5</text:p>
            </table:table-cell>
            <table:table-cell office:value-type="float" office:value="71.3" calcext:value-type="float">
              <text:p>71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192-short-3</text:p>
            </table:table-cell>
            <table:table-cell office:value-type="string" calcext:value-type="string">
              <text:p>m4</text:p>
            </table:table-cell>
            <table:table-cell office:value-type="float" office:value="73.3" calcext:value-type="float">
              <text:p>73.3</text:p>
            </table:table-cell>
            <table:table-cell office:value-type="float" office:value="64.3" calcext:value-type="float">
              <text:p>64.3</text:p>
            </table:table-cell>
            <table:table-cell office:value-type="float" office:value="66.1" calcext:value-type="float">
              <text:p>66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192-short-5</text:p>
            </table:table-cell>
            <table:table-cell office:value-type="string" calcext:value-type="string">
              <text:p>m4</text:p>
            </table:table-cell>
            <table:table-cell office:value-type="float" office:value="67.5" calcext:value-type="float">
              <text:p>67.5</text:p>
            </table:table-cell>
            <table:table-cell office:value-type="float" office:value="63.3" calcext:value-type="float">
              <text:p>63.3</text:p>
            </table:table-cell>
            <table:table-cell office:value-type="float" office:value="64.8" calcext:value-type="float">
              <text:p>64.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256-fast-3</text:p>
            </table:table-cell>
            <table:table-cell office:value-type="string" calcext:value-type="string">
              <text:p>m4</text:p>
            </table:table-cell>
            <table:table-cell office:value-type="float" office:value="74.4" calcext:value-type="float">
              <text:p>74.4</text:p>
            </table:table-cell>
            <table:table-cell office:value-type="float" office:value="69.9" calcext:value-type="float">
              <text:p>69.9</text:p>
            </table:table-cell>
            <table:table-cell office:value-type="float" office:value="74.9" calcext:value-type="float">
              <text:p>74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256-fast-5</text:p>
            </table:table-cell>
            <table:table-cell office:value-type="string" calcext:value-type="string">
              <text:p>m4</text:p>
            </table:table-cell>
            <table:table-cell office:value-type="float" office:value="68.2" calcext:value-type="float">
              <text:p>68.2</text:p>
            </table:table-cell>
            <table:table-cell office:value-type="float" office:value="69.1" calcext:value-type="float">
              <text:p>69.1</text:p>
            </table:table-cell>
            <table:table-cell office:value-type="float" office:value="74.1" calcext:value-type="float">
              <text:p>74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256-short-3</text:p>
            </table:table-cell>
            <table:table-cell office:value-type="string" calcext:value-type="string">
              <text:p>m4</text:p>
            </table:table-cell>
            <table:table-cell office:value-type="float" office:value="74.1" calcext:value-type="float">
              <text:p>74.1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65.5" calcext:value-type="float">
              <text:p>65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perk-256-short-5</text:p>
            </table:table-cell>
            <table:table-cell office:value-type="string" calcext:value-type="string">
              <text:p>m4</text:p>
            </table:table-cell>
            <table:table-cell office:value-type="float" office:value="68.3" calcext:value-type="float">
              <text:p>68.3</text:p>
            </table:table-cell>
            <table:table-cell office:value-type="float" office:value="63.7" calcext:value-type="float">
              <text:p>63.7</text:p>
            </table:table-cell>
            <table:table-cell office:value-type="float" office:value="64" calcext:value-type="float">
              <text:p>6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nova-24-5-16-4-esk</text:p>
            </table:table-cell>
            <table:table-cell office:value-type="string" calcext:value-type="string">
              <text:p>ref</text:p>
            </table:table-cell>
            <table:table-cell office:value-type="float" office:value="12.2" calcext:value-type="float">
              <text:p>12.2</text:p>
            </table:table-cell>
            <table:table-cell office:value-type="float" office:value="0" calcext:value-type="float">
              <text:p>0</text:p>
            </table:table-cell>
            <table:table-cell office:value-type="float" office:value="3.4" calcext:value-type="float">
              <text:p>3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nova-24-5-16-4-ssk</text:p>
            </table:table-cell>
            <table:table-cell office:value-type="string" calcext:value-type="string">
              <text:p>ref</text:p>
            </table:table-cell>
            <table:table-cell office:value-type="float" office:value="12.2" calcext:value-type="float">
              <text:p>12.2</text:p>
            </table:table-cell>
            <table:table-cell office:value-type="float" office:value="1.9" calcext:value-type="float">
              <text:p>1.9</text:p>
            </table:table-cell>
            <table:table-cell office:value-type="float" office:value="3.4" calcext:value-type="float">
              <text:p>3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nova-25-8-16-3-esk</text:p>
            </table:table-cell>
            <table:table-cell office:value-type="string" calcext:value-type="string">
              <text:p>ref</text:p>
            </table:table-cell>
            <table:table-cell office:value-type="float" office:value="9.6" calcext:value-type="float">
              <text:p>9.6</text:p>
            </table:table-cell>
            <table:table-cell office:value-type="float" office:value="0.1" calcext:value-type="float">
              <text:p>0.1</text:p>
            </table:table-cell>
            <table:table-cell office:value-type="float" office:value="8" calcext:value-type="float">
              <text:p>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nova-25-8-16-3-ssk</text:p>
            </table:table-cell>
            <table:table-cell office:value-type="string" calcext:value-type="string">
              <text:p>ref</text:p>
            </table:table-cell>
            <table:table-cell office:value-type="float" office:value="9.7" calcext:value-type="float">
              <text:p>9.7</text:p>
            </table:table-cell>
            <table:table-cell office:value-type="float" office:value="3.5" calcext:value-type="float">
              <text:p>3.5</text:p>
            </table:table-cell>
            <table:table-cell office:value-type="float" office:value="8" calcext:value-type="float">
              <text:p>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nova-28-17-16-2-esk</text:p>
            </table:table-cell>
            <table:table-cell office:value-type="string" calcext:value-type="string">
              <text:p>ref</text:p>
            </table:table-cell>
            <table:table-cell office:value-type="float" office:value="10.6" calcext:value-type="float">
              <text:p>10.6</text:p>
            </table:table-cell>
            <table:table-cell office:value-type="float" office:value="0.2" calcext:value-type="float">
              <text:p>0.2</text:p>
            </table:table-cell>
            <table:table-cell office:value-type="float" office:value="28.1" calcext:value-type="float">
              <text:p>28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nova-28-17-16-2-ssk</text:p>
            </table:table-cell>
            <table:table-cell office:value-type="string" calcext:value-type="string">
              <text:p>ref</text:p>
            </table:table-cell>
            <table:table-cell office:value-type="float" office:value="10.6" calcext:value-type="float">
              <text:p>10.6</text:p>
            </table:table-cell>
            <table:table-cell office:value-type="float" office:value="10.7" calcext:value-type="float">
              <text:p>10.7</text:p>
            </table:table-cell>
            <table:table-cell office:value-type="float" office:value="28.1" calcext:value-type="float">
              <text:p>28.1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nova-37-8-16-4-ssk</text:p>
            </table:table-cell>
            <table:table-cell office:value-type="string" calcext:value-type="string">
              <text:p>ref</text:p>
            </table:table-cell>
            <table:table-cell office:value-type="float" office:value="8.8" calcext:value-type="float">
              <text:p>8.8</text:p>
            </table:table-cell>
            <table:table-cell office:value-type="float" office:value="2" calcext:value-type="float">
              <text:p>2</text:p>
            </table:table-cell>
            <table:table-cell office:value-type="float" office:value="3.4" calcext:value-type="float">
              <text:p>3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a-sha2-128f</text:p>
            </table:table-cell>
            <table:table-cell office:value-type="string" calcext:value-type="string">
              <text:p>ref</text:p>
            </table:table-cell>
            <table:table-cell office:value-type="float" office:value="43.3" calcext:value-type="float">
              <text:p>43.3</text:p>
            </table:table-cell>
            <table:table-cell office:value-type="float" office:value="86.6" calcext:value-type="float">
              <text:p>86.6</text:p>
            </table:table-cell>
            <table:table-cell office:value-type="float" office:value="48.2" calcext:value-type="float">
              <text:p>48.2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a-sha2-128s</text:p>
            </table:table-cell>
            <table:table-cell office:value-type="string" calcext:value-type="string">
              <text:p>ref</text:p>
            </table:table-cell>
            <table:table-cell office:value-type="float" office:value="72.9" calcext:value-type="float">
              <text:p>72.9</text:p>
            </table:table-cell>
            <table:table-cell office:value-type="float" office:value="88.3" calcext:value-type="float">
              <text:p>88.3</text:p>
            </table:table-cell>
            <table:table-cell office:value-type="float" office:value="11.7" calcext:value-type="float">
              <text:p>11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a-sha2-192f</text:p>
            </table:table-cell>
            <table:table-cell office:value-type="string" calcext:value-type="string">
              <text:p>ref</text:p>
            </table:table-cell>
            <table:table-cell office:value-type="float" office:value="57.5" calcext:value-type="float">
              <text:p>57.5</text:p>
            </table:table-cell>
            <table:table-cell office:value-type="float" office:value="88.3" calcext:value-type="float">
              <text:p>88.3</text:p>
            </table:table-cell>
            <table:table-cell office:value-type="float" office:value="46" calcext:value-type="float">
              <text:p>4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a-shake-128f</text:p>
            </table:table-cell>
            <table:table-cell office:value-type="string" calcext:value-type="string">
              <text:p>ref</text:p>
            </table:table-cell>
            <table:table-cell office:value-type="float" office:value="72.3" calcext:value-type="float">
              <text:p>72.3</text:p>
            </table:table-cell>
            <table:table-cell office:value-type="float" office:value="96.2" calcext:value-type="float">
              <text:p>96.2</text:p>
            </table:table-cell>
            <table:table-cell office:value-type="float" office:value="76" calcext:value-type="float">
              <text:p>7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a-shake-128s</text:p>
            </table:table-cell>
            <table:table-cell office:value-type="string" calcext:value-type="string">
              <text:p>ref</text:p>
            </table:table-cell>
            <table:table-cell office:value-type="float" office:value="90.9" calcext:value-type="float">
              <text:p>90.9</text:p>
            </table:table-cell>
            <table:table-cell office:value-type="float" office:value="96.9" calcext:value-type="float">
              <text:p>96.9</text:p>
            </table:table-cell>
            <table:table-cell office:value-type="float" office:value="31.8" calcext:value-type="float">
              <text:p>31.8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a-shake-192f</text:p>
            </table:table-cell>
            <table:table-cell office:value-type="string" calcext:value-type="string">
              <text:p>ref</text:p>
            </table:table-cell>
            <table:table-cell office:value-type="float" office:value="82.6" calcext:value-type="float">
              <text:p>82.6</text:p>
            </table:table-cell>
            <table:table-cell office:value-type="float" office:value="96.5" calcext:value-type="float">
              <text:p>96.5</text:p>
            </table:table-cell>
            <table:table-cell office:value-type="float" office:value="70.7" calcext:value-type="float">
              <text:p>70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2-128f-simple</text:p>
            </table:table-cell>
            <table:table-cell office:value-type="string" calcext:value-type="string">
              <text:p>clean</text:p>
            </table:table-cell>
            <table:table-cell office:value-type="float" office:value="90.8" calcext:value-type="float">
              <text:p>90.8</text:p>
            </table:table-cell>
            <table:table-cell office:value-type="float" office:value="90.7" calcext:value-type="float">
              <text:p>90.7</text:p>
            </table:table-cell>
            <table:table-cell office:value-type="float" office:value="90.6" calcext:value-type="float">
              <text:p>90.6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2-128s-simple</text:p>
            </table:table-cell>
            <table:table-cell office:value-type="string" calcext:value-type="string">
              <text:p>clean</text:p>
            </table:table-cell>
            <table:table-cell office:value-type="float" office:value="90.8" calcext:value-type="float">
              <text:p>90.8</text:p>
            </table:table-cell>
            <table:table-cell office:value-type="float" office:value="90.7" calcext:value-type="float">
              <text:p>90.7</text:p>
            </table:table-cell>
            <table:table-cell office:value-type="float" office:value="90.4" calcext:value-type="float">
              <text:p>90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2-192f-simple</text:p>
            </table:table-cell>
            <table:table-cell office:value-type="string" calcext:value-type="string">
              <text:p>clean</text:p>
            </table:table-cell>
            <table:table-cell office:value-type="float" office:value="90.2" calcext:value-type="float">
              <text:p>90.2</text:p>
            </table:table-cell>
            <table:table-cell office:value-type="float" office:value="90.8" calcext:value-type="float">
              <text:p>90.8</text:p>
            </table:table-cell>
            <table:table-cell office:value-type="float" office:value="90.7" calcext:value-type="float">
              <text:p>90.7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2-192s-simple</text:p>
            </table:table-cell>
            <table:table-cell office:value-type="string" calcext:value-type="string">
              <text:p>clean</text:p>
            </table:table-cell>
            <table:table-cell office:value-type="float" office:value="90.3" calcext:value-type="float">
              <text:p>90.3</text:p>
            </table:table-cell>
            <table:table-cell office:value-type="float" office:value="91.1" calcext:value-type="float">
              <text:p>91.1</text:p>
            </table:table-cell>
            <table:table-cell office:value-type="float" office:value="91.5" calcext:value-type="float">
              <text:p>91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2-256f-simple</text:p>
            </table:table-cell>
            <table:table-cell office:value-type="string" calcext:value-type="string">
              <text:p>clean</text:p>
            </table:table-cell>
            <table:table-cell office:value-type="float" office:value="90.2" calcext:value-type="float">
              <text:p>90.2</text:p>
            </table:table-cell>
            <table:table-cell office:value-type="float" office:value="90.7" calcext:value-type="float">
              <text:p>90.7</text:p>
            </table:table-cell>
            <table:table-cell office:value-type="float" office:value="90.9" calcext:value-type="float">
              <text:p>90.9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2-256s-simple</text:p>
            </table:table-cell>
            <table:table-cell office:value-type="string" calcext:value-type="string">
              <text:p>clean</text:p>
            </table:table-cell>
            <table:table-cell office:value-type="float" office:value="90.2" calcext:value-type="float">
              <text:p>90.2</text:p>
            </table:table-cell>
            <table:table-cell table:number-columns-repeated="2" office:value-type="float" office:value="91.3" calcext:value-type="float">
              <text:p>91.3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ke-128f-simple</text:p>
            </table:table-cell>
            <table:table-cell office:value-type="string" calcext:value-type="string">
              <text:p>clean</text:p>
            </table:table-cell>
            <table:table-cell table:number-columns-repeated="2" office:value-type="float" office:value="97.6" calcext:value-type="float">
              <text:p>97.6</text:p>
            </table:table-cell>
            <table:table-cell office:value-type="float" office:value="97.5" calcext:value-type="float">
              <text:p>97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ke-128s-simple</text:p>
            </table:table-cell>
            <table:table-cell office:value-type="string" calcext:value-type="string">
              <text:p>clean</text:p>
            </table:table-cell>
            <table:table-cell table:number-columns-repeated="2" office:value-type="float" office:value="97.6" calcext:value-type="float">
              <text:p>97.6</text:p>
            </table:table-cell>
            <table:table-cell office:value-type="float" office:value="97.5" calcext:value-type="float">
              <text:p>97.5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ke-192f-simple</text:p>
            </table:table-cell>
            <table:table-cell office:value-type="string" calcext:value-type="string">
              <text:p>clean</text:p>
            </table:table-cell>
            <table:table-cell office:value-type="float" office:value="97.5" calcext:value-type="float">
              <text:p>97.5</text:p>
            </table:table-cell>
            <table:table-cell table:number-columns-repeated="2" office:value-type="float" office:value="97.4" calcext:value-type="float">
              <text:p>97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ke-192s-simple</text:p>
            </table:table-cell>
            <table:table-cell office:value-type="string" calcext:value-type="string">
              <text:p>clean</text:p>
            </table:table-cell>
            <table:table-cell office:value-type="float" office:value="97.5" calcext:value-type="float">
              <text:p>97.5</text:p>
            </table:table-cell>
            <table:table-cell table:number-columns-repeated="2" office:value-type="float" office:value="97.4" calcext:value-type="float">
              <text:p>97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ke-256f-simple</text:p>
            </table:table-cell>
            <table:table-cell office:value-type="string" calcext:value-type="string">
              <text:p>clean</text:p>
            </table:table-cell>
            <table:table-cell office:value-type="float" office:value="97.5" calcext:value-type="float">
              <text:p>97.5</text:p>
            </table:table-cell>
            <table:table-cell table:number-columns-repeated="2" office:value-type="float" office:value="97.4" calcext:value-type="float">
              <text:p>97.4</text:p>
            </table:table-cell>
            <table:table-cell table:number-columns-repeated="6"/>
          </table:table-row>
          <table:table-row table:style-name="ro1" table:visibility="collapse">
            <table:table-cell office:value-type="string" calcext:value-type="string">
              <text:p>sphincs-shake-256s-simple</text:p>
            </table:table-cell>
            <table:table-cell office:value-type="string" calcext:value-type="string">
              <text:p>clean</text:p>
            </table:table-cell>
            <table:table-cell office:value-type="float" office:value="97.5" calcext:value-type="float">
              <text:p>97.5</text:p>
            </table:table-cell>
            <table:table-cell office:value-type="float" office:value="97.3" calcext:value-type="float">
              <text:p>97.3</text:p>
            </table:table-cell>
            <table:table-cell office:value-type="float" office:value="97.4" calcext:value-type="float">
              <text:p>97.4</text:p>
            </table:table-cell>
            <table:table-cell table:number-columns-repeated="6"/>
          </table:table-row>
        </table:table-row-group>
        <table:table-row table:style-name="ro1">
          <table:table-cell office:value-type="string" calcext:value-type="string">
            <text:p>Size Eval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y Encapsulation Sche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kel1</text:p>
          </table:table-cell>
          <table:table-cell office:value-type="string" calcext:value-type="string">
            <text:p>m4f</text:p>
          </table:table-cell>
          <table:table-cell office:value-type="float" office:value="181088" calcext:value-type="float">
            <text:p>181088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81161" calcext:value-type="float">
            <text:p>181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kel1</text:p>
          </table:table-cell>
          <table:table-cell office:value-type="string" calcext:value-type="string">
            <text:p>opt</text:p>
          </table:table-cell>
          <table:table-cell office:value-type="float" office:value="34451" calcext:value-type="float">
            <text:p>3445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4476" calcext:value-type="float">
            <text:p>34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kel3</text:p>
          </table:table-cell>
          <table:table-cell office:value-type="string" calcext:value-type="string">
            <text:p>m4f</text:p>
          </table:table-cell>
          <table:table-cell office:value-type="float" office:value="198034" calcext:value-type="float">
            <text:p>19803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98107" calcext:value-type="float">
            <text:p>198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kel3</text:p>
          </table:table-cell>
          <table:table-cell office:value-type="string" calcext:value-type="string">
            <text:p>opt</text:p>
          </table:table-cell>
          <table:table-cell office:value-type="float" office:value="43091" calcext:value-type="float">
            <text:p>4309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3116" calcext:value-type="float">
            <text:p>43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c-128</text:p>
          </table:table-cell>
          <table:table-cell office:value-type="string" calcext:value-type="string">
            <text:p>clean</text:p>
          </table:table-cell>
          <table:table-cell office:value-type="float" office:value="18628" calcext:value-type="float">
            <text:p>18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28" calcext:value-type="float">
            <text:p>18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c-192</text:p>
          </table:table-cell>
          <table:table-cell office:value-type="string" calcext:value-type="string">
            <text:p>clean</text:p>
          </table:table-cell>
          <table:table-cell office:value-type="float" office:value="21104" calcext:value-type="float">
            <text:p>2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04" calcext:value-type="float">
            <text:p>21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c-256</text:p>
          </table:table-cell>
          <table:table-cell office:value-type="string" calcext:value-type="string">
            <text:p>clean</text:p>
          </table:table-cell>
          <table:table-cell office:value-type="float" office:value="26260" calcext:value-type="float">
            <text:p>26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60" calcext:value-type="float">
            <text:p>26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ber1024</text:p>
          </table:table-cell>
          <table:table-cell office:value-type="string" calcext:value-type="string">
            <text:p>clean</text:p>
          </table:table-cell>
          <table:table-cell office:value-type="float" office:value="6296" calcext:value-type="float">
            <text:p>6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6" calcext:value-type="float">
            <text:p>6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ber1024</text:p>
          </table:table-cell>
          <table:table-cell office:value-type="string" calcext:value-type="string">
            <text:p>m4fspeed</text:p>
          </table:table-cell>
          <table:table-cell office:value-type="float" office:value="16912" calcext:value-type="float">
            <text:p>16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12" calcext:value-type="float">
            <text:p>16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ber1024</text:p>
          </table:table-cell>
          <table:table-cell office:value-type="string" calcext:value-type="string">
            <text:p>m4fstack</text:p>
          </table:table-cell>
          <table:table-cell office:value-type="float" office:value="14120" calcext:value-type="float">
            <text:p>14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0" calcext:value-type="float">
            <text:p>14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ber512</text:p>
          </table:table-cell>
          <table:table-cell office:value-type="string" calcext:value-type="string">
            <text:p>clean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4" calcext:value-type="float">
            <text:p>5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ber512</text:p>
          </table:table-cell>
          <table:table-cell office:value-type="string" calcext:value-type="string">
            <text:p>m4fspeed</text:p>
          </table:table-cell>
          <table:table-cell office:value-type="float" office:value="15824" calcext:value-type="float">
            <text:p>15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24" calcext:value-type="float">
            <text:p>15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ber512</text:p>
          </table:table-cell>
          <table:table-cell office:value-type="string" calcext:value-type="string">
            <text:p>m4fstack</text:p>
          </table:table-cell>
          <table:table-cell office:value-type="float" office:value="13308" calcext:value-type="float">
            <text:p>13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08" calcext:value-type="float">
            <text:p>13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ber768</text:p>
          </table:table-cell>
          <table:table-cell office:value-type="string" calcext:value-type="string">
            <text:p>clean</text:p>
          </table:table-cell>
          <table:table-cell office:value-type="float" office:value="5168" calcext:value-type="float">
            <text:p>5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ber768</text:p>
          </table:table-cell>
          <table:table-cell office:value-type="string" calcext:value-type="string">
            <text:p>m4fspeed</text:p>
          </table:table-cell>
          <table:table-cell office:value-type="float" office:value="15992" calcext:value-type="float">
            <text:p>15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92" calcext:value-type="float">
            <text:p>15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ber768</text:p>
          </table:table-cell>
          <table:table-cell office:value-type="string" calcext:value-type="string">
            <text:p>m4fstack</text:p>
          </table:table-cell>
          <table:table-cell office:value-type="float" office:value="13316" calcext:value-type="float">
            <text:p>13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16" calcext:value-type="float">
            <text:p>13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ture Sche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.text [bytes]</text:p>
          </table:table-cell>
          <table:table-cell office:value-type="string" calcext:value-type="string">
            <text:p>.data [bytes]</text:p>
          </table:table-cell>
          <table:table-cell office:value-type="string" calcext:value-type="string">
            <text:p>.bss [bytes]</text:p>
          </table:table-cell>
          <table:table-cell office:value-type="string" calcext:value-type="string">
            <text:p>Total [bytes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mer-l1-param1</text:p>
          </table:table-cell>
          <table:table-cell office:value-type="string" calcext:value-type="string">
            <text:p>ref</text:p>
          </table:table-cell>
          <table:table-cell office:value-type="float" office:value="19302" calcext:value-type="float">
            <text:p>19302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9770" calcext:value-type="float">
            <text:p>197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mer-l1-param2</text:p>
          </table:table-cell>
          <table:table-cell office:value-type="string" calcext:value-type="string">
            <text:p>ref</text:p>
          </table:table-cell>
          <table:table-cell office:value-type="float" office:value="19894" calcext:value-type="float">
            <text:p>19894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20362" calcext:value-type="float">
            <text:p>20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mer-l3-param1</text:p>
          </table:table-cell>
          <table:table-cell office:value-type="string" calcext:value-type="string">
            <text:p>ref</text:p>
          </table:table-cell>
          <table:table-cell office:value-type="float" office:value="23398" calcext:value-type="float">
            <text:p>23398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23866" calcext:value-type="float">
            <text:p>23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on-sign-128f-robust</text:p>
          </table:table-cell>
          <table:table-cell office:value-type="string" calcext:value-type="string">
            <text:p>ref</text:p>
          </table:table-cell>
          <table:table-cell office:value-type="float" office:value="17664" calcext:value-type="float">
            <text:p>1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64" calcext:value-type="float">
            <text:p>17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on-sign-128f-simple</text:p>
          </table:table-cell>
          <table:table-cell office:value-type="string" calcext:value-type="string">
            <text:p>ref</text:p>
          </table:table-cell>
          <table:table-cell office:value-type="float" office:value="17596" calcext:value-type="float">
            <text:p>17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6" calcext:value-type="float">
            <text:p>17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on-sign-128s-robust</text:p>
          </table:table-cell>
          <table:table-cell office:value-type="string" calcext:value-type="string">
            <text:p>ref</text:p>
          </table:table-cell>
          <table:table-cell office:value-type="float" office:value="17972" calcext:value-type="float">
            <text:p>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2" calcext:value-type="float">
            <text:p>179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on-sign-128s-simple</text:p>
          </table:table-cell>
          <table:table-cell office:value-type="string" calcext:value-type="string">
            <text:p>ref</text:p>
          </table:table-cell>
          <table:table-cell office:value-type="float" office:value="17904" calcext:value-type="float">
            <text:p>17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04" calcext:value-type="float">
            <text:p>1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on-sign-192f-robust</text:p>
          </table:table-cell>
          <table:table-cell office:value-type="string" calcext:value-type="string">
            <text:p>ref</text:p>
          </table:table-cell>
          <table:table-cell office:value-type="float" office:value="17960" calcext:value-type="float">
            <text:p>17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60" calcext:value-type="float">
            <text:p>179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on-sign-192f-simple</text:p>
          </table:table-cell>
          <table:table-cell office:value-type="string" calcext:value-type="string">
            <text:p>ref</text:p>
          </table:table-cell>
          <table:table-cell office:value-type="float" office:value="17912" calcext:value-type="float">
            <text:p>17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2" calcext:value-type="float">
            <text:p>17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on-sign-192s-robust</text:p>
          </table:table-cell>
          <table:table-cell office:value-type="string" calcext:value-type="string">
            <text:p>ref</text:p>
          </table:table-cell>
          <table:table-cell office:value-type="float" office:value="18472" calcext:value-type="float">
            <text:p>18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2" calcext:value-type="float">
            <text:p>18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on-sign-192s-simple</text:p>
          </table:table-cell>
          <table:table-cell office:value-type="string" calcext:value-type="string">
            <text:p>ref</text:p>
          </table:table-cell>
          <table:table-cell office:value-type="float" office:value="18424" calcext:value-type="float">
            <text:p>18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24" calcext:value-type="float">
            <text:p>18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scuit128f</text:p>
          </table:table-cell>
          <table:table-cell office:value-type="string" calcext:value-type="string">
            <text:p>ref</text:p>
          </table:table-cell>
          <table:table-cell office:value-type="float" office:value="7580" calcext:value-type="float">
            <text:p>7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80" calcext:value-type="float">
            <text:p>75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scuit192f</text:p>
          </table:table-cell>
          <table:table-cell office:value-type="string" calcext:value-type="string">
            <text:p>ref</text:p>
          </table:table-cell>
          <table:table-cell office:value-type="float" office:value="7780" calcext:value-type="float">
            <text:p>7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80" calcext:value-type="float">
            <text:p>77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scuit256f</text:p>
          </table:table-cell>
          <table:table-cell office:value-type="string" calcext:value-type="string">
            <text:p>ref</text:p>
          </table:table-cell>
          <table:table-cell office:value-type="float" office:value="8216" calcext:value-type="float">
            <text:p>8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6" calcext:value-type="float">
            <text:p>8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2-r-sdp-1-fast</text:p>
          </table:table-cell>
          <table:table-cell office:value-type="string" calcext:value-type="string">
            <text:p>ref</text:p>
          </table:table-cell>
          <table:table-cell office:value-type="float" office:value="14244" calcext:value-type="float">
            <text:p>1424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348" calcext:value-type="float">
            <text:p>14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2-r-sdp-3-fast</text:p>
          </table:table-cell>
          <table:table-cell office:value-type="string" calcext:value-type="string">
            <text:p>ref</text:p>
          </table:table-cell>
          <table:table-cell office:value-type="float" office:value="14744" calcext:value-type="float">
            <text:p>1474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4872" calcext:value-type="float">
            <text:p>14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2-r-sdpg-1-fast</text:p>
          </table:table-cell>
          <table:table-cell office:value-type="string" calcext:value-type="string">
            <text:p>ref</text:p>
          </table:table-cell>
          <table:table-cell office:value-type="float" office:value="18409" calcext:value-type="float">
            <text:p>1840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8513" calcext:value-type="float">
            <text:p>18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2-r-sdpg-1-small</text:p>
          </table:table-cell>
          <table:table-cell office:value-type="string" calcext:value-type="string">
            <text:p>ref</text:p>
          </table:table-cell>
          <table:table-cell office:value-type="float" office:value="18674" calcext:value-type="float">
            <text:p>1867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8778" calcext:value-type="float">
            <text:p>18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2-r-sdpg-3-fast</text:p>
          </table:table-cell>
          <table:table-cell office:value-type="string" calcext:value-type="string">
            <text:p>ref</text:p>
          </table:table-cell>
          <table:table-cell office:value-type="float" office:value="19609" calcext:value-type="float">
            <text:p>1960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9737" calcext:value-type="float">
            <text:p>19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2-r-sdpg-5-fast</text:p>
          </table:table-cell>
          <table:table-cell office:value-type="string" calcext:value-type="string">
            <text:p>ref</text:p>
          </table:table-cell>
          <table:table-cell office:value-type="float" office:value="18669" calcext:value-type="float">
            <text:p>1866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8821" calcext:value-type="float">
            <text:p>18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3-r-sdp-1-fast</text:p>
          </table:table-cell>
          <table:table-cell office:value-type="string" calcext:value-type="string">
            <text:p>ref</text:p>
          </table:table-cell>
          <table:table-cell office:value-type="float" office:value="14472" calcext:value-type="float">
            <text:p>14472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4680" calcext:value-type="float">
            <text:p>146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3-r-sdp-3-fast</text:p>
          </table:table-cell>
          <table:table-cell office:value-type="string" calcext:value-type="string">
            <text:p>ref</text:p>
          </table:table-cell>
          <table:table-cell office:value-type="float" office:value="14884" calcext:value-type="float">
            <text:p>14884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5092" calcext:value-type="float">
            <text:p>15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3-r-sdpg-1-fast</text:p>
          </table:table-cell>
          <table:table-cell office:value-type="string" calcext:value-type="string">
            <text:p>ref</text:p>
          </table:table-cell>
          <table:table-cell office:value-type="float" office:value="18605" calcext:value-type="float">
            <text:p>1860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8813" calcext:value-type="float">
            <text:p>18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3-r-sdpg-1-small</text:p>
          </table:table-cell>
          <table:table-cell office:value-type="string" calcext:value-type="string">
            <text:p>ref</text:p>
          </table:table-cell>
          <table:table-cell office:value-type="float" office:value="18846" calcext:value-type="float">
            <text:p>18846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9054" calcext:value-type="float">
            <text:p>19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3-r-sdpg-3-fast</text:p>
          </table:table-cell>
          <table:table-cell office:value-type="string" calcext:value-type="string">
            <text:p>ref</text:p>
          </table:table-cell>
          <table:table-cell office:value-type="float" office:value="19689" calcext:value-type="float">
            <text:p>1968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9897" calcext:value-type="float">
            <text:p>198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sha3-r-sdpg-5-fast</text:p>
          </table:table-cell>
          <table:table-cell office:value-type="string" calcext:value-type="string">
            <text:p>ref</text:p>
          </table:table-cell>
          <table:table-cell office:value-type="float" office:value="18593" calcext:value-type="float">
            <text:p>18593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8801" calcext:value-type="float">
            <text:p>1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ithium2</text:p>
          </table:table-cell>
          <table:table-cell office:value-type="string" calcext:value-type="string">
            <text:p>clean</text:p>
          </table:table-cell>
          <table:table-cell office:value-type="float" office:value="8064" calcext:value-type="float">
            <text:p>8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4" calcext:value-type="float">
            <text:p>8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ithium2</text:p>
          </table:table-cell>
          <table:table-cell office:value-type="string" calcext:value-type="string">
            <text:p>m4f</text:p>
          </table:table-cell>
          <table:table-cell office:value-type="float" office:value="18596" calcext:value-type="float">
            <text:p>18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96" calcext:value-type="float">
            <text:p>18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ithium2</text:p>
          </table:table-cell>
          <table:table-cell office:value-type="string" calcext:value-type="string">
            <text:p>m4fstack</text:p>
          </table:table-cell>
          <table:table-cell office:value-type="float" office:value="24184" calcext:value-type="float">
            <text:p>24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84" calcext:value-type="float">
            <text:p>24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ithium3</text:p>
          </table:table-cell>
          <table:table-cell office:value-type="string" calcext:value-type="string">
            <text:p>clean</text:p>
          </table:table-cell>
          <table:table-cell office:value-type="float" office:value="7580" calcext:value-type="float">
            <text:p>7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80" calcext:value-type="float">
            <text:p>75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ithium3</text:p>
          </table:table-cell>
          <table:table-cell office:value-type="string" calcext:value-type="string">
            <text:p>m4f</text:p>
          </table:table-cell>
          <table:table-cell office:value-type="float" office:value="18588" calcext:value-type="float">
            <text:p>18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88" calcext:value-type="float">
            <text:p>18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ithium3</text:p>
          </table:table-cell>
          <table:table-cell office:value-type="string" calcext:value-type="string">
            <text:p>m4fstack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48" calcext:value-type="float">
            <text:p>23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ithium5</text:p>
          </table:table-cell>
          <table:table-cell office:value-type="string" calcext:value-type="string">
            <text:p>clean</text:p>
          </table:table-cell>
          <table:table-cell office:value-type="float" office:value="7808" calcext:value-type="float">
            <text:p>7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8" calcext:value-type="float">
            <text:p>7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ithium5</text:p>
          </table:table-cell>
          <table:table-cell office:value-type="string" calcext:value-type="string">
            <text:p>m4f</text:p>
          </table:table-cell>
          <table:table-cell office:value-type="float" office:value="18468" calcext:value-type="float">
            <text:p>18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8" calcext:value-type="float">
            <text:p>18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lithium5</text:p>
          </table:table-cell>
          <table:table-cell office:value-type="string" calcext:value-type="string">
            <text:p>m4fstack</text:p>
          </table:table-cell>
          <table:table-cell office:value-type="float" office:value="23820" calcext:value-type="float">
            <text:p>23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20" calcext:value-type="float">
            <text:p>238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1024</text:p>
          </table:table-cell>
          <table:table-cell office:value-type="string" calcext:value-type="string">
            <text:p>clean</text:p>
          </table:table-cell>
          <table:table-cell office:value-type="float" office:value="82647" calcext:value-type="float">
            <text:p>82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47" calcext:value-type="float">
            <text:p>82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1024</text:p>
          </table:table-cell>
          <table:table-cell office:value-type="string" calcext:value-type="string">
            <text:p>m4-ct</text:p>
          </table:table-cell>
          <table:table-cell office:value-type="float" office:value="81825" calcext:value-type="float">
            <text:p>81825</text:p>
          </table:table-cell>
          <table:table-cell office:value-type="float" office:value="0" calcext:value-type="float">
            <text:p>0</text:p>
          </table:table-cell>
          <table:table-cell office:value-type="float" office:value="79872" calcext:value-type="float">
            <text:p>79872</text:p>
          </table:table-cell>
          <table:table-cell office:value-type="float" office:value="161697" calcext:value-type="float">
            <text:p>161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1024</text:p>
          </table:table-cell>
          <table:table-cell office:value-type="string" calcext:value-type="string">
            <text:p>opt-ct</text:p>
          </table:table-cell>
          <table:table-cell office:value-type="float" office:value="81825" calcext:value-type="float">
            <text:p>81825</text:p>
          </table:table-cell>
          <table:table-cell office:value-type="float" office:value="0" calcext:value-type="float">
            <text:p>0</text:p>
          </table:table-cell>
          <table:table-cell office:value-type="float" office:value="79872" calcext:value-type="float">
            <text:p>79872</text:p>
          </table:table-cell>
          <table:table-cell office:value-type="float" office:value="161697" calcext:value-type="float">
            <text:p>161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1024</text:p>
          </table:table-cell>
          <table:table-cell office:value-type="string" calcext:value-type="string">
            <text:p>opt-leaktime</text:p>
          </table:table-cell>
          <table:table-cell office:value-type="float" office:value="75429" calcext:value-type="float">
            <text:p>75429</text:p>
          </table:table-cell>
          <table:table-cell office:value-type="float" office:value="0" calcext:value-type="float">
            <text:p>0</text:p>
          </table:table-cell>
          <table:table-cell office:value-type="float" office:value="79872" calcext:value-type="float">
            <text:p>79872</text:p>
          </table:table-cell>
          <table:table-cell office:value-type="float" office:value="155301" calcext:value-type="float">
            <text:p>155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1024-tree</text:p>
          </table:table-cell>
          <table:table-cell office:value-type="string" calcext:value-type="string">
            <text:p>opt-ct</text:p>
          </table:table-cell>
          <table:table-cell office:value-type="float" office:value="81569" calcext:value-type="float">
            <text:p>81569</text:p>
          </table:table-cell>
          <table:table-cell office:value-type="float" office:value="0" calcext:value-type="float">
            <text:p>0</text:p>
          </table:table-cell>
          <table:table-cell office:value-type="float" office:value="55296" calcext:value-type="float">
            <text:p>55296</text:p>
          </table:table-cell>
          <table:table-cell office:value-type="float" office:value="136865" calcext:value-type="float">
            <text:p>136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1024-tree</text:p>
          </table:table-cell>
          <table:table-cell office:value-type="string" calcext:value-type="string">
            <text:p>opt-leaktime</text:p>
          </table:table-cell>
          <table:table-cell office:value-type="float" office:value="75173" calcext:value-type="float">
            <text:p>75173</text:p>
          </table:table-cell>
          <table:table-cell office:value-type="float" office:value="0" calcext:value-type="float">
            <text:p>0</text:p>
          </table:table-cell>
          <table:table-cell office:value-type="float" office:value="55296" calcext:value-type="float">
            <text:p>55296</text:p>
          </table:table-cell>
          <table:table-cell office:value-type="float" office:value="130469" calcext:value-type="float">
            <text:p>130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512</text:p>
          </table:table-cell>
          <table:table-cell office:value-type="string" calcext:value-type="string">
            <text:p>clean</text:p>
          </table:table-cell>
          <table:table-cell office:value-type="float" office:value="82611" calcext:value-type="float">
            <text:p>82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11" calcext:value-type="float">
            <text:p>82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512</text:p>
          </table:table-cell>
          <table:table-cell office:value-type="string" calcext:value-type="string">
            <text:p>m4-ct</text:p>
          </table:table-cell>
          <table:table-cell office:value-type="float" office:value="81825" calcext:value-type="float">
            <text:p>81825</text:p>
          </table:table-cell>
          <table:table-cell office:value-type="float" office:value="0" calcext:value-type="float">
            <text:p>0</text:p>
          </table:table-cell>
          <table:table-cell office:value-type="float" office:value="39936" calcext:value-type="float">
            <text:p>39936</text:p>
          </table:table-cell>
          <table:table-cell office:value-type="float" office:value="121761" calcext:value-type="float">
            <text:p>121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512</text:p>
          </table:table-cell>
          <table:table-cell office:value-type="string" calcext:value-type="string">
            <text:p>opt-ct</text:p>
          </table:table-cell>
          <table:table-cell office:value-type="float" office:value="81825" calcext:value-type="float">
            <text:p>81825</text:p>
          </table:table-cell>
          <table:table-cell office:value-type="float" office:value="0" calcext:value-type="float">
            <text:p>0</text:p>
          </table:table-cell>
          <table:table-cell office:value-type="float" office:value="39936" calcext:value-type="float">
            <text:p>39936</text:p>
          </table:table-cell>
          <table:table-cell office:value-type="float" office:value="121761" calcext:value-type="float">
            <text:p>121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512</text:p>
          </table:table-cell>
          <table:table-cell office:value-type="string" calcext:value-type="string">
            <text:p>opt-leaktime</text:p>
          </table:table-cell>
          <table:table-cell office:value-type="float" office:value="75429" calcext:value-type="float">
            <text:p>75429</text:p>
          </table:table-cell>
          <table:table-cell office:value-type="float" office:value="0" calcext:value-type="float">
            <text:p>0</text:p>
          </table:table-cell>
          <table:table-cell office:value-type="float" office:value="39936" calcext:value-type="float">
            <text:p>39936</text:p>
          </table:table-cell>
          <table:table-cell office:value-type="float" office:value="115365" calcext:value-type="float">
            <text:p>115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512-tree</text:p>
          </table:table-cell>
          <table:table-cell office:value-type="string" calcext:value-type="string">
            <text:p>m4-ct</text:p>
          </table:table-cell>
          <table:table-cell office:value-type="float" office:value="81569" calcext:value-type="float">
            <text:p>81569</text:p>
          </table:table-cell>
          <table:table-cell office:value-type="float" office:value="0" calcext:value-type="float">
            <text:p>0</text:p>
          </table:table-cell>
          <table:table-cell office:value-type="float" office:value="27648" calcext:value-type="float">
            <text:p>27648</text:p>
          </table:table-cell>
          <table:table-cell office:value-type="float" office:value="109217" calcext:value-type="float">
            <text:p>109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512-tree</text:p>
          </table:table-cell>
          <table:table-cell office:value-type="string" calcext:value-type="string">
            <text:p>opt-ct</text:p>
          </table:table-cell>
          <table:table-cell office:value-type="float" office:value="81569" calcext:value-type="float">
            <text:p>81569</text:p>
          </table:table-cell>
          <table:table-cell office:value-type="float" office:value="0" calcext:value-type="float">
            <text:p>0</text:p>
          </table:table-cell>
          <table:table-cell office:value-type="float" office:value="27648" calcext:value-type="float">
            <text:p>27648</text:p>
          </table:table-cell>
          <table:table-cell office:value-type="float" office:value="109217" calcext:value-type="float">
            <text:p>109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-512-tree</text:p>
          </table:table-cell>
          <table:table-cell office:value-type="string" calcext:value-type="string">
            <text:p>opt-leaktime</text:p>
          </table:table-cell>
          <table:table-cell office:value-type="float" office:value="75173" calcext:value-type="float">
            <text:p>75173</text:p>
          </table:table-cell>
          <table:table-cell office:value-type="float" office:value="0" calcext:value-type="float">
            <text:p>0</text:p>
          </table:table-cell>
          <table:table-cell office:value-type="float" office:value="27648" calcext:value-type="float">
            <text:p>27648</text:p>
          </table:table-cell>
          <table:table-cell office:value-type="float" office:value="102821" calcext:value-type="float">
            <text:p>102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etae2</text:p>
          </table:table-cell>
          <table:table-cell office:value-type="string" calcext:value-type="string">
            <text:p>m4f</text:p>
          </table:table-cell>
          <table:table-cell office:value-type="float" office:value="35708" calcext:value-type="float">
            <text:p>35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08" calcext:value-type="float">
            <text:p>35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etae2</text:p>
          </table:table-cell>
          <table:table-cell office:value-type="string" calcext:value-type="string">
            <text:p>ref</text:p>
          </table:table-cell>
          <table:table-cell office:value-type="float" office:value="25568" calcext:value-type="float">
            <text:p>25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68" calcext:value-type="float">
            <text:p>25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etae3</text:p>
          </table:table-cell>
          <table:table-cell office:value-type="string" calcext:value-type="string">
            <text:p>m4f</text:p>
          </table:table-cell>
          <table:table-cell office:value-type="float" office:value="35936" calcext:value-type="float">
            <text:p>35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36" calcext:value-type="float">
            <text:p>35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etae3</text:p>
          </table:table-cell>
          <table:table-cell office:value-type="string" calcext:value-type="string">
            <text:p>ref</text:p>
          </table:table-cell>
          <table:table-cell office:value-type="float" office:value="25980" calcext:value-type="float">
            <text:p>25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80" calcext:value-type="float">
            <text:p>259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etae5</text:p>
          </table:table-cell>
          <table:table-cell office:value-type="string" calcext:value-type="string">
            <text:p>m4f</text:p>
          </table:table-cell>
          <table:table-cell office:value-type="float" office:value="35692" calcext:value-type="float">
            <text:p>35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92" calcext:value-type="float">
            <text:p>35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etae5</text:p>
          </table:table-cell>
          <table:table-cell office:value-type="string" calcext:value-type="string">
            <text:p>ref</text:p>
          </table:table-cell>
          <table:table-cell office:value-type="float" office:value="25688" calcext:value-type="float">
            <text:p>25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88" calcext:value-type="float">
            <text:p>25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wk1024</text:p>
          </table:table-cell>
          <table:table-cell office:value-type="string" calcext:value-type="string">
            <text:p>ref</text:p>
          </table:table-cell>
          <table:table-cell office:value-type="float" office:value="102031" calcext:value-type="float">
            <text:p>10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31" calcext:value-type="float">
            <text:p>102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wk256</text:p>
          </table:table-cell>
          <table:table-cell office:value-type="string" calcext:value-type="string">
            <text:p>ref</text:p>
          </table:table-cell>
          <table:table-cell office:value-type="float" office:value="102015" calcext:value-type="float">
            <text:p>10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15" calcext:value-type="float">
            <text:p>102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wk512</text:p>
          </table:table-cell>
          <table:table-cell office:value-type="string" calcext:value-type="string">
            <text:p>ref</text:p>
          </table:table-cell>
          <table:table-cell office:value-type="float" office:value="102027" calcext:value-type="float">
            <text:p>102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27" calcext:value-type="float">
            <text:p>102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o1</text:p>
          </table:table-cell>
          <table:table-cell office:value-type="string" calcext:value-type="string">
            <text:p>m4f</text:p>
          </table:table-cell>
          <table:table-cell office:value-type="float" office:value="19300" calcext:value-type="float">
            <text:p>193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308" calcext:value-type="float">
            <text:p>19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o1</text:p>
          </table:table-cell>
          <table:table-cell office:value-type="string" calcext:value-type="string">
            <text:p>ref</text:p>
          </table:table-cell>
          <table:table-cell office:value-type="float" office:value="26436" calcext:value-type="float">
            <text:p>264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444" calcext:value-type="float">
            <text:p>264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o2</text:p>
          </table:table-cell>
          <table:table-cell office:value-type="string" calcext:value-type="string">
            <text:p>m4f</text:p>
          </table:table-cell>
          <table:table-cell office:value-type="float" office:value="17292" calcext:value-type="float">
            <text:p>172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300" calcext:value-type="float">
            <text:p>17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o2</text:p>
          </table:table-cell>
          <table:table-cell office:value-type="string" calcext:value-type="string">
            <text:p>ref</text:p>
          </table:table-cell>
          <table:table-cell office:value-type="float" office:value="24404" calcext:value-type="float">
            <text:p>244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412" calcext:value-type="float">
            <text:p>24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o3</text:p>
          </table:table-cell>
          <table:table-cell office:value-type="string" calcext:value-type="string">
            <text:p>m4f</text:p>
          </table:table-cell>
          <table:table-cell office:value-type="float" office:value="23612" calcext:value-type="float">
            <text:p>236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620" calcext:value-type="float">
            <text:p>236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s13220</text:p>
          </table:table-cell>
          <table:table-cell office:value-type="string" calcext:value-type="string">
            <text:p>ref</text:p>
          </table:table-cell>
          <table:table-cell office:value-type="float" office:value="16844" calcext:value-type="float">
            <text:p>16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44" calcext:value-type="float">
            <text:p>16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s55604</text:p>
          </table:table-cell>
          <table:table-cell office:value-type="string" calcext:value-type="string">
            <text:p>ref</text:p>
          </table:table-cell>
          <table:table-cell office:value-type="float" office:value="9012" calcext:value-type="float">
            <text:p>9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2" calcext:value-type="float">
            <text:p>9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IIIa_fast</text:p>
          </table:table-cell>
          <table:table-cell office:value-type="string" calcext:value-type="string">
            <text:p>ref</text:p>
          </table:table-cell>
          <table:table-cell office:value-type="float" office:value="7720" calcext:value-type="float">
            <text:p>772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7976" calcext:value-type="float">
            <text:p>7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IIIb_fast</text:p>
          </table:table-cell>
          <table:table-cell office:value-type="string" calcext:value-type="string">
            <text:p>ref</text:p>
          </table:table-cell>
          <table:table-cell office:value-type="float" office:value="7760" calcext:value-type="float">
            <text:p>776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Ia_fast</text:p>
          </table:table-cell>
          <table:table-cell office:value-type="string" calcext:value-type="string">
            <text:p>ref</text:p>
          </table:table-cell>
          <table:table-cell office:value-type="float" office:value="7610" calcext:value-type="float">
            <text:p>76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7866" calcext:value-type="float">
            <text:p>7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Ib_fast</text:p>
          </table:table-cell>
          <table:table-cell office:value-type="string" calcext:value-type="string">
            <text:p>ref</text:p>
          </table:table-cell>
          <table:table-cell office:value-type="float" office:value="7602" calcext:value-type="float">
            <text:p>760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7858" calcext:value-type="float">
            <text:p>7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Va_fast</text:p>
          </table:table-cell>
          <table:table-cell office:value-type="string" calcext:value-type="string">
            <text:p>ref</text:p>
          </table:table-cell>
          <table:table-cell office:value-type="float" office:value="7890" calcext:value-type="float">
            <text:p>78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8146" calcext:value-type="float">
            <text:p>8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Vb_fast</text:p>
          </table:table-cell>
          <table:table-cell office:value-type="string" calcext:value-type="string">
            <text:p>ref</text:p>
          </table:table-cell>
          <table:table-cell office:value-type="float" office:value="7914" calcext:value-type="float">
            <text:p>791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8170" calcext:value-type="float">
            <text:p>81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IIIa_fast</text:p>
          </table:table-cell>
          <table:table-cell office:value-type="string" calcext:value-type="string">
            <text:p>ref</text:p>
          </table:table-cell>
          <table:table-cell office:value-type="float" office:value="8966" calcext:value-type="float">
            <text:p>896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222" calcext:value-type="float">
            <text:p>9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IIIa_short</text:p>
          </table:table-cell>
          <table:table-cell office:value-type="string" calcext:value-type="string">
            <text:p>ref</text:p>
          </table:table-cell>
          <table:table-cell office:value-type="float" office:value="9139" calcext:value-type="float">
            <text:p>9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395" calcext:value-type="float">
            <text:p>9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IIIb_fast</text:p>
          </table:table-cell>
          <table:table-cell office:value-type="string" calcext:value-type="string">
            <text:p>ref</text:p>
          </table:table-cell>
          <table:table-cell office:value-type="float" office:value="9002" calcext:value-type="float">
            <text:p>900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258" calcext:value-type="float">
            <text:p>9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IIIb_short</text:p>
          </table:table-cell>
          <table:table-cell office:value-type="string" calcext:value-type="string">
            <text:p>ref</text:p>
          </table:table-cell>
          <table:table-cell office:value-type="float" office:value="9159" calcext:value-type="float">
            <text:p>915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415" calcext:value-type="float">
            <text:p>9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Ia_fast</text:p>
          </table:table-cell>
          <table:table-cell office:value-type="string" calcext:value-type="string">
            <text:p>opt</text:p>
          </table:table-cell>
          <table:table-cell office:value-type="float" office:value="10932" calcext:value-type="float">
            <text:p>10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32" calcext:value-type="float">
            <text:p>10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Ia_fast</text:p>
          </table:table-cell>
          <table:table-cell office:value-type="string" calcext:value-type="string">
            <text:p>ref</text:p>
          </table:table-cell>
          <table:table-cell office:value-type="float" office:value="8844" calcext:value-type="float">
            <text:p>884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100" calcext:value-type="float">
            <text:p>9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Ia_short</text:p>
          </table:table-cell>
          <table:table-cell office:value-type="string" calcext:value-type="string">
            <text:p>ref</text:p>
          </table:table-cell>
          <table:table-cell office:value-type="float" office:value="8781" calcext:value-type="float">
            <text:p>878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037" calcext:value-type="float">
            <text:p>9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Ib_fast</text:p>
          </table:table-cell>
          <table:table-cell office:value-type="string" calcext:value-type="string">
            <text:p>opt</text:p>
          </table:table-cell>
          <table:table-cell office:value-type="float" office:value="10908" calcext:value-type="float">
            <text:p>1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8" calcext:value-type="float">
            <text:p>109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Ib_fast</text:p>
          </table:table-cell>
          <table:table-cell office:value-type="string" calcext:value-type="string">
            <text:p>ref</text:p>
          </table:table-cell>
          <table:table-cell office:value-type="float" office:value="8820" calcext:value-type="float">
            <text:p>882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076" calcext:value-type="float">
            <text:p>9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Ib_short</text:p>
          </table:table-cell>
          <table:table-cell office:value-type="string" calcext:value-type="string">
            <text:p>ref</text:p>
          </table:table-cell>
          <table:table-cell office:value-type="float" office:value="8825" calcext:value-type="float">
            <text:p>882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081" calcext:value-type="float">
            <text:p>9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Va_fast</text:p>
          </table:table-cell>
          <table:table-cell office:value-type="string" calcext:value-type="string">
            <text:p>ref</text:p>
          </table:table-cell>
          <table:table-cell office:value-type="float" office:value="9140" calcext:value-type="float">
            <text:p>91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396" calcext:value-type="float">
            <text:p>9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ith_hypercube_Vb_fast</text:p>
          </table:table-cell>
          <table:table-cell office:value-type="string" calcext:value-type="string">
            <text:p>ref</text:p>
          </table:table-cell>
          <table:table-cell office:value-type="float" office:value="9160" calcext:value-type="float">
            <text:p>916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416" calcext:value-type="float">
            <text:p>9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om_cat1_gf251_fast</text:p>
          </table:table-cell>
          <table:table-cell office:value-type="string" calcext:value-type="string">
            <text:p>ref</text:p>
          </table:table-cell>
          <table:table-cell office:value-type="float" office:value="16865" calcext:value-type="float">
            <text:p>16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65" calcext:value-type="float">
            <text:p>16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om_cat1_gf31_fast</text:p>
          </table:table-cell>
          <table:table-cell office:value-type="string" calcext:value-type="string">
            <text:p>ref</text:p>
          </table:table-cell>
          <table:table-cell office:value-type="float" office:value="23718" calcext:value-type="float">
            <text:p>23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18" calcext:value-type="float">
            <text:p>23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-Ip</text:p>
          </table:table-cell>
          <table:table-cell office:value-type="string" calcext:value-type="string">
            <text:p>m4f</text:p>
          </table:table-cell>
          <table:table-cell office:value-type="float" office:value="118939" calcext:value-type="float">
            <text:p>118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39" calcext:value-type="float">
            <text:p>118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-Ip</text:p>
          </table:table-cell>
          <table:table-cell office:value-type="string" calcext:value-type="string">
            <text:p>ref</text:p>
          </table:table-cell>
          <table:table-cell office:value-type="float" office:value="29215" calcext:value-type="float">
            <text:p>29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15" calcext:value-type="float">
            <text:p>29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-Ip-pkc</text:p>
          </table:table-cell>
          <table:table-cell office:value-type="string" calcext:value-type="string">
            <text:p>m4fspeed</text:p>
          </table:table-cell>
          <table:table-cell office:value-type="float" office:value="119131" calcext:value-type="float">
            <text:p>119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31" calcext:value-type="float">
            <text:p>119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-Ip-pkc</text:p>
          </table:table-cell>
          <table:table-cell office:value-type="string" calcext:value-type="string">
            <text:p>m4fstack</text:p>
          </table:table-cell>
          <table:table-cell office:value-type="float" office:value="119059" calcext:value-type="float">
            <text:p>119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059" calcext:value-type="float">
            <text:p>119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-Ip-pkc</text:p>
          </table:table-cell>
          <table:table-cell office:value-type="string" calcext:value-type="string">
            <text:p>ref</text:p>
          </table:table-cell>
          <table:table-cell office:value-type="float" office:value="29423" calcext:value-type="float">
            <text:p>29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23" calcext:value-type="float">
            <text:p>29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-Ip-pkc-skc</text:p>
          </table:table-cell>
          <table:table-cell office:value-type="string" calcext:value-type="string">
            <text:p>m4fspeed</text:p>
          </table:table-cell>
          <table:table-cell office:value-type="float" office:value="119175" calcext:value-type="float">
            <text:p>119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75" calcext:value-type="float">
            <text:p>119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-Ip-pkc-skc</text:p>
          </table:table-cell>
          <table:table-cell office:value-type="string" calcext:value-type="string">
            <text:p>m4fstack</text:p>
          </table:table-cell>
          <table:table-cell office:value-type="float" office:value="119103" calcext:value-type="float">
            <text:p>119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03" calcext:value-type="float">
            <text:p>119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-Ip-pkc-skc</text:p>
          </table:table-cell>
          <table:table-cell office:value-type="string" calcext:value-type="string">
            <text:p>ref</text:p>
          </table:table-cell>
          <table:table-cell office:value-type="float" office:value="29467" calcext:value-type="float">
            <text:p>29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67" calcext:value-type="float">
            <text:p>29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128-fast-3</text:p>
          </table:table-cell>
          <table:table-cell office:value-type="string" calcext:value-type="string">
            <text:p>m4</text:p>
          </table:table-cell>
          <table:table-cell office:value-type="float" office:value="13421" calcext:value-type="float">
            <text:p>134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425" calcext:value-type="float">
            <text:p>13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128-fast-3</text:p>
          </table:table-cell>
          <table:table-cell office:value-type="string" calcext:value-type="string">
            <text:p>ref</text:p>
          </table:table-cell>
          <table:table-cell office:value-type="float" office:value="11053" calcext:value-type="float">
            <text:p>110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128-fast-5</text:p>
          </table:table-cell>
          <table:table-cell office:value-type="string" calcext:value-type="string">
            <text:p>m4</text:p>
          </table:table-cell>
          <table:table-cell office:value-type="float" office:value="13493" calcext:value-type="float">
            <text:p>134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497" calcext:value-type="float">
            <text:p>13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128-fast-5</text:p>
          </table:table-cell>
          <table:table-cell office:value-type="string" calcext:value-type="string">
            <text:p>ref</text:p>
          </table:table-cell>
          <table:table-cell office:value-type="float" office:value="11129" calcext:value-type="float">
            <text:p>111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133" calcext:value-type="float">
            <text:p>11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128-short-3</text:p>
          </table:table-cell>
          <table:table-cell office:value-type="string" calcext:value-type="string">
            <text:p>m4</text:p>
          </table:table-cell>
          <table:table-cell office:value-type="float" office:value="26313" calcext:value-type="float">
            <text:p>263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317" calcext:value-type="float">
            <text:p>26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128-short-5</text:p>
          </table:table-cell>
          <table:table-cell office:value-type="string" calcext:value-type="string">
            <text:p>m4</text:p>
          </table:table-cell>
          <table:table-cell office:value-type="float" office:value="26461" calcext:value-type="float">
            <text:p>264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465" calcext:value-type="float">
            <text:p>26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192-fast-3</text:p>
          </table:table-cell>
          <table:table-cell office:value-type="string" calcext:value-type="string">
            <text:p>m4</text:p>
          </table:table-cell>
          <table:table-cell office:value-type="float" office:value="12253" calcext:value-type="float">
            <text:p>122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257" calcext:value-type="float">
            <text:p>12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192-fast-5</text:p>
          </table:table-cell>
          <table:table-cell office:value-type="string" calcext:value-type="string">
            <text:p>m4</text:p>
          </table:table-cell>
          <table:table-cell office:value-type="float" office:value="12277" calcext:value-type="float">
            <text:p>122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281" calcext:value-type="float">
            <text:p>12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192-short-3</text:p>
          </table:table-cell>
          <table:table-cell office:value-type="string" calcext:value-type="string">
            <text:p>m4</text:p>
          </table:table-cell>
          <table:table-cell office:value-type="float" office:value="24189" calcext:value-type="float">
            <text:p>241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193" calcext:value-type="float">
            <text:p>24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192-short-5</text:p>
          </table:table-cell>
          <table:table-cell office:value-type="string" calcext:value-type="string">
            <text:p>m4</text:p>
          </table:table-cell>
          <table:table-cell office:value-type="float" office:value="24913" calcext:value-type="float">
            <text:p>249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917" calcext:value-type="float">
            <text:p>249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256-fast-3</text:p>
          </table:table-cell>
          <table:table-cell office:value-type="string" calcext:value-type="string">
            <text:p>m4</text:p>
          </table:table-cell>
          <table:table-cell office:value-type="float" office:value="12337" calcext:value-type="float">
            <text:p>123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341" calcext:value-type="float">
            <text:p>12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256-fast-5</text:p>
          </table:table-cell>
          <table:table-cell office:value-type="string" calcext:value-type="string">
            <text:p>m4</text:p>
          </table:table-cell>
          <table:table-cell office:value-type="float" office:value="12337" calcext:value-type="float">
            <text:p>123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341" calcext:value-type="float">
            <text:p>12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256-short-3</text:p>
          </table:table-cell>
          <table:table-cell office:value-type="string" calcext:value-type="string">
            <text:p>m4</text:p>
          </table:table-cell>
          <table:table-cell office:value-type="float" office:value="31905" calcext:value-type="float">
            <text:p>319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909" calcext:value-type="float">
            <text:p>31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-256-short-5</text:p>
          </table:table-cell>
          <table:table-cell office:value-type="string" calcext:value-type="string">
            <text:p>m4</text:p>
          </table:table-cell>
          <table:table-cell office:value-type="float" office:value="32989" calcext:value-type="float">
            <text:p>329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993" calcext:value-type="float">
            <text:p>32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va-24-5-16-4-esk</text:p>
          </table:table-cell>
          <table:table-cell office:value-type="string" calcext:value-type="string">
            <text:p>ref</text:p>
          </table:table-cell>
          <table:table-cell office:value-type="float" office:value="52132" calcext:value-type="float">
            <text:p>5213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52468" calcext:value-type="float">
            <text:p>52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va-24-5-16-4-ssk</text:p>
          </table:table-cell>
          <table:table-cell office:value-type="string" calcext:value-type="string">
            <text:p>ref</text:p>
          </table:table-cell>
          <table:table-cell office:value-type="float" office:value="52132" calcext:value-type="float">
            <text:p>5213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52468" calcext:value-type="float">
            <text:p>52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va-25-8-16-3-esk</text:p>
          </table:table-cell>
          <table:table-cell office:value-type="string" calcext:value-type="string">
            <text:p>ref</text:p>
          </table:table-cell>
          <table:table-cell office:value-type="float" office:value="28240" calcext:value-type="float">
            <text:p>2824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8539" calcext:value-type="float">
            <text:p>28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va-25-8-16-3-ssk</text:p>
          </table:table-cell>
          <table:table-cell office:value-type="string" calcext:value-type="string">
            <text:p>ref</text:p>
          </table:table-cell>
          <table:table-cell office:value-type="float" office:value="28240" calcext:value-type="float">
            <text:p>2824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8539" calcext:value-type="float">
            <text:p>28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va-28-17-16-2-esk</text:p>
          </table:table-cell>
          <table:table-cell office:value-type="string" calcext:value-type="string">
            <text:p>ref</text:p>
          </table:table-cell>
          <table:table-cell office:value-type="float" office:value="16436" calcext:value-type="float">
            <text:p>1643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6716" calcext:value-type="float">
            <text:p>16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va-28-17-16-2-ssk</text:p>
          </table:table-cell>
          <table:table-cell office:value-type="string" calcext:value-type="string">
            <text:p>ref</text:p>
          </table:table-cell>
          <table:table-cell office:value-type="float" office:value="16436" calcext:value-type="float">
            <text:p>1643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6716" calcext:value-type="float">
            <text:p>16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ova-37-8-16-4-ssk</text:p>
          </table:table-cell>
          <table:table-cell office:value-type="string" calcext:value-type="string">
            <text:p>ref</text:p>
          </table:table-cell>
          <table:table-cell office:value-type="float" office:value="52440" calcext:value-type="float">
            <text:p>5244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52776" calcext:value-type="float">
            <text:p>52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a-sha2-128f</text:p>
          </table:table-cell>
          <table:table-cell office:value-type="string" calcext:value-type="string">
            <text:p>ref</text:p>
          </table:table-cell>
          <table:table-cell office:value-type="float" office:value="6343" calcext:value-type="float">
            <text:p>6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3" calcext:value-type="float">
            <text:p>6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a-sha2-128s</text:p>
          </table:table-cell>
          <table:table-cell office:value-type="string" calcext:value-type="string">
            <text:p>ref</text:p>
          </table:table-cell>
          <table:table-cell office:value-type="float" office:value="6899" calcext:value-type="float">
            <text:p>6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9" calcext:value-type="float">
            <text:p>6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a-sha2-192f</text:p>
          </table:table-cell>
          <table:table-cell office:value-type="string" calcext:value-type="string">
            <text:p>ref</text:p>
          </table:table-cell>
          <table:table-cell office:value-type="float" office:value="6867" calcext:value-type="float">
            <text:p>6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7" calcext:value-type="float">
            <text:p>6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a-shake-128f</text:p>
          </table:table-cell>
          <table:table-cell office:value-type="string" calcext:value-type="string">
            <text:p>ref</text:p>
          </table:table-cell>
          <table:table-cell office:value-type="float" office:value="5552" calcext:value-type="float">
            <text:p>5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2" calcext:value-type="float">
            <text:p>5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a-shake-128s</text:p>
          </table:table-cell>
          <table:table-cell office:value-type="string" calcext:value-type="string">
            <text:p>ref</text:p>
          </table:table-cell>
          <table:table-cell office:value-type="float" office:value="6108" calcext:value-type="float">
            <text:p>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8" calcext:value-type="float">
            <text:p>6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a-shake-192f</text:p>
          </table:table-cell>
          <table:table-cell office:value-type="string" calcext:value-type="string">
            <text:p>ref</text:p>
          </table:table-cell>
          <table:table-cell office:value-type="float" office:value="5916" calcext:value-type="float">
            <text:p>5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6" calcext:value-type="float">
            <text:p>5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2-128f-simple</text:p>
          </table:table-cell>
          <table:table-cell office:value-type="string" calcext:value-type="string">
            <text:p>clean</text:p>
          </table:table-cell>
          <table:table-cell office:value-type="float" office:value="4956" calcext:value-type="float">
            <text:p>4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6" calcext:value-type="float">
            <text:p>4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2-128s-simple</text:p>
          </table:table-cell>
          <table:table-cell office:value-type="string" calcext:value-type="string">
            <text:p>clean</text:p>
          </table:table-cell>
          <table:table-cell office:value-type="float" office:value="5264" calcext:value-type="float">
            <text:p>5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4" calcext:value-type="float">
            <text:p>5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2-192f-simple</text:p>
          </table:table-cell>
          <table:table-cell office:value-type="string" calcext:value-type="string">
            <text:p>clean</text:p>
          </table:table-cell>
          <table:table-cell office:value-type="float" office:value="5444" calcext:value-type="float">
            <text:p>5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4" calcext:value-type="float">
            <text:p>54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2-192s-simple</text:p>
          </table:table-cell>
          <table:table-cell office:value-type="string" calcext:value-type="string">
            <text:p>clean</text:p>
          </table:table-cell>
          <table:table-cell office:value-type="float" office:value="5968" calcext:value-type="float">
            <text:p>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8" calcext:value-type="float">
            <text:p>5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2-256f-simple</text:p>
          </table:table-cell>
          <table:table-cell office:value-type="string" calcext:value-type="string">
            <text:p>clean</text:p>
          </table:table-cell>
          <table:table-cell office:value-type="float" office:value="5728" calcext:value-type="float">
            <text:p>5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8" calcext:value-type="float">
            <text:p>5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2-256s-simple</text:p>
          </table:table-cell>
          <table:table-cell office:value-type="string" calcext:value-type="string">
            <text:p>clean</text:p>
          </table:table-cell>
          <table:table-cell office:value-type="float" office:value="6084" calcext:value-type="float">
            <text:p>6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4" calcext:value-type="float">
            <text:p>6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ke-128f-simple</text:p>
          </table:table-cell>
          <table:table-cell office:value-type="string" calcext:value-type="string">
            <text:p>clean</text:p>
          </table:table-cell>
          <table:table-cell office:value-type="float" office:value="4184" calcext:value-type="float">
            <text:p>4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4" calcext:value-type="float">
            <text:p>4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ke-128s-simple</text:p>
          </table:table-cell>
          <table:table-cell office:value-type="string" calcext:value-type="string">
            <text:p>clean</text:p>
          </table:table-cell>
          <table:table-cell office:value-type="float" office:value="4492" calcext:value-type="float">
            <text:p>4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2" calcext:value-type="float">
            <text:p>4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ke-192f-simple</text:p>
          </table:table-cell>
          <table:table-cell office:value-type="string" calcext:value-type="string">
            <text:p>clean</text:p>
          </table:table-cell>
          <table:table-cell office:value-type="float" office:value="4472" calcext:value-type="float">
            <text:p>4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2" calcext:value-type="float">
            <text:p>4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ke-192s-simple</text:p>
          </table:table-cell>
          <table:table-cell office:value-type="string" calcext:value-type="string">
            <text:p>clean</text:p>
          </table:table-cell>
          <table:table-cell office:value-type="float" office:value="4984" calcext:value-type="float">
            <text:p>4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4" calcext:value-type="float">
            <text:p>4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ke-256f-simple</text:p>
          </table:table-cell>
          <table:table-cell office:value-type="string" calcext:value-type="string">
            <text:p>clean</text:p>
          </table:table-cell>
          <table:table-cell office:value-type="float" office:value="4720" calcext:value-type="float">
            <text:p>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incs-shake-256s-simple</text:p>
          </table:table-cell>
          <table:table-cell office:value-type="string" calcext:value-type="string">
            <text:p>clean</text:p>
          </table:table-cell>
          <table:table-cell office:value-type="float" office:value="5076" calcext:value-type="float">
            <text:p>5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6" calcext:value-type="float">
            <text:p>50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8T18:00:56.961790679</dc:date>
    <meta:editing-duration>PT11M17S</meta:editing-duration>
    <meta:editing-cycles>1</meta:editing-cycles>
    <meta:document-statistic meta:table-count="1" meta:cell-count="4018" meta:object-count="0"/>
    <meta:generator>LibreOffice/24.2.7.2$Linux_X86_64 LibreOffice_project/420$Build-2</meta:generator>
  </office:meta>
</office:document-meta>
</file>